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C000000E7CD53359308467BD8.png" manifest:media-type="image/png"/>
  <manifest:file-entry manifest:full-path="Pictures/10000201000002AC000002C39B9E980DC403669F.png" manifest:media-type="image/png"/>
  <manifest:file-entry manifest:full-path="Pictures/10000201000002BC00000074257E3A333A218FA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0c629d" officeooo:paragraph-rsid="000c629d" style:font-name-asian="Noto Sans Mono CJK SC" style:font-size-asian="10pt" style:font-weight-asian="bold" style:font-name-complex="Liberation Mono" style:font-size-complex="10pt" style:font-weight-complex="bold"/>
    </style:style>
    <style:style style:name="P3" style:family="paragraph" style:parent-style-name="Preformatted_20_Text">
      <style:text-properties style:font-name="Liberation Mono" fo:font-size="10pt" officeooo:paragraph-rsid="00312987" fo:background-color="transparent" style:font-size-asian="10pt" style:font-size-complex="10pt"/>
    </style:style>
    <style:style style:name="P4" style:family="paragraph" style:parent-style-name="Preformatted_20_Text">
      <style:text-properties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5" style:family="paragraph" style:parent-style-name="Preformatted_20_Text">
      <style:text-properties officeooo:rsid="000e396a" officeooo:paragraph-rsid="000e396a"/>
    </style:style>
    <style:style style:name="P6" style:family="paragraph" style:parent-style-name="Preformatted_20_Text">
      <style:text-properties officeooo:paragraph-rsid="000e396a"/>
    </style:style>
    <style:style style:name="P7" style:family="paragraph" style:parent-style-name="Preformatted_20_Text">
      <style:text-properties fo:font-weight="bold" style:font-weight-asian="bold" style:font-weight-complex="bold"/>
    </style:style>
    <style:style style:name="P8" style:family="paragraph" style:parent-style-name="Preformatted_20_Text">
      <style:text-properties fo:font-weight="bold" officeooo:rsid="000e396a" officeooo:paragraph-rsid="000e396a" style:font-weight-asian="bold" style:font-weight-complex="bold"/>
    </style:style>
    <style:style style:name="P9" style:family="paragraph" style:parent-style-name="Preformatted_20_Text">
      <style:text-properties fo:font-weight="bold" officeooo:rsid="0016930e" officeooo:paragraph-rsid="0016930e" style:font-weight-asian="bold" style:font-weight-complex="bold"/>
    </style:style>
    <style:style style:name="P10" style:family="paragraph" style:parent-style-name="Preformatted_20_Text">
      <style:text-properties fo:font-weight="bold" officeooo:rsid="0016930e" officeooo:paragraph-rsid="00840382" style:font-weight-asian="bold" style:font-weight-complex="bold"/>
    </style:style>
    <style:style style:name="P11" style:family="paragraph" style:parent-style-name="Preformatted_20_Text">
      <style:text-properties fo:font-weight="bold" officeooo:rsid="0016930e" officeooo:paragraph-rsid="0166de3e" style:font-weight-asian="bold" style:font-weight-complex="bold"/>
    </style:style>
    <style:style style:name="P12" style:family="paragraph" style:parent-style-name="Preformatted_20_Text">
      <style:text-properties fo:font-weight="bold" officeooo:rsid="0019a2a3" officeooo:paragraph-rsid="0019a2a3" style:font-weight-asian="bold" style:font-weight-complex="bold"/>
    </style:style>
    <style:style style:name="P13" style:family="paragraph" style:parent-style-name="Preformatted_20_Text">
      <style:text-properties fo:font-weight="bold" officeooo:rsid="002542ea" officeooo:paragraph-rsid="002542ea" style:font-weight-asian="bold" style:font-weight-complex="bold"/>
    </style:style>
    <style:style style:name="P14" style:family="paragraph" style:parent-style-name="Preformatted_20_Text">
      <style:text-properties fo:font-weight="bold" officeooo:rsid="008ce52c" officeooo:paragraph-rsid="008ce52c" style:font-weight-asian="bold" style:font-weight-complex="bold"/>
    </style:style>
    <style:style style:name="P15" style:family="paragraph" style:parent-style-name="Preformatted_20_Text">
      <style:text-properties fo:font-weight="bold" officeooo:rsid="009d97fd" officeooo:paragraph-rsid="009d97fd" style:font-weight-asian="bold" style:font-weight-complex="bold"/>
    </style:style>
    <style:style style:name="P16" style:family="paragraph" style:parent-style-name="Preformatted_20_Text">
      <style:text-properties fo:font-weight="bold" officeooo:rsid="00b7cf73" officeooo:paragraph-rsid="00b7cf73" style:font-weight-asian="bold" style:font-weight-complex="bold"/>
    </style:style>
    <style:style style:name="P17" style:family="paragraph" style:parent-style-name="Preformatted_20_Text">
      <style:text-properties fo:color="#000000" fo:font-weight="normal" style:font-weight-asian="normal" style:font-weight-complex="normal"/>
    </style:style>
    <style:style style:name="P18" style:family="paragraph" style:parent-style-name="Preformatted_20_Text">
      <style:text-properties fo:color="#000000" fo:font-weight="normal" officeooo:paragraph-rsid="00809c11" style:font-weight-asian="normal" style:font-weight-complex="normal"/>
    </style:style>
    <style:style style:name="P19" style:family="paragraph" style:parent-style-name="Preformatted_20_Text">
      <style:text-properties fo:color="#000000" officeooo:paragraph-rsid="00281541"/>
    </style:style>
    <style:style style:name="P20" style:family="paragraph" style:parent-style-name="Preformatted_20_Text">
      <style:text-properties fo:color="#000000" officeooo:paragraph-rsid="00294be8"/>
    </style:style>
    <style:style style:name="P21" style:family="paragraph" style:parent-style-name="Preformatted_20_Text">
      <style:text-properties fo:color="#000000" style:font-name="Liberation Mono" fo:font-size="10pt" fo:font-weight="normal" officeooo:rsid="0064a91d" officeooo:paragraph-rsid="00281541" style:font-size-asian="10pt" style:font-weight-asian="normal" style:font-size-complex="10pt" style:font-weight-complex="normal"/>
    </style:style>
    <style:style style:name="P22" style:family="paragraph" style:parent-style-name="Preformatted_20_Text">
      <style:text-properties fo:color="#000000" style:font-name="Liberation Mono" fo:font-size="10pt" fo:font-weight="normal" officeooo:rsid="018bf282" officeooo:paragraph-rsid="00281541" style:font-size-asian="10pt" style:font-weight-asian="normal" style:font-size-complex="10pt" style:font-weight-complex="normal"/>
    </style:style>
    <style:style style:name="P23" style:family="paragraph" style:parent-style-name="Preformatted_20_Text">
      <style:text-properties fo:color="#000000" style:font-name="Liberation Mono" fo:font-size="10pt" fo:font-weight="normal" officeooo:rsid="00dbc16d" officeooo:paragraph-rsid="008da44c" style:font-size-asian="10pt" style:font-weight-asian="normal" style:font-size-complex="10pt" style:font-weight-complex="normal"/>
    </style:style>
    <style:style style:name="P24" style:family="paragraph" style:parent-style-name="Preformatted_20_Text">
      <style:text-properties fo:color="#000000" style:font-name="Liberation Mono" fo:font-size="10pt" fo:font-weight="normal" officeooo:rsid="00dbc16d" officeooo:paragraph-rsid="0102f7f2" style:font-size-asian="10pt" style:font-weight-asian="normal" style:font-size-complex="10pt" style:font-weight-complex="normal"/>
    </style:style>
    <style:style style:name="P25" style:family="paragraph" style:parent-style-name="Preformatted_20_Text">
      <style:text-properties fo:color="#000000" style:font-name="Liberation Mono" fo:font-size="10pt" fo:font-weight="normal" officeooo:rsid="00dbc16d" officeooo:paragraph-rsid="0109e70c" style:font-size-asian="10pt" style:font-weight-asian="normal" style:font-size-complex="10pt" style:font-weight-complex="normal"/>
    </style:style>
    <style:style style:name="P26" style:family="paragraph" style:parent-style-name="Preformatted_20_Text">
      <style:text-properties fo:color="#000000" style:font-name="Liberation Mono" fo:font-size="10pt" fo:font-weight="normal" officeooo:rsid="00dbc16d" officeooo:paragraph-rsid="0155953a" style:font-size-asian="10pt" style:font-weight-asian="normal" style:font-size-complex="10pt" style:font-weight-complex="normal"/>
    </style:style>
    <style:style style:name="P27" style:family="paragraph" style:parent-style-name="Preformatted_20_Text">
      <style:text-properties fo:color="#000000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deac52" fo:background-color="transparent" style:font-size-asian="10pt" style:font-weight-asian="normal" style:font-size-complex="10pt" style:font-weight-complex="normal"/>
    </style:style>
    <style:style style:name="P29" style:family="paragraph" style:parent-style-name="Preformatted_20_Text">
      <style:paragraph-properties fo:line-height="100%"/>
      <style:text-properties fo:color="#000000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144980c" officeooo:paragraph-rsid="0144980c" fo:background-color="transparent" style:font-size-asian="10pt" style:font-weight-asian="normal" style:font-size-complex="10pt" style:font-weight-complex="normal"/>
    </style:style>
    <style:style style:name="P31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2815204" officeooo:paragraph-rsid="0144980c" fo:background-color="transparent" style:font-size-asian="10pt" style:font-weight-asian="normal" style:font-size-complex="10pt" style:font-weight-complex="normal"/>
    </style:style>
    <style:style style:name="P32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2815204" officeooo:paragraph-rsid="0147bc7c" fo:background-color="transparent" style:font-size-asian="10pt" style:font-weight-asian="normal" style:font-size-complex="10pt" style:font-weight-complex="normal"/>
    </style:style>
    <style:style style:name="P33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e59ff9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4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e1121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5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6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fad30a" officeooo:paragraph-rsid="00fad30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7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1425cd6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8" style:family="paragraph" style:parent-style-name="Preformatted_20_Text">
      <style:paragraph-properties fo:line-height="100%"/>
      <style:text-properties fo:color="#000000" style:font-name="Liberation Mono" fo:font-size="10pt" fo:font-weight="normal" officeooo:paragraph-rsid="01374ef7" fo:background-color="transparent" style:font-name-asian="Noto Sans Mono CJK SC" style:font-size-asian="10pt" style:font-name-complex="Liberation Mono" style:font-size-complex="10pt"/>
    </style:style>
    <style:style style:name="P39" style:family="paragraph" style:parent-style-name="Preformatted_20_Text">
      <style:text-properties fo:color="#000000" style:font-name="Liberation Mono" fo:font-size="10pt" fo:background-color="transparent" style:font-size-asian="10pt" style:font-size-complex="10pt"/>
    </style:style>
    <style:style style:name="P40" style:family="paragraph" style:parent-style-name="Preformatted_20_Text">
      <style:text-properties fo:color="#000000" style:font-name="Liberation Mono" fo:font-size="10pt" officeooo:paragraph-rsid="007822ac" fo:background-color="transparent" style:font-size-asian="10pt" style:font-size-complex="10pt"/>
    </style:style>
    <style:style style:name="P41" style:family="paragraph" style:parent-style-name="Preformatted_20_Text">
      <style:text-properties fo:color="#000000" style:font-name="Liberation Mono" fo:font-size="10pt" fo:background-color="transparent" style:font-name-asian="Noto Sans Mono CJK SC" style:font-size-asian="10pt" style:font-name-complex="Liberation Mono" style:font-size-complex="10pt"/>
    </style:style>
    <style:style style:name="P42" style:family="paragraph" style:parent-style-name="Preformatted_20_Text">
      <style:text-properties fo:color="#000000" style:font-name="Liberation Mono" fo:font-size="10pt" officeooo:rsid="003c29b2" officeooo:paragraph-rsid="00a0a8b6" fo:background-color="transparent" style:font-name-asian="Noto Sans Mono CJK SC" style:font-size-asian="10pt" style:font-name-complex="Liberation Mono" style:font-size-complex="10pt"/>
    </style:style>
    <style:style style:name="P43" style:family="paragraph" style:parent-style-name="Preformatted_20_Text">
      <style:text-properties fo:color="#000000" style:font-name="Liberation Mono" fo:font-size="10pt" officeooo:paragraph-rsid="00a0a8b6" fo:background-color="transparent" style:font-name-asian="Noto Sans Mono CJK SC" style:font-size-asian="10pt" style:font-name-complex="Liberation Mono" style:font-size-complex="10pt"/>
    </style:style>
    <style:style style:name="P44" style:family="paragraph" style:parent-style-name="Preformatted_20_Text">
      <style:text-properties fo:color="#000000"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45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46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deac52" officeooo:paragraph-rsid="00deac52" fo:background-color="transparent" style:font-size-asian="10pt" style:font-weight-asian="bold" style:font-size-complex="10pt" style:font-weight-complex="bold"/>
    </style:style>
    <style:style style:name="P47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863c28" officeooo:paragraph-rsid="00863c28" fo:background-color="transparent" style:font-size-asian="10pt" style:font-weight-asian="bold" style:font-size-complex="10pt" style:font-weight-complex="bold"/>
    </style:style>
    <style:style style:name="P48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paragraph-rsid="0095b38b" fo:background-color="transparent" style:font-size-asian="10pt" style:font-size-complex="10pt"/>
    </style:style>
    <style:style style:name="P49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1425cd6" officeooo:paragraph-rsid="01425cd6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50" style:family="paragraph" style:parent-style-name="Preformatted_20_Text">
      <style:text-properties fo:color="#000000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51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52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d013ba" style:font-name-asian="Noto Sans Mono CJK SC" style:font-size-asian="10pt" style:font-weight-asian="normal" style:font-name-complex="Liberation Mono" style:font-size-complex="10pt" style:font-weight-complex="normal"/>
    </style:style>
    <style:style style:name="P53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d152f6" style:font-name-asian="Noto Sans Mono CJK SC" style:font-size-asian="10pt" style:font-weight-asian="normal" style:font-name-complex="Liberation Mono" style:font-size-complex="10pt" style:font-weight-complex="normal"/>
    </style:style>
    <style:style style:name="P54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55" style:family="paragraph" style:parent-style-name="Preformatted_20_Text">
      <style:text-properties fo:color="#000000" style:font-name="Liberation Mono" fo:font-size="10pt" style:text-underline-style="none" fo:font-weight="normal" officeooo:rsid="0233fe2c" style:font-name-asian="Noto Sans Mono CJK SC" style:font-size-asian="10pt" style:font-weight-asian="normal" style:font-name-complex="Liberation Mono" style:font-size-complex="10pt" style:font-weight-complex="normal"/>
    </style:style>
    <style:style style:name="P56" style:family="paragraph" style:parent-style-name="Preformatted_20_Text">
      <style:text-properties fo:color="#000000" style:font-name="Liberation Mono" fo:font-size="10pt" style:text-underline-style="none" fo:font-weight="normal" officeooo:rsid="00c5e0c8" officeooo:paragraph-rsid="00c10f9c" style:font-size-asian="10pt" style:font-weight-asian="normal" style:font-size-complex="10pt" style:font-weight-complex="normal"/>
    </style:style>
    <style:style style:name="P57" style:family="paragraph" style:parent-style-name="Preformatted_20_Text">
      <style:paragraph-properties fo:text-align="start" style:justify-single-word="false"/>
      <style:text-properties fo:color="#000000" style:font-name="Liberation Mono" fo:font-size="10pt" style:text-underline-style="none" fo:font-weight="normal" officeooo:rsid="027ec172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58" style:family="paragraph" style:parent-style-name="Preformatted_20_Text">
      <style:text-properties fo:color="#000000" style:font-name="Liberation Mono" fo:font-size="10pt" style:text-underline-style="none" fo:font-weight="bold" officeooo:rsid="00c82889" officeooo:paragraph-rsid="00c10f9c" style:font-name-asian="Noto Sans Mono CJK SC" style:font-size-asian="10pt" style:font-weight-asian="bold" style:font-name-complex="Liberation Mono" style:font-size-complex="10pt" style:font-weight-complex="bold"/>
    </style:style>
    <style:style style:name="P59" style:family="paragraph" style:parent-style-name="Preformatted_20_Text">
      <style:paragraph-properties fo:line-height="100%"/>
      <style:text-properties fo:color="#000000" style:font-name="Liberation Mono" fo:font-size="10pt" style:text-underline-style="solid" style:text-underline-width="auto" style:text-underline-color="font-color" fo:font-weight="normal" officeooo:rsid="0064a91d" officeooo:paragraph-rsid="00281541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60" style:family="paragraph" style:parent-style-name="Preformatted_20_Text">
      <style:text-properties fo:color="#000000" style:font-name="Liberation Mono" fo:font-weight="normal" officeooo:paragraph-rsid="0102f7f2" style:font-weight-asian="normal" style:font-weight-complex="normal"/>
    </style:style>
    <style:style style:name="P61" style:family="paragraph" style:parent-style-name="Preformatted_20_Text">
      <style:text-properties fo:color="#000000" style:font-name="Liberation Mono" fo:font-weight="normal" officeooo:paragraph-rsid="010be377" style:font-weight-asian="normal" style:font-weight-complex="normal"/>
    </style:style>
    <style:style style:name="P62" style:family="paragraph" style:parent-style-name="Preformatted_20_Text">
      <style:text-properties fo:color="#000000" style:font-name="Liberation Mono" fo:font-weight="normal" officeooo:paragraph-rsid="0019a2a3" style:font-weight-asian="normal" style:font-weight-complex="normal"/>
    </style:style>
    <style:style style:name="P63" style:family="paragraph" style:parent-style-name="Preformatted_20_Text">
      <style:text-properties fo:color="#000000" officeooo:paragraph-rsid="00808b62"/>
    </style:style>
    <style:style style:name="P64" style:family="paragraph" style:parent-style-name="Preformatted_20_Text">
      <style:text-properties fo:color="#000000" fo:font-weight="bold" officeooo:rsid="0016930e" officeooo:paragraph-rsid="00826d59" style:font-weight-asian="bold" style:font-weight-complex="bold"/>
    </style:style>
    <style:style style:name="P65" style:family="paragraph" style:parent-style-name="Preformatted_20_Text">
      <style:text-properties fo:color="#000000" fo:font-weight="bold" officeooo:rsid="009d97fd" officeooo:paragraph-rsid="009d97fd" style:font-weight-asian="bold" style:font-weight-complex="bold"/>
    </style:style>
    <style:style style:name="P66" style:family="paragraph" style:parent-style-name="Preformatted_20_Text">
      <style:text-properties fo:color="#000000" officeooo:paragraph-rsid="00bdb4ae"/>
    </style:style>
    <style:style style:name="P67" style:family="paragraph" style:parent-style-name="Preformatted_20_Text">
      <style:text-properties fo:color="#000000" officeooo:paragraph-rsid="00c10f9c"/>
    </style:style>
    <style:style style:name="P68" style:family="paragraph" style:parent-style-name="Preformatted_20_Text">
      <style:text-properties fo:color="#000000" officeooo:rsid="00c82889" officeooo:paragraph-rsid="00c82889"/>
    </style:style>
    <style:style style:name="P69" style:family="paragraph" style:parent-style-name="Preformatted_20_Text">
      <style:text-properties officeooo:rsid="0016930e" officeooo:paragraph-rsid="0016930e"/>
    </style:style>
    <style:style style:name="P70" style:family="paragraph" style:parent-style-name="Preformatted_20_Text">
      <style:text-properties officeooo:rsid="0019a2a3" officeooo:paragraph-rsid="0019a2a3"/>
    </style:style>
    <style:style style:name="P71" style:family="paragraph" style:parent-style-name="Preformatted_20_Text">
      <style:text-properties fo:color="#0000cd" fo:font-weight="bold" style:font-weight-asian="bold" style:font-weight-complex="bold"/>
    </style:style>
    <style:style style:name="P72" style:family="paragraph" style:parent-style-name="Preformatted_20_Text">
      <style:text-properties fo:color="#0000cd" fo:font-weight="bold" officeooo:rsid="0019a2a3" officeooo:paragraph-rsid="0019a2a3" style:font-weight-asian="bold" style:font-weight-complex="bold"/>
    </style:style>
    <style:style style:name="P73" style:family="paragraph" style:parent-style-name="Preformatted_20_Text">
      <style:text-properties fo:color="#0000cd" fo:font-weight="bold" officeooo:paragraph-rsid="001fc096" style:font-weight-asian="bold" style:font-weight-complex="bold"/>
    </style:style>
    <style:style style:name="P74" style:family="paragraph" style:parent-style-name="Preformatted_20_Text">
      <style:text-properties fo:color="#0000cd" fo:font-weight="bold" officeooo:paragraph-rsid="002542ea" style:font-weight-asian="bold" style:font-weight-complex="bold"/>
    </style:style>
    <style:style style:name="P75" style:family="paragraph" style:parent-style-name="Preformatted_20_Text">
      <style:text-properties fo:color="#0000cd" fo:font-weight="bold" officeooo:paragraph-rsid="004b2401" style:font-weight-asian="bold" style:font-weight-complex="bold"/>
    </style:style>
    <style:style style:name="P76" style:family="paragraph" style:parent-style-name="Preformatted_20_Text">
      <style:text-properties fo:color="#0000cd" fo:font-weight="bold" officeooo:paragraph-rsid="00655b03" style:font-weight-asian="bold" style:font-weight-complex="bold"/>
    </style:style>
    <style:style style:name="P77" style:family="paragraph" style:parent-style-name="Preformatted_20_Text">
      <style:text-properties fo:color="#0000cd" fo:font-weight="bold" officeooo:paragraph-rsid="007cb412" style:font-weight-asian="bold" style:font-weight-complex="bold"/>
    </style:style>
    <style:style style:name="P78" style:family="paragraph" style:parent-style-name="Preformatted_20_Text">
      <style:text-properties fo:color="#0000cd" fo:font-weight="bold" officeooo:paragraph-rsid="00927013" style:font-weight-asian="bold" style:font-weight-complex="bold"/>
    </style:style>
    <style:style style:name="P79" style:family="paragraph" style:parent-style-name="Preformatted_20_Text">
      <style:text-properties fo:color="#0000cd" fo:font-weight="bold" officeooo:paragraph-rsid="012341c9" style:font-weight-asian="bold" style:font-weight-complex="bold"/>
    </style:style>
    <style:style style:name="P80" style:family="paragraph" style:parent-style-name="Preformatted_20_Text">
      <style:paragraph-properties fo:text-align="start" style:justify-single-word="false"/>
      <style:text-properties fo:color="#0000cd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81" style:family="paragraph" style:parent-style-name="Preformatted_20_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P82" style:family="paragraph" style:parent-style-name="Preformatted_20_Text">
      <style:paragraph-properties fo:line-height="100%"/>
      <style:text-properties fo:color="#0000cd" style:font-name="Liberation Mono" fo:font-size="10pt" fo:font-weight="bold" officeooo:rsid="0064a91d" officeooo:paragraph-rsid="00809cd2" style:font-size-asian="10pt" style:font-weight-asian="bold" style:font-size-complex="10pt" style:font-weight-complex="bold"/>
    </style:style>
    <style:style style:name="P83" style:family="paragraph" style:parent-style-name="Preformatted_20_Text">
      <style:text-properties officeooo:paragraph-rsid="0019a2a3"/>
    </style:style>
    <style:style style:name="P84" style:family="paragraph" style:parent-style-name="Preformatted_20_Text">
      <style:text-properties officeooo:paragraph-rsid="002542ea"/>
    </style:style>
    <style:style style:name="P85" style:family="paragraph" style:parent-style-name="Preformatted_20_Text">
      <style:text-properties fo:color="#00a933"/>
    </style:style>
    <style:style style:name="P86" style:family="paragraph" style:parent-style-name="Preformatted_20_Text">
      <style:text-properties fo:color="#00a933" officeooo:rsid="00294be8" officeooo:paragraph-rsid="002a83d0"/>
    </style:style>
    <style:style style:name="P87" style:family="paragraph" style:parent-style-name="Preformatted_20_Text">
      <style:text-properties fo:color="#00a933" officeooo:paragraph-rsid="002b2479"/>
    </style:style>
    <style:style style:name="P88" style:family="paragraph" style:parent-style-name="Preformatted_20_Text">
      <style:text-properties fo:color="#00a933" officeooo:paragraph-rsid="002cc2c2"/>
    </style:style>
    <style:style style:name="P89" style:family="paragraph" style:parent-style-name="Preformatted_20_Text">
      <style:text-properties fo:color="#00a933" style:font-name="Liberation Mono" fo:font-size="10pt" fo:font-weight="normal" officeooo:rsid="00294be8" officeooo:paragraph-rsid="00281541" style:font-size-asian="10pt" style:font-weight-asian="normal" style:font-size-complex="10pt" style:font-weight-complex="normal"/>
    </style:style>
    <style:style style:name="P90" style:family="paragraph" style:parent-style-name="Preformatted_20_Text">
      <style:text-properties fo:color="#00a933" style:font-name="Liberation Mono" fo:font-size="10pt" fo:font-weight="normal" officeooo:rsid="00294be8" officeooo:paragraph-rsid="00294be8" style:font-size-asian="10pt" style:font-weight-asian="normal" style:font-size-complex="10pt" style:font-weight-complex="normal"/>
    </style:style>
    <style:style style:name="P91" style:family="paragraph" style:parent-style-name="Preformatted_20_Text">
      <style:text-properties fo:color="#00a933" style:font-name="Liberation Mono" fo:font-size="10pt" fo:font-weight="normal" officeooo:rsid="0064a91d" officeooo:paragraph-rsid="002cc2c2" style:font-size-asian="10pt" style:font-weight-asian="normal" style:font-size-complex="10pt" style:font-weight-complex="normal"/>
    </style:style>
    <style:style style:name="P92" style:family="paragraph" style:parent-style-name="Preformatted_20_Text">
      <style:text-properties fo:color="#00a933" style:font-name="Liberation Mono" fo:font-size="10pt" fo:font-weight="normal" officeooo:rsid="00dbc16d" officeooo:paragraph-rsid="0107f48a" style:font-size-asian="10pt" style:font-weight-asian="normal" style:font-size-complex="10pt" style:font-weight-complex="normal"/>
    </style:style>
    <style:style style:name="P93" style:family="paragraph" style:parent-style-name="Preformatted_20_Text">
      <style:text-properties fo:color="#00a933" style:font-name="Liberation Mono" fo:font-size="10pt" fo:font-weight="normal" officeooo:rsid="00dbc16d" officeooo:paragraph-rsid="0155953a" style:font-size-asian="10pt" style:font-weight-asian="normal" style:font-size-complex="10pt" style:font-weight-complex="normal"/>
    </style:style>
    <style:style style:name="P94" style:family="paragraph" style:parent-style-name="Preformatted_20_Text">
      <style:text-properties fo:color="#00a933" style:font-name="Liberation Mono" fo:font-size="10pt" fo:font-weight="normal" officeooo:rsid="013e7c34" officeooo:paragraph-rsid="013e7c34" style:font-size-asian="10pt" style:font-weight-asian="normal" style:font-size-complex="10pt" style:font-weight-complex="normal"/>
    </style:style>
    <style:style style:name="P95" style:family="paragraph" style:parent-style-name="Preformatted_20_Text">
      <style:text-properties fo:color="#00a933" style:font-name="Liberation Mono" fo:font-size="10pt" fo:font-weight="normal" officeooo:rsid="0050a8fe" officeooo:paragraph-rsid="0037015d" fo:background-color="transparent" style:font-size-asian="10pt" style:font-weight-asian="normal" style:font-size-complex="10pt" style:font-weight-complex="normal"/>
    </style:style>
    <style:style style:name="P96" style:family="paragraph" style:parent-style-name="Preformatted_20_Text">
      <style:text-properties fo:color="#00a933" style:font-name="Liberation Mono" fo:font-size="10pt" fo:font-weight="normal" officeooo:rsid="00760242" officeooo:paragraph-rsid="004762bf" fo:background-color="transparent" style:font-size-asian="10pt" style:font-weight-asian="normal" style:font-size-complex="10pt" style:font-weight-complex="normal"/>
    </style:style>
    <style:style style:name="P97" style:family="paragraph" style:parent-style-name="Preformatted_20_Text">
      <style:text-properties fo:color="#00a933" style:font-name="Liberation Mono" fo:font-size="10pt" fo:font-weight="normal" officeooo:rsid="0075fcb6" fo:background-color="transparent" style:font-size-asian="10pt" style:font-weight-asian="normal" style:font-size-complex="10pt" style:font-weight-complex="normal"/>
    </style:style>
    <style:style style:name="P98" style:family="paragraph" style:parent-style-name="Preformatted_20_Text">
      <style:text-properties fo:color="#00a933" style:font-name="Liberation Mono" fo:font-size="10pt" fo:font-weight="normal" officeooo:rsid="007104c0" fo:background-color="transparent" style:font-size-asian="10pt" style:font-weight-asian="normal" style:font-size-complex="10pt" style:font-weight-complex="normal"/>
    </style:style>
    <style:style style:name="P99" style:family="paragraph" style:parent-style-name="Preformatted_20_Text">
      <style:text-properties fo:color="#00a933" style:font-name="Liberation Mono" fo:font-size="10pt" fo:font-weight="normal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00" style:family="paragraph" style:parent-style-name="Preformatted_20_Text">
      <style:text-properties fo:color="#00a933" style:font-name="Liberation Mono" fo:font-size="10pt" fo:font-weight="normal" officeooo:rsid="0061f4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01" style:family="paragraph" style:parent-style-name="Preformatted_20_Text">
      <style:text-properties fo:color="#00a933" style:font-name="Liberation Mono" fo:font-size="10pt" fo:font-weight="normal" officeooo:paragraph-rsid="00efcba4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02" style:family="paragraph" style:parent-style-name="Preformatted_20_Text">
      <style:paragraph-properties fo:text-align="start" style:justify-single-word="false"/>
      <style:text-properties fo:color="#00a933" style:font-name="Liberation Mono" fo:font-size="10pt" fo:font-weight="normal" officeooo:rsid="00deac52" officeooo:paragraph-rsid="0133aa24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03" style:family="paragraph" style:parent-style-name="Preformatted_20_Text">
      <style:text-properties fo:color="#00a933" style:font-name="Liberation Mono" fo:font-size="10pt" fo:font-weight="normal" fo:background-color="transparent" style:font-name-asian="Noto Sans Mono CJK SC" style:font-size-asian="10pt" style:font-name-complex="Liberation Mono" style:font-size-complex="10pt"/>
    </style:style>
    <style:style style:name="P104" style:family="paragraph" style:parent-style-name="Preformatted_20_Text">
      <style:text-properties fo:color="#00a933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105" style:family="paragraph" style:parent-style-name="Preformatted_20_Text">
      <style:paragraph-properties fo:text-align="start" style:justify-single-word="false"/>
      <style:text-properties fo:color="#00a933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106" style:family="paragraph" style:parent-style-name="Preformatted_20_Text">
      <style:text-properties fo:color="#00a933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107" style:family="paragraph" style:parent-style-name="Preformatted_20_Text">
      <style:text-properties fo:color="#00a933" style:font-name="Liberation Mono" fo:font-size="10pt" officeooo:rsid="002b2479" officeooo:paragraph-rsid="00a4fa5e" style:font-name-asian="Noto Sans Mono CJK SC" style:font-size-asian="10pt" style:font-name-complex="Liberation Mono" style:font-size-complex="10pt"/>
    </style:style>
    <style:style style:name="P108" style:family="paragraph" style:parent-style-name="Preformatted_20_Text">
      <style:text-properties fo:color="#00a933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109" style:family="paragraph" style:parent-style-name="Preformatted_20_Text">
      <style:text-properties fo:color="#00a933" style:font-name="Liberation Mono" fo:font-size="10pt" officeooo:rsid="012b4d31" officeooo:paragraph-rsid="003c29b2" fo:background-color="transparent" style:font-name-asian="Noto Sans Mono CJK SC" style:font-size-asian="10pt" style:font-name-complex="Liberation Mono" style:font-size-complex="10pt"/>
    </style:style>
    <style:style style:name="P110" style:family="paragraph" style:parent-style-name="Preformatted_20_Text">
      <style:text-properties fo:color="#00a933" style:font-name="Liberation Mono" fo:font-weight="normal" officeooo:paragraph-rsid="0019a2a3" style:font-weight-asian="normal" style:font-weight-complex="normal"/>
    </style:style>
    <style:style style:name="P111" style:family="paragraph" style:parent-style-name="Preformatted_20_Text">
      <style:text-properties fo:color="#00a933" fo:font-weight="normal" officeooo:paragraph-rsid="00809c11" style:font-weight-asian="normal" style:font-weight-complex="normal"/>
    </style:style>
    <style:style style:name="P112" style:family="paragraph" style:parent-style-name="Preformatted_20_Text">
      <style:text-properties fo:color="#00a933" fo:font-weight="normal" officeooo:paragraph-rsid="00771440" style:font-weight-asian="normal" style:font-weight-complex="normal"/>
    </style:style>
    <style:style style:name="P113" style:family="paragraph" style:parent-style-name="Preformatted_20_Text">
      <style:text-properties fo:color="#00a933" fo:font-weight="normal" officeooo:paragraph-rsid="00ad6165" style:font-weight-asian="normal" style:font-weight-complex="normal"/>
    </style:style>
    <style:style style:name="P114" style:family="paragraph" style:parent-style-name="Preformatted_20_Text">
      <style:text-properties fo:color="#00a933" fo:font-weight="normal" officeooo:paragraph-rsid="010be377" style:font-weight-asian="normal" style:font-weight-complex="normal"/>
    </style:style>
    <style:style style:name="P115" style:family="paragraph" style:parent-style-name="Preformatted_20_Text">
      <style:text-properties fo:color="#00a933" fo:font-weight="normal" officeooo:paragraph-rsid="0019a2a3" style:font-weight-asian="normal" style:font-weight-complex="normal"/>
    </style:style>
    <style:style style:name="P116" style:family="paragraph" style:parent-style-name="Preformatted_20_Text">
      <style:text-properties fo:color="#00a933" fo:font-weight="normal" officeooo:rsid="013e7c34" officeooo:paragraph-rsid="0016930e" style:font-weight-asian="normal" style:font-weight-complex="normal"/>
    </style:style>
    <style:style style:name="P117" style:family="paragraph" style:parent-style-name="Preformatted_20_Text">
      <style:text-properties fo:color="#00a933" officeooo:rsid="005a845e" officeooo:paragraph-rsid="005a845e"/>
    </style:style>
    <style:style style:name="P118" style:family="paragraph" style:parent-style-name="Preformatted_20_Text">
      <style:text-properties fo:color="#00a933" officeooo:paragraph-rsid="00a4fa5e"/>
    </style:style>
    <style:style style:name="P119" style:family="paragraph" style:parent-style-name="Preformatted_20_Text">
      <style:text-properties fo:color="#00a933" officeooo:rsid="002542ea" officeooo:paragraph-rsid="00b4a9b6"/>
    </style:style>
    <style:style style:name="P120" style:family="paragraph" style:parent-style-name="Preformatted_20_Text">
      <style:paragraph-properties fo:text-align="start" style:justify-single-word="false"/>
      <style:text-properties fo:color="#00a933" officeooo:paragraph-rsid="00e1121e"/>
    </style:style>
    <style:style style:name="P121" style:family="paragraph" style:parent-style-name="Preformatted_20_Text">
      <style:text-properties fo:color="#00a933" fo:font-weight="bold" officeooo:rsid="0016930e" officeooo:paragraph-rsid="013e7c34" style:font-weight-asian="bold" style:font-weight-complex="bold"/>
    </style:style>
    <style:style style:name="P122" style:family="paragraph" style:parent-style-name="Preformatted_20_Text">
      <style:text-properties officeooo:paragraph-rsid="002b2479"/>
    </style:style>
    <style:style style:name="P123" style:family="paragraph" style:parent-style-name="Preformatted_20_Text">
      <style:text-properties officeooo:paragraph-rsid="002c5538"/>
    </style:style>
    <style:style style:name="P124" style:family="paragraph" style:parent-style-name="Preformatted_20_Text">
      <style:text-properties officeooo:paragraph-rsid="00312987"/>
    </style:style>
    <style:style style:name="P125" style:family="paragraph" style:parent-style-name="Preformatted_20_Text">
      <style:text-properties officeooo:paragraph-rsid="0037015d" fo:background-color="transparent"/>
    </style:style>
    <style:style style:name="P126" style:family="paragraph" style:parent-style-name="Preformatted_20_Text">
      <style:text-properties officeooo:paragraph-rsid="0037015d"/>
    </style:style>
    <style:style style:name="P127" style:family="paragraph" style:parent-style-name="Preformatted_20_Text">
      <style:text-properties officeooo:paragraph-rsid="004762bf"/>
    </style:style>
    <style:style style:name="P128" style:family="paragraph" style:parent-style-name="Preformatted_20_Text">
      <style:text-properties officeooo:paragraph-rsid="004a898d"/>
    </style:style>
    <style:style style:name="P129" style:family="paragraph" style:parent-style-name="Preformatted_20_Text">
      <style:text-properties officeooo:paragraph-rsid="00533fd1"/>
    </style:style>
    <style:style style:name="P130" style:family="paragraph" style:parent-style-name="Preformatted_20_Text">
      <style:text-properties officeooo:paragraph-rsid="00562e3a"/>
    </style:style>
    <style:style style:name="P131" style:family="paragraph" style:parent-style-name="Preformatted_20_Text">
      <style:text-properties officeooo:paragraph-rsid="0058e05e"/>
    </style:style>
    <style:style style:name="P132" style:family="paragraph" style:parent-style-name="Preformatted_20_Text">
      <style:text-properties officeooo:paragraph-rsid="005fdf30"/>
    </style:style>
    <style:style style:name="P133" style:family="paragraph" style:parent-style-name="Preformatted_20_Text">
      <style:text-properties officeooo:paragraph-rsid="0066a86f"/>
    </style:style>
    <style:style style:name="P134" style:family="paragraph" style:parent-style-name="Preformatted_20_Text">
      <style:text-properties officeooo:paragraph-rsid="006e17d6"/>
    </style:style>
    <style:style style:name="P135" style:family="paragraph" style:parent-style-name="Preformatted_20_Text">
      <style:text-properties officeooo:paragraph-rsid="006fa105"/>
    </style:style>
    <style:style style:name="P136" style:family="paragraph" style:parent-style-name="Preformatted_20_Text">
      <style:text-properties officeooo:paragraph-rsid="00771440"/>
    </style:style>
    <style:style style:name="P137" style:family="paragraph" style:parent-style-name="Preformatted_20_Text">
      <style:paragraph-properties>
        <style:tab-stops>
          <style:tab-stop style:position="5.2811in"/>
        </style:tab-stops>
      </style:paragraph-properties>
    </style:style>
    <style:style style:name="P138" style:family="paragraph" style:parent-style-name="Preformatted_20_Text">
      <style:text-properties officeooo:paragraph-rsid="007822ac"/>
    </style:style>
    <style:style style:name="P139" style:family="paragraph" style:parent-style-name="Preformatted_20_Text">
      <style:text-properties officeooo:paragraph-rsid="00798810"/>
    </style:style>
    <style:style style:name="P140" style:family="paragraph" style:parent-style-name="Preformatted_20_Text">
      <style:text-properties officeooo:paragraph-rsid="00804fd0"/>
    </style:style>
    <style:style style:name="P141" style:family="paragraph" style:parent-style-name="Preformatted_20_Text">
      <style:text-properties officeooo:paragraph-rsid="00809cd2"/>
    </style:style>
    <style:style style:name="P142" style:family="paragraph" style:parent-style-name="Preformatted_20_Text">
      <style:text-properties officeooo:paragraph-rsid="008ce52c"/>
    </style:style>
    <style:style style:name="P143" style:family="paragraph" style:parent-style-name="Preformatted_20_Text">
      <style:text-properties officeooo:paragraph-rsid="008da44c"/>
    </style:style>
    <style:style style:name="P144" style:family="paragraph" style:parent-style-name="Preformatted_20_Text">
      <style:text-properties officeooo:paragraph-rsid="008e0a99"/>
    </style:style>
    <style:style style:name="P145" style:family="paragraph" style:parent-style-name="Preformatted_20_Text">
      <style:text-properties officeooo:paragraph-rsid="008e7025"/>
    </style:style>
    <style:style style:name="P146" style:family="paragraph" style:parent-style-name="Preformatted_20_Text">
      <style:text-properties style:text-underline-style="none" officeooo:paragraph-rsid="008e7025"/>
    </style:style>
    <style:style style:name="P147" style:family="paragraph" style:parent-style-name="Preformatted_20_Text">
      <style:text-properties officeooo:paragraph-rsid="00a0a8b6"/>
    </style:style>
    <style:style style:name="P148" style:family="paragraph" style:parent-style-name="Preformatted_20_Text">
      <style:text-properties officeooo:rsid="002542ea" officeooo:paragraph-rsid="00abb43f"/>
    </style:style>
    <style:style style:name="P149" style:family="paragraph" style:parent-style-name="Preformatted_20_Text">
      <style:text-properties officeooo:rsid="002542ea" officeooo:paragraph-rsid="00ad6165"/>
    </style:style>
    <style:style style:name="P150" style:family="paragraph" style:parent-style-name="Preformatted_20_Text">
      <style:text-properties officeooo:rsid="002542ea" officeooo:paragraph-rsid="00b33ed5"/>
    </style:style>
    <style:style style:name="P151" style:family="paragraph" style:parent-style-name="Preformatted_20_Text">
      <style:text-properties officeooo:paragraph-rsid="00abb43f"/>
    </style:style>
    <style:style style:name="P152" style:family="paragraph" style:parent-style-name="Preformatted_20_Text">
      <style:text-properties officeooo:paragraph-rsid="00b13534"/>
    </style:style>
    <style:style style:name="P153" style:family="paragraph" style:parent-style-name="Preformatted_20_Text">
      <style:text-properties fo:font-weight="normal" officeooo:rsid="009d97fd" officeooo:paragraph-rsid="009d97fd" style:font-weight-asian="normal" style:font-weight-complex="normal"/>
    </style:style>
    <style:style style:name="P154" style:family="paragraph" style:parent-style-name="Preformatted_20_Text">
      <style:text-properties fo:font-weight="normal" officeooo:paragraph-rsid="00ef3893" style:font-weight-asian="normal" style:font-weight-complex="normal"/>
    </style:style>
    <style:style style:name="P155" style:family="paragraph" style:parent-style-name="Preformatted_20_Text">
      <style:text-properties officeooo:paragraph-rsid="00b15a42"/>
    </style:style>
    <style:style style:name="P156" style:family="paragraph" style:parent-style-name="Preformatted_20_Text">
      <style:text-properties officeooo:rsid="00b7cf73" officeooo:paragraph-rsid="00b7cf73"/>
    </style:style>
    <style:style style:name="P157" style:family="paragraph" style:parent-style-name="Preformatted_20_Text">
      <style:text-properties officeooo:rsid="00b7cf73" officeooo:paragraph-rsid="00bf8bf9"/>
    </style:style>
    <style:style style:name="P158" style:family="paragraph" style:parent-style-name="Preformatted_20_Text">
      <style:text-properties officeooo:paragraph-rsid="00b93ad0"/>
    </style:style>
    <style:style style:name="P159" style:family="paragraph" style:parent-style-name="Preformatted_20_Text">
      <style:text-properties officeooo:paragraph-rsid="00bdb4ae"/>
    </style:style>
    <style:style style:name="P160" style:family="paragraph" style:parent-style-name="Preformatted_20_Text">
      <style:text-properties officeooo:paragraph-rsid="00c10f9c"/>
    </style:style>
    <style:style style:name="P161" style:family="paragraph" style:parent-style-name="Preformatted_20_Text">
      <style:text-properties officeooo:paragraph-rsid="002a83d0"/>
    </style:style>
    <style:style style:name="P162" style:family="paragraph" style:parent-style-name="Preformatted_20_Text">
      <style:paragraph-properties fo:text-align="start" style:justify-single-word="false"/>
      <style:text-properties officeooo:paragraph-rsid="00e1121e"/>
    </style:style>
    <style:style style:name="P163" style:family="paragraph" style:parent-style-name="Preformatted_20_Text">
      <style:paragraph-properties fo:text-align="start" style:justify-single-word="false"/>
      <style:text-properties officeooo:paragraph-rsid="01425cd6"/>
    </style:style>
    <style:style style:name="P164" style:family="paragraph" style:parent-style-name="Preformatted_20_Text">
      <style:paragraph-properties fo:text-align="start" style:justify-single-word="false"/>
      <style:text-properties officeooo:paragraph-rsid="0144980c"/>
    </style:style>
    <style:style style:name="P165" style:family="paragraph" style:parent-style-name="Preformatted_20_Text">
      <style:paragraph-properties fo:text-align="start" style:justify-single-word="false"/>
      <style:text-properties officeooo:paragraph-rsid="014680d6"/>
    </style:style>
    <style:style style:name="P166" style:family="paragraph" style:parent-style-name="Preformatted_20_Text">
      <style:paragraph-properties fo:text-align="start" style:justify-single-word="false"/>
      <style:text-properties officeooo:paragraph-rsid="0147bc7c"/>
    </style:style>
    <style:style style:name="P167" style:family="paragraph" style:parent-style-name="Preformatted_20_Text">
      <style:paragraph-properties fo:text-align="start" style:justify-single-word="false"/>
      <style:text-properties officeooo:paragraph-rsid="014d4615"/>
    </style:style>
    <style:style style:name="P168" style:family="paragraph" style:parent-style-name="Preformatted_20_Text">
      <style:paragraph-properties fo:text-align="start" style:justify-single-word="false"/>
      <style:text-properties officeooo:paragraph-rsid="01501b5f"/>
    </style:style>
    <style:style style:name="P169" style:family="paragraph" style:parent-style-name="Preformatted_20_Text">
      <style:text-properties officeooo:paragraph-rsid="00ee354f"/>
    </style:style>
    <style:style style:name="P170" style:family="paragraph" style:parent-style-name="Preformatted_20_Text">
      <style:text-properties officeooo:paragraph-rsid="00ef3893"/>
    </style:style>
    <style:style style:name="P171" style:family="paragraph" style:parent-style-name="Preformatted_20_Text">
      <style:text-properties officeooo:paragraph-rsid="00efcba4"/>
    </style:style>
    <style:style style:name="P172" style:family="paragraph" style:parent-style-name="Preformatted_20_Text">
      <style:text-properties officeooo:paragraph-rsid="00f2a77a"/>
    </style:style>
    <style:style style:name="P173" style:family="paragraph" style:parent-style-name="Preformatted_20_Text">
      <style:text-properties officeooo:paragraph-rsid="001fc096"/>
    </style:style>
    <style:style style:name="P174" style:family="paragraph" style:parent-style-name="Preformatted_20_Text">
      <style:text-properties officeooo:paragraph-rsid="01230f43"/>
    </style:style>
    <style:style style:name="P175" style:family="paragraph" style:parent-style-name="Preformatted_20_Text">
      <style:text-properties officeooo:paragraph-rsid="012341c9"/>
    </style:style>
    <style:style style:name="P176" style:family="paragraph" style:parent-style-name="Preformatted_20_Text">
      <style:text-properties officeooo:paragraph-rsid="012392c3"/>
    </style:style>
    <style:style style:name="P177" style:family="paragraph" style:parent-style-name="Preformatted_20_Text">
      <style:text-properties officeooo:paragraph-rsid="012996bb"/>
    </style:style>
    <style:style style:name="P178" style:family="paragraph" style:parent-style-name="Preformatted_20_Text">
      <style:text-properties officeooo:paragraph-rsid="003c29b2"/>
    </style:style>
    <style:style style:name="P179" style:family="paragraph" style:parent-style-name="Preformatted_20_Text">
      <style:text-properties officeooo:paragraph-rsid="01321825"/>
    </style:style>
    <style:style style:name="P180" style:family="paragraph" style:parent-style-name="Preformatted_20_Text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4d3f11" style:font-size-asian="10pt" style:font-weight-asian="normal" style:font-size-complex="10pt" style:font-weight-complex="normal"/>
    </style:style>
    <style:style style:name="P181" style:family="paragraph" style:parent-style-name="Preformatted_20_Text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4d4615" style:font-size-asian="10pt" style:font-weight-asian="normal" style:font-size-complex="10pt" style:font-weight-complex="normal"/>
    </style:style>
    <style:style style:name="P182" style:family="paragraph" style:parent-style-name="Preformatted_20_Text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501b5f" style:font-size-asian="10pt" style:font-weight-asian="normal" style:font-size-complex="10pt" style:font-weight-complex="normal"/>
    </style:style>
    <style:style style:name="P183" style:family="paragraph" style:parent-style-name="Preformatted_20_Text">
      <style:paragraph-properties fo:text-align="start" style:justify-single-word="false"/>
      <style:text-properties fo:color="#800080" style:font-name="Liberation Mono" fo:font-size="10pt" style:text-underline-style="none" fo:font-weight="normal" officeooo:rsid="02ec30f1" officeooo:paragraph-rsid="0162e775" style:font-size-asian="10pt" style:font-weight-asian="normal" style:font-size-complex="10pt" style:font-weight-complex="normal"/>
    </style:style>
    <style:style style:name="P184" style:family="paragraph" style:parent-style-name="Preformatted_20_Text">
      <style:text-properties fo:color="#800080" style:font-name="Liberation Mono" fo:font-size="10pt" officeooo:paragraph-rsid="014d3f11" style:font-size-asian="10pt" style:font-size-complex="10pt"/>
    </style:style>
    <style:style style:name="P185" style:family="paragraph" style:parent-style-name="Preformatted_20_Text">
      <style:text-properties officeooo:paragraph-rsid="014d3f11"/>
    </style:style>
    <style:style style:name="P186" style:family="paragraph" style:parent-style-name="Preformatted_20_Text">
      <style:text-properties officeooo:paragraph-rsid="0162e775"/>
    </style:style>
    <style:style style:name="P187" style:family="paragraph" style:parent-style-name="Preformatted_20_Text">
      <style:paragraph-properties fo:line-height="115%"/>
      <style:text-properties officeooo:paragraph-rsid="01688f50"/>
    </style:style>
    <style:style style:name="P188" style:family="paragraph" style:parent-style-name="Preformatted_20_Text">
      <style:paragraph-properties fo:margin-top="0in" fo:margin-bottom="0in" loext:contextual-spacing="false"/>
    </style:style>
    <style:style style:name="P189" style:family="paragraph" style:parent-style-name="Preformatted_20_Text">
      <style:paragraph-properties fo:margin-top="0in" fo:margin-bottom="0in" loext:contextual-spacing="false"/>
      <style:text-properties fo:color="#00a933"/>
    </style:style>
    <style:style style:name="P190" style:family="paragraph" style:parent-style-name="Preformatted_20_Text">
      <style:paragraph-properties fo:margin-top="0in" fo:margin-bottom="0in" loext:contextual-spacing="false"/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P191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a933" style:font-name="Liberation Mono" fo:font-size="10pt" fo:font-weight="normal" officeooo:rsid="006d5d8f" officeooo:paragraph-rsid="00296f59" style:font-size-asian="10pt" style:font-weight-asian="normal" style:font-size-complex="10pt" style:font-weight-complex="normal"/>
    </style:style>
    <style:style style:name="P192" style:family="paragraph" style:parent-style-name="Preformatted_20_Text">
      <style:paragraph-properties fo:margin-top="0in" fo:margin-bottom="0in" loext:contextual-spacing="false"/>
      <style:text-properties fo:color="#00a933" style:font-name="Liberation Mono" fo:font-size="10pt" fo:font-weight="normal" officeooo:rsid="00dbc16d" officeooo:paragraph-rsid="0102f7f2" style:font-size-asian="10pt" style:font-weight-asian="normal" style:font-size-complex="10pt" style:font-weight-complex="normal"/>
    </style:style>
    <style:style style:name="P193" style:family="paragraph" style:parent-style-name="Preformatted_20_Text">
      <style:paragraph-properties fo:margin-top="0in" fo:margin-bottom="0in" loext:contextual-spacing="false" fo:line-height="115%"/>
      <style:text-properties fo:color="#00a933" style:font-name="Liberation Mono" fo:font-size="10pt" officeooo:paragraph-rsid="00296f59" style:font-size-asian="10pt" style:font-size-complex="10pt"/>
    </style:style>
    <style:style style:name="P194" style:family="paragraph" style:parent-style-name="Preformatted_20_Text">
      <style:paragraph-properties fo:margin-top="0in" fo:margin-bottom="0in" loext:contextual-spacing="false" fo:text-align="start" style:justify-single-word="false"/>
      <style:text-properties fo:color="#00a933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195" style:family="paragraph" style:parent-style-name="Preformatted_20_Text">
      <style:paragraph-properties fo:margin-top="0in" fo:margin-bottom="0in" loext:contextual-spacing="false" fo:text-align="start" style:justify-single-word="false"/>
      <style:text-properties fo:color="#00a933" style:font-name="Liberation Mono" fo:font-size="10pt" fo:font-weight="bold" officeooo:rsid="005fdf30" officeooo:paragraph-rsid="005fdf30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196" style:family="paragraph" style:parent-style-name="Preformatted_20_Text">
      <style:paragraph-properties fo:margin-top="0in" fo:margin-bottom="0in" loext:contextual-spacing="false"/>
      <style:text-properties fo:color="#00a933" fo:font-weight="normal" style:font-weight-asian="normal" style:font-weight-complex="normal"/>
    </style:style>
    <style:style style:name="P197" style:family="paragraph" style:parent-style-name="Preformatted_20_Text">
      <style:paragraph-properties fo:margin-top="0in" fo:margin-bottom="0in" loext:contextual-spacing="false"/>
      <style:text-properties fo:color="#00a933" fo:font-weight="normal" officeooo:paragraph-rsid="0037015d" style:font-weight-asian="normal" style:font-weight-complex="normal"/>
    </style:style>
    <style:style style:name="P198" style:family="paragraph" style:parent-style-name="Preformatted_20_Text">
      <style:paragraph-properties fo:margin-top="0in" fo:margin-bottom="0in" loext:contextual-spacing="false"/>
      <style:text-properties officeooo:paragraph-rsid="006fa105"/>
    </style:style>
    <style:style style:name="P199" style:family="paragraph" style:parent-style-name="Preformatted_20_Text">
      <style:paragraph-properties fo:margin-top="0in" fo:margin-bottom="0in" loext:contextual-spacing="false" fo:line-height="100%"/>
      <style:text-properties officeooo:paragraph-rsid="00281541"/>
    </style:style>
    <style:style style:name="P200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201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officeooo:rsid="00ff2e0d" officeooo:paragraph-rsid="00ff2e0d" style:font-size-asian="10pt" style:font-weight-asian="normal" style:font-size-complex="10pt" style:font-weight-complex="normal"/>
    </style:style>
    <style:style style:name="P202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officeooo:rsid="00ff2e0d" officeooo:paragraph-rsid="01183db2" style:font-size-asian="10pt" style:font-weight-asian="normal" style:font-size-complex="10pt" style:font-weight-complex="normal"/>
    </style:style>
    <style:style style:name="P203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officeooo:rsid="01005620" officeooo:paragraph-rsid="01005620" style:font-size-asian="10pt" style:font-weight-asian="normal" style:font-size-complex="10pt" style:font-weight-complex="normal"/>
    </style:style>
    <style:style style:name="P204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officeooo:paragraph-rsid="008da44c" style:font-size-asian="10pt" style:font-weight-asian="normal" style:font-size-complex="10pt" style:font-weight-complex="normal"/>
    </style:style>
    <style:style style:name="P205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bold" officeooo:rsid="00ff2e0d" officeooo:paragraph-rsid="00ff2e0d" style:font-size-asian="10pt" style:font-weight-asian="bold" style:font-size-complex="10pt" style:font-weight-complex="bold"/>
    </style:style>
    <style:style style:name="P206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normal" officeooo:rsid="0283f8c2" officeooo:paragraph-rsid="01501b5f" style:font-size-asian="10pt" style:font-weight-asian="normal" style:font-size-complex="10pt" style:font-weight-complex="normal"/>
    </style:style>
    <style:style style:name="P207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normal" officeooo:rsid="0158b2e0" officeooo:paragraph-rsid="0158b2e0" style:font-size-asian="10pt" style:font-weight-asian="normal" style:font-size-complex="10pt" style:font-weight-complex="normal"/>
    </style:style>
    <style:style style:name="P208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normal" officeooo:rsid="015a7ca0" officeooo:paragraph-rsid="0158b2e0" style:font-size-asian="10pt" style:font-weight-asian="normal" style:font-size-complex="10pt" style:font-weight-complex="normal"/>
    </style:style>
    <style:style style:name="P209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normal" officeooo:rsid="015a7ca0" officeooo:paragraph-rsid="015a7ca0" style:font-size-asian="10pt" style:font-weight-asian="normal" style:font-size-complex="10pt" style:font-weight-complex="normal"/>
    </style:style>
    <style:style style:name="P210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normal" officeooo:rsid="015dc2ad" officeooo:paragraph-rsid="015dc2ad" style:font-size-asian="10pt" style:font-weight-asian="normal" style:font-size-complex="10pt" style:font-weight-complex="normal"/>
    </style:style>
    <style:style style:name="P211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bold" officeooo:rsid="0283f8c2" officeooo:paragraph-rsid="01501b5f" style:font-size-asian="10pt" style:font-weight-asian="bold" style:font-size-complex="10pt" style:font-weight-complex="bold"/>
    </style:style>
    <style:style style:name="P212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bold" officeooo:rsid="0158b2e0" officeooo:paragraph-rsid="0158b2e0" style:font-size-asian="10pt" style:font-weight-asian="bold" style:font-size-complex="10pt" style:font-weight-complex="bold"/>
    </style:style>
    <style:style style:name="P213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bold" officeooo:rsid="015dc2ad" officeooo:paragraph-rsid="015dc2ad" style:font-size-asian="10pt" style:font-weight-asian="bold" style:font-size-complex="10pt" style:font-weight-complex="bold"/>
    </style:style>
    <style:style style:name="P214" style:family="paragraph" style:parent-style-name="Preformatted_20_Text">
      <style:paragraph-properties fo:margin-top="0in" fo:margin-bottom="0in" loext:contextual-spacing="false"/>
      <style:text-properties fo:font-weight="normal" style:font-weight-asian="normal" style:font-weight-complex="normal"/>
    </style:style>
    <style:style style:name="P215" style:family="paragraph" style:parent-style-name="Preformatted_20_Text">
      <style:paragraph-properties fo:margin-top="0in" fo:margin-bottom="0in" loext:contextual-spacing="false"/>
      <style:text-properties fo:color="#800080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216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800080" style:font-name="Liberation Mono" fo:font-size="10pt" style:text-underline-style="none" fo:font-weight="normal" officeooo:rsid="0283f8c2" officeooo:paragraph-rsid="01501b5f" style:font-size-asian="10pt" style:font-weight-asian="normal" style:font-size-complex="10pt" style:font-weight-complex="normal"/>
    </style:style>
    <style:style style:name="P217" style:family="paragraph" style:parent-style-name="Preformatted_20_Text">
      <style:paragraph-properties fo:margin-top="0in" fo:margin-bottom="0in" loext:contextual-spacing="false"/>
      <style:text-properties officeooo:paragraph-rsid="00ff2e0d"/>
    </style:style>
    <style:style style:name="P218" style:family="paragraph" style:parent-style-name="Preformatted_20_Text">
      <style:paragraph-properties fo:margin-top="0in" fo:margin-bottom="0in" loext:contextual-spacing="false" fo:text-align="start" style:justify-single-word="false"/>
      <style:text-properties officeooo:paragraph-rsid="0111c8e9"/>
    </style:style>
    <style:style style:name="P219" style:family="paragraph" style:parent-style-name="Preformatted_20_Text">
      <style:paragraph-properties fo:margin-top="0in" fo:margin-bottom="0in" loext:contextual-spacing="false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220" style:family="paragraph" style:parent-style-name="Preformatted_20_Text">
      <style:paragraph-properties fo:margin-top="0in" fo:margin-bottom="0in" loext:contextual-spacing="false"/>
      <style:text-properties officeooo:paragraph-rsid="0137f281"/>
    </style:style>
    <style:style style:name="P221" style:family="paragraph" style:parent-style-name="Preformatted_20_Text">
      <style:paragraph-properties fo:margin-top="0in" fo:margin-bottom="0in" loext:contextual-spacing="false"/>
      <style:text-properties officeooo:paragraph-rsid="0037015d" fo:background-color="transparent"/>
    </style:style>
    <style:style style:name="P222" style:family="paragraph" style:parent-style-name="Preformatted_20_Text">
      <style:paragraph-properties fo:margin-top="0in" fo:margin-bottom="0in" loext:contextual-spacing="false"/>
      <style:text-properties officeooo:paragraph-rsid="0137f281" fo:background-color="transparent"/>
    </style:style>
    <style:style style:name="P223" style:family="paragraph" style:parent-style-name="Preformatted_20_Text">
      <style:paragraph-properties fo:margin-top="0in" fo:margin-bottom="0in" loext:contextual-spacing="false" fo:line-height="115%"/>
      <style:text-properties fo:font-weight="bold" officeooo:rsid="0016930e" officeooo:paragraph-rsid="0166de3e" style:font-weight-asian="bold" style:font-weight-complex="bold"/>
    </style:style>
    <style:style style:name="P224" style:family="paragraph" style:parent-style-name="Preformatted_20_Text">
      <style:paragraph-properties fo:margin-top="0in" fo:margin-bottom="0in" loext:contextual-spacing="false" fo:line-height="115%"/>
      <style:text-properties fo:font-weight="bold" officeooo:rsid="0016930e" officeooo:paragraph-rsid="008315fe" style:font-weight-asian="bold" style:font-weight-complex="bold"/>
    </style:style>
    <style:style style:name="P225" style:family="paragraph" style:parent-style-name="Preformatted_20_Text">
      <style:paragraph-properties fo:margin-top="0in" fo:margin-bottom="0in" loext:contextual-spacing="false" fo:line-height="115%"/>
    </style:style>
    <style:style style:name="P226" style:family="paragraph" style:parent-style-name="Preformatted_20_Text">
      <style:paragraph-properties fo:margin-top="0in" fo:margin-bottom="0in" loext:contextual-spacing="false" fo:line-height="115%"/>
      <style:text-properties officeooo:paragraph-rsid="0166de3e"/>
    </style:style>
    <style:style style:name="P227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74897" officeooo:paragraph-rsid="002a83d0" style:font-size-asian="10pt" style:font-size-complex="10pt"/>
    </style:style>
    <style:style style:name="P228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e9f53" officeooo:paragraph-rsid="002cc2c2" style:font-size-asian="10pt" style:font-size-complex="10pt"/>
    </style:style>
    <style:style style:name="P229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fo:font-weight="normal" officeooo:rsid="0064a91d" officeooo:paragraph-rsid="002a83d0" style:font-size-asian="10pt" style:font-weight-asian="normal" style:font-size-complex="10pt" style:font-weight-complex="normal"/>
    </style:style>
    <style:style style:name="P230" style:family="paragraph" style:parent-style-name="Text_20_body">
      <style:paragraph-properties fo:margin-top="0in" fo:margin-bottom="0in" loext:contextual-spacing="false" fo:line-height="100%"/>
      <style:text-properties fo:color="#000000" style:font-name="Liberation Mono" fo:font-size="10pt" fo:font-weight="normal" officeooo:rsid="0064a91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31" style:family="paragraph" style:parent-style-name="Text_20_body">
      <style:paragraph-properties fo:margin-top="0in" fo:margin-bottom="0in" loext:contextual-spacing="false" fo:line-height="100%"/>
      <style:text-properties fo:color="#00a933" style:font-name="Liberation Mono" fo:font-size="10pt" fo:font-weight="normal" officeooo:rsid="0064a91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32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Mono" fo:font-size="10pt" fo:font-weight="normal" officeooo:paragraph-rsid="01005620" style:font-size-asian="10pt" style:font-weight-asian="normal" style:font-size-complex="10pt" style:font-weight-complex="normal"/>
    </style:style>
    <style:style style:name="P233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Mono" fo:font-size="10pt" style:text-underline-style="none" fo:font-weight="normal" officeooo:rsid="01ea3814" officeooo:paragraph-rsid="01005620" style:font-size-asian="10pt" style:font-weight-asian="normal" style:font-size-complex="10pt" style:font-weight-complex="normal"/>
    </style:style>
    <style:style style:name="P234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235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Mono" fo:font-size="10pt" style:text-underline-style="none" fo:font-weight="normal" officeooo:rsid="01ebf5ee" officeooo:paragraph-rsid="010c1fe5" style:font-size-asian="10pt" style:font-weight-asian="normal" style:font-size-complex="10pt" style:font-weight-complex="normal"/>
    </style:style>
    <style:style style:name="P236" style:family="paragraph" style:parent-style-name="Standard">
      <style:paragraph-properties fo:margin-top="0in" fo:margin-bottom="0in" loext:contextual-spacing="false" fo:text-align="start" style:justify-single-word="false"/>
      <style:text-properties fo:font-weight="normal" officeooo:paragraph-rsid="01005620" style:font-weight-asian="normal" style:font-weight-complex="normal"/>
    </style:style>
    <style:style style:name="P237" style:family="paragraph" style:parent-style-name="Standard">
      <style:paragraph-properties fo:margin-top="0in" fo:margin-bottom="0in" loext:contextual-spacing="false" fo:text-align="start" style:justify-single-word="false"/>
      <style:text-properties fo:color="#00a933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238" style:family="paragraph" style:parent-style-name="Standard">
      <style:paragraph-properties fo:margin-top="0in" fo:margin-bottom="0in" loext:contextual-spacing="false" fo:text-align="start" style:justify-single-word="false"/>
      <style:text-properties fo:color="#00a933" style:font-name="Liberation Mono" fo:font-size="10pt" style:text-underline-style="none" fo:font-weight="normal" officeooo:rsid="01005620" officeooo:paragraph-rsid="01005620" style:font-size-asian="10pt" style:font-weight-asian="normal" style:font-size-complex="10pt" style:font-weight-complex="normal"/>
    </style:style>
    <style:style style:name="P239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13a9e99"/>
    </style:style>
    <style:style style:name="P240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10c1fe5"/>
    </style:style>
    <style:style style:name="P241" style:family="paragraph" style:parent-style-name="Standard">
      <style:paragraph-properties fo:margin-top="0in" fo:margin-bottom="0in" loext:contextual-spacing="false" fo:text-align="start" style:justify-single-word="false"/>
      <style:text-properties style:font-name="Liberation Mono" fo:font-size="10pt" officeooo:paragraph-rsid="013a9e99" style:font-size-asian="10pt" style:font-size-complex="10pt"/>
    </style:style>
    <style:style style:name="P242" style:family="paragraph" style:parent-style-name="Heading_20_2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bold" officeooo:rsid="015a7ca0" officeooo:paragraph-rsid="015a7ca0" style:font-size-asian="10pt" style:font-weight-asian="bold" style:font-size-complex="10pt" style:font-weight-complex="bold"/>
    </style:style>
    <style:style style:name="P243" style:family="paragraph" style:parent-style-name="Standard">
      <style:paragraph-properties fo:text-align="start" style:justify-single-word="false"/>
      <style:text-properties style:font-name="Liberation Mono" fo:font-size="10pt" officeooo:rsid="00315d31" officeooo:paragraph-rsid="0016930e" style:font-size-asian="10pt" style:font-size-complex="10pt"/>
    </style:style>
    <style:style style:name="P244" style:family="paragraph" style:parent-style-name="Standard">
      <style:paragraph-properties fo:text-align="start" style:justify-single-word="false"/>
      <style:text-properties style:font-name="Liberation Mono" fo:font-size="10pt" officeooo:rsid="00315d31" officeooo:paragraph-rsid="011e1119" style:font-size-asian="10pt" style:font-size-complex="10pt"/>
    </style:style>
    <style:style style:name="P245" style:family="paragraph" style:parent-style-name="Standard">
      <style:paragraph-properties fo:text-align="start" style:justify-single-word="false"/>
      <style:text-properties style:font-name="Liberation Mono" fo:font-size="10pt" officeooo:paragraph-rsid="0016930e" style:font-size-asian="10pt" style:font-size-complex="10pt"/>
    </style:style>
    <style:style style:name="P246" style:family="paragraph" style:parent-style-name="Standard">
      <style:paragraph-properties fo:text-align="start" style:justify-single-word="false"/>
      <style:text-properties style:font-name="Liberation Mono" fo:font-size="10pt" officeooo:paragraph-rsid="0120a43d" style:font-size-asian="10pt" style:font-size-complex="10pt"/>
    </style:style>
    <style:style style:name="P247" style:family="paragraph" style:parent-style-name="Standard">
      <style:paragraph-properties fo:text-align="start" style:justify-single-word="false"/>
      <style:text-properties style:font-name="Liberation Mono" fo:font-size="10pt" officeooo:paragraph-rsid="015fc575" style:font-size-asian="10pt" style:font-size-complex="10pt"/>
    </style:style>
    <style:style style:name="P248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016930e" style:font-size-asian="10pt" style:font-size-complex="10pt"/>
    </style:style>
    <style:style style:name="P249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120a43d" style:font-size-asian="10pt" style:font-size-complex="10pt"/>
    </style:style>
    <style:style style:name="P250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122058c" style:font-size-asian="10pt" style:font-size-complex="10pt"/>
    </style:style>
    <style:style style:name="P251" style:family="paragraph" style:parent-style-name="Standard">
      <style:paragraph-properties fo:text-align="start" style:justify-single-word="false"/>
      <style:text-properties style:font-name="Liberation Mono" fo:font-size="10pt" officeooo:rsid="00351acf" officeooo:paragraph-rsid="0016930e" style:font-size-asian="10pt" style:font-size-complex="10pt"/>
    </style:style>
    <style:style style:name="P252" style:family="paragraph" style:parent-style-name="Standard">
      <style:paragraph-properties fo:text-align="start" style:justify-single-word="false"/>
      <style:text-properties style:font-name="Liberation Mono" fo:font-size="10pt" officeooo:rsid="00351acf" officeooo:paragraph-rsid="011f0443" style:font-size-asian="10pt" style:font-size-complex="10pt"/>
    </style:style>
    <style:style style:name="P253" style:family="paragraph" style:parent-style-name="Standard">
      <style:paragraph-properties fo:text-align="start" style:justify-single-word="false"/>
      <style:text-properties style:font-name="Liberation Mono" fo:font-size="10pt" officeooo:rsid="00441a36" officeooo:paragraph-rsid="00226f2b" style:font-size-asian="10pt" style:font-size-complex="10pt"/>
    </style:style>
    <style:style style:name="P254" style:family="paragraph" style:parent-style-name="Standard">
      <style:paragraph-properties style:line-height-at-least="0.198in"/>
      <style:text-properties style:font-name="Liberation Mono" fo:font-size="10pt" officeooo:paragraph-rsid="0078239f" style:font-size-asian="10pt" style:font-size-complex="10pt"/>
    </style:style>
    <style:style style:name="P255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256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d495" officeooo:paragraph-rsid="002542ea" style:font-size-asian="10pt" style:font-weight-asian="normal" style:font-size-complex="10pt" style:font-weight-complex="normal"/>
    </style:style>
    <style:style style:name="P257" style:family="paragraph" style:parent-style-name="Standard">
      <style:paragraph-properties fo:text-align="start" style:justify-single-word="false"/>
      <style:text-properties fo:color="#000000" style:font-name="Liberation Mono" fo:font-size="10pt" officeooo:rsid="0029390c" officeooo:paragraph-rsid="000fd27a" style:font-size-asian="10pt" style:font-size-complex="10pt"/>
    </style:style>
    <style:style style:name="P258" style:family="paragraph" style:parent-style-name="Standard">
      <style:paragraph-properties fo:text-align="start" style:justify-single-word="false"/>
      <style:text-properties fo:color="#000000" style:font-name="Liberation Mono" fo:font-size="10pt" officeooo:paragraph-rsid="003f0255" style:font-size-asian="10pt" style:font-size-complex="10pt"/>
    </style:style>
    <style:style style:name="P259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260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13f9ddc" officeooo:paragraph-rsid="00226f2b" style:font-size-asian="10pt" style:font-weight-asian="normal" style:font-size-complex="10pt" style:font-weight-complex="normal"/>
    </style:style>
    <style:style style:name="P261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9eadd" officeooo:paragraph-rsid="0039eadd" style:font-size-asian="10pt" style:font-weight-asian="normal" style:font-size-complex="10pt" style:font-weight-complex="normal"/>
    </style:style>
    <style:style style:name="P262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4e98d7" officeooo:paragraph-rsid="003f0255" style:font-size-asian="10pt" style:font-weight-asian="normal" style:font-size-complex="10pt" style:font-weight-complex="normal"/>
    </style:style>
    <style:style style:name="P263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fdf30" officeooo:paragraph-rsid="005fdf30" style:font-size-asian="10pt" style:font-weight-asian="normal" style:font-size-complex="10pt" style:font-weight-complex="normal"/>
    </style:style>
    <style:style style:name="P264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paragraph-rsid="010c1fe5" style:font-size-asian="10pt" style:font-weight-asian="normal" style:font-size-complex="10pt" style:font-weight-complex="normal"/>
    </style:style>
    <style:style style:name="P265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441a36" officeooo:paragraph-rsid="010efcfe" style:font-size-asian="10pt" style:font-weight-asian="normal" style:font-size-complex="10pt" style:font-weight-complex="normal"/>
    </style:style>
    <style:style style:name="P266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267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f0255" officeooo:paragraph-rsid="003f0255" fo:background-color="transparent" style:font-size-asian="10pt" style:font-weight-asian="normal" style:font-size-complex="10pt" style:font-weight-complex="normal"/>
    </style:style>
    <style:style style:name="P268" style:family="paragraph" style:parent-style-name="Standard">
      <style:paragraph-properties style:line-height-at-least="0.198in"/>
      <style:text-properties fo:color="#000000" style:font-name="Liberation Mono" fo:font-size="10pt" fo:font-weight="normal" fo:background-color="transparent" style:font-size-asian="10pt" style:font-size-complex="10pt"/>
    </style:style>
    <style:style style:name="P269" style:family="paragraph" style:parent-style-name="Standard">
      <style:paragraph-properties style:line-height-at-least="0.198in"/>
      <style:text-properties fo:color="#000000" style:font-name="Liberation Mono" fo:font-size="10pt" fo:font-weight="normal" officeooo:paragraph-rsid="014d4615" fo:background-color="transparent" style:font-size-asian="10pt" style:font-size-complex="10pt"/>
    </style:style>
    <style:style style:name="P270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deac52" officeooo:paragraph-rsid="00deac5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71" style:family="paragraph" style:parent-style-name="Standard">
      <style:text-properties fo:color="#000000" style:font-name="Liberation Mono" fo:font-size="10pt" fo:font-weight="normal" officeooo:rsid="001fc096" officeooo:paragraph-rsid="00f9f210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72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a5645" fo:background-color="transparent" style:font-size-asian="10pt" style:font-weight-asian="bold" style:font-size-complex="10pt" style:font-weight-complex="bold"/>
    </style:style>
    <style:style style:name="P273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274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paragraph-rsid="003f0255" fo:background-color="transparent" style:font-size-asian="10pt" style:font-size-complex="10pt"/>
    </style:style>
    <style:style style:name="P275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9eadd" style:font-size-asian="10pt" style:font-weight-asian="bold" style:font-size-complex="10pt" style:font-weight-complex="bold"/>
    </style:style>
    <style:style style:name="P276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5fdf30" officeooo:paragraph-rsid="005fdf30" style:font-size-asian="10pt" style:font-weight-asian="bold" style:font-size-complex="10pt" style:font-weight-complex="bold"/>
    </style:style>
    <style:style style:name="P277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278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1ebf5ee" officeooo:paragraph-rsid="010c1fe5" style:font-size-asian="10pt" style:font-weight-asian="normal" style:font-size-complex="10pt" style:font-weight-complex="normal"/>
    </style:style>
    <style:style style:name="P279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21a8fb7" officeooo:paragraph-rsid="015de53f" style:font-size-asian="10pt" style:font-weight-asian="normal" style:font-size-complex="10pt" style:font-weight-complex="normal"/>
    </style:style>
    <style:style style:name="P280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21a8fb7" officeooo:paragraph-rsid="0162e775" style:font-size-asian="10pt" style:font-weight-asian="normal" style:font-size-complex="10pt" style:font-weight-complex="normal"/>
    </style:style>
    <style:style style:name="P281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21a8fb7" officeooo:paragraph-rsid="0162f210" style:font-size-asian="10pt" style:font-weight-asian="normal" style:font-size-complex="10pt" style:font-weight-complex="normal"/>
    </style:style>
    <style:style style:name="P282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21db3c6" officeooo:paragraph-rsid="0161b3d0" style:font-size-asian="10pt" style:font-weight-asian="normal" style:font-size-complex="10pt" style:font-weight-complex="normal"/>
    </style:style>
    <style:style style:name="P283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161b3d0" officeooo:paragraph-rsid="015fc575" style:font-size-asian="10pt" style:font-weight-asian="normal" style:font-size-complex="10pt" style:font-weight-complex="normal"/>
    </style:style>
    <style:style style:name="P284" style:family="paragraph" style:parent-style-name="Standard">
      <style:text-properties fo:color="#000000" style:font-name="Liberation Mono" fo:font-size="10pt" style:text-underline-style="none" fo:font-weight="normal" officeooo:rsid="0233fe2c" officeooo:paragraph-rsid="00b15a4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85" style:family="paragraph" style:parent-style-name="Standard">
      <style:paragraph-properties style:line-height-at-least="0.198in"/>
      <style:text-properties fo:color="#000000" style:font-name="Liberation Mono" fo:font-size="10pt" style:text-underline-style="none" fo:font-weight="normal" officeooo:rsid="0233fe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86" style:family="paragraph" style:parent-style-name="Standard">
      <style:paragraph-properties style:line-height-at-least="0.198in"/>
      <style:text-properties fo:color="#000000" style:font-name="Liberation Mono" fo:font-size="10pt" style:text-underline-style="none" fo:font-weight="normal" officeooo:rsid="0233fe2c" officeooo:paragraph-rsid="0126df4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87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161b3d0" officeooo:paragraph-rsid="015fc575" fo:background-color="transparent" style:font-size-asian="10pt" style:font-weight-asian="normal" style:font-size-complex="10pt" style:font-weight-complex="normal"/>
    </style:style>
    <style:style style:name="P288" style:family="paragraph" style:parent-style-name="Standard">
      <style:paragraph-properties fo:text-align="start" style:justify-single-word="false"/>
      <style:text-properties fo:color="#000000" officeooo:rsid="02815204" officeooo:paragraph-rsid="0144980c"/>
    </style:style>
    <style:style style:name="P289" style:family="paragraph" style:parent-style-name="Standard">
      <style:paragraph-properties fo:text-align="start" style:justify-single-word="false"/>
      <style:text-properties officeooo:paragraph-rsid="001fc096"/>
    </style:style>
    <style:style style:name="P290" style:family="paragraph" style:parent-style-name="Standard">
      <style:paragraph-properties fo:text-align="start" style:justify-single-word="false"/>
      <style:text-properties officeooo:paragraph-rsid="00211977"/>
    </style:style>
    <style:style style:name="P291" style:family="paragraph" style:parent-style-name="Standard">
      <style:paragraph-properties fo:text-align="start" style:justify-single-word="false"/>
      <style:text-properties officeooo:paragraph-rsid="0039eadd"/>
    </style:style>
    <style:style style:name="P292" style:family="paragraph" style:parent-style-name="Standard">
      <style:paragraph-properties fo:text-align="start" style:justify-single-word="false"/>
      <style:text-properties officeooo:paragraph-rsid="003f0255"/>
    </style:style>
    <style:style style:name="P293" style:family="paragraph" style:parent-style-name="Standard">
      <style:paragraph-properties fo:text-align="start" style:justify-single-word="false"/>
      <style:text-properties officeooo:paragraph-rsid="016c8edb"/>
    </style:style>
    <style:style style:name="P294" style:family="paragraph" style:parent-style-name="Standard">
      <style:paragraph-properties fo:text-align="start" style:justify-single-word="false"/>
      <style:text-properties fo:color="#2a6099" style:font-name="Liberation Mono" fo:font-size="10pt" fo:font-weight="bold" officeooo:rsid="013f9ddc" officeooo:paragraph-rsid="00226f2b" style:font-size-asian="10pt" style:font-weight-asian="bold" style:font-size-complex="10pt" style:font-weight-complex="bold"/>
    </style:style>
    <style:style style:name="P295" style:family="paragraph" style:parent-style-name="Standard">
      <style:text-properties fo:color="#00a933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296" style:family="paragraph" style:parent-style-name="Standard">
      <style:paragraph-properties fo:text-align="start" style:justify-single-word="false"/>
      <style:text-properties fo:color="#00a933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297" style:family="paragraph" style:parent-style-name="Standard">
      <style:paragraph-properties fo:text-align="start" style:justify-single-word="false"/>
      <style:text-properties fo:color="#00a933" style:font-name="Liberation Mono" fo:font-size="10pt" fo:font-weight="normal" officeooo:rsid="00f564bf" officeooo:paragraph-rsid="00f6d56e" fo:background-color="transparent" style:font-size-asian="10pt" style:font-weight-asian="normal" style:font-size-complex="10pt" style:font-weight-complex="normal"/>
    </style:style>
    <style:style style:name="P298" style:family="paragraph" style:parent-style-name="Standard">
      <style:paragraph-properties fo:text-align="start" style:justify-single-word="false"/>
      <style:text-properties fo:color="#00a933" style:font-name="Liberation Mono" fo:font-size="10pt" fo:font-weight="normal" officeooo:rsid="00f564bf" officeooo:paragraph-rsid="003f0255" fo:background-color="transparent" style:font-size-asian="10pt" style:font-weight-asian="normal" style:font-size-complex="10pt" style:font-weight-complex="normal"/>
    </style:style>
    <style:style style:name="P299" style:family="paragraph" style:parent-style-name="Standard">
      <style:paragraph-properties style:line-height-at-least="0.198in"/>
      <style:text-properties fo:color="#00a933" style:font-name="Liberation Mono" fo:font-size="10pt" fo:font-weight="normal" fo:background-color="transparent" style:font-size-asian="10pt" style:font-size-complex="10pt"/>
    </style:style>
    <style:style style:name="P300" style:family="paragraph" style:parent-style-name="Standard">
      <style:text-properties fo:color="#00a933" style:font-name="Liberation Mono" fo:font-size="10pt" fo:font-weight="normal" officeooo:rsid="012244c8" officeooo:paragraph-rsid="008da44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01" style:family="paragraph" style:parent-style-name="Standard">
      <style:paragraph-properties style:line-height-at-least="0.198in"/>
      <style:text-properties fo:color="#00a933" style:font-name="Liberation Mono" fo:font-size="10pt" fo:font-weight="normal" officeooo:rsid="012244c8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02" style:family="paragraph" style:parent-style-name="Standard">
      <style:paragraph-properties fo:text-align="start" style:justify-single-word="false"/>
      <style:text-properties fo:color="#00a933" style:font-name="Liberation Mono" fo:font-size="10pt" fo:font-weight="normal" officeooo:rsid="00441a36" officeooo:paragraph-rsid="010efcfe" style:font-size-asian="10pt" style:font-weight-asian="normal" style:font-size-complex="10pt" style:font-weight-complex="normal"/>
    </style:style>
    <style:style style:name="P303" style:family="paragraph" style:parent-style-name="Standard">
      <style:paragraph-properties style:line-height-at-least="0.198in"/>
      <style:text-properties fo:color="#00a933" style:font-name="Liberation Mono" fo:font-size="10pt" style:text-underline-style="none" fo:font-weight="normal" officeooo:rsid="0233fe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04" style:family="paragraph" style:parent-style-name="Standard">
      <style:paragraph-properties style:line-height-at-least="0.198in"/>
      <style:text-properties fo:color="#00a933" style:font-name="Liberation Mono" fo:font-size="10pt" style:text-underline-style="none" fo:font-weight="normal" officeooo:rsid="0233fe2c" officeooo:paragraph-rsid="0126df4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05" style:family="paragraph" style:parent-style-name="Standard">
      <style:paragraph-properties fo:text-align="start" style:justify-single-word="false"/>
      <style:text-properties fo:color="#00a933" style:font-name="Liberation Mono" fo:font-size="10pt" style:text-underline-style="none" fo:font-weight="normal" officeooo:rsid="0161b3d0" officeooo:paragraph-rsid="015fc575" fo:background-color="transparent" style:font-size-asian="10pt" style:font-weight-asian="normal" style:font-size-complex="10pt" style:font-weight-complex="normal"/>
    </style:style>
    <style:style style:name="P306" style:family="paragraph" style:parent-style-name="Standard">
      <style:paragraph-properties fo:text-align="start" style:justify-single-word="false"/>
      <style:text-properties fo:color="#00a933" style:font-name="Liberation Mono" fo:font-size="10pt" style:text-underline-style="none" fo:font-weight="normal" officeooo:rsid="0283f8c2" officeooo:paragraph-rsid="014680d6" style:font-size-asian="10pt" style:font-weight-asian="normal" style:font-size-complex="10pt" style:font-weight-complex="normal"/>
    </style:style>
    <style:style style:name="P307" style:family="paragraph" style:parent-style-name="Standard">
      <style:paragraph-properties fo:text-align="start" style:justify-single-word="false"/>
      <style:text-properties fo:color="#00a933" style:font-name="Liberation Mono" fo:font-size="10pt" style:text-underline-style="none" fo:font-weight="normal" officeooo:rsid="021db3c6" officeooo:paragraph-rsid="015fc575" style:font-size-asian="10pt" style:font-weight-asian="normal" style:font-size-complex="10pt" style:font-weight-complex="normal"/>
    </style:style>
    <style:style style:name="P308" style:family="paragraph" style:parent-style-name="Standard">
      <style:paragraph-properties fo:text-align="start" style:justify-single-word="false"/>
      <style:text-properties fo:color="#00a933" style:font-name="Liberation Mono" fo:font-size="10pt" style:text-underline-style="none" fo:font-weight="normal" officeooo:rsid="022cc9f3" officeooo:paragraph-rsid="016451a7" style:font-size-asian="10pt" style:font-weight-asian="normal" style:font-size-complex="10pt" style:font-weight-complex="normal"/>
    </style:style>
    <style:style style:name="P309" style:family="paragraph" style:parent-style-name="Standard">
      <style:paragraph-properties fo:text-align="start" style:justify-single-word="false"/>
      <style:text-properties fo:color="#00a933" style:font-name="Liberation Mono" fo:font-size="10pt" style:text-underline-style="none" fo:font-weight="bold" officeooo:rsid="0283f8c2" officeooo:paragraph-rsid="014680d6" style:font-size-asian="10pt" style:font-weight-asian="bold" style:font-size-complex="10pt" style:font-weight-complex="bold"/>
    </style:style>
    <style:style style:name="P310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311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9eadd" officeooo:paragraph-rsid="0039eadd" fo:background-color="transparent" style:font-size-asian="10pt" style:font-weight-asian="bold" style:font-size-complex="10pt" style:font-weight-complex="bold"/>
    </style:style>
    <style:style style:name="P312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5fdf30" fo:background-color="transparent" style:font-size-asian="10pt" style:font-size-complex="10pt"/>
    </style:style>
    <style:style style:name="P313" style:family="paragraph" style:parent-style-name="Standard">
      <style:paragraph-properties style:line-height-at-least="0.198in"/>
    </style:style>
    <style:style style:name="P314" style:family="paragraph" style:parent-style-name="Standard">
      <style:paragraph-properties style:line-height-at-least="0.198in"/>
      <style:text-properties officeooo:paragraph-rsid="0078239f"/>
    </style:style>
    <style:style style:name="P315" style:family="paragraph" style:parent-style-name="Standard">
      <style:paragraph-properties fo:text-align="start" style:justify-single-word="false"/>
      <style:text-properties fo:color="#c9211e" style:font-name="Liberation Mono" fo:font-size="10pt" fo:font-weight="bold" officeooo:rsid="00315d31" officeooo:paragraph-rsid="011e1119" style:font-size-asian="10pt" style:font-weight-asian="bold" style:font-size-complex="10pt" style:font-weight-complex="bold"/>
    </style:style>
    <style:style style:name="P316" style:family="paragraph" style:parent-style-name="Standard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4680d6" style:font-size-asian="10pt" style:font-weight-asian="normal" style:font-size-complex="10pt" style:font-weight-complex="normal"/>
    </style:style>
    <style:style style:name="P317" style:family="paragraph" style:parent-style-name="Standard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49f935" style:font-size-asian="10pt" style:font-weight-asian="normal" style:font-size-complex="10pt" style:font-weight-complex="normal"/>
    </style:style>
    <style:style style:name="P318" style:family="paragraph" style:parent-style-name="Standard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4bb98a" style:font-size-asian="10pt" style:font-weight-asian="normal" style:font-size-complex="10pt" style:font-weight-complex="normal"/>
    </style:style>
    <style:style style:name="P319" style:family="paragraph" style:parent-style-name="Standard">
      <style:paragraph-properties fo:text-align="start" style:justify-single-word="false"/>
      <style:text-properties fo:color="#800080" style:font-name="Liberation Mono" fo:font-size="10pt" style:text-underline-style="none" fo:font-weight="normal" officeooo:rsid="021db3c6" officeooo:paragraph-rsid="015fc575" style:font-size-asian="10pt" style:font-weight-asian="normal" style:font-size-complex="10pt" style:font-weight-complex="normal"/>
    </style:style>
    <style:style style:name="P320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321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322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b71e16" officeooo:paragraph-rsid="0080db45" style:font-size-asian="10pt" style:font-weight-asian="normal" style:font-size-complex="10pt" style:font-weight-complex="normal"/>
    </style:style>
    <style:style style:name="P323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cc65a"/>
    </style:style>
    <style:style style:name="P324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ed62f"/>
    </style:style>
    <style:style style:name="P325" style:family="paragraph" style:parent-style-name="Preformatted_20_Text">
      <style:paragraph-properties fo:margin-top="0in" fo:margin-bottom="0.1965in" loext:contextual-spacing="false"/>
    </style:style>
    <style:style style:name="P326" style:family="paragraph" style:parent-style-name="Text_20_body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501b5f" style:font-size-asian="10pt" style:font-weight-asian="normal" style:font-size-complex="10pt" style:font-weight-complex="normal"/>
    </style:style>
    <style:style style:name="P327" style:family="paragraph" style:parent-style-name="Preformatted_20_Text">
      <style:paragraph-properties fo:margin-top="0in" fo:margin-bottom="0in" loext:contextual-spacing="false" fo:line-height="115%"/>
    </style:style>
    <style:style style:name="P328" style:family="paragraph" style:parent-style-name="Preformatted_20_Text">
      <style:paragraph-properties fo:margin-top="0in" fo:margin-bottom="0in" loext:contextual-spacing="false" fo:line-height="115%"/>
      <style:text-properties officeooo:paragraph-rsid="0058e05e"/>
    </style:style>
    <style:style style:name="P329" style:family="paragraph" style:parent-style-name="Preformatted_20_Text">
      <style:paragraph-properties fo:margin-top="0in" fo:margin-bottom="0in" loext:contextual-spacing="false" fo:line-height="115%"/>
      <style:text-properties fo:color="#000000" style:font-name="Liberation Mono" fo:font-size="10pt" fo:font-weight="normal" officeooo:rsid="007822ac" officeooo:paragraph-rsid="0058e05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30" style:family="paragraph" style:parent-style-name="Text_20_body" style:list-style-name="L1">
      <style:paragraph-properties fo:margin-top="0in" fo:margin-bottom="0in" loext:contextual-spacing="false" fo:line-height="115%"/>
    </style:style>
    <style:style style:name="P331" style:family="paragraph" style:parent-style-name="Text_20_body" style:list-style-name="L2">
      <style:paragraph-properties fo:margin-top="0in" fo:margin-bottom="0in" loext:contextual-spacing="false"/>
      <style:text-properties style:font-name="Liberation Mono" fo:font-size="10pt" style:font-size-asian="10pt" style:font-size-complex="10pt"/>
    </style:style>
    <style:style style:name="T1" style:family="text">
      <style:text-properties officeooo:rsid="000e396a"/>
    </style:style>
    <style:style style:name="T2" style:family="text">
      <style:text-properties officeooo:rsid="000f5d9e"/>
    </style:style>
    <style:style style:name="T3" style:family="text">
      <style:text-properties fo:color="#2a6099" fo:font-weight="bold" style:font-weight-asian="bold" style:font-weight-complex="bold"/>
    </style:style>
    <style:style style:name="T4" style:family="text">
      <style:text-properties fo:color="#2a6099" style:font-name="Liberation Mono" fo:font-size="10pt" fo:font-weight="bold" officeooo:rsid="00441a36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116b88c" style:font-weight-asian="bold" style:font-weight-complex="bold"/>
    </style:style>
    <style:style style:name="T7" style:family="text">
      <style:text-properties fo:font-weight="bold" officeooo:rsid="011f0443" style:font-weight-asian="bold" style:font-weight-complex="bold"/>
    </style:style>
    <style:style style:name="T8" style:family="text">
      <style:text-properties fo:font-weight="bold" officeooo:rsid="0120a43d" style:font-weight-asian="bold" style:font-weight-complex="bold"/>
    </style:style>
    <style:style style:name="T9" style:family="text">
      <style:text-properties fo:font-weight="bold" officeooo:rsid="012e649d" style:font-weight-asian="bold" style:font-weight-complex="bold"/>
    </style:style>
    <style:style style:name="T10" style:family="text">
      <style:text-properties fo:font-weight="bold" officeooo:rsid="01301920" style:font-weight-asian="bold" style:font-weight-complex="bold"/>
    </style:style>
    <style:style style:name="T11" style:family="text">
      <style:text-properties fo:font-weight="bold" officeooo:rsid="01374ef7" style:font-weight-asian="bold" style:font-weight-complex="bold"/>
    </style:style>
    <style:style style:name="T12" style:family="text">
      <style:text-properties fo:font-weight="bold" officeooo:rsid="013a9e99" style:font-weight-asian="bold" style:font-weight-complex="bold"/>
    </style:style>
    <style:style style:name="T13" style:family="text">
      <style:text-properties fo:font-weight="bold" officeooo:rsid="0161b3d0" style:font-weight-asian="bold" style:font-weight-complex="bold"/>
    </style:style>
    <style:style style:name="T14" style:family="text">
      <style:text-properties fo:font-weight="bold" officeooo:rsid="00d93b15" fo:background-color="transparent" loext:char-shading-value="0" style:font-weight-asian="bold" style:font-weight-complex="bold"/>
    </style:style>
    <style:style style:name="T15" style:family="text">
      <style:text-properties fo:color="#0000cd"/>
    </style:style>
    <style:style style:name="T16" style:family="text">
      <style:text-properties fo:color="#0000cd" fo:font-weight="bold" style:font-weight-asian="bold" style:font-weight-complex="bold"/>
    </style:style>
    <style:style style:name="T17" style:family="text">
      <style:text-properties fo:color="#0000cd" fo:font-weight="bold" officeooo:rsid="000fd27a" style:font-weight-asian="bold" style:font-weight-complex="bold"/>
    </style:style>
    <style:style style:name="T18" style:family="text">
      <style:text-properties fo:color="#0000cd" fo:font-weight="bold" officeooo:rsid="000e396a" style:font-weight-asian="bold" style:font-weight-complex="bold"/>
    </style:style>
    <style:style style:name="T19" style:family="text">
      <style:text-properties fo:color="#0000cd" fo:font-weight="bold" officeooo:rsid="00108b38" style:font-weight-asian="bold" style:font-weight-complex="bold"/>
    </style:style>
    <style:style style:name="T20" style:family="text">
      <style:text-properties fo:color="#0000cd" fo:font-weight="bold" officeooo:rsid="0011f726" style:font-weight-asian="bold" style:font-weight-complex="bold"/>
    </style:style>
    <style:style style:name="T21" style:family="text">
      <style:text-properties fo:color="#0000cd" fo:font-weight="bold" officeooo:rsid="0011fb9d" style:font-weight-asian="bold" style:font-weight-complex="bold"/>
    </style:style>
    <style:style style:name="T22" style:family="text">
      <style:text-properties fo:color="#0000cd" fo:font-weight="bold" officeooo:rsid="0013e258" style:font-weight-asian="bold" style:font-weight-complex="bold"/>
    </style:style>
    <style:style style:name="T23" style:family="text">
      <style:text-properties fo:color="#0000cd" fo:font-weight="bold" officeooo:rsid="0014248a" style:font-weight-asian="bold" style:font-weight-complex="bold"/>
    </style:style>
    <style:style style:name="T24" style:family="text">
      <style:text-properties fo:color="#0000cd" fo:font-weight="bold" officeooo:rsid="0015dbd2" style:font-weight-asian="bold" style:font-weight-complex="bold"/>
    </style:style>
    <style:style style:name="T25" style:family="text">
      <style:text-properties fo:color="#0000cd" fo:font-weight="bold" officeooo:rsid="000f5d9e" style:font-weight-asian="bold" style:font-weight-complex="bold"/>
    </style:style>
    <style:style style:name="T26" style:family="text">
      <style:text-properties fo:color="#0000cd" fo:font-weight="bold" officeooo:rsid="0031d8af" style:font-weight-asian="bold" style:font-weight-complex="bold"/>
    </style:style>
    <style:style style:name="T27" style:family="text">
      <style:text-properties fo:color="#0000cd" fo:font-weight="bold" officeooo:rsid="0016930e" style:font-weight-asian="bold" style:font-weight-complex="bold"/>
    </style:style>
    <style:style style:name="T28" style:family="text">
      <style:text-properties fo:color="#0000cd" fo:font-weight="bold" officeooo:rsid="003610d6" style:font-weight-asian="bold" style:font-weight-complex="bold"/>
    </style:style>
    <style:style style:name="T29" style:family="text">
      <style:text-properties fo:color="#0000cd" fo:font-weight="bold" officeooo:rsid="0018503b" style:font-weight-asian="bold" style:font-weight-complex="bold"/>
    </style:style>
    <style:style style:name="T30" style:family="text">
      <style:text-properties fo:color="#0000cd" fo:font-weight="bold" officeooo:rsid="001a3cf0" style:font-weight-asian="bold" style:font-weight-complex="bold"/>
    </style:style>
    <style:style style:name="T31" style:family="text">
      <style:text-properties fo:color="#0000cd" fo:font-weight="bold" officeooo:rsid="001fc096" style:font-weight-asian="bold" style:font-weight-complex="bold"/>
    </style:style>
    <style:style style:name="T32" style:family="text">
      <style:text-properties fo:color="#0000cd" fo:font-weight="bold" officeooo:rsid="00226f2b" style:font-weight-asian="bold" style:font-weight-complex="bold"/>
    </style:style>
    <style:style style:name="T33" style:family="text">
      <style:text-properties fo:color="#0000cd" fo:font-weight="bold" officeooo:rsid="002542ea" style:font-weight-asian="bold" style:font-weight-complex="bold"/>
    </style:style>
    <style:style style:name="T34" style:family="text">
      <style:text-properties fo:color="#0000cd" fo:font-weight="bold" officeooo:rsid="00272843" style:font-weight-asian="bold" style:font-weight-complex="bold"/>
    </style:style>
    <style:style style:name="T35" style:family="text">
      <style:text-properties fo:color="#0000cd" fo:font-weight="bold" officeooo:rsid="00312987" style:font-weight-asian="bold" style:font-weight-complex="bold"/>
    </style:style>
    <style:style style:name="T36" style:family="text">
      <style:text-properties fo:color="#0000cd" fo:font-weight="bold" officeooo:rsid="00350715" style:font-weight-asian="bold" style:font-weight-complex="bold"/>
    </style:style>
    <style:style style:name="T37" style:family="text">
      <style:text-properties fo:color="#0000cd" fo:font-weight="bold" officeooo:rsid="0037015d" style:font-weight-asian="bold" style:font-weight-complex="bold"/>
    </style:style>
    <style:style style:name="T38" style:family="text">
      <style:text-properties fo:color="#0000cd" fo:font-weight="bold" officeooo:rsid="0037ce57" style:font-weight-asian="bold" style:font-weight-complex="bold"/>
    </style:style>
    <style:style style:name="T39" style:family="text">
      <style:text-properties fo:color="#0000cd" fo:font-weight="bold" officeooo:rsid="003c29b2" style:font-weight-asian="bold" style:font-weight-complex="bold"/>
    </style:style>
    <style:style style:name="T40" style:family="text">
      <style:text-properties fo:color="#0000cd" fo:font-weight="bold" officeooo:rsid="003e68df" style:font-weight-asian="bold" style:font-weight-complex="bold"/>
    </style:style>
    <style:style style:name="T41" style:family="text">
      <style:text-properties fo:color="#0000cd" fo:font-weight="bold" officeooo:rsid="00417cc6" style:font-weight-asian="bold" style:font-weight-complex="bold"/>
    </style:style>
    <style:style style:name="T42" style:family="text">
      <style:text-properties fo:color="#0000cd" fo:font-weight="bold" officeooo:rsid="004762bf" style:font-weight-asian="bold" style:font-weight-complex="bold"/>
    </style:style>
    <style:style style:name="T43" style:family="text">
      <style:text-properties fo:color="#0000cd" fo:font-weight="bold" officeooo:rsid="004cdc3c" style:font-weight-asian="bold" style:font-weight-complex="bold"/>
    </style:style>
    <style:style style:name="T44" style:family="text">
      <style:text-properties fo:color="#0000cd" fo:font-weight="bold" officeooo:rsid="0050a8fe" style:font-weight-asian="bold" style:font-weight-complex="bold"/>
    </style:style>
    <style:style style:name="T45" style:family="text">
      <style:text-properties fo:color="#0000cd" fo:font-weight="bold" officeooo:rsid="00521871" style:font-weight-asian="bold" style:font-weight-complex="bold"/>
    </style:style>
    <style:style style:name="T46" style:family="text">
      <style:text-properties fo:color="#0000cd" fo:font-weight="bold" officeooo:rsid="0057b4fc" style:font-weight-asian="bold" style:font-weight-complex="bold"/>
    </style:style>
    <style:style style:name="T47" style:family="text">
      <style:text-properties fo:color="#0000cd" fo:font-weight="bold" officeooo:rsid="0064584c" style:font-weight-asian="bold" style:font-weight-complex="bold"/>
    </style:style>
    <style:style style:name="T48" style:family="text">
      <style:text-properties fo:color="#0000cd" fo:font-weight="bold" officeooo:rsid="00655b03" style:font-weight-asian="bold" style:font-weight-complex="bold"/>
    </style:style>
    <style:style style:name="T49" style:family="text">
      <style:text-properties fo:color="#0000cd" fo:font-weight="bold" officeooo:rsid="0066a86f" style:font-weight-asian="bold" style:font-weight-complex="bold"/>
    </style:style>
    <style:style style:name="T50" style:family="text">
      <style:text-properties fo:color="#0000cd" fo:font-weight="bold" officeooo:rsid="006d74d4" style:font-weight-asian="bold" style:font-weight-complex="bold"/>
    </style:style>
    <style:style style:name="T51" style:family="text">
      <style:text-properties fo:color="#0000cd" fo:font-weight="bold" officeooo:rsid="006e17d6" style:font-weight-asian="bold" style:font-weight-complex="bold"/>
    </style:style>
    <style:style style:name="T52" style:family="text">
      <style:text-properties fo:color="#0000cd" fo:font-weight="bold" officeooo:rsid="007104c0" style:font-weight-asian="bold" style:font-weight-complex="bold"/>
    </style:style>
    <style:style style:name="T53" style:family="text">
      <style:text-properties fo:color="#0000cd" fo:font-weight="bold" officeooo:rsid="00760242" style:font-weight-asian="bold" style:font-weight-complex="bold"/>
    </style:style>
    <style:style style:name="T54" style:family="text">
      <style:text-properties fo:color="#0000cd" fo:font-weight="bold" officeooo:rsid="00771440" style:font-weight-asian="bold" style:font-weight-complex="bold"/>
    </style:style>
    <style:style style:name="T55" style:family="text">
      <style:text-properties fo:color="#0000cd" fo:font-weight="bold" officeooo:rsid="0080db45" style:font-weight-asian="bold" style:font-weight-complex="bold"/>
    </style:style>
    <style:style style:name="T56" style:family="text">
      <style:text-properties fo:color="#0000cd" fo:font-weight="bold" officeooo:rsid="00811144" style:font-weight-asian="bold" style:font-weight-complex="bold"/>
    </style:style>
    <style:style style:name="T57" style:family="text">
      <style:text-properties fo:color="#0000cd" fo:font-weight="bold" officeooo:rsid="006129dd" style:font-weight-asian="bold" style:font-weight-complex="bold"/>
    </style:style>
    <style:style style:name="T58" style:family="text">
      <style:text-properties fo:color="#0000cd" fo:font-weight="bold" officeooo:rsid="00804fd0" style:font-weight-asian="bold" style:font-weight-complex="bold"/>
    </style:style>
    <style:style style:name="T59" style:family="text">
      <style:text-properties fo:color="#0000cd" fo:font-weight="bold" officeooo:rsid="009b077e" style:font-weight-asian="bold" style:font-weight-complex="bold"/>
    </style:style>
    <style:style style:name="T60" style:family="text">
      <style:text-properties fo:color="#0000cd" fo:font-weight="bold" officeooo:rsid="00a0a8b6" style:font-weight-asian="bold" style:font-weight-complex="bold"/>
    </style:style>
    <style:style style:name="T61" style:family="text">
      <style:text-properties fo:color="#0000cd" fo:font-weight="bold" officeooo:rsid="00abb43f" style:font-weight-asian="bold" style:font-weight-complex="bold"/>
    </style:style>
    <style:style style:name="T62" style:family="text">
      <style:text-properties fo:color="#0000cd" fo:font-weight="bold" officeooo:rsid="00b13534" style:font-weight-asian="bold" style:font-weight-complex="bold"/>
    </style:style>
    <style:style style:name="T63" style:family="text">
      <style:text-properties fo:color="#0000cd" fo:font-weight="bold" officeooo:rsid="00b15a42" style:font-weight-asian="bold" style:font-weight-complex="bold"/>
    </style:style>
    <style:style style:name="T64" style:family="text">
      <style:text-properties fo:color="#0000cd" fo:font-weight="bold" officeooo:rsid="00b7cf73" style:font-weight-asian="bold" style:font-weight-complex="bold"/>
    </style:style>
    <style:style style:name="T65" style:family="text">
      <style:text-properties fo:color="#0000cd" fo:font-weight="bold" officeooo:rsid="00b93ad0" style:font-weight-asian="bold" style:font-weight-complex="bold"/>
    </style:style>
    <style:style style:name="T66" style:family="text">
      <style:text-properties fo:color="#0000cd" fo:font-weight="bold" officeooo:rsid="00bd3111" style:font-weight-asian="bold" style:font-weight-complex="bold"/>
    </style:style>
    <style:style style:name="T67" style:family="text">
      <style:text-properties fo:color="#0000cd" fo:font-weight="bold" officeooo:rsid="00bdb4ae" style:font-weight-asian="bold" style:font-weight-complex="bold"/>
    </style:style>
    <style:style style:name="T68" style:family="text">
      <style:text-properties fo:color="#0000cd" fo:font-weight="bold" officeooo:rsid="00c10f9c" style:font-weight-asian="bold" style:font-weight-complex="bold"/>
    </style:style>
    <style:style style:name="T69" style:family="text">
      <style:text-properties fo:color="#0000cd" fo:font-weight="bold" officeooo:rsid="00d3b3b5" style:font-weight-asian="bold" style:font-weight-complex="bold"/>
    </style:style>
    <style:style style:name="T70" style:family="text">
      <style:text-properties fo:color="#0000cd" fo:font-weight="bold" officeooo:rsid="00ebe10b" style:font-weight-asian="bold" style:font-weight-complex="bold"/>
    </style:style>
    <style:style style:name="T71" style:family="text">
      <style:text-properties fo:color="#0000cd" fo:font-weight="bold" officeooo:rsid="00f9f210" style:font-weight-asian="bold" style:font-weight-complex="bold"/>
    </style:style>
    <style:style style:name="T72" style:family="text">
      <style:text-properties fo:color="#0000cd" fo:font-weight="bold" officeooo:rsid="010184ae" style:font-weight-asian="bold" style:font-weight-complex="bold"/>
    </style:style>
    <style:style style:name="T73" style:family="text">
      <style:text-properties fo:color="#0000cd" fo:font-weight="bold" officeooo:rsid="00dbc16d" style:font-weight-asian="bold" style:font-weight-complex="bold"/>
    </style:style>
    <style:style style:name="T74" style:family="text">
      <style:text-properties fo:color="#0000cd" fo:font-weight="bold" officeooo:rsid="0102f7f2" style:font-weight-asian="bold" style:font-weight-complex="bold"/>
    </style:style>
    <style:style style:name="T75" style:family="text">
      <style:text-properties fo:color="#0000cd" fo:font-weight="bold" officeooo:rsid="0019a2a3" style:font-weight-asian="bold" style:font-weight-complex="bold"/>
    </style:style>
    <style:style style:name="T76" style:family="text">
      <style:text-properties fo:color="#0000cd" fo:font-weight="bold" officeooo:rsid="010d8f4e" style:font-weight-asian="bold" style:font-weight-complex="bold"/>
    </style:style>
    <style:style style:name="T77" style:family="text">
      <style:text-properties fo:color="#0000cd" fo:font-weight="bold" officeooo:rsid="010be377" style:font-weight-asian="bold" style:font-weight-complex="bold"/>
    </style:style>
    <style:style style:name="T78" style:family="text">
      <style:text-properties fo:color="#0000cd" fo:font-weight="bold" officeooo:rsid="008ce52c" style:font-weight-asian="bold" style:font-weight-complex="bold"/>
    </style:style>
    <style:style style:name="T79" style:family="text">
      <style:text-properties fo:color="#0000cd" fo:font-weight="bold" officeooo:rsid="01e4261b" style:font-weight-asian="bold" style:font-weight-complex="bold"/>
    </style:style>
    <style:style style:name="T80" style:family="text">
      <style:text-properties fo:color="#0000cd" fo:font-weight="bold" officeooo:rsid="0120a43d" style:font-weight-asian="bold" style:font-weight-complex="bold"/>
    </style:style>
    <style:style style:name="T81" style:family="text">
      <style:text-properties fo:color="#0000cd" fo:font-weight="bold" officeooo:rsid="01230f43" style:font-weight-asian="bold" style:font-weight-complex="bold"/>
    </style:style>
    <style:style style:name="T82" style:family="text">
      <style:text-properties fo:color="#0000cd" fo:font-weight="bold" officeooo:rsid="012392c3" style:font-weight-asian="bold" style:font-weight-complex="bold"/>
    </style:style>
    <style:style style:name="T83" style:family="text">
      <style:text-properties fo:color="#0000cd" fo:font-weight="bold" officeooo:rsid="012b4d31" style:font-weight-asian="bold" style:font-weight-complex="bold"/>
    </style:style>
    <style:style style:name="T84" style:family="text">
      <style:text-properties fo:color="#0000cd" fo:font-weight="bold" officeooo:rsid="015e73a2" style:font-weight-asian="bold" style:font-weight-complex="bold"/>
    </style:style>
    <style:style style:name="T85" style:family="text">
      <style:text-properties fo:color="#0000cd" fo:font-weight="bold" officeooo:rsid="021f22ec" style:font-weight-asian="bold" style:font-weight-complex="bold"/>
    </style:style>
    <style:style style:name="T86" style:family="text">
      <style:text-properties fo:color="#0000cd" fo:font-weight="bold" officeooo:rsid="0161b3d0" style:font-weight-asian="bold" style:font-weight-complex="bold"/>
    </style:style>
    <style:style style:name="T87" style:family="text">
      <style:text-properties fo:color="#0000cd" fo:font-weight="bold" officeooo:rsid="022e4779" style:font-weight-asian="bold" style:font-weight-complex="bold"/>
    </style:style>
    <style:style style:name="T88" style:family="text">
      <style:text-properties fo:color="#0000cd" fo:font-weight="bold" fo:background-color="transparent" loext:char-shading-value="0" style:font-weight-asian="bold" style:font-weight-complex="bold"/>
    </style:style>
    <style:style style:name="T89" style:family="text">
      <style:text-properties fo:color="#0000cd" fo:font-weight="bold" officeooo:rsid="00226f2b" fo:background-color="transparent" loext:char-shading-value="0" style:font-weight-asian="bold" style:font-weight-complex="bold"/>
    </style:style>
    <style:style style:name="T90" style:family="text">
      <style:text-properties fo:color="#0000cd" fo:font-weight="bold" officeooo:rsid="005bab04" fo:background-color="transparent" loext:char-shading-value="0" style:font-weight-asian="bold" style:font-weight-complex="bold"/>
    </style:style>
    <style:style style:name="T91" style:family="text">
      <style:text-properties fo:color="#0000cd" fo:font-weight="bold" officeooo:rsid="0037015d" fo:background-color="transparent" loext:char-shading-value="0" style:font-weight-asian="bold" style:font-weight-complex="bold"/>
    </style:style>
    <style:style style:name="T92" style:family="text">
      <style:text-properties fo:color="#0000cd" fo:font-weight="bold" officeooo:rsid="00417cc6" fo:background-color="transparent" loext:char-shading-value="0" style:font-weight-asian="bold" style:font-weight-complex="bold"/>
    </style:style>
    <style:style style:name="T93" style:family="text">
      <style:text-properties fo:color="#0000cd" fo:font-weight="bold" officeooo:rsid="00436ef9" fo:background-color="transparent" loext:char-shading-value="0" style:font-weight-asian="bold" style:font-weight-complex="bold"/>
    </style:style>
    <style:style style:name="T94" style:family="text">
      <style:text-properties fo:color="#0000cd" fo:font-weight="bold" officeooo:rsid="003f0255" fo:background-color="transparent" loext:char-shading-value="0" style:font-weight-asian="bold" style:font-weight-complex="bold"/>
    </style:style>
    <style:style style:name="T95" style:family="text">
      <style:text-properties fo:color="#0000cd" fo:font-weight="bold" officeooo:rsid="004e98d7" fo:background-color="transparent" loext:char-shading-value="0" style:font-weight-asian="bold" style:font-weight-complex="bold"/>
    </style:style>
    <style:style style:name="T96" style:family="text">
      <style:text-properties fo:color="#0000cd" fo:font-weight="bold" officeooo:rsid="0050a8fe" fo:background-color="transparent" loext:char-shading-value="0" style:font-weight-asian="bold" style:font-weight-complex="bold"/>
    </style:style>
    <style:style style:name="T97" style:family="text">
      <style:text-properties fo:color="#0000cd" fo:font-weight="bold" officeooo:rsid="00562e3a" fo:background-color="transparent" loext:char-shading-value="0" style:font-weight-asian="bold" style:font-weight-complex="bold"/>
    </style:style>
    <style:style style:name="T98" style:family="text">
      <style:text-properties fo:color="#0000cd" fo:font-weight="bold" officeooo:rsid="00312987" fo:background-color="transparent" loext:char-shading-value="0" style:font-weight-asian="bold" style:font-weight-complex="bold"/>
    </style:style>
    <style:style style:name="T99" style:family="text">
      <style:text-properties fo:color="#0000cd" fo:font-weight="bold" officeooo:rsid="006166ac" fo:background-color="transparent" loext:char-shading-value="0" style:font-weight-asian="bold" style:font-weight-complex="bold"/>
    </style:style>
    <style:style style:name="T100" style:family="text">
      <style:text-properties fo:color="#0000cd" fo:font-weight="bold" officeooo:rsid="006e17d6" fo:background-color="transparent" loext:char-shading-value="0" style:font-weight-asian="bold" style:font-weight-complex="bold"/>
    </style:style>
    <style:style style:name="T101" style:family="text">
      <style:text-properties fo:color="#0000cd" fo:font-weight="bold" officeooo:rsid="007822ac" fo:background-color="transparent" loext:char-shading-value="0" style:font-weight-asian="bold" style:font-weight-complex="bold"/>
    </style:style>
    <style:style style:name="T102" style:family="text">
      <style:text-properties fo:color="#0000cd" fo:font-weight="bold" officeooo:rsid="0078239f" fo:background-color="transparent" loext:char-shading-value="0" style:font-weight-asian="bold" style:font-weight-complex="bold"/>
    </style:style>
    <style:style style:name="T103" style:family="text">
      <style:text-properties fo:color="#0000cd" fo:font-weight="bold" officeooo:rsid="00d93b15" fo:background-color="transparent" loext:char-shading-value="0" style:font-weight-asian="bold" style:font-weight-complex="bold"/>
    </style:style>
    <style:style style:name="T104" style:family="text">
      <style:text-properties fo:color="#0000cd" fo:font-weight="bold" officeooo:rsid="00f2a77a" fo:background-color="transparent" loext:char-shading-value="0" style:font-weight-asian="bold" style:font-weight-complex="bold"/>
    </style:style>
    <style:style style:name="T105" style:family="text">
      <style:text-properties fo:color="#0000cd" fo:font-weight="bold" officeooo:rsid="0137f281" fo:background-color="transparent" loext:char-shading-value="0" style:font-weight-asian="bold" style:font-weight-complex="bold"/>
    </style:style>
    <style:style style:name="T106" style:family="text">
      <style:text-properties fo:color="#0000cd" fo:font-weight="bold" officeooo:rsid="014bb98a" fo:background-color="transparent" loext:char-shading-value="0" style:font-weight-asian="bold" style:font-weight-complex="bold"/>
    </style:style>
    <style:style style:name="T107" style:family="text">
      <style:text-properties fo:color="#0000cd" fo:font-weight="bold" officeooo:rsid="016fb0e4" fo:background-color="transparent" loext:char-shading-value="0" style:font-weight-asian="bold" style:font-weight-complex="bold"/>
    </style:style>
    <style:style style:name="T108" style:family="text">
      <style:text-properties fo:color="#0000cd" style:font-name="Liberation Mono" fo:font-size="10pt" fo:font-weight="bold" officeooo:rsid="0014248a" style:font-name-asian="Noto Sans Mono CJK SC" style:font-size-asian="10pt" style:font-weight-asian="bold" style:font-name-complex="Liberation Mono" style:font-size-complex="10pt" style:font-weight-complex="bold"/>
    </style:style>
    <style:style style:name="T109" style:family="text">
      <style:text-properties fo:color="#0000cd" style:font-name="Liberation Mono" fo:font-size="10pt" fo:font-weight="bold" officeooo:rsid="002b2479" style:font-name-asian="Noto Sans Mono CJK SC" style:font-size-asian="10pt" style:font-weight-asian="bold" style:font-name-complex="Liberation Mono" style:font-size-complex="10pt" style:font-weight-complex="bold"/>
    </style:style>
    <style:style style:name="T110" style:family="text">
      <style:text-properties fo:color="#0000cd" style:font-name="Liberation Mono" fo:font-size="10pt" fo:font-weight="bold" officeooo:rsid="001de34a" style:font-name-asian="Noto Sans Mono CJK SC" style:font-size-asian="10pt" style:font-weight-asian="bold" style:font-name-complex="Liberation Mono" style:font-size-complex="10pt" style:font-weight-complex="bold"/>
    </style:style>
    <style:style style:name="T111" style:family="text">
      <style:text-properties fo:color="#0000cd" style:font-name="Liberation Mono" fo:font-size="10pt" fo:font-weight="bold" officeooo:rsid="00ef3893" style:font-name-asian="Noto Sans Mono CJK SC" style:font-size-asian="10pt" style:font-weight-asian="bold" style:font-name-complex="Liberation Mono" style:font-size-complex="10pt" style:font-weight-complex="bold"/>
    </style:style>
    <style:style style:name="T112" style:family="text">
      <style:text-properties fo:color="#0000cd" style:font-name="Liberation Mono" fo:font-size="10pt" fo:font-weight="bold" officeooo:rsid="008e0a99" style:font-name-asian="Noto Sans Mono CJK SC" style:font-size-asian="10pt" style:font-weight-asian="bold" style:font-name-complex="Liberation Mono" style:font-size-complex="10pt" style:font-weight-complex="bold"/>
    </style:style>
    <style:style style:name="T113" style:family="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T114" style:family="text">
      <style:text-properties fo:color="#0000cd" style:font-name="Liberation Mono" fo:font-size="10pt" fo:font-weight="bold" officeooo:rsid="00441a36" style:font-size-asian="10pt" style:font-weight-asian="bold" style:font-size-complex="10pt" style:font-weight-complex="bold"/>
    </style:style>
    <style:style style:name="T115" style:family="text">
      <style:text-properties fo:color="#0000cd" style:font-name="Liberation Mono" fo:font-size="10pt" fo:font-weight="bold" officeooo:rsid="001fc096" style:font-size-asian="10pt" style:font-weight-asian="bold" style:font-size-complex="10pt" style:font-weight-complex="bold"/>
    </style:style>
    <style:style style:name="T116" style:family="text">
      <style:text-properties fo:color="#0000cd" style:font-name="Liberation Mono" fo:font-size="10pt" fo:font-weight="bold" officeooo:rsid="013c4ccc" style:font-size-asian="10pt" style:font-weight-asian="bold" style:font-size-complex="10pt" style:font-weight-complex="bold"/>
    </style:style>
    <style:style style:name="T117" style:family="text">
      <style:text-properties fo:color="#0000cd" style:font-name="Liberation Mono" fo:font-size="10pt" fo:font-weight="bold" officeooo:rsid="00211977" style:font-size-asian="10pt" style:font-weight-asian="bold" style:font-size-complex="10pt" style:font-weight-complex="bold"/>
    </style:style>
    <style:style style:name="T118" style:family="text">
      <style:text-properties fo:color="#0000cd" style:font-name="Liberation Mono" fo:font-size="10pt" fo:font-weight="bold" officeooo:rsid="018bf282" style:font-size-asian="10pt" style:font-weight-asian="bold" style:font-size-complex="10pt" style:font-weight-complex="bold"/>
    </style:style>
    <style:style style:name="T119" style:family="text">
      <style:text-properties fo:color="#0000cd" style:font-name="Liberation Mono" fo:font-size="10pt" fo:font-weight="bold" officeooo:rsid="0011fb9d" style:font-size-asian="10pt" style:font-weight-asian="bold" style:font-size-complex="10pt" style:font-weight-complex="bold"/>
    </style:style>
    <style:style style:name="T120" style:family="text">
      <style:text-properties fo:color="#0000cd" style:font-name="Liberation Mono" fo:font-size="10pt" fo:font-weight="bold" officeooo:rsid="00294be8" style:font-size-asian="10pt" style:font-weight-asian="bold" style:font-size-complex="10pt" style:font-weight-complex="bold"/>
    </style:style>
    <style:style style:name="T121" style:family="text">
      <style:text-properties fo:color="#0000cd" style:font-name="Liberation Mono" fo:font-size="10pt" fo:font-weight="bold" officeooo:rsid="00296f59" style:font-size-asian="10pt" style:font-weight-asian="bold" style:font-size-complex="10pt" style:font-weight-complex="bold"/>
    </style:style>
    <style:style style:name="T122" style:family="text">
      <style:text-properties fo:color="#0000cd" style:font-name="Liberation Mono" fo:font-size="10pt" fo:font-weight="bold" officeooo:rsid="0064a91d" style:font-size-asian="10pt" style:font-weight-asian="bold" style:font-size-complex="10pt" style:font-weight-complex="bold"/>
    </style:style>
    <style:style style:name="T123" style:family="text">
      <style:text-properties fo:color="#0000cd" style:font-name="Liberation Mono" fo:font-size="10pt" fo:font-weight="bold" officeooo:rsid="002b2479" style:font-size-asian="10pt" style:font-weight-asian="bold" style:font-size-complex="10pt" style:font-weight-complex="bold"/>
    </style:style>
    <style:style style:name="T124" style:family="text">
      <style:text-properties fo:color="#0000cd" style:font-name="Liberation Mono" fo:font-size="10pt" fo:font-weight="bold" officeooo:rsid="007d526a" style:font-size-asian="10pt" style:font-weight-asian="bold" style:font-size-complex="10pt" style:font-weight-complex="bold"/>
    </style:style>
    <style:style style:name="T125" style:family="text">
      <style:text-properties fo:color="#0000cd" style:font-name="Liberation Mono" fo:font-size="10pt" fo:font-weight="bold" officeooo:rsid="002c5538" style:font-size-asian="10pt" style:font-weight-asian="bold" style:font-size-complex="10pt" style:font-weight-complex="bold"/>
    </style:style>
    <style:style style:name="T126" style:family="text">
      <style:text-properties fo:color="#0000cd" style:font-name="Liberation Mono" fo:font-size="10pt" fo:font-weight="bold" officeooo:rsid="007e5789" style:font-size-asian="10pt" style:font-weight-asian="bold" style:font-size-complex="10pt" style:font-weight-complex="bold"/>
    </style:style>
    <style:style style:name="T127" style:family="text">
      <style:text-properties fo:color="#0000cd" style:font-name="Liberation Mono" fo:font-size="10pt" fo:font-weight="bold" officeooo:rsid="007e9f53" style:font-size-asian="10pt" style:font-weight-asian="bold" style:font-size-complex="10pt" style:font-weight-complex="bold"/>
    </style:style>
    <style:style style:name="T128" style:family="text">
      <style:text-properties fo:color="#0000cd" style:font-name="Liberation Mono" fo:font-size="10pt" fo:font-weight="bold" officeooo:rsid="004762bf" style:font-size-asian="10pt" style:font-weight-asian="bold" style:font-size-complex="10pt" style:font-weight-complex="bold"/>
    </style:style>
    <style:style style:name="T129" style:family="text">
      <style:text-properties fo:color="#0000cd" style:font-name="Liberation Mono" fo:font-size="10pt" fo:font-weight="bold" officeooo:rsid="00a83804" style:font-size-asian="10pt" style:font-weight-asian="bold" style:font-size-complex="10pt" style:font-weight-complex="bold"/>
    </style:style>
    <style:style style:name="T130" style:family="text">
      <style:text-properties fo:color="#0000cd" style:font-name="Liberation Mono" fo:font-size="10pt" fo:font-weight="bold" officeooo:rsid="00809cd2" style:font-size-asian="10pt" style:font-weight-asian="bold" style:font-size-complex="10pt" style:font-weight-complex="bold"/>
    </style:style>
    <style:style style:name="T131" style:family="text">
      <style:text-properties fo:color="#0000cd" style:font-name="Liberation Mono" fo:font-size="10pt" fo:font-weight="bold" officeooo:rsid="00b3093f" style:font-size-asian="10pt" style:font-weight-asian="bold" style:font-size-complex="10pt" style:font-weight-complex="bold"/>
    </style:style>
    <style:style style:name="T132" style:family="text">
      <style:text-properties fo:color="#0000cd" style:font-name="Liberation Mono" fo:font-size="10pt" fo:font-weight="bold" officeooo:rsid="00804fd0" style:font-size-asian="10pt" style:font-weight-asian="bold" style:font-size-complex="10pt" style:font-weight-complex="bold"/>
    </style:style>
    <style:style style:name="T133" style:family="text">
      <style:text-properties fo:color="#0000cd" style:font-name="Liberation Mono" fo:font-size="10pt" fo:font-weight="bold" officeooo:rsid="006129dd" style:font-size-asian="10pt" style:font-weight-asian="bold" style:font-size-complex="10pt" style:font-weight-complex="bold"/>
    </style:style>
    <style:style style:name="T134" style:family="text">
      <style:text-properties fo:color="#0000cd" style:font-name="Liberation Mono" fo:font-size="10pt" fo:font-weight="bold" officeooo:rsid="00808b62" style:font-size-asian="10pt" style:font-weight-asian="bold" style:font-size-complex="10pt" style:font-weight-complex="bold"/>
    </style:style>
    <style:style style:name="T135" style:family="text">
      <style:text-properties fo:color="#0000cd" style:font-name="Liberation Mono" fo:font-size="10pt" fo:font-weight="bold" officeooo:rsid="009cc65a" style:font-size-asian="10pt" style:font-weight-asian="bold" style:font-size-complex="10pt" style:font-weight-complex="bold"/>
    </style:style>
    <style:style style:name="T136" style:family="text">
      <style:text-properties fo:color="#0000cd" style:font-name="Liberation Mono" fo:font-size="10pt" fo:font-weight="bold" officeooo:rsid="00b71e16" style:font-size-asian="10pt" style:font-weight-asian="bold" style:font-size-complex="10pt" style:font-weight-complex="bold"/>
    </style:style>
    <style:style style:name="T137" style:family="text">
      <style:text-properties fo:color="#0000cd" style:font-name="Liberation Mono" fo:font-size="10pt" fo:font-weight="bold" officeooo:rsid="0080db45" style:font-size-asian="10pt" style:font-weight-asian="bold" style:font-size-complex="10pt" style:font-weight-complex="bold"/>
    </style:style>
    <style:style style:name="T138" style:family="text">
      <style:text-properties fo:color="#0000cd" style:font-name="Liberation Mono" fo:font-size="10pt" fo:font-weight="bold" officeooo:rsid="009ed62f" style:font-size-asian="10pt" style:font-weight-asian="bold" style:font-size-complex="10pt" style:font-weight-complex="bold"/>
    </style:style>
    <style:style style:name="T139" style:family="text">
      <style:text-properties fo:color="#0000cd" style:font-name="Liberation Mono" fo:font-size="10pt" fo:font-weight="bold" officeooo:rsid="009fbc36" style:font-size-asian="10pt" style:font-weight-asian="bold" style:font-size-complex="10pt" style:font-weight-complex="bold"/>
    </style:style>
    <style:style style:name="T140" style:family="text">
      <style:text-properties fo:color="#0000cd" style:font-name="Liberation Mono" fo:font-size="10pt" fo:font-weight="bold" officeooo:rsid="00dc87ae" style:font-size-asian="10pt" style:font-weight-asian="bold" style:font-size-complex="10pt" style:font-weight-complex="bold"/>
    </style:style>
    <style:style style:name="T141" style:family="text">
      <style:text-properties fo:color="#0000cd" style:font-name="Liberation Mono" fo:font-size="10pt" fo:font-weight="bold" officeooo:rsid="0114c4d1" style:font-size-asian="10pt" style:font-weight-asian="bold" style:font-size-complex="10pt" style:font-weight-complex="bold"/>
    </style:style>
    <style:style style:name="T142" style:family="text">
      <style:text-properties fo:color="#0000cd" style:font-name="Liberation Mono" fo:font-size="10pt" fo:font-weight="bold" officeooo:rsid="00d381ac" style:font-size-asian="10pt" style:font-weight-asian="bold" style:font-size-complex="10pt" style:font-weight-complex="bold"/>
    </style:style>
    <style:style style:name="T143" style:family="text">
      <style:text-properties fo:color="#0000cd" style:font-name="Liberation Mono" fo:font-size="10pt" fo:font-weight="bold" officeooo:rsid="00d5fe79" style:font-size-asian="10pt" style:font-weight-asian="bold" style:font-size-complex="10pt" style:font-weight-complex="bold"/>
    </style:style>
    <style:style style:name="T144" style:family="text">
      <style:text-properties fo:color="#0000cd" style:font-name="Liberation Mono" fo:font-size="10pt" fo:font-weight="bold" officeooo:rsid="008ce52c" style:font-size-asian="10pt" style:font-weight-asian="bold" style:font-size-complex="10pt" style:font-weight-complex="bold"/>
    </style:style>
    <style:style style:name="T145" style:family="text">
      <style:text-properties fo:color="#0000cd" style:font-name="Liberation Mono" fo:font-size="10pt" fo:font-weight="bold" officeooo:rsid="008da44c" style:font-size-asian="10pt" style:font-weight-asian="bold" style:font-size-complex="10pt" style:font-weight-complex="bold"/>
    </style:style>
    <style:style style:name="T146" style:family="text">
      <style:text-properties fo:color="#0000cd" style:font-name="Liberation Mono" fo:font-size="10pt" fo:font-weight="bold" officeooo:rsid="00d6bd93" style:font-size-asian="10pt" style:font-weight-asian="bold" style:font-size-complex="10pt" style:font-weight-complex="bold"/>
    </style:style>
    <style:style style:name="T147" style:family="text">
      <style:text-properties fo:color="#0000cd" style:font-name="Liberation Mono" fo:font-size="10pt" fo:font-weight="bold" officeooo:rsid="00dbc16d" style:font-size-asian="10pt" style:font-weight-asian="bold" style:font-size-complex="10pt" style:font-weight-complex="bold"/>
    </style:style>
    <style:style style:name="T148" style:family="text">
      <style:text-properties fo:color="#0000cd" style:font-name="Liberation Mono" fo:font-size="10pt" fo:font-weight="bold" officeooo:rsid="008e0a99" style:font-size-asian="10pt" style:font-weight-asian="bold" style:font-size-complex="10pt" style:font-weight-complex="bold"/>
    </style:style>
    <style:style style:name="T149" style:family="text">
      <style:text-properties fo:color="#0000cd" style:font-name="Liberation Mono" fo:font-size="10pt" fo:font-weight="bold" officeooo:rsid="008e7025" style:font-size-asian="10pt" style:font-weight-asian="bold" style:font-size-complex="10pt" style:font-weight-complex="bold"/>
    </style:style>
    <style:style style:name="T150" style:family="text">
      <style:text-properties fo:color="#0000cd" style:font-name="Liberation Mono" fo:font-size="10pt" fo:font-weight="bold" officeooo:rsid="00eb18c3" style:font-size-asian="10pt" style:font-weight-asian="bold" style:font-size-complex="10pt" style:font-weight-complex="bold"/>
    </style:style>
    <style:style style:name="T151" style:family="text">
      <style:text-properties fo:color="#0000cd" style:font-name="Liberation Mono" fo:font-size="10pt" fo:font-weight="bold" officeooo:rsid="00ff2e0d" style:font-size-asian="10pt" style:font-weight-asian="bold" style:font-size-complex="10pt" style:font-weight-complex="bold"/>
    </style:style>
    <style:style style:name="T152" style:family="text">
      <style:text-properties fo:color="#0000cd" style:font-name="Liberation Mono" fo:font-size="10pt" fo:font-weight="bold" officeooo:rsid="0109e70c" style:font-size-asian="10pt" style:font-weight-asian="bold" style:font-size-complex="10pt" style:font-weight-complex="bold"/>
    </style:style>
    <style:style style:name="T153" style:family="text">
      <style:text-properties fo:color="#0000cd" style:font-name="Liberation Mono" fo:font-size="10pt" fo:font-weight="bold" officeooo:rsid="013e7c34" style:font-size-asian="10pt" style:font-weight-asian="bold" style:font-size-complex="10pt" style:font-weight-complex="bold"/>
    </style:style>
    <style:style style:name="T154" style:family="text">
      <style:text-properties fo:color="#0000cd" style:font-name="Liberation Mono" fo:font-size="10pt" fo:font-weight="bold" officeooo:rsid="0154bf0f" style:font-size-asian="10pt" style:font-weight-asian="bold" style:font-size-complex="10pt" style:font-weight-complex="bold"/>
    </style:style>
    <style:style style:name="T155" style:family="text">
      <style:text-properties fo:color="#0000cd" style:font-name="Liberation Mono" fo:font-size="10pt" fo:font-weight="bold" officeooo:rsid="016c8edb" style:font-size-asian="10pt" style:font-weight-asian="bold" style:font-size-complex="10pt" style:font-weight-complex="bold"/>
    </style:style>
    <style:style style:name="T156" style:family="text">
      <style:text-properties fo:color="#0000cd" style:font-name="Liberation Mono" fo:font-size="10pt" fo:font-weight="bold" officeooo:rsid="0058e05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57" style:family="text">
      <style:text-properties fo:color="#0000cd" style:font-name="Liberation Mono" fo:font-size="10pt" fo:font-weight="bold" officeooo:rsid="006166a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58" style:family="text">
      <style:text-properties fo:color="#0000cd" style:font-name="Liberation Mono" fo:font-size="10pt" fo:font-weight="bold" officeooo:rsid="0061f42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59" style:family="text">
      <style:text-properties fo:color="#0000cd" style:font-name="Liberation Mono" fo:font-size="10pt" fo:font-weight="bold" officeooo:rsid="00565a4a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60" style:family="text">
      <style:text-properties fo:color="#0000cd" style:font-name="Liberation Mono" fo:font-size="10pt" fo:font-weight="bold" officeooo:rsid="00e1121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61" style:family="text">
      <style:text-properties fo:color="#0000cd" style:font-name="Liberation Mono" fo:font-size="10pt" fo:font-weight="bold" officeooo:rsid="016fb0e4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62" style:family="text">
      <style:text-properties fo:color="#0000cd" style:font-name="Liberation Mono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63" style:family="text">
      <style:text-properties fo:color="#0000cd" style:font-name="Liberation Mono" fo:font-size="10pt" fo:font-weight="bold" officeooo:rsid="003f0255" fo:background-color="transparent" loext:char-shading-value="0" style:font-size-asian="10pt" style:font-weight-asian="bold" style:font-size-complex="10pt" style:font-weight-complex="bold"/>
    </style:style>
    <style:style style:name="T164" style:family="text">
      <style:text-properties fo:color="#0000cd" style:font-name="Liberation Mono" fo:font-size="10pt" fo:font-weight="bold" officeooo:rsid="0040791b" fo:background-color="transparent" loext:char-shading-value="0" style:font-size-asian="10pt" style:font-weight-asian="bold" style:font-size-complex="10pt" style:font-weight-complex="bold"/>
    </style:style>
    <style:style style:name="T165" style:family="text">
      <style:text-properties fo:color="#0000cd" style:font-name="Liberation Mono" fo:font-size="10pt" fo:font-weight="bold" officeooo:rsid="00458ea3" fo:background-color="transparent" loext:char-shading-value="0" style:font-size-asian="10pt" style:font-weight-asian="bold" style:font-size-complex="10pt" style:font-weight-complex="bold"/>
    </style:style>
    <style:style style:name="T166" style:family="text">
      <style:text-properties fo:color="#0000cd" style:font-name="Liberation Mono" fo:font-size="10pt" fo:font-weight="bold" officeooo:rsid="0064a91d" fo:background-color="transparent" loext:char-shading-value="0" style:font-size-asian="10pt" style:font-weight-asian="bold" style:font-size-complex="10pt" style:font-weight-complex="bold"/>
    </style:style>
    <style:style style:name="T167" style:family="text">
      <style:text-properties fo:color="#0000cd" style:font-name="Liberation Mono" fo:font-size="10pt" fo:font-weight="bold" officeooo:rsid="00dcbe95" fo:background-color="transparent" loext:char-shading-value="0" style:font-size-asian="10pt" style:font-weight-asian="bold" style:font-size-complex="10pt" style:font-weight-complex="bold"/>
    </style:style>
    <style:style style:name="T168" style:family="text">
      <style:text-properties fo:color="#0000cd" style:font-name="Liberation Mono" fo:font-size="10pt" fo:font-weight="bold" officeooo:rsid="00deac52" fo:background-color="transparent" loext:char-shading-value="0" style:font-size-asian="10pt" style:font-weight-asian="bold" style:font-size-complex="10pt" style:font-weight-complex="bold"/>
    </style:style>
    <style:style style:name="T169" style:family="text">
      <style:text-properties fo:color="#0000cd" style:font-name="Liberation Mono" fo:font-size="10pt" fo:font-weight="bold" officeooo:rsid="00e1121e" fo:background-color="transparent" loext:char-shading-value="0" style:font-size-asian="10pt" style:font-weight-asian="bold" style:font-size-complex="10pt" style:font-weight-complex="bold"/>
    </style:style>
    <style:style style:name="T170" style:family="text">
      <style:text-properties fo:color="#0000cd" style:font-name="Liberation Mono" fo:font-size="10pt" fo:font-weight="bold" officeooo:rsid="00e324c1" fo:background-color="transparent" loext:char-shading-value="0" style:font-size-asian="10pt" style:font-weight-asian="bold" style:font-size-complex="10pt" style:font-weight-complex="bold"/>
    </style:style>
    <style:style style:name="T171" style:family="text">
      <style:text-properties fo:color="#0000cd" style:font-name="Liberation Mono" fo:font-size="10pt" fo:font-weight="bold" officeooo:rsid="0039eadd" fo:background-color="transparent" loext:char-shading-value="0" style:font-size-asian="10pt" style:font-weight-asian="bold" style:font-size-complex="10pt" style:font-weight-complex="bold"/>
    </style:style>
    <style:style style:name="T172" style:family="text">
      <style:text-properties fo:color="#0000cd" style:font-name="Liberation Mono" fo:font-size="10pt" fo:font-weight="bold" officeooo:rsid="0111c8e9" fo:background-color="transparent" loext:char-shading-value="0" style:font-size-asian="10pt" style:font-weight-asian="bold" style:font-size-complex="10pt" style:font-weight-complex="bold"/>
    </style:style>
    <style:style style:name="T173" style:family="text">
      <style:text-properties fo:color="#0000cd" style:font-name="Liberation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74" style:family="text">
      <style:text-properties fo:color="#0000cd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175" style:family="text">
      <style:text-properties fo:color="#0000cd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176" style:family="text">
      <style:text-properties fo:color="#0000cd" style:font-name="Liberation Mono" fo:font-size="10pt" officeooo:rsid="00c7f066" style:font-size-asian="10pt" style:font-size-complex="10pt"/>
    </style:style>
    <style:style style:name="T177" style:family="text">
      <style:text-properties fo:color="#0000cd" style:font-name="Liberation Mono" fo:font-size="10pt" style:text-underline-style="none" fo:font-weight="bold" style:font-size-asian="10pt" style:font-weight-asian="bold" style:font-size-complex="10pt" style:font-weight-complex="bold"/>
    </style:style>
    <style:style style:name="T178" style:family="text">
      <style:text-properties fo:color="#0000cd" style:font-name="Liberation Mono" fo:font-size="10pt" style:text-underline-style="none" fo:font-weight="bold" officeooo:rsid="023a0a33" style:font-size-asian="10pt" style:font-weight-asian="bold" style:font-size-complex="10pt" style:font-weight-complex="bold"/>
    </style:style>
    <style:style style:name="T179" style:family="text">
      <style:text-properties fo:color="#0000cd" style:font-name="Liberation Mono" fo:font-size="10pt" style:text-underline-style="none" fo:font-weight="bold" officeooo:rsid="00ad6165" style:font-size-asian="10pt" style:font-weight-asian="bold" style:font-size-complex="10pt" style:font-weight-complex="bold"/>
    </style:style>
    <style:style style:name="T180" style:family="text">
      <style:text-properties fo:color="#0000cd" style:font-name="Liberation Mono" fo:font-size="10pt" style:text-underline-style="none" fo:font-weight="bold" officeooo:rsid="023b1029" style:font-size-asian="10pt" style:font-weight-asian="bold" style:font-size-complex="10pt" style:font-weight-complex="bold"/>
    </style:style>
    <style:style style:name="T181" style:family="text">
      <style:text-properties fo:color="#0000cd" style:font-name="Liberation Mono" fo:font-size="10pt" style:text-underline-style="none" fo:font-weight="bold" officeooo:rsid="00b33ed5" style:font-size-asian="10pt" style:font-weight-asian="bold" style:font-size-complex="10pt" style:font-weight-complex="bold"/>
    </style:style>
    <style:style style:name="T182" style:family="text">
      <style:text-properties fo:color="#0000cd" style:font-name="Liberation Mono" fo:font-size="10pt" style:text-underline-style="none" fo:font-weight="bold" officeooo:rsid="00b15a42" style:font-size-asian="10pt" style:font-weight-asian="bold" style:font-size-complex="10pt" style:font-weight-complex="bold"/>
    </style:style>
    <style:style style:name="T183" style:family="text">
      <style:text-properties fo:color="#0000cd" style:font-name="Liberation Mono" fo:font-size="10pt" style:text-underline-style="none" fo:font-weight="bold" officeooo:rsid="00bdb4ae" style:font-size-asian="10pt" style:font-weight-asian="bold" style:font-size-complex="10pt" style:font-weight-complex="bold"/>
    </style:style>
    <style:style style:name="T184" style:family="text">
      <style:text-properties fo:color="#0000cd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185" style:family="text">
      <style:text-properties fo:color="#0000cd" style:font-name="Liberation Mono" fo:font-size="10pt" style:text-underline-style="none" fo:font-weight="bold" officeooo:rsid="00c10f9c" style:font-size-asian="10pt" style:font-weight-asian="bold" style:font-size-complex="10pt" style:font-weight-complex="bold"/>
    </style:style>
    <style:style style:name="T186" style:family="text">
      <style:text-properties fo:color="#0000cd" style:font-name="Liberation Mono" fo:font-size="10pt" style:text-underline-style="none" fo:font-weight="bold" officeooo:rsid="00c46de0" style:font-size-asian="10pt" style:font-weight-asian="bold" style:font-size-complex="10pt" style:font-weight-complex="bold"/>
    </style:style>
    <style:style style:name="T187" style:family="text">
      <style:text-properties fo:color="#0000cd" style:font-name="Liberation Mono" fo:font-size="10pt" style:text-underline-style="none" fo:font-weight="bold" officeooo:rsid="00c6fc0b" style:font-size-asian="10pt" style:font-weight-asian="bold" style:font-size-complex="10pt" style:font-weight-complex="bold"/>
    </style:style>
    <style:style style:name="T188" style:family="text">
      <style:text-properties fo:color="#0000cd" style:font-name="Liberation Mono" fo:font-size="10pt" style:text-underline-style="none" fo:font-weight="bold" officeooo:rsid="00ca0c2b" style:font-size-asian="10pt" style:font-weight-asian="bold" style:font-size-complex="10pt" style:font-weight-complex="bold"/>
    </style:style>
    <style:style style:name="T189" style:family="text">
      <style:text-properties fo:color="#0000cd" style:font-name="Liberation Mono" fo:font-size="10pt" fo:font-style="italic" fo:font-weight="bold" officeooo:rsid="00eb18c3" style:font-size-asian="10pt" style:font-style-asian="italic" style:font-weight-asian="bold" style:font-size-complex="10pt" style:font-style-complex="italic" style:font-weight-complex="bold"/>
    </style:style>
    <style:style style:name="T190" style:family="text">
      <style:text-properties fo:color="#0000cd" style:font-name="Liberation Mono" fo:font-size="10pt" fo:font-style="italic" fo:font-weight="bold" officeooo:rsid="008e7025" style:font-size-asian="10pt" style:font-style-asian="italic" style:font-weight-asian="bold" style:font-size-complex="10pt" style:font-style-complex="italic" style:font-weight-complex="bold"/>
    </style:style>
    <style:style style:name="T191" style:family="text">
      <style:text-properties fo:color="#0000cd" style:font-name="Liberation Mono" fo:font-weight="bold" officeooo:rsid="0019a2a3" style:font-weight-asian="bold" style:font-weight-complex="bold"/>
    </style:style>
    <style:style style:name="T192" style:family="text">
      <style:text-properties fo:color="#0000cd" style:font-name="Liberation Mono" fo:font-weight="bold" officeooo:rsid="0109e70c" style:font-weight-asian="bold" style:font-weight-complex="bold"/>
    </style:style>
    <style:style style:name="T193" style:family="text">
      <style:text-properties fo:color="#0000cd" style:font-name="Liberation Mono" fo:font-weight="bold" officeooo:rsid="014bb98a" fo:background-color="transparent" loext:char-shading-value="0" style:font-weight-asian="bold" style:font-weight-complex="bold"/>
    </style:style>
    <style:style style:name="T194" style:family="text">
      <style:text-properties fo:color="#0000cd" style:font-name="Liberation Mono" style:text-underline-style="none" fo:font-weight="bold" style:font-weight-asian="bold" style:font-weight-complex="bold"/>
    </style:style>
    <style:style style:name="T195" style:family="text">
      <style:text-properties fo:color="#0000cd" style:font-name="Liberation Mono" style:text-underline-style="none" fo:font-weight="bold" officeooo:rsid="02815204" style:font-weight-asian="bold" style:font-weight-complex="bold"/>
    </style:style>
    <style:style style:name="T196" style:family="text">
      <style:text-properties fo:color="#0000cd" style:font-name="Liberation Mono" officeooo:rsid="014bb98a" fo:background-color="transparent" loext:char-shading-value="0"/>
    </style:style>
    <style:style style:name="T197" style:family="text">
      <style:text-properties fo:color="#0000cd" officeooo:rsid="00226f2b"/>
    </style:style>
    <style:style style:name="T198" style:family="text">
      <style:text-properties fo:color="#0000cd" style:font-weight-asian="bold" style:font-weight-complex="bold"/>
    </style:style>
    <style:style style:name="T199" style:family="text">
      <style:text-properties fo:color="#0000cd" officeooo:rsid="003f0255" style:font-weight-asian="bold" style:font-weight-complex="bold"/>
    </style:style>
    <style:style style:name="T200" style:family="text">
      <style:text-properties fo:color="#0000cd" fo:font-weight="normal" officeooo:rsid="0050a8fe" fo:background-color="transparent" loext:char-shading-value="0" style:font-weight-asian="normal" style:font-weight-complex="normal"/>
    </style:style>
    <style:style style:name="T201" style:family="text">
      <style:text-properties fo:color="#0000cd" fo:font-weight="normal" officeooo:rsid="003a5645" style:font-weight-asian="normal" style:font-weight-complex="normal"/>
    </style:style>
    <style:style style:name="T202" style:family="text">
      <style:text-properties fo:color="#0000cd" officeooo:rsid="00826d59"/>
    </style:style>
    <style:style style:name="T203" style:family="text">
      <style:text-properties fo:color="#0000cd" officeooo:rsid="008315fe"/>
    </style:style>
    <style:style style:name="T204" style:family="text">
      <style:text-properties fo:color="#0000cd" officeooo:rsid="00840382"/>
    </style:style>
    <style:style style:name="T205" style:family="text">
      <style:text-properties fo:color="#0000cd" officeooo:rsid="003a5645"/>
    </style:style>
    <style:style style:name="T206" style:family="text">
      <style:text-properties fo:color="#0000cd" officeooo:rsid="00ebe10b"/>
    </style:style>
    <style:style style:name="T207" style:family="text">
      <style:text-properties fo:color="#0000cd" style:text-underline-style="none" fo:font-weight="bold" officeooo:rsid="01005620" style:font-weight-asian="bold" style:font-weight-complex="bold"/>
    </style:style>
    <style:style style:name="T208" style:family="text">
      <style:text-properties fo:color="#0000cd" style:text-underline-style="none" fo:font-weight="bold" officeooo:rsid="0102f7f2" style:font-weight-asian="bold" style:font-weight-complex="bold"/>
    </style:style>
    <style:style style:name="T209" style:family="text">
      <style:text-properties fo:color="#0000cd" fo:font-size="10pt" style:text-underline-style="none" fo:font-weight="bold" officeooo:rsid="01ea3814" style:font-size-asian="10pt" style:font-weight-asian="bold" style:font-size-complex="10pt" style:font-weight-complex="bold"/>
    </style:style>
    <style:style style:name="T210" style:family="text">
      <style:text-properties fo:color="#0000cd" fo:font-size="10pt" style:text-underline-style="none" fo:font-weight="bold" officeooo:rsid="0109e70c" style:font-size-asian="10pt" style:font-weight-asian="bold" style:font-size-complex="10pt" style:font-weight-complex="bold"/>
    </style:style>
    <style:style style:name="T211" style:family="text">
      <style:text-properties officeooo:rsid="00108b38"/>
    </style:style>
    <style:style style:name="T212" style:family="text">
      <style:text-properties officeooo:rsid="0011fb9d"/>
    </style:style>
    <style:style style:name="T213" style:family="text">
      <style:text-properties fo:color="#00a933"/>
    </style:style>
    <style:style style:name="T214" style:family="text">
      <style:text-properties fo:color="#00a933" fo:font-weight="bold" style:font-weight-asian="bold" style:font-weight-complex="bold"/>
    </style:style>
    <style:style style:name="T215" style:family="text">
      <style:text-properties fo:color="#00a933" fo:font-weight="bold" officeooo:rsid="0123acf8" style:font-weight-asian="bold" style:font-weight-complex="bold"/>
    </style:style>
    <style:style style:name="T216" style:family="text">
      <style:text-properties fo:color="#00a933" fo:font-weight="normal"/>
    </style:style>
    <style:style style:name="T217" style:family="text">
      <style:text-properties fo:color="#00a933" fo:font-weight="normal" style:font-weight-asian="normal" style:font-weight-complex="normal"/>
    </style:style>
    <style:style style:name="T218" style:family="text">
      <style:text-properties fo:color="#00a933" fo:font-weight="normal" officeooo:rsid="001a3cf0" style:font-weight-asian="normal" style:font-weight-complex="normal"/>
    </style:style>
    <style:style style:name="T219" style:family="text">
      <style:text-properties fo:color="#00a933" fo:font-weight="normal" officeooo:rsid="0011fb9d" style:font-weight-asian="normal" style:font-weight-complex="normal"/>
    </style:style>
    <style:style style:name="T220" style:family="text">
      <style:text-properties fo:color="#00a933" fo:font-weight="normal" officeooo:rsid="000e396a" style:font-weight-asian="normal" style:font-weight-complex="normal"/>
    </style:style>
    <style:style style:name="T221" style:family="text">
      <style:text-properties fo:color="#00a933" fo:font-weight="normal" officeooo:rsid="0013e258" style:font-weight-asian="normal" style:font-weight-complex="normal"/>
    </style:style>
    <style:style style:name="T222" style:family="text">
      <style:text-properties fo:color="#00a933" fo:font-weight="normal" officeooo:rsid="0037015d" style:font-weight-asian="normal" style:font-weight-complex="normal"/>
    </style:style>
    <style:style style:name="T223" style:family="text">
      <style:text-properties fo:color="#00a933" fo:font-weight="normal" officeooo:rsid="004d38ad" style:font-weight-asian="normal" style:font-weight-complex="normal"/>
    </style:style>
    <style:style style:name="T224" style:family="text">
      <style:text-properties fo:color="#00a933" fo:font-weight="normal" officeooo:rsid="00312987" style:font-weight-asian="normal" style:font-weight-complex="normal"/>
    </style:style>
    <style:style style:name="T225" style:family="text">
      <style:text-properties fo:color="#00a933" fo:font-weight="normal" officeooo:rsid="005a36ed" style:font-weight-asian="normal" style:font-weight-complex="normal"/>
    </style:style>
    <style:style style:name="T226" style:family="text">
      <style:text-properties fo:color="#00a933" fo:font-weight="normal" officeooo:rsid="0064584c" style:font-weight-asian="normal" style:font-weight-complex="normal"/>
    </style:style>
    <style:style style:name="T227" style:family="text">
      <style:text-properties fo:color="#00a933" fo:font-weight="normal" officeooo:rsid="006740d5" style:font-weight-asian="normal" style:font-weight-complex="normal"/>
    </style:style>
    <style:style style:name="T228" style:family="text">
      <style:text-properties fo:color="#00a933" fo:font-weight="normal" officeooo:rsid="006fa105" style:font-weight-asian="normal" style:font-weight-complex="normal"/>
    </style:style>
    <style:style style:name="T229" style:family="text">
      <style:text-properties fo:color="#00a933" fo:font-weight="normal" officeooo:rsid="007822ac" style:font-weight-asian="normal" style:font-weight-complex="normal"/>
    </style:style>
    <style:style style:name="T230" style:family="text">
      <style:text-properties fo:color="#00a933" fo:font-weight="normal" officeooo:rsid="01230f43" style:font-weight-asian="normal" style:font-weight-complex="normal"/>
    </style:style>
    <style:style style:name="T231" style:family="text">
      <style:text-properties fo:color="#00a933" fo:font-weight="normal" officeooo:rsid="012341c9" style:font-weight-asian="normal" style:font-weight-complex="normal"/>
    </style:style>
    <style:style style:name="T232" style:family="text">
      <style:text-properties fo:color="#00a933" fo:font-weight="normal" officeooo:rsid="012392c3" style:font-weight-asian="normal" style:font-weight-complex="normal"/>
    </style:style>
    <style:style style:name="T233" style:family="text">
      <style:text-properties fo:color="#00a933" fo:font-weight="normal" officeooo:rsid="0123acf8" style:font-weight-asian="normal" style:font-weight-complex="normal"/>
    </style:style>
    <style:style style:name="T234" style:family="text">
      <style:text-properties fo:color="#00a933" fo:font-weight="normal" officeooo:rsid="0050a8fe" fo:background-color="transparent" loext:char-shading-value="0" style:font-weight-asian="normal" style:font-weight-complex="normal"/>
    </style:style>
    <style:style style:name="T235" style:family="text">
      <style:text-properties fo:color="#00a933" fo:font-weight="normal" officeooo:rsid="0037015d" fo:background-color="transparent" loext:char-shading-value="0" style:font-weight-asian="normal" style:font-weight-complex="normal"/>
    </style:style>
    <style:style style:name="T236" style:family="text">
      <style:text-properties fo:color="#00a933" fo:font-weight="normal" officeooo:rsid="0058e05e" fo:background-color="transparent" loext:char-shading-value="0" style:font-weight-asian="normal" style:font-weight-complex="normal"/>
    </style:style>
    <style:style style:name="T237" style:family="text">
      <style:text-properties fo:color="#00a933" style:text-underline-style="solid" style:text-underline-width="auto" style:text-underline-color="font-color" fo:font-weight="bold" officeooo:rsid="0016930e" style:font-weight-asian="bold" style:font-weight-complex="bold"/>
    </style:style>
    <style:style style:name="T238" style:family="text"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T239" style:family="text">
      <style:text-properties fo:color="#00a933" style:font-name="Liberation Mono" fo:font-size="10pt" fo:font-weight="normal" officeooo:rsid="0062ee9b" style:font-size-asian="10pt" style:font-weight-asian="normal" style:font-size-complex="10pt" style:font-weight-complex="normal"/>
    </style:style>
    <style:style style:name="T240" style:family="text">
      <style:text-properties fo:color="#00a933"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241" style:family="text">
      <style:text-properties fo:color="#00a933"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242" style:family="text">
      <style:text-properties fo:color="#00a933"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243" style:family="text">
      <style:text-properties fo:color="#00a933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244" style:family="text">
      <style:text-properties fo:color="#00a933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245" style:family="text">
      <style:text-properties fo:color="#00a933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246" style:family="text">
      <style:text-properties fo:color="#00a933" style:font-name="Liberation Mono" fo:font-size="10pt" fo:font-weight="normal" officeooo:rsid="008da44c" style:font-size-asian="10pt" style:font-weight-asian="normal" style:font-size-complex="10pt" style:font-weight-complex="normal"/>
    </style:style>
    <style:style style:name="T247" style:family="text">
      <style:text-properties fo:color="#00a933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248" style:family="text">
      <style:text-properties fo:color="#00a933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249" style:family="text">
      <style:text-properties fo:color="#00a933" style:font-name="Liberation Mono" fo:font-size="10pt" fo:font-weight="normal" officeooo:rsid="0103fb96" style:font-size-asian="10pt" style:font-weight-asian="normal" style:font-size-complex="10pt" style:font-weight-complex="normal"/>
    </style:style>
    <style:style style:name="T250" style:family="text">
      <style:text-properties fo:color="#00a933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251" style:family="text">
      <style:text-properties fo:color="#00a933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252" style:family="text">
      <style:text-properties fo:color="#00a933" style:font-name="Liberation Mono" fo:font-size="10pt" fo:font-weight="normal" officeooo:rsid="00f28ca5" style:font-size-asian="10pt" style:font-weight-asian="normal" style:font-size-complex="10pt" style:font-weight-complex="normal"/>
    </style:style>
    <style:style style:name="T253" style:family="text">
      <style:text-properties fo:color="#00a933" style:font-name="Liberation Mono" fo:font-size="10pt" fo:font-weight="normal" officeooo:rsid="008e7025" style:font-size-asian="10pt" style:font-weight-asian="normal" style:font-size-complex="10pt" style:font-weight-complex="normal"/>
    </style:style>
    <style:style style:name="T254" style:family="text">
      <style:text-properties fo:color="#00a933" style:font-name="Liberation Mono" fo:font-size="10pt" fo:font-weight="normal" officeooo:rsid="00f54278" style:font-size-asian="10pt" style:font-weight-asian="normal" style:font-size-complex="10pt" style:font-weight-complex="normal"/>
    </style:style>
    <style:style style:name="T255" style:family="text">
      <style:text-properties fo:color="#00a933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56" style:family="text">
      <style:text-properties fo:color="#00a933" style:font-name="Liberation Mono" fo:font-size="10pt" fo:font-weight="normal" officeooo:rsid="00417cc6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57" style:family="text">
      <style:text-properties fo:color="#00a933" style:font-name="Liberation Mono" fo:font-size="10pt" fo:font-weight="normal" officeooo:rsid="011a3408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58" style:family="text">
      <style:text-properties fo:color="#00a933" style:font-name="Liberation Mono" fo:font-size="10pt" fo:font-weight="normal" officeooo:rsid="01321825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59" style:family="text">
      <style:text-properties fo:color="#00a933" style:font-name="Liberation Mono" fo:font-size="10pt" fo:font-weight="normal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60" style:family="text">
      <style:text-properties fo:color="#00a933" style:font-name="Liberation Mono" fo:font-size="10pt" fo:font-weight="normal" officeooo:rsid="014d4615" fo:background-color="transparent" loext:char-shading-value="0" style:font-name-asian="Noto Sans Mono CJK SC" style:font-size-asian="10pt" style:font-name-complex="Liberation Mono" style:font-size-complex="10pt"/>
    </style:style>
    <style:style style:name="T261" style:family="text">
      <style:text-properties fo:color="#00a933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262" style:family="text">
      <style:text-properties fo:color="#00a933" style:font-name="Liberation Mono" fo:font-size="10pt" fo:font-weight="normal" officeooo:rsid="00f2a77a" fo:background-color="transparent" loext:char-shading-value="0" style:font-size-asian="10pt" style:font-weight-asian="normal" style:font-size-complex="10pt" style:font-weight-complex="normal"/>
    </style:style>
    <style:style style:name="T263" style:family="text">
      <style:text-properties fo:color="#00a933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264" style:family="text">
      <style:text-properties fo:color="#00a933" style:font-name="Liberation Mono" fo:font-size="10pt" fo:font-weight="normal" officeooo:rsid="00deac52" fo:background-color="transparent" loext:char-shading-value="0" style:font-size-asian="10pt" style:font-weight-asian="normal" style:font-size-complex="10pt" style:font-weight-complex="normal"/>
    </style:style>
    <style:style style:name="T265" style:family="text">
      <style:text-properties fo:color="#00a933" style:font-name="Liberation Mono" fo:font-size="10pt" fo:font-weight="normal" officeooo:rsid="00e1121e" fo:background-color="transparent" loext:char-shading-value="0" style:font-size-asian="10pt" style:font-weight-asian="normal" style:font-size-complex="10pt" style:font-weight-complex="normal"/>
    </style:style>
    <style:style style:name="T266" style:family="text">
      <style:text-properties fo:color="#00a933" style:font-name="Liberation Mono" fo:font-size="10pt" fo:font-weight="normal" officeooo:rsid="01321825" fo:background-color="transparent" loext:char-shading-value="0" style:font-size-asian="10pt" style:font-weight-asian="normal" style:font-size-complex="10pt" style:font-weight-complex="normal"/>
    </style:style>
    <style:style style:name="T267" style:family="text">
      <style:text-properties fo:color="#00a933" style:font-name="Liberation Mono" fo:font-size="10pt" fo:font-weight="normal" fo:background-color="transparent" loext:char-shading-value="0" style:font-size-asian="10pt" style:font-size-complex="10pt"/>
    </style:style>
    <style:style style:name="T268" style:family="text">
      <style:text-properties fo:color="#00a933" style:font-name="Liberation Mono" fo:font-size="10pt" fo:font-weight="normal" officeooo:rsid="014d4615" fo:background-color="transparent" loext:char-shading-value="0" style:font-size-asian="10pt" style:font-size-complex="10pt"/>
    </style:style>
    <style:style style:name="T269" style:family="text">
      <style:text-properties fo:color="#00a933" style:font-name="Liberation Mono" fo:font-size="10pt" fo:font-weight="normal" officeooo:rsid="008e0a99" style:font-name-asian="Noto Sans Mono CJK SC" style:font-size-asian="10pt" style:font-weight-asian="normal" style:font-name-complex="Liberation Mono" style:font-size-complex="10pt" style:font-weight-complex="normal"/>
    </style:style>
    <style:style style:name="T270" style:family="text">
      <style:text-properties fo:color="#00a933" style:font-name="Liberation Mono" fo:font-size="10pt" fo:font-weight="normal" officeooo:rsid="008ce52c" style:font-name-asian="Noto Sans Mono CJK SC" style:font-size-asian="10pt" style:font-weight-asian="normal" style:font-name-complex="Liberation Mono" style:font-size-complex="10pt" style:font-weight-complex="normal"/>
    </style:style>
    <style:style style:name="T271" style:family="text">
      <style:text-properties fo:color="#00a933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272" style:family="text">
      <style:text-properties fo:color="#00a933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273" style:family="text">
      <style:text-properties fo:color="#00a933" style:font-name="Liberation Mono" fo:font-size="10pt" fo:font-weight="normal" officeooo:rsid="00312987" style:font-name-asian="Noto Sans Mono CJK SC" style:font-size-asian="10pt" style:font-weight-asian="normal" style:font-name-complex="Liberation Mono" style:font-size-complex="10pt" style:font-weight-complex="normal"/>
    </style:style>
    <style:style style:name="T274" style:family="text">
      <style:text-properties fo:color="#00a933" style:font-name="Liberation Mono" fo:font-size="10pt" style:font-size-asian="10pt" style:font-size-complex="10pt"/>
    </style:style>
    <style:style style:name="T275" style:family="text">
      <style:text-properties fo:color="#00a933" style:font-name="Liberation Mono" fo:font-size="10pt" officeooo:rsid="004762bf" style:font-size-asian="10pt" style:font-size-complex="10pt"/>
    </style:style>
    <style:style style:name="T276" style:family="text">
      <style:text-properties fo:color="#00a933" style:font-name="Liberation Mono" fo:font-size="10pt" officeooo:rsid="0097e6d5" style:font-size-asian="10pt" style:font-size-complex="10pt"/>
    </style:style>
    <style:style style:name="T277" style:family="text">
      <style:text-properties fo:color="#00a933" style:font-name="Liberation Mono" fo:font-size="10pt" officeooo:rsid="00d10d9e" style:font-size-asian="10pt" style:font-size-complex="10pt"/>
    </style:style>
    <style:style style:name="T278" style:family="text">
      <style:text-properties fo:color="#00a933" style:font-name="Liberation Mono" fo:font-size="10pt" officeooo:rsid="01005620" style:font-size-asian="10pt" style:font-size-complex="10pt"/>
    </style:style>
    <style:style style:name="T279" style:family="text">
      <style:text-properties fo:color="#00a933"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280" style:family="text">
      <style:text-properties fo:color="#00a933" style:font-name="Liberation Mono" fo:font-size="10pt" style:text-underline-style="none" fo:font-weight="normal" officeooo:rsid="02405104" style:font-size-asian="10pt" style:font-weight-asian="normal" style:font-size-complex="10pt" style:font-weight-complex="normal"/>
    </style:style>
    <style:style style:name="T281" style:family="text">
      <style:text-properties fo:color="#00a933" style:font-name="Liberation Mono" fo:font-size="10pt" style:text-underline-style="none" fo:font-weight="normal" officeooo:rsid="0266d7fa" style:font-size-asian="10pt" style:font-weight-asian="normal" style:font-size-complex="10pt" style:font-weight-complex="normal"/>
    </style:style>
    <style:style style:name="T282" style:family="text">
      <style:text-properties fo:color="#00a933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283" style:family="text">
      <style:text-properties fo:color="#00a933" style:font-name="Liberation Mono" fo:font-size="10pt" style:text-underline-style="none" fo:font-weight="normal" officeooo:rsid="0272c152" style:font-size-asian="10pt" style:font-weight-asian="normal" style:font-size-complex="10pt" style:font-weight-complex="normal"/>
    </style:style>
    <style:style style:name="T284" style:family="text">
      <style:text-properties fo:color="#00a933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285" style:family="text">
      <style:text-properties fo:color="#00a933" style:font-name="Liberation Mono" fo:font-size="10pt" style:text-underline-style="none" fo:font-weight="normal" officeooo:rsid="0265821c" style:font-size-asian="10pt" style:font-weight-asian="normal" style:font-size-complex="10pt" style:font-weight-complex="normal"/>
    </style:style>
    <style:style style:name="T286" style:family="text">
      <style:text-properties fo:color="#00a933" style:font-name="Liberation Mono" fo:font-size="10pt" style:text-underline-style="none" fo:font-weight="normal" officeooo:rsid="00b9bd01" style:font-size-asian="10pt" style:font-weight-asian="normal" style:font-size-complex="10pt" style:font-weight-complex="normal"/>
    </style:style>
    <style:style style:name="T287" style:family="text">
      <style:text-properties fo:color="#00a933" style:font-name="Liberation Mono" fo:font-size="10pt" style:text-underline-style="none" fo:font-weight="normal" officeooo:rsid="02652cab" style:font-size-asian="10pt" style:font-weight-asian="normal" style:font-size-complex="10pt" style:font-weight-complex="normal"/>
    </style:style>
    <style:style style:name="T288" style:family="text">
      <style:text-properties fo:color="#00a933" style:font-name="Liberation Mono" fo:font-size="10pt" style:text-underline-style="none" fo:font-weight="normal" officeooo:rsid="02700178" style:font-size-asian="10pt" style:font-weight-asian="normal" style:font-size-complex="10pt" style:font-weight-complex="normal"/>
    </style:style>
    <style:style style:name="T289" style:family="text">
      <style:text-properties fo:color="#00a933" style:font-name="Liberation Mono" fo:font-size="10pt" style:text-underline-style="none" fo:font-weight="normal" officeooo:rsid="00c5e0c8" style:font-size-asian="10pt" style:font-weight-asian="normal" style:font-size-complex="10pt" style:font-weight-complex="normal"/>
    </style:style>
    <style:style style:name="T290" style:family="text">
      <style:text-properties fo:color="#00a933" style:font-name="Liberation Mono" fo:font-size="10pt" style:text-underline-style="none" fo:font-weight="normal" officeooo:rsid="00c46de0" style:font-size-asian="10pt" style:font-weight-asian="normal" style:font-size-complex="10pt" style:font-weight-complex="normal"/>
    </style:style>
    <style:style style:name="T291" style:family="text">
      <style:text-properties fo:color="#00a933" style:font-name="Liberation Mono" fo:font-size="10pt" style:text-underline-style="none" fo:font-weight="normal" officeooo:rsid="00c6fc0b" style:font-size-asian="10pt" style:font-weight-asian="normal" style:font-size-complex="10pt" style:font-weight-complex="normal"/>
    </style:style>
    <style:style style:name="T292" style:family="text">
      <style:text-properties fo:color="#00a933"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293" style:family="text">
      <style:text-properties fo:color="#00a933" style:font-name="Liberation Mono" fo:font-size="10pt" style:text-underline-style="none" fo:font-weight="normal" officeooo:rsid="0283394f" style:font-size-asian="10pt" style:font-weight-asian="normal" style:font-size-complex="10pt" style:font-weight-complex="normal"/>
    </style:style>
    <style:style style:name="T294" style:family="text">
      <style:text-properties fo:color="#00a933" style:font-name="Liberation Mono" fo:font-size="10pt" style:text-underline-style="none" fo:font-weight="normal" officeooo:rsid="01ebf5ee" style:font-size-asian="10pt" style:font-weight-asian="normal" style:font-size-complex="10pt" style:font-weight-complex="normal"/>
    </style:style>
    <style:style style:name="T295" style:family="text">
      <style:text-properties fo:color="#00a933" style:font-name="Liberation Mono" fo:font-size="10pt" style:text-underline-style="none" fo:font-weight="normal" officeooo:rsid="00bdb4ae" style:font-name-asian="Noto Sans Mono CJK SC" style:font-size-asian="10pt" style:font-weight-asian="normal" style:font-name-complex="Liberation Mono" style:font-size-complex="10pt" style:font-weight-complex="normal"/>
    </style:style>
    <style:style style:name="T296" style:family="text">
      <style:text-properties fo:color="#00a933" style:font-name="Liberation Mono" fo:font-size="10pt" style:text-underline-style="none" fo:font-weight="normal" officeooo:rsid="00c6fc0b" style:font-name-asian="Noto Sans Mono CJK SC" style:font-size-asian="10pt" style:font-weight-asian="normal" style:font-name-complex="Liberation Mono" style:font-size-complex="10pt" style:font-weight-complex="normal"/>
    </style:style>
    <style:style style:name="T297" style:family="text">
      <style:text-properties fo:color="#00a933" style:font-name="Liberation Mono" fo:font-size="10pt" style:text-underline-style="none" fo:font-weight="normal" officeooo:rsid="00ca0c2b" style:font-name-asian="Noto Sans Mono CJK SC" style:font-size-asian="10pt" style:font-weight-asian="normal" style:font-name-complex="Liberation Mono" style:font-size-complex="10pt" style:font-weight-complex="normal"/>
    </style:style>
    <style:style style:name="T298" style:family="text">
      <style:text-properties fo:color="#00a933" style:font-name="Liberation Mono" fo:font-size="10pt" style:text-underline-style="none" fo:font-weight="normal" officeooo:rsid="0266d7fa" style:font-name-asian="Noto Sans Mono CJK SC" style:font-size-asian="10pt" style:font-weight-asian="normal" style:font-name-complex="Liberation Mono" style:font-size-complex="10pt" style:font-weight-complex="normal"/>
    </style:style>
    <style:style style:name="T299" style:family="text">
      <style:text-properties fo:color="#00a933" style:font-name="Liberation Mono" fo:font-size="10pt" style:text-underline-style="none" fo:font-weight="normal" officeooo:rsid="0283f8c2" fo:background-color="transparent" loext:char-shading-value="0" style:font-size-asian="10pt" style:font-weight-asian="normal" style:font-size-complex="10pt" style:font-weight-complex="normal"/>
    </style:style>
    <style:style style:name="T300" style:family="text">
      <style:text-properties fo:color="#00a933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301" style:family="text">
      <style:text-properties fo:color="#00a933" style:font-name="Liberation Mono" fo:font-size="10pt" style:text-underline-style="none" fo:font-weight="normal" officeooo:rsid="014d4615" fo:background-color="transparent" loext:char-shading-value="0" style:font-size-asian="10pt" style:font-weight-asian="normal" style:font-size-complex="10pt" style:font-weight-complex="normal"/>
    </style:style>
    <style:style style:name="T302" style:family="text">
      <style:text-properties fo:color="#00a933" style:font-name="Liberation Mono" fo:font-size="10pt" style:text-underline-style="none" fo:font-weight="normal" officeooo:rsid="014da014" fo:background-color="transparent" loext:char-shading-value="0" style:font-size-asian="10pt" style:font-weight-asian="normal" style:font-size-complex="10pt" style:font-weight-complex="normal"/>
    </style:style>
    <style:style style:name="T303" style:family="text">
      <style:text-properties fo:color="#00a933" style:font-name="Liberation Mono" fo:font-size="10pt" style:text-underline-style="none" fo:font-weight="bold" officeooo:rsid="0266d7fa" style:font-size-asian="10pt" style:font-weight-asian="bold" style:font-size-complex="10pt" style:font-weight-complex="bold"/>
    </style:style>
    <style:style style:name="T304" style:family="text">
      <style:text-properties fo:color="#00a933" style:font-name="Liberation Mono" fo:font-size="10pt" style:text-underline-style="none" fo:font-weight="bold" officeooo:rsid="00bdb4ae" style:font-size-asian="10pt" style:font-weight-asian="bold" style:font-size-complex="10pt" style:font-weight-complex="bold"/>
    </style:style>
    <style:style style:name="T305" style:family="text">
      <style:text-properties fo:color="#00a933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306" style:family="text">
      <style:text-properties fo:color="#00a933" style:font-name="Liberation Mono" fo:font-size="10pt" style:text-underline-style="none" fo:font-weight="bold" officeooo:rsid="0144980c" fo:background-color="transparent" loext:char-shading-value="0" style:font-size-asian="10pt" style:font-weight-asian="bold" style:font-size-complex="10pt" style:font-weight-complex="bold"/>
    </style:style>
    <style:style style:name="T307" style:family="text">
      <style:text-properties fo:color="#00a933" style:font-name="Liberation Mono" fo:font-size="10pt" style:text-underline-style="none" fo:font-weight="bold" officeooo:rsid="0283394f" fo:background-color="transparent" loext:char-shading-value="0" style:font-size-asian="10pt" style:font-weight-asian="bold" style:font-size-complex="10pt" style:font-weight-complex="bold"/>
    </style:style>
    <style:style style:name="T308" style:family="text">
      <style:text-properties fo:color="#00a933" style:font-name="Liberation Mono" fo:font-size="10pt" fo:font-weight="bold" officeooo:rsid="005fdf30" fo:background-color="transparent" loext:char-shading-value="0" style:font-size-asian="10pt" style:font-weight-asian="bold" style:font-size-complex="10pt" style:font-weight-complex="bold"/>
    </style:style>
    <style:style style:name="T309" style:family="text">
      <style:text-properties fo:color="#00a933" style:font-name="Liberation Mono" fo:font-size="10pt" fo:font-weight="bold" officeooo:rsid="0111c8e9" fo:background-color="transparent" loext:char-shading-value="0" style:font-size-asian="10pt" style:font-weight-asian="bold" style:font-size-complex="10pt" style:font-weight-complex="bold"/>
    </style:style>
    <style:style style:name="T310" style:family="text">
      <style:text-properties fo:color="#00a933" style:font-name="Liberation Mono" fo:font-size="10pt" fo:font-weight="bold" style:font-size-asian="10pt" style:font-weight-asian="bold" style:font-size-complex="10pt" style:font-weight-complex="bold"/>
    </style:style>
    <style:style style:name="T311" style:family="text">
      <style:text-properties fo:color="#00a933" style:font-name="Liberation Mono" fo:font-size="10pt" fo:font-weight="bold" officeooo:rsid="00d5fe79" style:font-size-asian="10pt" style:font-weight-asian="bold" style:font-size-complex="10pt" style:font-weight-complex="bold"/>
    </style:style>
    <style:style style:name="T312" style:family="text">
      <style:text-properties fo:color="#00a933" style:font-name="Liberation Mono" fo:font-size="10pt" fo:font-weight="bold" officeooo:rsid="00db321c" style:font-size-asian="10pt" style:font-weight-asian="bold" style:font-size-complex="10pt" style:font-weight-complex="bold"/>
    </style:style>
    <style:style style:name="T313" style:family="text">
      <style:text-properties fo:color="#00a933" style:font-name="Liberation Mono" fo:font-size="10pt" fo:font-weight="bold" officeooo:rsid="00dbc16d" style:font-size-asian="10pt" style:font-weight-asian="bold" style:font-size-complex="10pt" style:font-weight-complex="bold"/>
    </style:style>
    <style:style style:name="T314" style:family="text">
      <style:text-properties fo:color="#00a933" style:font-name="Liberation Mono" fo:font-size="10pt" fo:font-weight="bold" officeooo:rsid="00f28ca5" style:font-size-asian="10pt" style:font-weight-asian="bold" style:font-size-complex="10pt" style:font-weight-complex="bold"/>
    </style:style>
    <style:style style:name="T315" style:family="text">
      <style:text-properties fo:color="#00a933" style:font-name="Liberation Mono" fo:font-size="10pt" fo:font-weight="bold" officeooo:rsid="00f54278" style:font-size-asian="10pt" style:font-weight-asian="bold" style:font-size-complex="10pt" style:font-weight-complex="bold"/>
    </style:style>
    <style:style style:name="T316" style:family="text">
      <style:text-properties fo:color="#00a933" style:font-name="Liberation Mono" fo:font-size="10pt" fo:font-weight="bold" officeooo:rsid="00dba577" style:font-name-asian="Noto Sans Mono CJK SC" style:font-size-asian="10pt" style:font-weight-asian="bold" style:font-name-complex="Liberation Mono" style:font-size-complex="10pt" style:font-weight-complex="bold"/>
    </style:style>
    <style:style style:name="T317" style:family="text">
      <style:text-properties fo:color="#00a933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318" style:family="text">
      <style:text-properties fo:color="#00a933" style:font-name="Liberation Mono" fo:font-size="10pt" fo:font-style="italic" fo:font-weight="normal" officeooo:rsid="00312987" style:font-name-asian="Noto Sans Mono CJK SC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319" style:family="text">
      <style:text-properties fo:color="#00a933" style:font-name="Liberation Mono" fo:font-size="10pt" fo:font-style="normal" fo:font-weight="normal" officeooo:rsid="00312987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20" style:family="text">
      <style:text-properties fo:color="#00a933" style:font-name="Liberation Mono" style:text-underline-style="none" fo:font-weight="bold" officeooo:rsid="0144980c" style:font-weight-asian="bold" style:font-weight-complex="bold"/>
    </style:style>
    <style:style style:name="T321" style:family="text">
      <style:text-properties fo:color="#00a933" style:font-name="Liberation Mono" style:text-underline-style="none" fo:font-weight="bold" officeooo:rsid="0283394f" style:font-weight-asian="bold" style:font-weight-complex="bold"/>
    </style:style>
    <style:style style:name="T322" style:family="text">
      <style:text-properties fo:color="#00a933" style:font-name="Liberation Mono" style:text-underline-style="none" officeooo:rsid="0283394f"/>
    </style:style>
    <style:style style:name="T323" style:family="text">
      <style:text-properties fo:color="#00a933" style:font-name="Liberation Mono" fo:background-color="transparent" loext:char-shading-value="0"/>
    </style:style>
    <style:style style:name="T324" style:family="text">
      <style:text-properties fo:color="#00a933" style:font-name="Liberation Mono" officeooo:rsid="014bb98a" fo:background-color="transparent" loext:char-shading-value="0"/>
    </style:style>
    <style:style style:name="T325" style:family="text">
      <style:text-properties fo:color="#00a933" style:font-name="Liberation Mono" officeooo:rsid="01520fe1" fo:background-color="transparent" loext:char-shading-value="0"/>
    </style:style>
    <style:style style:name="T326" style:family="text">
      <style:text-properties fo:color="#00a933" style:font-name="Liberation Mono" officeooo:rsid="00312987" style:font-name-asian="Noto Sans Mono CJK SC" style:font-name-complex="Liberation Mono"/>
    </style:style>
    <style:style style:name="T327" style:family="text">
      <style:text-properties fo:color="#00a933" style:font-name="Liberation Mono" fo:font-style="italic" officeooo:rsid="00312987" style:font-name-asian="Noto Sans Mono CJK SC" style:font-style-asian="italic" style:font-name-complex="Liberation Mono" style:font-style-complex="italic"/>
    </style:style>
    <style:style style:name="T328" style:family="text">
      <style:text-properties fo:color="#00a933" style:font-name="Liberation Mono" fo:font-style="normal" officeooo:rsid="00312987" style:font-name-asian="Noto Sans Mono CJK SC" style:font-style-asian="normal" style:font-name-complex="Liberation Mono" style:font-style-complex="normal"/>
    </style:style>
    <style:style style:name="T329" style:family="text">
      <style:text-properties fo:color="#00a933" officeooo:rsid="00350715"/>
    </style:style>
    <style:style style:name="T330" style:family="text">
      <style:text-properties fo:color="#00a933" officeooo:rsid="0066a86f"/>
    </style:style>
    <style:style style:name="T331" style:family="text">
      <style:text-properties fo:color="#00a933" style:font-weight-asian="bold" style:font-weight-complex="bold"/>
    </style:style>
    <style:style style:name="T332" style:family="text">
      <style:text-properties fo:color="#00a933" officeooo:rsid="0095b38b" style:font-weight-asian="bold" style:font-weight-complex="bold"/>
    </style:style>
    <style:style style:name="T333" style:family="text">
      <style:text-properties fo:color="#00a933" officeooo:rsid="009b077e"/>
    </style:style>
    <style:style style:name="T334" style:family="text">
      <style:text-properties fo:color="#00a933" officeooo:rsid="00bb9c22"/>
    </style:style>
    <style:style style:name="T335" style:family="text">
      <style:text-properties fo:color="#00a933" officeooo:rsid="00d93b15"/>
    </style:style>
    <style:style style:name="T336" style:family="text">
      <style:text-properties fo:color="#00a933" officeooo:rsid="00ef3893"/>
    </style:style>
    <style:style style:name="T337" style:family="text">
      <style:text-properties fo:color="#00a933" officeooo:rsid="00dcbe95"/>
    </style:style>
    <style:style style:name="T338" style:family="text">
      <style:text-properties fo:color="#00a933" style:text-underline-style="none" officeooo:rsid="01ea3814"/>
    </style:style>
    <style:style style:name="T339" style:family="text">
      <style:text-properties fo:color="#00a933" style:text-underline-style="none" officeooo:rsid="01ed162e"/>
    </style:style>
    <style:style style:name="T340" style:family="text">
      <style:text-properties fo:color="#00a933" style:text-underline-style="none" officeooo:rsid="01ebf5ee"/>
    </style:style>
    <style:style style:name="T341" style:family="text">
      <style:text-properties fo:color="#00a933" style:text-underline-style="none" officeooo:rsid="01ede68d"/>
    </style:style>
    <style:style style:name="T342" style:family="text">
      <style:text-properties fo:color="#00a933" style:text-underline-style="none" officeooo:rsid="027ec172"/>
    </style:style>
    <style:style style:name="T343" style:family="text">
      <style:text-properties fo:color="#00a933" style:text-underline-style="none" fo:font-weight="normal" officeooo:rsid="021db3c6" style:font-weight-asian="normal" style:font-weight-complex="normal"/>
    </style:style>
    <style:style style:name="T344" style:family="text">
      <style:text-properties fo:color="#00a933" style:text-underline-style="none" fo:font-weight="bold" officeooo:rsid="021db3c6" style:font-weight-asian="bold" style:font-weight-complex="bold"/>
    </style:style>
    <style:style style:name="T345" style:family="text">
      <style:text-properties fo:color="#00a933" officeooo:rsid="01ede68d"/>
    </style:style>
    <style:style style:name="T346" style:family="text">
      <style:text-properties fo:color="#00a933" officeooo:rsid="013325e4"/>
    </style:style>
    <style:style style:name="T347" style:family="text">
      <style:text-properties fo:color="#00a933" officeooo:rsid="01374ef7" style:font-weight-asian="normal" style:font-weight-complex="normal"/>
    </style:style>
    <style:style style:name="T348" style:family="text">
      <style:text-properties fo:color="#00a933" officeooo:rsid="0064a91d" style:font-weight-asian="normal" style:font-weight-complex="normal"/>
    </style:style>
    <style:style style:name="T349" style:family="text">
      <style:text-properties fo:color="#00a933" officeooo:rsid="014da014" fo:background-color="transparent" loext:char-shading-value="0"/>
    </style:style>
    <style:style style:name="T350" style:family="text">
      <style:text-properties fo:color="#00a933" officeooo:rsid="014da014"/>
    </style:style>
    <style:style style:name="T351" style:family="text">
      <style:text-properties fo:color="#00a933" officeooo:rsid="00312987"/>
    </style:style>
    <style:style style:name="T352" style:family="text">
      <style:text-properties fo:color="#00a933" fo:font-style="italic" officeooo:rsid="00312987" style:font-style-asian="italic" style:font-style-complex="italic"/>
    </style:style>
    <style:style style:name="T353" style:family="text">
      <style:text-properties fo:color="#00a933" fo:font-style="normal" officeooo:rsid="00312987" style:font-style-asian="normal" style:font-style-complex="normal"/>
    </style:style>
    <style:style style:name="T354" style:family="text">
      <style:text-properties officeooo:rsid="0013e258"/>
    </style:style>
    <style:style style:name="T355" style:family="text">
      <style:text-properties officeooo:rsid="0014248a"/>
    </style:style>
    <style:style style:name="T356" style:family="text">
      <style:text-properties style:font-name="Liberation Mono"/>
    </style:style>
    <style:style style:name="T357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358" style:family="text">
      <style:text-properties style:font-name="Liberation Mono" fo:font-size="10pt" officeooo:rsid="002b2479" style:font-name-asian="Noto Sans Mono CJK SC" style:font-size-asian="10pt" style:font-name-complex="Liberation Mono" style:font-size-complex="10pt"/>
    </style:style>
    <style:style style:name="T359" style:family="text">
      <style:text-properties style:font-name="Liberation Mono" fo:font-size="10pt" officeooo:rsid="007d526a" style:font-name-asian="Noto Sans Mono CJK SC" style:font-size-asian="10pt" style:font-name-complex="Liberation Mono" style:font-size-complex="10pt"/>
    </style:style>
    <style:style style:name="T360" style:family="text">
      <style:text-properties style:font-name="Liberation Mono" fo:font-size="10pt" officeooo:rsid="0136df07" style:font-name-asian="Noto Sans Mono CJK SC" style:font-size-asian="10pt" style:font-name-complex="Liberation Mono" style:font-size-complex="10pt"/>
    </style:style>
    <style:style style:name="T361" style:family="text">
      <style:text-properties style:font-name="Liberation Mono" fo:font-size="10pt" officeooo:rsid="003c29b2" style:font-name-asian="Noto Sans Mono CJK SC" style:font-size-asian="10pt" style:font-name-complex="Liberation Mono" style:font-size-complex="10pt"/>
    </style:style>
    <style:style style:name="T362" style:family="text">
      <style:text-properties style:font-name="Liberation Mono" fo:font-size="10pt" officeooo:rsid="00a6c7e0" style:font-name-asian="Noto Sans Mono CJK SC" style:font-size-asian="10pt" style:font-name-complex="Liberation Mono" style:font-size-complex="10pt"/>
    </style:style>
    <style:style style:name="T363" style:family="text">
      <style:text-properties style:font-name="Liberation Mono" fo:font-size="10pt" officeooo:rsid="00a761e5" style:font-name-asian="Noto Sans Mono CJK SC" style:font-size-asian="10pt" style:font-name-complex="Liberation Mono" style:font-size-complex="10pt"/>
    </style:style>
    <style:style style:name="T364" style:family="text">
      <style:text-properties style:font-name="Liberation Mono" fo:font-size="10pt" officeooo:rsid="00ef3893" style:font-name-asian="Noto Sans Mono CJK SC" style:font-size-asian="10pt" style:font-name-complex="Liberation Mono" style:font-size-complex="10pt"/>
    </style:style>
    <style:style style:name="T365" style:family="text">
      <style:text-properties style:font-name="Liberation Mono" fo:font-size="10pt" officeooo:rsid="01183db2" style:font-name-asian="Noto Sans Mono CJK SC" style:font-size-asian="10pt" style:font-name-complex="Liberation Mono" style:font-size-complex="10pt"/>
    </style:style>
    <style:style style:name="T366" style:family="text">
      <style:text-properties style:font-name="Liberation Mono" fo:font-size="10pt" fo:font-weight="bold" officeooo:rsid="0136df07" style:font-name-asian="Noto Sans Mono CJK SC" style:font-size-asian="10pt" style:font-weight-asian="bold" style:font-name-complex="Liberation Mono" style:font-size-complex="10pt" style:font-weight-complex="bold"/>
    </style:style>
    <style:style style:name="T367" style:family="text">
      <style:text-properties style:font-name="Liberation Mono" fo:font-size="10pt" fo:font-weight="bold" officeooo:rsid="007d526a" style:font-name-asian="Noto Sans Mono CJK SC" style:font-size-asian="10pt" style:font-weight-asian="bold" style:font-name-complex="Liberation Mono" style:font-size-complex="10pt" style:font-weight-complex="bold"/>
    </style:style>
    <style:style style:name="T368" style:family="text">
      <style:text-properties style:font-name="Liberation Mono" fo:font-size="10pt" fo:font-weight="bold" officeooo:rsid="00a6c7e0" style:font-name-asian="Noto Sans Mono CJK SC" style:font-size-asian="10pt" style:font-weight-asian="bold" style:font-name-complex="Liberation Mono" style:font-size-complex="10pt" style:font-weight-complex="bold"/>
    </style:style>
    <style:style style:name="T369" style:family="text">
      <style:text-properties style:font-name="Liberation Mono" fo:font-size="10pt" fo:font-weight="bold" officeooo:rsid="00296f59" style:font-size-asian="10pt" style:font-weight-asian="bold" style:font-size-complex="10pt" style:font-weight-complex="bold"/>
    </style:style>
    <style:style style:name="T370" style:family="text">
      <style:text-properties style:font-name="Liberation Mono" fo:font-size="10pt" fo:font-weight="bold" officeooo:rsid="00dc87ae" style:font-size-asian="10pt" style:font-weight-asian="normal" style:font-size-complex="10pt" style:font-weight-complex="normal"/>
    </style:style>
    <style:style style:name="T371" style:family="text">
      <style:text-properties style:font-name="Liberation Mono" fo:font-size="10pt" style:font-size-asian="10pt" style:font-size-complex="10pt"/>
    </style:style>
    <style:style style:name="T372" style:family="text">
      <style:text-properties style:font-name="Liberation Mono" fo:font-size="10pt" officeooo:rsid="00441a36" style:font-size-asian="10pt" style:font-size-complex="10pt"/>
    </style:style>
    <style:style style:name="T373" style:family="text">
      <style:text-properties style:font-name="Liberation Mono" fo:font-size="10pt" officeooo:rsid="00a77a78" style:font-size-asian="10pt" style:font-size-complex="10pt"/>
    </style:style>
    <style:style style:name="T374" style:family="text">
      <style:text-properties style:font-name="Liberation Mono" fo:font-size="10pt" officeooo:rsid="004762bf" style:font-size-asian="10pt" style:font-size-complex="10pt"/>
    </style:style>
    <style:style style:name="T375" style:family="text">
      <style:text-properties style:font-name="Liberation Mono" fo:font-size="10pt" officeooo:rsid="0097e6d5" style:font-size-asian="10pt" style:font-size-complex="10pt"/>
    </style:style>
    <style:style style:name="T376" style:family="text">
      <style:text-properties style:font-name="Liberation Mono" fo:font-size="10pt" officeooo:rsid="00804fd0" style:font-size-asian="10pt" style:font-size-complex="10pt"/>
    </style:style>
    <style:style style:name="T377" style:family="text">
      <style:text-properties style:font-name="Liberation Mono" fo:font-size="10pt" officeooo:rsid="006129dd" style:font-size-asian="10pt" style:font-size-complex="10pt"/>
    </style:style>
    <style:style style:name="T378" style:family="text">
      <style:text-properties style:font-name="Liberation Mono" fo:font-size="10pt" officeooo:rsid="00808b62" style:font-size-asian="10pt" style:font-size-complex="10pt"/>
    </style:style>
    <style:style style:name="T379" style:family="text">
      <style:text-properties style:font-name="Liberation Mono" fo:font-size="10pt" officeooo:rsid="00a83804" style:font-size-asian="10pt" style:font-size-complex="10pt"/>
    </style:style>
    <style:style style:name="T380" style:family="text">
      <style:text-properties style:font-name="Liberation Mono" fo:font-size="10pt" officeooo:rsid="00809c11" style:font-size-asian="10pt" style:font-size-complex="10pt"/>
    </style:style>
    <style:style style:name="T381" style:family="text">
      <style:text-properties style:font-name="Liberation Mono" fo:font-size="10pt" officeooo:rsid="0098e975" style:font-size-asian="10pt" style:font-size-complex="10pt"/>
    </style:style>
    <style:style style:name="T382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383" style:family="text">
      <style:text-properties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384" style:family="text">
      <style:text-properties style:font-name="Liberation Mono" fo:font-size="10pt" fo:font-weight="normal" officeooo:rsid="00664b11" style:font-size-asian="10pt" style:font-weight-asian="normal" style:font-size-complex="10pt" style:font-weight-complex="normal"/>
    </style:style>
    <style:style style:name="T385" style:family="text">
      <style:text-properties style:font-name="Liberation Mono" fo:font-size="10pt" fo:font-weight="normal" officeooo:rsid="018bf282" style:font-size-asian="10pt" style:font-weight-asian="normal" style:font-size-complex="10pt" style:font-weight-complex="normal"/>
    </style:style>
    <style:style style:name="T386" style:family="text">
      <style:text-properties style:font-name="Liberation Mono" fo:font-size="10pt" fo:font-weight="normal" officeooo:rsid="0011fb9d" style:font-size-asian="10pt" style:font-weight-asian="normal" style:font-size-complex="10pt" style:font-weight-complex="normal"/>
    </style:style>
    <style:style style:name="T387" style:family="text">
      <style:text-properties style:font-name="Liberation Mono" fo:font-size="10pt" fo:font-weight="normal" officeooo:rsid="00294be8" style:font-size-asian="10pt" style:font-weight-asian="normal" style:font-size-complex="10pt" style:font-weight-complex="normal"/>
    </style:style>
    <style:style style:name="T388" style:family="text">
      <style:text-properties style:font-name="Liberation Mono" fo:font-size="10pt" fo:font-weight="normal" officeooo:rsid="00296f59" style:font-size-asian="10pt" style:font-weight-asian="normal" style:font-size-complex="10pt" style:font-weight-complex="normal"/>
    </style:style>
    <style:style style:name="T389" style:family="text">
      <style:text-properties style:font-name="Liberation Mono" fo:font-size="10pt" fo:font-weight="normal" officeooo:rsid="00750e99" style:font-size-asian="10pt" style:font-weight-asian="normal" style:font-size-complex="10pt" style:font-weight-complex="normal"/>
    </style:style>
    <style:style style:name="T390" style:family="text">
      <style:text-properties style:font-name="Liberation Mono" fo:font-size="10pt" fo:font-weight="normal" officeooo:rsid="007ca70b" style:font-size-asian="10pt" style:font-weight-asian="normal" style:font-size-complex="10pt" style:font-weight-complex="normal"/>
    </style:style>
    <style:style style:name="T391" style:family="text">
      <style:text-properties style:font-name="Liberation Mono" fo:font-size="10pt" fo:font-weight="normal" officeooo:rsid="007e9f53" style:font-size-asian="10pt" style:font-weight-asian="normal" style:font-size-complex="10pt" style:font-weight-complex="normal"/>
    </style:style>
    <style:style style:name="T392" style:family="text">
      <style:text-properties style:font-name="Liberation Mono" fo:font-size="10pt" fo:font-weight="normal" officeooo:rsid="00c7f066" style:font-size-asian="10pt" style:font-weight-asian="normal" style:font-size-complex="10pt" style:font-weight-complex="normal"/>
    </style:style>
    <style:style style:name="T393" style:family="text">
      <style:text-properties style:font-name="Liberation Mono" fo:font-size="10pt" fo:font-weight="normal" officeooo:rsid="00826d59" style:font-size-asian="10pt" style:font-weight-asian="normal" style:font-size-complex="10pt" style:font-weight-complex="normal"/>
    </style:style>
    <style:style style:name="T394" style:family="text">
      <style:text-properties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395" style:family="text">
      <style:text-properties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396" style:family="text">
      <style:text-properties style:font-name="Liberation Mono" fo:font-size="10pt" fo:font-weight="normal" officeooo:rsid="009fbc36" style:font-size-asian="10pt" style:font-weight-asian="normal" style:font-size-complex="10pt" style:font-weight-complex="normal"/>
    </style:style>
    <style:style style:name="T397" style:family="text">
      <style:text-properties style:font-name="Liberation Mono" fo:font-size="10pt" fo:font-weight="normal" officeooo:rsid="00dc87ae" style:font-size-asian="10pt" style:font-weight-asian="normal" style:font-size-complex="10pt" style:font-weight-complex="normal"/>
    </style:style>
    <style:style style:name="T398" style:family="text">
      <style:text-properties style:font-name="Liberation Mono" fo:font-size="10pt" fo:font-weight="normal" officeooo:rsid="013e7c34" style:font-size-asian="10pt" style:font-weight-asian="normal" style:font-size-complex="10pt" style:font-weight-complex="normal"/>
    </style:style>
    <style:style style:name="T399" style:family="text">
      <style:text-properties style:font-name="Liberation Mono" fo:font-size="10pt" fo:font-weight="normal" officeooo:rsid="0154bf0f" style:font-size-asian="10pt" style:font-weight-asian="normal" style:font-size-complex="10pt" style:font-weight-complex="normal"/>
    </style:style>
    <style:style style:name="T400" style:family="text">
      <style:text-properties style:font-name="Liberation Mono" fo:font-size="10pt" fo:font-weight="normal" officeooo:rsid="015503a1" style:font-size-asian="10pt" style:font-weight-asian="normal" style:font-size-complex="10pt" style:font-weight-complex="normal"/>
    </style:style>
    <style:style style:name="T401" style:family="text">
      <style:text-properties style:font-name="Liberation Mono" fo:font-size="10pt" fo:font-weight="normal" fo:background-color="transparent" loext:char-shading-value="0" style:font-size-asian="10pt" style:font-size-complex="10pt"/>
    </style:style>
    <style:style style:name="T402" style:family="text">
      <style:text-properties style:font-name="Liberation Mono" fo:font-size="10pt" fo:font-weight="normal" officeooo:rsid="00e324c1" fo:background-color="transparent" loext:char-shading-value="0" style:font-size-asian="10pt" style:font-weight-asian="normal" style:font-size-complex="10pt" style:font-weight-complex="normal"/>
    </style:style>
    <style:style style:name="T403" style:family="text">
      <style:text-properties style:font-name="Liberation Mono" fo:font-size="10pt" fo:font-weight="normal" officeooo:rsid="00e324c1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404" style:family="text">
      <style:text-properties style:font-name="Liberation Mono" fo:font-size="10pt" fo:background-color="transparent" loext:char-shading-value="0" style:font-size-asian="10pt" style:font-size-complex="10pt"/>
    </style:style>
    <style:style style:name="T405" style:family="text">
      <style:text-properties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406" style:family="text">
      <style:text-properties style:font-name="Liberation Mono" fo:font-size="10pt" fo:font-style="italic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407" style:family="text">
      <style:text-properties style:font-name="Liberation Mono" fo:font-size="10pt" style:text-underline-style="none" officeooo:rsid="023b1029" style:font-size-asian="10pt" style:font-size-complex="10pt"/>
    </style:style>
    <style:style style:name="T408" style:family="text">
      <style:text-properties style:font-name="Liberation Mono" fo:font-size="10pt" style:text-underline-style="none" officeooo:rsid="02405104" style:font-size-asian="10pt" style:font-size-complex="10pt"/>
    </style:style>
    <style:style style:name="T409" style:family="text">
      <style:text-properties style:font-name="Liberation Mono" fo:font-size="10pt" style:text-underline-style="none" officeooo:rsid="00ad6165" style:font-size-asian="10pt" style:font-size-complex="10pt"/>
    </style:style>
    <style:style style:name="T410" style:family="text">
      <style:text-properties style:font-name="Liberation Mono" fo:font-size="10pt" style:text-underline-style="none" officeooo:rsid="00ad6165" style:font-name-asian="Noto Sans Mono CJK SC" style:font-size-asian="10pt" style:font-name-complex="Liberation Mono" style:font-size-complex="10pt"/>
    </style:style>
    <style:style style:name="T411" style:family="text">
      <style:text-properties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412" style:family="text">
      <style:text-properties style:font-name="Liberation Mono" fo:font-size="10pt" style:text-underline-style="none" fo:font-weight="normal" officeooo:rsid="00ad6165" style:font-size-asian="10pt" style:font-weight-asian="normal" style:font-size-complex="10pt" style:font-weight-complex="normal"/>
    </style:style>
    <style:style style:name="T413" style:family="text">
      <style:text-properties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414" style:family="text">
      <style:text-properties style:font-name="Liberation Mono" fo:font-size="10pt" style:text-underline-style="none" fo:font-weight="normal" officeooo:rsid="0272c152" style:font-size-asian="10pt" style:font-weight-asian="normal" style:font-size-complex="10pt" style:font-weight-complex="normal"/>
    </style:style>
    <style:style style:name="T415" style:family="text">
      <style:text-properties style:font-name="Liberation Mono" fo:font-size="10pt" style:text-underline-style="none" fo:font-weight="normal" officeooo:rsid="00c46de0" style:font-size-asian="10pt" style:font-weight-asian="normal" style:font-size-complex="10pt" style:font-weight-complex="normal"/>
    </style:style>
    <style:style style:name="T416" style:family="text">
      <style:text-properties style:font-name="Liberation Mono" fo:font-size="10pt" style:text-underline-style="none" fo:font-weight="normal" officeooo:rsid="00c5e0c8" style:font-size-asian="10pt" style:font-weight-asian="normal" style:font-size-complex="10pt" style:font-weight-complex="normal"/>
    </style:style>
    <style:style style:name="T417" style:family="text">
      <style:text-properties style:font-name="Liberation Mono" fo:font-size="10pt" style:text-underline-style="none" fo:font-weight="normal" officeooo:rsid="00c6fc0b" style:font-size-asian="10pt" style:font-weight-asian="normal" style:font-size-complex="10pt" style:font-weight-complex="normal"/>
    </style:style>
    <style:style style:name="T418" style:family="text">
      <style:text-properties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419" style:family="text">
      <style:text-properties style:font-name="Liberation Mono" fo:font-size="10pt" style:text-underline-style="none" fo:font-weight="bold" officeooo:rsid="0242b7a4" style:font-size-asian="10pt" style:font-weight-asian="bold" style:font-size-complex="10pt" style:font-weight-complex="bold"/>
    </style:style>
    <style:style style:name="T420" style:family="text">
      <style:text-properties style:font-name="Liberation Mono" fo:font-size="10pt" style:text-underline-style="solid" style:text-underline-width="auto" style:text-underline-color="font-color" fo:font-weight="normal" officeooo:rsid="00c5e0c8" style:font-size-asian="10pt" style:font-weight-asian="normal" style:font-size-complex="10pt" style:font-weight-complex="normal"/>
    </style:style>
    <style:style style:name="T421" style:family="text">
      <style:text-properties style:font-name="Liberation Mono" fo:background-color="transparent" loext:char-shading-value="0"/>
    </style:style>
    <style:style style:name="T422" style:family="text">
      <style:text-properties style:font-name="Liberation Mono" officeooo:rsid="003e68df" fo:background-color="transparent" loext:char-shading-value="0"/>
    </style:style>
    <style:style style:name="T423" style:family="text">
      <style:text-properties style:font-name="Liberation Mono" officeooo:rsid="0057b4fc" fo:background-color="transparent" loext:char-shading-value="0"/>
    </style:style>
    <style:style style:name="T424" style:family="text">
      <style:text-properties style:font-name="Liberation Mono" officeooo:rsid="0019a2a3"/>
    </style:style>
    <style:style style:name="T425" style:family="text">
      <style:text-properties style:font-name="Liberation Mono" style:text-underline-style="none" officeooo:rsid="0144980c"/>
    </style:style>
    <style:style style:name="T426" style:family="text">
      <style:text-properties style:font-name="Liberation Mono" style:text-underline-style="none" officeooo:rsid="0283394f"/>
    </style:style>
    <style:style style:name="T427" style:family="text">
      <style:text-properties style:font-name="Liberation Mono" style:text-underline-style="none" officeooo:rsid="0147bc7c"/>
    </style:style>
    <style:style style:name="T428" style:family="text">
      <style:text-properties style:font-name="Liberation Mono" officeooo:rsid="013a9e99"/>
    </style:style>
    <style:style style:name="T429" style:family="text">
      <style:text-properties officeooo:rsid="0015dbd2"/>
    </style:style>
    <style:style style:name="T430" style:family="text">
      <style:text-properties fo:color="#800080" style:font-name="Liberation Mono" fo:font-size="10pt" style:font-size-asian="10pt" style:font-size-complex="10pt"/>
    </style:style>
    <style:style style:name="T431" style:family="text">
      <style:text-properties fo:color="#800080" style:font-name="Liberation Mono" fo:font-size="10pt" officeooo:rsid="00441a36" style:font-size-asian="10pt" style:font-size-complex="10pt"/>
    </style:style>
    <style:style style:name="T432" style:family="text">
      <style:text-properties fo:color="#800080" style:font-name="Liberation Mono" fo:font-size="10pt" officeooo:rsid="01005620" style:font-size-asian="10pt" style:font-size-complex="10pt"/>
    </style:style>
    <style:style style:name="T433" style:family="text">
      <style:text-properties fo:color="#80008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434" style:family="text">
      <style:text-properties fo:color="#800080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435" style:family="text">
      <style:text-properties fo:color="#80008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436" style:family="text">
      <style:text-properties fo:color="#80008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437" style:family="text">
      <style:text-properties fo:color="#80008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438" style:family="text">
      <style:text-properties fo:color="#80008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439" style:family="text">
      <style:text-properties fo:color="#800080" style:font-name="Liberation Mono" fo:font-size="10pt" fo:font-weight="normal" officeooo:rsid="00eb18c3" style:font-size-asian="10pt" style:font-weight-asian="normal" style:font-size-complex="10pt" style:font-weight-complex="normal"/>
    </style:style>
    <style:style style:name="T440" style:family="text">
      <style:text-properties fo:color="#80008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441" style:family="text">
      <style:text-properties fo:color="#80008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442" style:family="text">
      <style:text-properties fo:color="#800080" style:font-name="Liberation Mono" fo:font-size="10pt" style:text-underline-style="none" fo:font-weight="bold" officeooo:rsid="023a0a33" style:font-size-asian="10pt" style:font-weight-asian="bold" style:font-size-complex="10pt" style:font-weight-complex="bold"/>
    </style:style>
    <style:style style:name="T443" style:family="text">
      <style:text-properties fo:color="#800080" style:font-name="Liberation Mono" fo:font-size="10pt" style:text-underline-style="none" fo:font-weight="bold" officeooo:rsid="00abb43f" style:font-size-asian="10pt" style:font-weight-asian="bold" style:font-size-complex="10pt" style:font-weight-complex="bold"/>
    </style:style>
    <style:style style:name="T444" style:family="text">
      <style:text-properties fo:color="#800080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445" style:family="text">
      <style:text-properties fo:color="#800080" style:font-name="Liberation Mono" fo:font-size="10pt" style:text-underline-style="none" fo:font-weight="normal" officeooo:rsid="02652cab" style:font-size-asian="10pt" style:font-weight-asian="normal" style:font-size-complex="10pt" style:font-weight-complex="normal"/>
    </style:style>
    <style:style style:name="T446" style:family="text">
      <style:text-properties fo:color="#800080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447" style:family="text">
      <style:text-properties fo:color="#80008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448" style:family="text">
      <style:text-properties fo:color="#800080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449" style:family="text">
      <style:text-properties fo:color="#800080" style:font-name="Liberation Mono" style:text-underline-style="none" officeooo:rsid="0283394f"/>
    </style:style>
    <style:style style:name="T450" style:family="text">
      <style:text-properties fo:color="#800080" style:text-underline-style="none" officeooo:rsid="01ebf5ee"/>
    </style:style>
    <style:style style:name="T451" style:family="text">
      <style:text-properties fo:color="#800080" style:text-underline-style="none" fo:font-weight="normal" officeooo:rsid="021db3c6" style:font-weight-asian="normal" style:font-weight-complex="normal"/>
    </style:style>
    <style:style style:name="T452" style:family="text">
      <style:text-properties fo:color="#800080" style:text-underline-style="none" fo:font-weight="bold" officeooo:rsid="021db3c6" style:font-weight-asian="bold" style:font-weight-complex="bold"/>
    </style:style>
    <style:style style:name="T453" style:family="text">
      <style:text-properties fo:color="#800080" officeooo:rsid="01ede68d"/>
    </style:style>
    <style:style style:name="T454" style:family="text">
      <style:text-properties officeooo:rsid="0031d8af"/>
    </style:style>
    <style:style style:name="T455" style:family="text">
      <style:text-properties fo:color="#ff0000" officeooo:rsid="01322a9b"/>
    </style:style>
    <style:style style:name="T456" style:family="text">
      <style:text-properties fo:color="#ff0000" fo:font-weight="bold" style:font-weight-asian="bold" style:font-weight-complex="bold"/>
    </style:style>
    <style:style style:name="T457" style:family="text">
      <style:text-properties fo:color="#ff0000" officeooo:rsid="011df830"/>
    </style:style>
    <style:style style:name="T458" style:family="text">
      <style:text-properties fo:color="#ff0000" officeooo:rsid="0031d8af"/>
    </style:style>
    <style:style style:name="T459" style:family="text">
      <style:text-properties fo:color="#ff0000" officeooo:rsid="011e1119"/>
    </style:style>
    <style:style style:name="T460" style:family="text">
      <style:text-properties fo:color="#ff0000" fo:font-weight="normal"/>
    </style:style>
    <style:style style:name="T461" style:family="text">
      <style:text-properties fo:font-weight="normal"/>
    </style:style>
    <style:style style:name="T462" style:family="text">
      <style:text-properties fo:font-weight="normal" style:font-weight-asian="normal" style:font-weight-complex="normal"/>
    </style:style>
    <style:style style:name="T463" style:family="text">
      <style:text-properties fo:font-weight="normal" officeooo:rsid="000e396a" style:font-weight-asian="normal" style:font-weight-complex="normal"/>
    </style:style>
    <style:style style:name="T464" style:family="text">
      <style:text-properties fo:font-weight="normal" officeooo:rsid="003a5645" style:font-weight-asian="normal" style:font-weight-complex="normal"/>
    </style:style>
    <style:style style:name="T465" style:family="text">
      <style:text-properties fo:font-weight="normal" officeooo:rsid="003f0255" style:font-weight-asian="normal" style:font-weight-complex="normal"/>
    </style:style>
    <style:style style:name="T466" style:family="text">
      <style:text-properties fo:font-weight="normal" officeooo:rsid="004e98d7" style:font-weight-asian="normal" style:font-weight-complex="normal"/>
    </style:style>
    <style:style style:name="T467" style:family="text">
      <style:text-properties fo:font-weight="normal" officeooo:rsid="0050a8fe" style:font-weight-asian="normal" style:font-weight-complex="normal"/>
    </style:style>
    <style:style style:name="T468" style:family="text">
      <style:text-properties fo:font-weight="normal" officeooo:rsid="007822ac" style:font-weight-asian="normal" style:font-weight-complex="normal"/>
    </style:style>
    <style:style style:name="T469" style:family="text">
      <style:text-properties fo:font-weight="normal" officeooo:rsid="008315fe" style:font-weight-asian="normal" style:font-weight-complex="normal"/>
    </style:style>
    <style:style style:name="T470" style:family="text">
      <style:text-properties fo:font-weight="normal" officeooo:rsid="00840382" style:font-weight-asian="normal" style:font-weight-complex="normal"/>
    </style:style>
    <style:style style:name="T471" style:family="text">
      <style:text-properties fo:font-weight="normal" officeooo:rsid="013e7c34" style:font-weight-asian="normal" style:font-weight-complex="normal"/>
    </style:style>
    <style:style style:name="T472" style:family="text">
      <style:text-properties fo:font-weight="normal" officeooo:rsid="0166de3e" style:font-weight-asian="normal" style:font-weight-complex="normal"/>
    </style:style>
    <style:style style:name="T473" style:family="text">
      <style:text-properties fo:font-weight="normal" officeooo:rsid="004e98d7" fo:background-color="transparent" loext:char-shading-value="0" style:font-weight-asian="normal" style:font-weight-complex="normal"/>
    </style:style>
    <style:style style:name="T474" style:family="text">
      <style:text-properties fo:font-weight="normal" officeooo:rsid="0095b38b"/>
    </style:style>
    <style:style style:name="T475" style:family="text">
      <style:text-properties fo:font-weight="normal" officeooo:rsid="00964084"/>
    </style:style>
    <style:style style:name="T476" style:family="text">
      <style:text-properties fo:font-weight="normal" style:font-name-asian="Noto Sans Mono CJK SC" style:font-weight-asian="normal" style:font-name-complex="Liberation Mono" style:font-weight-complex="normal"/>
    </style:style>
    <style:style style:name="T477" style:family="text">
      <style:text-properties fo:color="#000000"/>
    </style:style>
    <style:style style:name="T478" style:family="text">
      <style:text-properties fo:color="#000000" fo:font-weight="normal" style:font-weight-asian="normal" style:font-weight-complex="normal"/>
    </style:style>
    <style:style style:name="T479" style:family="text">
      <style:text-properties fo:color="#000000" fo:font-weight="normal" officeooo:rsid="001fc096" style:font-weight-asian="normal" style:font-weight-complex="normal"/>
    </style:style>
    <style:style style:name="T480" style:family="text">
      <style:text-properties fo:color="#000000" fo:font-weight="normal" officeooo:rsid="00226f2b" style:font-weight-asian="normal" style:font-weight-complex="normal"/>
    </style:style>
    <style:style style:name="T481" style:family="text">
      <style:text-properties fo:color="#000000" fo:font-weight="normal" officeooo:rsid="002444bc" style:font-weight-asian="normal" style:font-weight-complex="normal"/>
    </style:style>
    <style:style style:name="T482" style:family="text">
      <style:text-properties fo:color="#000000" fo:font-weight="normal" officeooo:rsid="0037015d" style:font-weight-asian="normal" style:font-weight-complex="normal"/>
    </style:style>
    <style:style style:name="T483" style:family="text">
      <style:text-properties fo:color="#000000" fo:font-weight="normal" officeooo:rsid="00417cc6" style:font-weight-asian="normal" style:font-weight-complex="normal"/>
    </style:style>
    <style:style style:name="T484" style:family="text">
      <style:text-properties fo:color="#000000" fo:font-weight="normal" officeooo:rsid="004d38ad" style:font-weight-asian="normal" style:font-weight-complex="normal"/>
    </style:style>
    <style:style style:name="T485" style:family="text">
      <style:text-properties fo:color="#000000" fo:font-weight="normal" officeooo:rsid="00500a7a" style:font-weight-asian="normal" style:font-weight-complex="normal"/>
    </style:style>
    <style:style style:name="T486" style:family="text">
      <style:text-properties fo:color="#000000" fo:font-weight="normal" officeooo:rsid="00312987" style:font-weight-asian="normal" style:font-weight-complex="normal"/>
    </style:style>
    <style:style style:name="T487" style:family="text">
      <style:text-properties fo:color="#000000" fo:font-weight="normal" officeooo:rsid="0057fa42" style:font-weight-asian="normal" style:font-weight-complex="normal"/>
    </style:style>
    <style:style style:name="T488" style:family="text">
      <style:text-properties fo:color="#000000" fo:font-weight="normal" officeooo:rsid="006129dd" style:font-weight-asian="normal" style:font-weight-complex="normal"/>
    </style:style>
    <style:style style:name="T489" style:family="text">
      <style:text-properties fo:color="#000000" fo:font-weight="normal" officeooo:rsid="0064584c" style:font-weight-asian="normal" style:font-weight-complex="normal"/>
    </style:style>
    <style:style style:name="T490" style:family="text">
      <style:text-properties fo:color="#000000" fo:font-weight="normal" officeooo:rsid="00655b03" style:font-weight-asian="normal" style:font-weight-complex="normal"/>
    </style:style>
    <style:style style:name="T491" style:family="text">
      <style:text-properties fo:color="#000000" fo:font-weight="normal" officeooo:rsid="006740d5" style:font-weight-asian="normal" style:font-weight-complex="normal"/>
    </style:style>
    <style:style style:name="T492" style:family="text">
      <style:text-properties fo:color="#000000" fo:font-weight="normal" officeooo:rsid="006973e8" style:font-weight-asian="normal" style:font-weight-complex="normal"/>
    </style:style>
    <style:style style:name="T493" style:family="text">
      <style:text-properties fo:color="#000000" fo:font-weight="normal" officeooo:rsid="006af3d6" style:font-weight-asian="normal" style:font-weight-complex="normal"/>
    </style:style>
    <style:style style:name="T494" style:family="text">
      <style:text-properties fo:color="#000000" fo:font-weight="normal" officeooo:rsid="006b9f05" style:font-weight-asian="normal" style:font-weight-complex="normal"/>
    </style:style>
    <style:style style:name="T495" style:family="text">
      <style:text-properties fo:color="#000000" fo:font-weight="normal" officeooo:rsid="006e17d6" style:font-weight-asian="normal" style:font-weight-complex="normal"/>
    </style:style>
    <style:style style:name="T496" style:family="text">
      <style:text-properties fo:color="#000000" fo:font-weight="normal" officeooo:rsid="007104c0" style:font-weight-asian="normal" style:font-weight-complex="normal"/>
    </style:style>
    <style:style style:name="T497" style:family="text">
      <style:text-properties fo:color="#000000" fo:font-weight="normal" officeooo:rsid="006d74d4" style:font-weight-asian="normal" style:font-weight-complex="normal"/>
    </style:style>
    <style:style style:name="T498" style:family="text">
      <style:text-properties fo:color="#000000" fo:font-weight="normal" officeooo:rsid="0075fcb6" style:font-weight-asian="normal" style:font-weight-complex="normal"/>
    </style:style>
    <style:style style:name="T499" style:family="text">
      <style:text-properties fo:color="#000000" fo:font-weight="normal" officeooo:rsid="00760242" style:font-weight-asian="normal" style:font-weight-complex="normal"/>
    </style:style>
    <style:style style:name="T500" style:family="text">
      <style:text-properties fo:color="#000000" fo:font-weight="normal" officeooo:rsid="00776207" style:font-weight-asian="normal" style:font-weight-complex="normal"/>
    </style:style>
    <style:style style:name="T501" style:family="text">
      <style:text-properties fo:color="#000000" fo:font-weight="normal" officeooo:rsid="007cb412" style:font-weight-asian="normal" style:font-weight-complex="normal"/>
    </style:style>
    <style:style style:name="T502" style:family="text">
      <style:text-properties fo:color="#000000" fo:font-weight="normal" officeooo:rsid="00b3093f" style:font-weight-asian="normal" style:font-weight-complex="normal"/>
    </style:style>
    <style:style style:name="T503" style:family="text">
      <style:text-properties fo:color="#000000" fo:font-weight="normal" officeooo:rsid="00809cd2" style:font-weight-asian="normal" style:font-weight-complex="normal"/>
    </style:style>
    <style:style style:name="T504" style:family="text">
      <style:text-properties fo:color="#000000" fo:font-weight="normal" officeooo:rsid="00efcba4" style:font-weight-asian="normal" style:font-weight-complex="normal"/>
    </style:style>
    <style:style style:name="T505" style:family="text">
      <style:text-properties fo:color="#000000" fo:font-weight="normal" officeooo:rsid="00351acf" style:font-weight-asian="normal" style:font-weight-complex="normal"/>
    </style:style>
    <style:style style:name="T506" style:family="text">
      <style:text-properties fo:color="#000000" fo:font-weight="normal" officeooo:rsid="01230f43" style:font-weight-asian="normal" style:font-weight-complex="normal"/>
    </style:style>
    <style:style style:name="T507" style:family="text">
      <style:text-properties fo:color="#000000" fo:font-weight="normal" officeooo:rsid="012341c9" style:font-weight-asian="normal" style:font-weight-complex="normal"/>
    </style:style>
    <style:style style:name="T508" style:family="text">
      <style:text-properties fo:color="#000000" fo:font-weight="normal" officeooo:rsid="012392c3" style:font-weight-asian="normal" style:font-weight-complex="normal"/>
    </style:style>
    <style:style style:name="T509" style:family="text">
      <style:text-properties fo:color="#000000" fo:font-weight="normal" officeooo:rsid="0066a86f" style:font-weight-asian="normal" style:font-weight-complex="normal"/>
    </style:style>
    <style:style style:name="T510" style:family="text">
      <style:text-properties fo:color="#000000" fo:font-weight="normal" officeooo:rsid="01325573" style:font-weight-asian="normal" style:font-weight-complex="normal"/>
    </style:style>
    <style:style style:name="T511" style:family="text">
      <style:text-properties fo:color="#000000" fo:font-weight="normal" officeooo:rsid="0037015d" fo:background-color="transparent" loext:char-shading-value="0" style:font-weight-asian="normal" style:font-weight-complex="normal"/>
    </style:style>
    <style:style style:name="T512" style:family="text">
      <style:text-properties fo:color="#000000" fo:font-weight="normal" officeooo:rsid="0050a8fe" fo:background-color="transparent" loext:char-shading-value="0" style:font-weight-asian="normal" style:font-weight-complex="normal"/>
    </style:style>
    <style:style style:name="T513" style:family="text">
      <style:text-properties fo:color="#000000" fo:font-weight="normal" officeooo:rsid="00312987" fo:background-color="transparent" loext:char-shading-value="0" style:font-weight-asian="normal" style:font-weight-complex="normal"/>
    </style:style>
    <style:style style:name="T514" style:family="text">
      <style:text-properties fo:color="#000000" fo:font-weight="normal" officeooo:rsid="00562e3a" fo:background-color="transparent" loext:char-shading-value="0" style:font-weight-asian="normal" style:font-weight-complex="normal"/>
    </style:style>
    <style:style style:name="T515" style:family="text">
      <style:text-properties fo:color="#000000" fo:font-weight="normal" officeooo:rsid="00760242" fo:background-color="transparent" loext:char-shading-value="0" style:font-weight-asian="normal" style:font-weight-complex="normal"/>
    </style:style>
    <style:style style:name="T516" style:family="text">
      <style:text-properties fo:color="#000000" fo:font-weight="normal" officeooo:rsid="007822ac" fo:background-color="transparent" loext:char-shading-value="0" style:font-weight-asian="normal" style:font-weight-complex="normal"/>
    </style:style>
    <style:style style:name="T517" style:family="text">
      <style:text-properties fo:color="#000000" fo:font-weight="normal" officeooo:rsid="00f2a77a" fo:background-color="transparent" loext:char-shading-value="0" style:font-weight-asian="normal" style:font-weight-complex="normal"/>
    </style:style>
    <style:style style:name="T518" style:family="text">
      <style:text-properties fo:color="#000000" fo:font-weight="normal" officeooo:rsid="0078239f" fo:background-color="transparent" loext:char-shading-value="0"/>
    </style:style>
    <style:style style:name="T519" style:family="text">
      <style:text-properties fo:color="#000000" fo:font-weight="normal" style:font-name-asian="Noto Sans Mono CJK SC" style:font-name-complex="Liberation Mono"/>
    </style:style>
    <style:style style:name="T520" style:family="text">
      <style:text-properties fo:color="#000000" style:font-name="Liberation Mono" fo:font-size="10pt" fo:font-weight="normal" style:font-name-asian="Noto Sans Mono CJK SC" style:font-size-asian="10pt" style:font-weight-asian="normal" style:font-name-complex="Liberation Mono" style:font-size-complex="10pt" style:font-weight-complex="normal"/>
    </style:style>
    <style:style style:name="T521" style:family="text">
      <style:text-properties fo:color="#000000" style:font-name="Liberation Mono" fo:font-size="10pt" fo:font-weight="normal" officeooo:rsid="001fc096" style:font-name-asian="Noto Sans Mono CJK SC" style:font-size-asian="10pt" style:font-weight-asian="normal" style:font-name-complex="Liberation Mono" style:font-size-complex="10pt" style:font-weight-complex="normal"/>
    </style:style>
    <style:style style:name="T522" style:family="text">
      <style:text-properties fo:color="#000000" style:font-name="Liberation Mono" fo:font-size="10pt" fo:font-weight="normal" officeooo:rsid="004762bf" style:font-name-asian="Noto Sans Mono CJK SC" style:font-size-asian="10pt" style:font-weight-asian="normal" style:font-name-complex="Liberation Mono" style:font-size-complex="10pt" style:font-weight-complex="normal"/>
    </style:style>
    <style:style style:name="T523" style:family="text">
      <style:text-properties fo:color="#000000" style:font-name="Liberation Mono" fo:font-size="10pt" fo:font-weight="normal" officeooo:rsid="004a898d" style:font-name-asian="Noto Sans Mono CJK SC" style:font-size-asian="10pt" style:font-weight-asian="normal" style:font-name-complex="Liberation Mono" style:font-size-complex="10pt" style:font-weight-complex="normal"/>
    </style:style>
    <style:style style:name="T524" style:family="text">
      <style:text-properties fo:color="#000000" style:font-name="Liberation Mono" fo:font-size="10pt" fo:font-weight="normal" officeooo:rsid="0066a86f" style:font-name-asian="Noto Sans Mono CJK SC" style:font-size-asian="10pt" style:font-weight-asian="normal" style:font-name-complex="Liberation Mono" style:font-size-complex="10pt" style:font-weight-complex="normal"/>
    </style:style>
    <style:style style:name="T525" style:family="text">
      <style:text-properties fo:color="#000000" style:font-name="Liberation Mono" fo:font-size="10pt" fo:font-weight="normal" officeooo:rsid="006b9f05" style:font-name-asian="Noto Sans Mono CJK SC" style:font-size-asian="10pt" style:font-weight-asian="normal" style:font-name-complex="Liberation Mono" style:font-size-complex="10pt" style:font-weight-complex="normal"/>
    </style:style>
    <style:style style:name="T526" style:family="text">
      <style:text-properties fo:color="#000000" style:font-name="Liberation Mono" fo:font-size="10pt" fo:font-weight="normal" officeooo:rsid="00798810" style:font-name-asian="Noto Sans Mono CJK SC" style:font-size-asian="10pt" style:font-weight-asian="normal" style:font-name-complex="Liberation Mono" style:font-size-complex="10pt" style:font-weight-complex="normal"/>
    </style:style>
    <style:style style:name="T527" style:family="text">
      <style:text-properties fo:color="#000000" style:font-name="Liberation Mono" fo:font-size="10pt" fo:font-weight="normal" officeooo:rsid="007cb412" style:font-name-asian="Noto Sans Mono CJK SC" style:font-size-asian="10pt" style:font-weight-asian="normal" style:font-name-complex="Liberation Mono" style:font-size-complex="10pt" style:font-weight-complex="normal"/>
    </style:style>
    <style:style style:name="T528" style:family="text">
      <style:text-properties fo:color="#000000" style:font-name="Liberation Mono" fo:font-size="10pt" fo:font-weight="normal" officeooo:rsid="00809cd2" style:font-name-asian="Noto Sans Mono CJK SC" style:font-size-asian="10pt" style:font-weight-asian="normal" style:font-name-complex="Liberation Mono" style:font-size-complex="10pt" style:font-weight-complex="normal"/>
    </style:style>
    <style:style style:name="T529" style:family="text">
      <style:text-properties fo:color="#00000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530" style:family="text">
      <style:text-properties fo:color="#00000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531" style:family="text">
      <style:text-properties fo:color="#000000" style:font-name="Liberation Mono" fo:font-size="10pt" fo:font-weight="normal" officeooo:rsid="009fbc36" style:font-name-asian="Noto Sans Mono CJK SC" style:font-size-asian="10pt" style:font-weight-asian="normal" style:font-name-complex="Liberation Mono" style:font-size-complex="10pt" style:font-weight-complex="normal"/>
    </style:style>
    <style:style style:name="T532" style:family="text">
      <style:text-properties fo:color="#000000" style:font-name="Liberation Mono" fo:font-size="10pt" fo:font-weight="normal" officeooo:rsid="00efcba4" style:font-name-asian="Noto Sans Mono CJK SC" style:font-size-asian="10pt" style:font-weight-asian="normal" style:font-name-complex="Liberation Mono" style:font-size-complex="10pt" style:font-weight-complex="normal"/>
    </style:style>
    <style:style style:name="T533" style:family="text">
      <style:text-properties fo:color="#000000" style:font-name="Liberation Mono" fo:font-size="10pt" fo:font-weight="normal" officeooo:rsid="012341c9" style:font-name-asian="Noto Sans Mono CJK SC" style:font-size-asian="10pt" style:font-weight-asian="normal" style:font-name-complex="Liberation Mono" style:font-size-complex="10pt" style:font-weight-complex="normal"/>
    </style:style>
    <style:style style:name="T534" style:family="text">
      <style:text-properties fo:color="#000000" style:font-name="Liberation Mono" fo:font-size="10pt" fo:font-weight="normal" officeooo:rsid="012996bb" style:font-name-asian="Noto Sans Mono CJK SC" style:font-size-asian="10pt" style:font-weight-asian="normal" style:font-name-complex="Liberation Mono" style:font-size-complex="10pt" style:font-weight-complex="normal"/>
    </style:style>
    <style:style style:name="T535" style:family="text">
      <style:text-properties fo:color="#000000" style:font-name="Liberation Mono" fo:font-size="10pt" fo:font-weight="normal" officeooo:rsid="01688f50" style:font-name-asian="Noto Sans Mono CJK SC" style:font-size-asian="10pt" style:font-weight-asian="normal" style:font-name-complex="Liberation Mono" style:font-size-complex="10pt" style:font-weight-complex="normal"/>
    </style:style>
    <style:style style:name="T536" style:family="text"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T537" style:family="text">
      <style:text-properties fo:color="#000000" style:font-name="Liberation Mono" fo:font-size="10pt" fo:font-weight="normal" officeooo:rsid="00441a36" style:font-size-asian="10pt" style:font-weight-asian="normal" style:font-size-complex="10pt" style:font-weight-complex="normal"/>
    </style:style>
    <style:style style:name="T538" style:family="text">
      <style:text-properties fo:color="#00000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539" style:family="text">
      <style:text-properties fo:color="#000000" style:font-name="Liberation Mono" fo:font-size="10pt" fo:font-weight="normal" officeooo:rsid="0097e6d5" style:font-size-asian="10pt" style:font-weight-asian="normal" style:font-size-complex="10pt" style:font-weight-complex="normal"/>
    </style:style>
    <style:style style:name="T540" style:family="text">
      <style:text-properties fo:color="#000000" style:font-name="Liberation Mono" fo:font-size="10pt" fo:font-weight="normal" officeooo:rsid="007cb412" style:font-size-asian="10pt" style:font-weight-asian="normal" style:font-size-complex="10pt" style:font-weight-complex="normal"/>
    </style:style>
    <style:style style:name="T541" style:family="text">
      <style:text-properties fo:color="#000000" style:font-name="Liberation Mono" fo:font-size="10pt" fo:font-weight="normal" officeooo:rsid="00b3093f" style:font-size-asian="10pt" style:font-weight-asian="normal" style:font-size-complex="10pt" style:font-weight-complex="normal"/>
    </style:style>
    <style:style style:name="T542" style:family="text">
      <style:text-properties fo:color="#000000" style:font-name="Liberation Mono" fo:font-size="10pt" fo:font-weight="normal" officeooo:rsid="00809cd2" style:font-size-asian="10pt" style:font-weight-asian="normal" style:font-size-complex="10pt" style:font-weight-complex="normal"/>
    </style:style>
    <style:style style:name="T543" style:family="text">
      <style:text-properties fo:color="#000000" style:font-name="Liberation Mono" fo:font-size="10pt" fo:font-weight="normal" officeooo:rsid="0075fcb6" style:font-size-asian="10pt" style:font-weight-asian="normal" style:font-size-complex="10pt" style:font-weight-complex="normal"/>
    </style:style>
    <style:style style:name="T544" style:family="text">
      <style:text-properties fo:color="#000000" style:font-name="Liberation Mono" fo:font-size="10pt" fo:font-weight="normal" officeooo:rsid="00500a7a" style:font-size-asian="10pt" style:font-weight-asian="normal" style:font-size-complex="10pt" style:font-weight-complex="normal"/>
    </style:style>
    <style:style style:name="T545" style:family="text">
      <style:text-properties fo:color="#00000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546" style:family="text">
      <style:text-properties fo:color="#00000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547" style:family="text">
      <style:text-properties fo:color="#00000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548" style:family="text">
      <style:text-properties fo:color="#000000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549" style:family="text">
      <style:text-properties fo:color="#000000" style:font-name="Liberation Mono" fo:font-size="10pt" fo:font-weight="normal" officeooo:rsid="008e7025" style:font-size-asian="10pt" style:font-weight-asian="normal" style:font-size-complex="10pt" style:font-weight-complex="normal"/>
    </style:style>
    <style:style style:name="T550" style:family="text">
      <style:text-properties fo:color="#000000" style:font-name="Liberation Mono" fo:font-size="10pt" fo:font-weight="normal" officeooo:rsid="00b71e16" style:font-size-asian="10pt" style:font-weight-asian="normal" style:font-size-complex="10pt" style:font-weight-complex="normal"/>
    </style:style>
    <style:style style:name="T551" style:family="text">
      <style:text-properties fo:color="#000000" style:font-name="Liberation Mono" fo:font-size="10pt" fo:font-weight="normal" officeooo:rsid="0080db45" style:font-size-asian="10pt" style:font-weight-asian="normal" style:font-size-complex="10pt" style:font-weight-complex="normal"/>
    </style:style>
    <style:style style:name="T552" style:family="text">
      <style:text-properties fo:color="#000000" style:font-name="Liberation Mono" fo:font-size="10pt" fo:font-weight="normal" officeooo:rsid="009ed62f" style:font-size-asian="10pt" style:font-weight-asian="normal" style:font-size-complex="10pt" style:font-weight-complex="normal"/>
    </style:style>
    <style:style style:name="T553" style:family="text">
      <style:text-properties fo:color="#000000" style:font-name="Liberation Mono" fo:font-size="10pt" fo:font-weight="normal" officeooo:rsid="00dc87ae" style:font-size-asian="10pt" style:font-weight-asian="normal" style:font-size-complex="10pt" style:font-weight-complex="normal"/>
    </style:style>
    <style:style style:name="T554" style:family="text">
      <style:text-properties fo:color="#00000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555" style:family="text">
      <style:text-properties fo:color="#000000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556" style:family="text">
      <style:text-properties fo:color="#000000" style:font-name="Liberation Mono" fo:font-size="10pt" fo:font-weight="normal" officeooo:rsid="0109e70c" style:font-size-asian="10pt" style:font-weight-asian="normal" style:font-size-complex="10pt" style:font-weight-complex="normal"/>
    </style:style>
    <style:style style:name="T557" style:family="text">
      <style:text-properties fo:color="#000000" style:font-name="Liberation Mono" fo:font-size="10pt" fo:font-weight="normal" officeooo:rsid="013e7c34" style:font-size-asian="10pt" style:font-weight-asian="normal" style:font-size-complex="10pt" style:font-weight-complex="normal"/>
    </style:style>
    <style:style style:name="T558" style:family="text">
      <style:text-properties fo:color="#000000" style:font-name="Liberation Mono" fo:font-size="10pt" fo:font-weight="normal" officeooo:rsid="0154bf0f" style:font-size-asian="10pt" style:font-weight-asian="normal" style:font-size-complex="10pt" style:font-weight-complex="normal"/>
    </style:style>
    <style:style style:name="T559" style:family="text">
      <style:text-properties fo:color="#000000" style:font-name="Liberation Mono" fo:font-size="10pt" fo:font-weight="normal" officeooo:rsid="00c91587" style:font-size-asian="10pt" style:font-weight-asian="normal" style:font-size-complex="10pt" style:font-weight-complex="normal"/>
    </style:style>
    <style:style style:name="T560" style:family="text">
      <style:text-properties fo:color="#000000" style:font-name="Liberation Mono" fo:font-size="10pt" fo:font-weight="normal" officeooo:rsid="0166de3e" style:font-size-asian="10pt" style:font-weight-asian="normal" style:font-size-complex="10pt" style:font-weight-complex="normal"/>
    </style:style>
    <style:style style:name="T561" style:family="text">
      <style:text-properties fo:color="#000000" style:font-name="Liberation Mono" fo:font-size="10pt" fo:font-weight="normal" officeooo:rsid="016c8edb" style:font-size-asian="10pt" style:font-weight-asian="normal" style:font-size-complex="10pt" style:font-weight-complex="normal"/>
    </style:style>
    <style:style style:name="T562" style:family="text">
      <style:text-properties fo:color="#000000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63" style:family="text">
      <style:text-properties fo:color="#000000" style:font-name="Liberation Mono" fo:font-size="10pt" fo:font-weight="normal" officeooo:rsid="0061f42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64" style:family="text">
      <style:text-properties fo:color="#000000" style:font-name="Liberation Mono" fo:font-size="10pt" fo:font-weight="normal" officeooo:rsid="00e1121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65" style:family="text">
      <style:text-properties fo:color="#000000" style:font-name="Liberation Mono" fo:font-size="10pt" fo:font-weight="normal" officeooo:rsid="0131d3aa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66" style:family="text">
      <style:text-properties fo:color="#000000" style:font-name="Liberation Mono" fo:font-size="10pt" fo:font-weight="normal" officeooo:rsid="01425cd6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67" style:family="text">
      <style:text-properties fo:color="#000000" style:font-name="Liberation Mono" fo:font-size="10pt" fo:font-weight="normal" officeooo:rsid="007822a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68" style:family="text">
      <style:text-properties fo:color="#000000" style:font-name="Liberation Mono" fo:font-size="10pt" fo:font-weight="normal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569" style:family="text">
      <style:text-properties fo:color="#000000" style:font-name="Liberation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570" style:family="text">
      <style:text-properties fo:color="#000000" style:font-name="Liberation Mono" fo:font-size="10pt" fo:font-weight="normal" officeooo:rsid="0039eadd" fo:background-color="transparent" loext:char-shading-value="0" style:font-size-asian="10pt" style:font-weight-asian="normal" style:font-size-complex="10pt" style:font-weight-complex="normal"/>
    </style:style>
    <style:style style:name="T571" style:family="text">
      <style:text-properties fo:color="#000000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572" style:family="text">
      <style:text-properties fo:color="#000000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573" style:family="text">
      <style:text-properties fo:color="#000000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574" style:family="text">
      <style:text-properties fo:color="#000000" style:font-name="Liberation Mono" fo:font-size="10pt" fo:font-weight="normal" officeooo:rsid="007104c0" fo:background-color="transparent" loext:char-shading-value="0" style:font-size-asian="10pt" style:font-weight-asian="normal" style:font-size-complex="10pt" style:font-weight-complex="normal"/>
    </style:style>
    <style:style style:name="T575" style:family="text">
      <style:text-properties fo:color="#000000" style:font-name="Liberation Mono" fo:font-size="10pt" fo:font-weight="normal" officeooo:rsid="009cc65a" fo:background-color="transparent" loext:char-shading-value="0" style:font-size-asian="10pt" style:font-weight-asian="normal" style:font-size-complex="10pt" style:font-weight-complex="normal"/>
    </style:style>
    <style:style style:name="T576" style:family="text">
      <style:text-properties fo:color="#000000" style:font-name="Liberation Mono" fo:font-size="10pt" fo:font-weight="normal" officeooo:rsid="00dcbe95" fo:background-color="transparent" loext:char-shading-value="0" style:font-size-asian="10pt" style:font-weight-asian="normal" style:font-size-complex="10pt" style:font-weight-complex="normal"/>
    </style:style>
    <style:style style:name="T577" style:family="text">
      <style:text-properties fo:color="#000000" style:font-name="Liberation Mono" fo:font-size="10pt" fo:font-weight="normal" officeooo:rsid="00deac52" fo:background-color="transparent" loext:char-shading-value="0" style:font-size-asian="10pt" style:font-weight-asian="normal" style:font-size-complex="10pt" style:font-weight-complex="normal"/>
    </style:style>
    <style:style style:name="T578" style:family="text">
      <style:text-properties fo:color="#000000" style:font-name="Liberation Mono" fo:font-size="10pt" fo:font-weight="normal" officeooo:rsid="00e324c1" fo:background-color="transparent" loext:char-shading-value="0" style:font-size-asian="10pt" style:font-weight-asian="normal" style:font-size-complex="10pt" style:font-weight-complex="normal"/>
    </style:style>
    <style:style style:name="T579" style:family="text">
      <style:text-properties fo:color="#000000" style:font-name="Liberation Mono" fo:font-size="10pt" fo:font-weight="normal" officeooo:rsid="00f564bf" fo:background-color="transparent" loext:char-shading-value="0" style:font-size-asian="10pt" style:font-weight-asian="normal" style:font-size-complex="10pt" style:font-weight-complex="normal"/>
    </style:style>
    <style:style style:name="T580" style:family="text">
      <style:text-properties fo:color="#000000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581" style:family="text">
      <style:text-properties fo:color="#000000" style:font-name="Liberation Mono" fo:font-size="10pt" fo:font-weight="normal" officeooo:rsid="0139d722" fo:background-color="transparent" loext:char-shading-value="0" style:font-size-asian="10pt" style:font-weight-asian="normal" style:font-size-complex="10pt" style:font-weight-complex="normal"/>
    </style:style>
    <style:style style:name="T582" style:family="text">
      <style:text-properties fo:color="#000000" style:font-name="Liberation Mono" fo:font-size="10pt" fo:font-weight="normal" fo:background-color="transparent" loext:char-shading-value="0" style:font-size-asian="10pt" style:font-size-complex="10pt"/>
    </style:style>
    <style:style style:name="T583" style:family="text">
      <style:text-properties fo:color="#000000" style:font-name="Liberation Mono" fo:font-size="10pt" fo:font-weight="normal" officeooo:rsid="014d4615" fo:background-color="transparent" loext:char-shading-value="0" style:font-size-asian="10pt" style:font-size-complex="10pt"/>
    </style:style>
    <style:style style:name="T584" style:family="text">
      <style:text-properties fo:color="#000000" style:font-name="Liberation Mono" fo:font-size="10pt" fo:font-weight="normal" officeooo:rsid="014da014" fo:background-color="transparent" loext:char-shading-value="0" style:font-size-asian="10pt" style:font-size-complex="10pt"/>
    </style:style>
    <style:style style:name="T585" style:family="text">
      <style:text-properties fo:color="#000000" style:font-name="Liberation Mono" fo:font-size="10pt" fo:font-weight="normal" officeooo:rsid="014dde00" fo:background-color="transparent" loext:char-shading-value="0" style:font-size-asian="10pt" style:font-size-complex="10pt"/>
    </style:style>
    <style:style style:name="T586" style:family="text">
      <style:text-properties fo:color="#000000" style:font-name="Liberation Mono" fo:font-size="10pt" style:font-size-asian="10pt" style:font-size-complex="10pt"/>
    </style:style>
    <style:style style:name="T587" style:family="text">
      <style:text-properties fo:color="#000000" style:font-name="Liberation Mono" fo:font-size="10pt" officeooo:rsid="00441a36" style:font-size-asian="10pt" style:font-size-complex="10pt"/>
    </style:style>
    <style:style style:name="T588" style:family="text">
      <style:text-properties fo:color="#000000" style:font-name="Liberation Mono" fo:font-size="10pt" officeooo:rsid="001fc096" style:font-size-asian="10pt" style:font-size-complex="10pt"/>
    </style:style>
    <style:style style:name="T589" style:family="text">
      <style:text-properties fo:color="#000000" style:font-name="Liberation Mono" fo:font-size="10pt" officeooo:rsid="013c4ccc" style:font-size-asian="10pt" style:font-size-complex="10pt"/>
    </style:style>
    <style:style style:name="T590" style:family="text">
      <style:text-properties fo:color="#000000" style:font-name="Liberation Mono" fo:font-size="10pt" officeooo:rsid="004762bf" style:font-size-asian="10pt" style:font-size-complex="10pt"/>
    </style:style>
    <style:style style:name="T591" style:family="text">
      <style:text-properties fo:color="#000000" style:font-name="Liberation Mono" fo:font-size="10pt" officeooo:rsid="0097e6d5" style:font-size-asian="10pt" style:font-size-complex="10pt"/>
    </style:style>
    <style:style style:name="T592" style:family="text">
      <style:text-properties fo:color="#00000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593" style:family="text">
      <style:text-properties fo:color="#000000" style:font-name="Liberation Mono" fo:font-size="10pt" fo:font-weight="bold" officeooo:rsid="01425cd6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594" style:family="text">
      <style:text-properties fo:color="#000000" style:font-name="Liberation Mono" fo:font-size="10pt" fo:background-color="transparent" loext:char-shading-value="0" style:font-size-asian="10pt" style:font-size-complex="10pt"/>
    </style:style>
    <style:style style:name="T595" style:family="text">
      <style:text-properties fo:color="#000000" style:font-name="Liberation Mono" fo:font-size="10pt" officeooo:rsid="0037ce57" fo:background-color="transparent" loext:char-shading-value="0" style:font-size-asian="10pt" style:font-size-complex="10pt"/>
    </style:style>
    <style:style style:name="T596" style:family="text">
      <style:text-properties fo:color="#000000" style:font-name="Liberation Mono" fo:font-size="10pt" fo:background-color="transparent" loext:char-shading-value="0" style:font-name-asian="Noto Sans Mono CJK SC" style:font-size-asian="10pt" style:font-name-complex="Liberation Mono" style:font-size-complex="10pt"/>
    </style:style>
    <style:style style:name="T597" style:family="text">
      <style:text-properties fo:color="#000000"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598" style:family="text">
      <style:text-properties fo:color="#000000" style:font-name="Liberation Mono" fo:font-size="10pt" officeooo:rsid="012b4d31" fo:background-color="transparent" loext:char-shading-value="0" style:font-name-asian="Noto Sans Mono CJK SC" style:font-size-asian="10pt" style:font-name-complex="Liberation Mono" style:font-size-complex="10pt"/>
    </style:style>
    <style:style style:name="T599" style:family="text">
      <style:text-properties fo:color="#000000" style:font-name="Liberation Mono" fo:font-size="10pt" officeooo:rsid="00729cfa" style:font-name-asian="Noto Sans Mono CJK SC" style:font-size-asian="10pt" style:font-name-complex="Liberation Mono" style:font-size-complex="10pt"/>
    </style:style>
    <style:style style:name="T600" style:family="text">
      <style:text-properties fo:color="#000000" style:font-name="Liberation Mono" fo:font-size="10pt" fo:font-style="italic" fo:font-weight="normal" officeooo:rsid="0075fcb6" style:font-size-asian="10pt" style:font-weight-asian="normal" style:font-size-complex="10pt" style:font-weight-complex="normal"/>
    </style:style>
    <style:style style:name="T601" style:family="text">
      <style:text-properties fo:color="#00000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602" style:family="text">
      <style:text-properties fo:color="#000000" style:font-name="Liberation Mono" fo:font-size="10pt" fo:font-style="italic" fo:font-weight="normal" officeooo:rsid="008e7025" style:font-size-asian="10pt" style:font-style-asian="italic" style:font-weight-asian="normal" style:font-size-complex="10pt" style:font-style-complex="italic" style:font-weight-complex="normal"/>
    </style:style>
    <style:style style:name="T603" style:family="text">
      <style:text-properties fo:color="#000000" style:font-name="Liberation Mono" fo:font-size="10pt" fo:font-style="italic" style:text-underline-style="solid" style:text-underline-width="auto" style:text-underline-color="font-color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604" style:family="text">
      <style:text-properties fo:color="#000000" style:font-name="Liberation Mono" fo:font-size="10pt" style:text-underline-style="none" fo:font-weight="normal" officeooo:rsid="023b1029" style:font-size-asian="10pt" style:font-weight-asian="normal" style:font-size-complex="10pt" style:font-weight-complex="normal"/>
    </style:style>
    <style:style style:name="T605" style:family="text">
      <style:text-properties fo:color="#000000" style:font-name="Liberation Mono" fo:font-size="10pt" style:text-underline-style="none" fo:font-weight="normal" officeooo:rsid="00ad6165" style:font-size-asian="10pt" style:font-weight-asian="normal" style:font-size-complex="10pt" style:font-weight-complex="normal"/>
    </style:style>
    <style:style style:name="T606" style:family="text">
      <style:text-properties fo:color="#000000" style:font-name="Liberation Mono" fo:font-size="10pt" style:text-underline-style="none" fo:font-weight="normal" officeooo:rsid="0242ed0d" style:font-size-asian="10pt" style:font-weight-asian="normal" style:font-size-complex="10pt" style:font-weight-complex="normal"/>
    </style:style>
    <style:style style:name="T607" style:family="text">
      <style:text-properties fo:color="#000000" style:font-name="Liberation Mono" fo:font-size="10pt" style:text-underline-style="none" fo:font-weight="normal" officeooo:rsid="00b15a42" style:font-size-asian="10pt" style:font-weight-asian="normal" style:font-size-complex="10pt" style:font-weight-complex="normal"/>
    </style:style>
    <style:style style:name="T608" style:family="text">
      <style:text-properties fo:color="#000000" style:font-name="Liberation Mono" fo:font-size="10pt" style:text-underline-style="none" fo:font-weight="normal" officeooo:rsid="00b33ed5" style:font-size-asian="10pt" style:font-weight-asian="normal" style:font-size-complex="10pt" style:font-weight-complex="normal"/>
    </style:style>
    <style:style style:name="T609" style:family="text">
      <style:text-properties fo:color="#000000" style:font-name="Liberation Mono" fo:font-size="10pt" style:text-underline-style="none" fo:font-weight="normal" officeooo:rsid="0233fe2c" style:font-size-asian="10pt" style:font-weight-asian="normal" style:font-size-complex="10pt" style:font-weight-complex="normal"/>
    </style:style>
    <style:style style:name="T610" style:family="text">
      <style:text-properties fo:color="#000000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611" style:family="text">
      <style:text-properties fo:color="#00000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612" style:family="text">
      <style:text-properties fo:color="#000000"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613" style:family="text">
      <style:text-properties fo:color="#000000" style:font-name="Liberation Mono" fo:font-size="10pt" style:text-underline-style="none" fo:font-weight="normal" officeooo:rsid="01ebf5ee" style:font-size-asian="10pt" style:font-weight-asian="normal" style:font-size-complex="10pt" style:font-weight-complex="normal"/>
    </style:style>
    <style:style style:name="T614" style:family="text">
      <style:text-properties fo:color="#000000" style:font-name="Liberation Mono" fo:font-size="10pt" style:text-underline-style="none" fo:font-weight="normal" officeooo:rsid="0144980c" fo:background-color="transparent" loext:char-shading-value="0" style:font-size-asian="10pt" style:font-weight-asian="normal" style:font-size-complex="10pt" style:font-weight-complex="normal"/>
    </style:style>
    <style:style style:name="T615" style:family="text">
      <style:text-properties fo:color="#000000" style:font-name="Liberation Mono" fo:font-size="10pt" style:text-underline-style="none" fo:font-weight="normal" officeooo:rsid="014680d6" fo:background-color="transparent" loext:char-shading-value="0" style:font-size-asian="10pt" style:font-weight-asian="normal" style:font-size-complex="10pt" style:font-weight-complex="normal"/>
    </style:style>
    <style:style style:name="T616" style:family="text">
      <style:text-properties fo:color="#000000" style:font-name="Liberation Mono" fo:font-size="10pt" style:text-underline-style="none" fo:font-weight="normal" officeooo:rsid="0283f8c2" fo:background-color="transparent" loext:char-shading-value="0" style:font-size-asian="10pt" style:font-weight-asian="normal" style:font-size-complex="10pt" style:font-weight-complex="normal"/>
    </style:style>
    <style:style style:name="T617" style:family="text">
      <style:text-properties fo:color="#000000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618" style:family="text">
      <style:text-properties fo:color="#000000" style:font-name="Liberation Mono" fo:font-size="10pt" style:text-underline-style="none" fo:font-weight="normal" officeooo:rsid="0147bc7c" fo:background-color="transparent" loext:char-shading-value="0" style:font-size-asian="10pt" style:font-weight-asian="normal" style:font-size-complex="10pt" style:font-weight-complex="normal"/>
    </style:style>
    <style:style style:name="T619" style:family="text">
      <style:text-properties fo:color="#000000" style:font-name="Liberation Mono" fo:font-size="10pt" style:text-underline-style="none" fo:font-weight="normal" officeooo:rsid="014d4615" fo:background-color="transparent" loext:char-shading-value="0" style:font-size-asian="10pt" style:font-weight-asian="normal" style:font-size-complex="10pt" style:font-weight-complex="normal"/>
    </style:style>
    <style:style style:name="T620" style:family="text">
      <style:text-properties fo:color="#000000" style:font-name="Liberation Mono" fo:font-size="10pt" style:text-underline-style="none" fo:font-weight="normal" officeooo:rsid="01520fe1" fo:background-color="transparent" loext:char-shading-value="0" style:font-size-asian="10pt" style:font-weight-asian="normal" style:font-size-complex="10pt" style:font-weight-complex="normal"/>
    </style:style>
    <style:style style:name="T621" style:family="text">
      <style:text-properties fo:color="#000000" style:font-name="Liberation Mono" fo:font-size="10pt" style:text-underline-style="none" fo:font-weight="normal" officeooo:rsid="0233fe2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622" style:family="text">
      <style:text-properties fo:color="#000000" style:font-name="Liberation Mono" fo:font-size="10pt" style:text-underline-style="none" fo:font-weight="normal" officeooo:rsid="0144980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623" style:family="text">
      <style:text-properties fo:color="#000000" style:font-name="Liberation Mono" fo:font-size="10pt" style:text-underline-style="none" fo:font-weight="normal" officeooo:rsid="0233fe2c" style:font-name-asian="Noto Sans Mono CJK SC" style:font-size-asian="10pt" style:font-weight-asian="normal" style:font-name-complex="Liberation Mono" style:font-size-complex="10pt" style:font-weight-complex="normal"/>
    </style:style>
    <style:style style:name="T624" style:family="text">
      <style:text-properties fo:color="#000000" style:font-name="Liberation Mono" fo:font-size="10pt" style:text-underline-style="none" fo:font-weight="bold" officeooo:rsid="00abb43f" style:font-size-asian="10pt" style:font-weight-asian="bold" style:font-size-complex="10pt" style:font-weight-complex="bold"/>
    </style:style>
    <style:style style:name="T625" style:family="text">
      <style:text-properties fo:color="#000000" style:font-name="Liberation Mono" fo:font-size="10pt" style:text-underline-style="none" fo:font-weight="bold" officeooo:rsid="0233fe2c" style:font-size-asian="10pt" style:font-weight-asian="bold" style:font-size-complex="10pt" style:font-weight-complex="bold"/>
    </style:style>
    <style:style style:name="T626" style:family="text">
      <style:text-properties fo:color="#000000" style:font-name="Liberation Mono" fo:font-size="10pt" style:text-underline-style="none" fo:font-weight="bold" officeooo:rsid="01ebf5ee" style:font-size-asian="10pt" style:font-weight-asian="bold" style:font-size-complex="10pt" style:font-weight-complex="bold"/>
    </style:style>
    <style:style style:name="T627" style:family="text">
      <style:text-properties fo:color="#000000" style:font-name="Liberation Mono" fo:font-size="10pt" style:text-underline-style="none" fo:font-weight="bold" officeooo:rsid="013a9e99" style:font-size-asian="10pt" style:font-weight-asian="bold" style:font-size-complex="10pt" style:font-weight-complex="bold"/>
    </style:style>
    <style:style style:name="T628" style:family="text">
      <style:text-properties fo:color="#000000" style:font-name="Liberation Mono" fo:font-size="10pt" style:text-underline-style="none" fo:font-weight="bold" officeooo:rsid="00863c28" fo:background-color="transparent" loext:char-shading-value="0" style:font-size-asian="10pt" style:font-weight-asian="bold" style:font-size-complex="10pt" style:font-weight-complex="bold"/>
    </style:style>
    <style:style style:name="T629" style:family="text">
      <style:text-properties fo:color="#000000" style:font-name="Liberation Mono" fo:font-size="10pt" style:text-underline-style="none" fo:font-weight="bold" officeooo:rsid="01425cd6" fo:background-color="transparent" loext:char-shading-value="0" style:font-size-asian="10pt" style:font-weight-asian="bold" style:font-size-complex="10pt" style:font-weight-complex="bold"/>
    </style:style>
    <style:style style:name="T630" style:family="text">
      <style:text-properties fo:color="#000000" style:font-name="Liberation Mono" fo:font-size="10pt" style:text-underline-style="none" fo:font-weight="bold" officeooo:rsid="0144980c" fo:background-color="transparent" loext:char-shading-value="0" style:font-size-asian="10pt" style:font-weight-asian="bold" style:font-size-complex="10pt" style:font-weight-complex="bold"/>
    </style:style>
    <style:style style:name="T631" style:family="text">
      <style:text-properties fo:color="#000000" style:font-name="Liberation Mono" fo:font-size="10pt" style:text-underline-style="none" fo:font-weight="bold" officeooo:rsid="014d4615" fo:background-color="transparent" loext:char-shading-value="0" style:font-size-asian="10pt" style:font-weight-asian="bold" style:font-size-complex="10pt" style:font-weight-complex="bold"/>
    </style:style>
    <style:style style:name="T632" style:family="text">
      <style:text-properties fo:color="#000000" style:font-name="Liberation Mono" fo:font-size="10pt" style:text-underline-style="none" fo:font-weight="bold" officeooo:rsid="01520fe1" fo:background-color="transparent" loext:char-shading-value="0" style:font-size-asian="10pt" style:font-weight-asian="bold" style:font-size-complex="10pt" style:font-weight-complex="bold"/>
    </style:style>
    <style:style style:name="T633" style:family="text">
      <style:text-properties fo:color="#000000" style:font-name="Liberation Mono" fo:font-size="10pt" style:text-underline-style="none" fo:font-weight="bold" officeooo:rsid="014680d6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634" style:family="text">
      <style:text-properties fo:color="#000000" style:font-name="Liberation Mono" fo:font-size="10pt" style:text-underline-style="none" officeooo:rsid="01005620" style:font-size-asian="10pt" style:font-size-complex="10pt"/>
    </style:style>
    <style:style style:name="T635" style:family="text">
      <style:text-properties fo:color="#000000" style:font-name="Liberation Mono" fo:font-size="10pt" style:text-underline-style="solid" style:text-underline-width="auto" style:text-underline-color="font-color" fo:font-weight="bold" officeooo:rsid="0050a8fe" fo:background-color="transparent" loext:char-shading-value="0" style:font-size-asian="10pt" style:font-weight-asian="bold" style:font-size-complex="10pt" style:font-weight-complex="bold"/>
    </style:style>
    <style:style style:name="T636" style:family="text">
      <style:text-properties fo:color="#000000" style:font-name="Liberation Mono" fo:font-size="10pt" style:text-underline-style="solid" style:text-underline-width="auto" style:text-underline-color="font-color" fo:font-weight="normal" officeooo:rsid="014da014" fo:background-color="transparent" loext:char-shading-value="0" style:font-size-asian="10pt" style:font-size-complex="10pt"/>
    </style:style>
    <style:style style:name="T637" style:family="text">
      <style:text-properties fo:color="#000000" style:font-name="Liberation Mono" fo:font-weight="normal" style:font-weight-asian="normal" style:font-weight-complex="normal"/>
    </style:style>
    <style:style style:name="T638" style:family="text">
      <style:text-properties fo:color="#000000" style:font-name="Liberation Mono" fo:font-weight="normal" officeooo:rsid="0109e70c" style:font-weight-asian="normal" style:font-weight-complex="normal"/>
    </style:style>
    <style:style style:name="T639" style:family="text">
      <style:text-properties fo:color="#000000" style:font-name="Liberation Mono" fo:background-color="transparent" loext:char-shading-value="0"/>
    </style:style>
    <style:style style:name="T640" style:family="text">
      <style:text-properties fo:color="#000000" style:font-name="Liberation Mono" officeooo:rsid="014b90ac" fo:background-color="transparent" loext:char-shading-value="0"/>
    </style:style>
    <style:style style:name="T641" style:family="text">
      <style:text-properties fo:color="#000000" style:font-name="Liberation Mono" officeooo:rsid="014bb98a" fo:background-color="transparent" loext:char-shading-value="0"/>
    </style:style>
    <style:style style:name="T642" style:family="text">
      <style:text-properties fo:color="#000000" style:font-name="Liberation Mono" officeooo:rsid="014d4615" fo:background-color="transparent" loext:char-shading-value="0"/>
    </style:style>
    <style:style style:name="T643" style:family="text">
      <style:text-properties fo:color="#000000" style:font-name="Liberation Mono" officeooo:rsid="014da014" fo:background-color="transparent" loext:char-shading-value="0"/>
    </style:style>
    <style:style style:name="T644" style:family="text">
      <style:text-properties fo:color="#000000" style:font-name="Liberation Mono" fo:font-weight="bold" officeooo:rsid="014b90ac" fo:background-color="transparent" loext:char-shading-value="0" style:font-weight-asian="bold" style:font-weight-complex="bold"/>
    </style:style>
    <style:style style:name="T645" style:family="text">
      <style:text-properties fo:color="#000000" style:font-name="Liberation Mono" fo:font-weight="bold" officeooo:rsid="014bb98a" fo:background-color="transparent" loext:char-shading-value="0" style:font-weight-asian="bold" style:font-weight-complex="bold"/>
    </style:style>
    <style:style style:name="T646" style:family="text">
      <style:text-properties fo:color="#000000" style:font-name="Liberation Mono" fo:font-weight="bold" officeooo:rsid="014d4615" fo:background-color="transparent" loext:char-shading-value="0" style:font-weight-asian="bold" style:font-weight-complex="bold"/>
    </style:style>
    <style:style style:name="T647" style:family="text">
      <style:text-properties fo:color="#000000" style:font-name="Liberation Mono" fo:font-weight="bold" officeooo:rsid="01501b5f" fo:background-color="transparent" loext:char-shading-value="0" style:font-weight-asian="bold" style:font-weight-complex="bold"/>
    </style:style>
    <style:style style:name="T648" style:family="text">
      <style:text-properties fo:color="#000000" style:font-name="Liberation Mono" fo:font-weight="bold" officeooo:rsid="01520fe1" fo:background-color="transparent" loext:char-shading-value="0" style:font-weight-asian="bold" style:font-weight-complex="bold"/>
    </style:style>
    <style:style style:name="T649" style:family="text">
      <style:text-properties fo:color="#000000" style:font-name="Liberation Mono" style:text-underline-style="solid" style:text-underline-width="auto" style:text-underline-color="font-color" officeooo:rsid="014da014" fo:background-color="transparent" loext:char-shading-value="0"/>
    </style:style>
    <style:style style:name="T650" style:family="text">
      <style:text-properties fo:color="#000000" fo:font-weight="bold" style:font-weight-asian="bold" style:font-weight-complex="bold"/>
    </style:style>
    <style:style style:name="T651" style:family="text">
      <style:text-properties fo:color="#000000" fo:font-weight="bold" officeooo:rsid="006fa105" style:font-weight-asian="bold" style:font-weight-complex="bold"/>
    </style:style>
    <style:style style:name="T652" style:family="text">
      <style:text-properties fo:color="#000000" fo:font-weight="bold" officeooo:rsid="011f0443" style:font-weight-asian="bold" style:font-weight-complex="bold"/>
    </style:style>
    <style:style style:name="T653" style:family="text">
      <style:text-properties fo:color="#000000" fo:font-weight="bold" officeooo:rsid="01230f43" style:font-weight-asian="bold" style:font-weight-complex="bold"/>
    </style:style>
    <style:style style:name="T654" style:family="text">
      <style:text-properties fo:color="#000000" style:text-underline-style="solid" style:text-underline-width="auto" style:text-underline-color="font-color" fo:font-weight="normal" officeooo:rsid="006fa105" style:font-weight-asian="normal" style:font-weight-complex="normal"/>
    </style:style>
    <style:style style:name="T655" style:family="text">
      <style:text-properties fo:color="#000000" style:text-underline-style="solid" style:text-underline-width="auto" style:text-underline-color="font-color" fo:font-weight="bold" officeooo:rsid="006fa105" style:font-weight-asian="bold" style:font-weight-complex="bold"/>
    </style:style>
    <style:style style:name="T656" style:family="text">
      <style:text-properties fo:color="#000000" style:text-underline-style="solid" style:text-underline-width="auto" style:text-underline-color="font-color" fo:font-weight="bold" officeooo:rsid="01399deb" style:font-weight-asian="bold" style:font-weight-complex="bold"/>
    </style:style>
    <style:style style:name="T657" style:family="text">
      <style:text-properties fo:color="#000000" fo:font-style="italic" fo:font-weight="normal" officeooo:rsid="00f2a77a" fo:background-color="transparent" loext:char-shading-value="0" style:font-weight-asian="normal" style:font-weight-complex="normal"/>
    </style:style>
    <style:style style:name="T658" style:family="text">
      <style:text-properties fo:color="#000000" officeooo:rsid="012b4d31"/>
    </style:style>
    <style:style style:name="T659" style:family="text">
      <style:text-properties fo:color="#000000" style:text-underline-style="none" fo:font-weight="normal" officeooo:rsid="01ebf5ee" style:font-weight-asian="normal" style:font-weight-complex="normal"/>
    </style:style>
    <style:style style:name="T660" style:family="text">
      <style:text-properties fo:color="#000000" style:text-underline-style="none" fo:font-weight="normal" officeooo:rsid="021db3c6" style:font-weight-asian="normal" style:font-weight-complex="normal"/>
    </style:style>
    <style:style style:name="T661" style:family="text">
      <style:text-properties fo:color="#000000" style:text-underline-style="none" fo:font-weight="normal" officeooo:rsid="021f22ec" style:font-weight-asian="normal" style:font-weight-complex="normal"/>
    </style:style>
    <style:style style:name="T662" style:family="text">
      <style:text-properties fo:color="#000000" style:text-underline-style="none" fo:font-weight="bold" officeooo:rsid="01ebf5ee" style:font-weight-asian="bold" style:font-weight-complex="bold"/>
    </style:style>
    <style:style style:name="T663" style:family="text">
      <style:text-properties fo:color="#000000" style:text-underline-style="none" fo:font-weight="bold" officeooo:rsid="013a9e99" style:font-weight-asian="bold" style:font-weight-complex="bold"/>
    </style:style>
    <style:style style:name="T664" style:family="text">
      <style:text-properties fo:color="#000000" officeooo:rsid="021f22ec"/>
    </style:style>
    <style:style style:name="T665" style:family="text">
      <style:text-properties fo:color="#000000" fo:font-size="10pt" fo:font-weight="normal" officeooo:rsid="005b65e4" style:font-size-asian="10pt" style:font-weight-asian="normal" style:font-size-complex="10pt" style:font-weight-complex="normal"/>
    </style:style>
    <style:style style:name="T666" style:family="text">
      <style:text-properties fo:color="#000000" fo:font-size="10pt" fo:font-weight="normal" officeooo:rsid="016c8edb" style:font-size-asian="10pt" style:font-weight-asian="normal" style:font-size-complex="10pt" style:font-weight-complex="normal"/>
    </style:style>
    <style:style style:name="T667" style:family="text">
      <style:text-properties fo:color="#000000" fo:font-size="10pt" fo:font-weight="bold" officeooo:rsid="005b65e4" style:font-size-asian="10pt" style:font-weight-asian="bold" style:font-size-complex="10pt" style:font-weight-complex="bold"/>
    </style:style>
    <style:style style:name="T668" style:family="text">
      <style:text-properties officeooo:rsid="003610d6"/>
    </style:style>
    <style:style style:name="T669" style:family="text">
      <style:text-properties officeooo:rsid="0018503b"/>
    </style:style>
    <style:style style:name="T670" style:family="text">
      <style:text-properties officeooo:rsid="001a3cf0"/>
    </style:style>
    <style:style style:name="T671" style:family="text">
      <style:text-properties officeooo:rsid="001de34a"/>
    </style:style>
    <style:style style:name="T672" style:family="text">
      <style:text-properties officeooo:rsid="001fc096"/>
    </style:style>
    <style:style style:name="T673" style:family="text">
      <style:text-properties officeooo:rsid="005bab04"/>
    </style:style>
    <style:style style:name="T674" style:family="text">
      <style:text-properties fo:background-color="transparent" loext:char-shading-value="0"/>
    </style:style>
    <style:style style:name="T675" style:family="text">
      <style:text-properties officeooo:rsid="00809cd2" fo:background-color="transparent" loext:char-shading-value="0"/>
    </style:style>
    <style:style style:name="T676" style:family="text">
      <style:text-properties officeooo:rsid="00b3093f" fo:background-color="transparent" loext:char-shading-value="0"/>
    </style:style>
    <style:style style:name="T677" style:family="text">
      <style:text-properties officeooo:rsid="00d18a81" fo:background-color="transparent" loext:char-shading-value="0"/>
    </style:style>
    <style:style style:name="T678" style:family="text">
      <style:text-properties officeooo:rsid="011df830" fo:background-color="transparent" loext:char-shading-value="0"/>
    </style:style>
    <style:style style:name="T679" style:family="text">
      <style:text-properties officeooo:rsid="012244c8" fo:background-color="transparent" loext:char-shading-value="0" style:font-name-asian="Noto Sans Mono CJK SC" style:font-name-complex="Liberation Mono"/>
    </style:style>
    <style:style style:name="T680" style:family="text">
      <style:text-properties officeooo:rsid="002542ea"/>
    </style:style>
    <style:style style:name="T681" style:family="text">
      <style:text-properties officeooo:rsid="00272843"/>
    </style:style>
    <style:style style:name="T682" style:family="text">
      <style:text-properties officeooo:rsid="00312987"/>
    </style:style>
    <style:style style:name="T683" style:family="text">
      <style:text-properties officeooo:rsid="00340f3c"/>
    </style:style>
    <style:style style:name="T684" style:family="text">
      <style:text-properties officeooo:rsid="00350715"/>
    </style:style>
    <style:style style:name="T685" style:family="text">
      <style:text-properties officeooo:rsid="0037ce57"/>
    </style:style>
    <style:style style:name="T686" style:family="text">
      <style:text-properties officeooo:rsid="003a5645"/>
    </style:style>
    <style:style style:name="T687" style:family="text">
      <style:text-properties officeooo:rsid="003c29b2"/>
    </style:style>
    <style:style style:name="T688" style:family="text">
      <style:text-properties officeooo:rsid="003e68df"/>
    </style:style>
    <style:style style:name="T689" style:family="text">
      <style:text-properties officeooo:rsid="00439f73"/>
    </style:style>
    <style:style style:name="T690" style:family="text">
      <style:text-properties officeooo:rsid="004cdc3c"/>
    </style:style>
    <style:style style:name="T691" style:family="text">
      <style:text-properties officeooo:rsid="004d38ad"/>
    </style:style>
    <style:style style:name="T692" style:family="text">
      <style:text-properties officeooo:rsid="00521871"/>
    </style:style>
    <style:style style:name="T693" style:family="text">
      <style:text-properties officeooo:rsid="00565a4a"/>
    </style:style>
    <style:style style:name="T694" style:family="text">
      <style:text-properties officeooo:rsid="0057b4fc"/>
    </style:style>
    <style:style style:name="T695" style:family="text">
      <style:text-properties style:font-weight-asian="bold" style:font-weight-complex="bold"/>
    </style:style>
    <style:style style:name="T696" style:family="text">
      <style:text-properties officeooo:rsid="005fdf30" style:font-weight-asian="bold" style:font-weight-complex="bold"/>
    </style:style>
    <style:style style:name="T697" style:family="text">
      <style:text-properties officeooo:rsid="004e98d7"/>
    </style:style>
    <style:style style:name="T698" style:family="text">
      <style:text-properties officeooo:rsid="006129dd"/>
    </style:style>
    <style:style style:name="T699" style:family="text">
      <style:text-properties officeooo:rsid="00655b03"/>
    </style:style>
    <style:style style:name="T700" style:family="text">
      <style:text-properties officeooo:rsid="0066a86f"/>
    </style:style>
    <style:style style:name="T701" style:family="text">
      <style:text-properties officeooo:rsid="006973e8"/>
    </style:style>
    <style:style style:name="T702" style:family="text">
      <style:text-properties officeooo:rsid="00804fd0"/>
    </style:style>
    <style:style style:name="T703" style:family="text">
      <style:text-properties officeooo:rsid="00b3093f"/>
    </style:style>
    <style:style style:name="T704" style:family="text">
      <style:text-properties officeooo:rsid="0080db45"/>
    </style:style>
    <style:style style:name="T705" style:family="text">
      <style:text-properties officeooo:rsid="00927013"/>
    </style:style>
    <style:style style:name="T706" style:family="text">
      <style:text-properties officeooo:rsid="009b077e"/>
    </style:style>
    <style:style style:name="T707" style:family="text">
      <style:text-properties officeooo:rsid="00a0a8b6"/>
    </style:style>
    <style:style style:name="T708" style:family="text">
      <style:text-properties officeooo:rsid="00a6c7e0"/>
    </style:style>
    <style:style style:name="T709" style:family="text">
      <style:text-properties officeooo:rsid="00b13534"/>
    </style:style>
    <style:style style:name="T710" style:family="text">
      <style:text-properties officeooo:rsid="00b15a42"/>
    </style:style>
    <style:style style:name="T711" style:family="text">
      <style:text-properties officeooo:rsid="00b7cf73"/>
    </style:style>
    <style:style style:name="T712" style:family="text">
      <style:text-properties officeooo:rsid="00b93ad0"/>
    </style:style>
    <style:style style:name="T713" style:family="text">
      <style:text-properties officeooo:rsid="00bb9c22"/>
    </style:style>
    <style:style style:name="T714" style:family="text">
      <style:text-properties officeooo:rsid="00bd3111"/>
    </style:style>
    <style:style style:name="T715" style:family="text">
      <style:text-properties officeooo:rsid="00bdb4ae"/>
    </style:style>
    <style:style style:name="T716" style:family="text">
      <style:text-properties officeooo:rsid="00c10f9c"/>
    </style:style>
    <style:style style:name="T717" style:family="text">
      <style:text-properties style:text-underline-style="solid" style:text-underline-width="auto" style:text-underline-color="font-color"/>
    </style:style>
    <style:style style:name="T718" style:family="text">
      <style:text-properties style:text-underline-style="solid" style:text-underline-width="auto" style:text-underline-color="font-color" officeooo:rsid="00bb9c22"/>
    </style:style>
    <style:style style:name="T719" style:family="text">
      <style:text-properties style:text-underline-style="solid" style:text-underline-width="auto" style:text-underline-color="font-color" officeooo:rsid="01005620"/>
    </style:style>
    <style:style style:name="T720" style:family="text">
      <style:text-properties style:text-underline-style="solid" style:text-underline-width="auto" style:text-underline-color="font-color" officeooo:rsid="01064b74"/>
    </style:style>
    <style:style style:name="T721" style:family="text">
      <style:text-properties style:text-underline-style="solid" style:text-underline-width="auto" style:text-underline-color="font-color" officeooo:rsid="01520fe1"/>
    </style:style>
    <style:style style:name="T722" style:family="text">
      <style:text-properties style:text-underline-style="solid" style:text-underline-width="auto" style:text-underline-color="font-color" officeooo:rsid="0154bf0f"/>
    </style:style>
    <style:style style:name="T723" style:family="text">
      <style:text-properties style:text-underline-style="solid" style:text-underline-width="auto" style:text-underline-color="font-color" officeooo:rsid="0155953a"/>
    </style:style>
    <style:style style:name="T724" style:family="text">
      <style:text-properties style:text-underline-style="solid" style:text-underline-width="auto" style:text-underline-color="font-color" officeooo:rsid="015fc575"/>
    </style:style>
    <style:style style:name="T725" style:family="text">
      <style:text-properties style:text-underline-style="solid" style:text-underline-width="auto" style:text-underline-color="font-color" officeooo:rsid="0162f210"/>
    </style:style>
    <style:style style:name="T726" style:family="text">
      <style:text-properties officeooo:rsid="00d3b3b5"/>
    </style:style>
    <style:style style:name="T727" style:family="text">
      <style:text-properties officeooo:rsid="00d93b15"/>
    </style:style>
    <style:style style:name="T728" style:family="text">
      <style:text-properties officeooo:rsid="00ebe10b"/>
    </style:style>
    <style:style style:name="T729" style:family="text">
      <style:text-properties officeooo:rsid="00ee354f"/>
    </style:style>
    <style:style style:name="T730" style:family="text">
      <style:text-properties officeooo:rsid="00f9f210"/>
    </style:style>
    <style:style style:name="T731" style:family="text">
      <style:text-properties officeooo:rsid="01e4261b"/>
    </style:style>
    <style:style style:name="T732" style:family="text">
      <style:text-properties officeooo:rsid="01005620"/>
    </style:style>
    <style:style style:name="T733" style:family="text">
      <style:text-properties officeooo:rsid="010184ae"/>
    </style:style>
    <style:style style:name="T734" style:family="text">
      <style:text-properties officeooo:rsid="0102f7f2"/>
    </style:style>
    <style:style style:name="T735" style:family="text">
      <style:text-properties style:text-underline-style="none"/>
    </style:style>
    <style:style style:name="T736" style:family="text">
      <style:text-properties style:text-underline-style="none" officeooo:rsid="01ea3814"/>
    </style:style>
    <style:style style:name="T737" style:family="text">
      <style:text-properties style:text-underline-style="none" officeooo:rsid="01eb5ae0"/>
    </style:style>
    <style:style style:name="T738" style:family="text">
      <style:text-properties style:text-underline-style="none" officeooo:rsid="01005620"/>
    </style:style>
    <style:style style:name="T739" style:family="text">
      <style:text-properties style:text-underline-style="none" officeooo:rsid="0102f7f2"/>
    </style:style>
    <style:style style:name="T740" style:family="text">
      <style:text-properties style:text-underline-style="none" officeooo:rsid="01ed162e"/>
    </style:style>
    <style:style style:name="T741" style:family="text">
      <style:text-properties style:text-underline-style="none" officeooo:rsid="0109e70c"/>
    </style:style>
    <style:style style:name="T742" style:family="text">
      <style:text-properties style:text-underline-style="none" officeooo:rsid="01ebf5ee"/>
    </style:style>
    <style:style style:name="T743" style:family="text">
      <style:text-properties style:text-underline-style="none" officeooo:rsid="01ede68d"/>
    </style:style>
    <style:style style:name="T744" style:family="text">
      <style:text-properties style:text-underline-style="none" officeooo:rsid="01374ef7"/>
    </style:style>
    <style:style style:name="T745" style:family="text">
      <style:text-properties style:text-underline-style="none" officeooo:rsid="027ec172"/>
    </style:style>
    <style:style style:name="T746" style:family="text">
      <style:text-properties fo:font-size="10pt" officeooo:rsid="0102f7f2" style:font-size-asian="10pt" style:font-size-complex="10pt"/>
    </style:style>
    <style:style style:name="T747" style:family="text">
      <style:text-properties fo:font-size="10pt" officeooo:rsid="010be377" style:font-size-asian="10pt" style:font-size-complex="10pt"/>
    </style:style>
    <style:style style:name="T748" style:family="text">
      <style:text-properties fo:font-size="10pt" style:text-underline-style="none" officeooo:rsid="0109e70c" style:font-size-asian="10pt" style:font-size-complex="10pt"/>
    </style:style>
    <style:style style:name="T749" style:family="text">
      <style:text-properties fo:font-size="10pt" officeooo:rsid="010be377" style:font-name-asian="Noto Sans Mono CJK SC" style:font-size-asian="10pt" style:font-name-complex="Liberation Mono" style:font-size-complex="10pt"/>
    </style:style>
    <style:style style:name="T750" style:family="text">
      <style:text-properties fo:color="#fd050c"/>
    </style:style>
    <style:style style:name="T751" style:family="text">
      <style:text-properties fo:color="#fd050c" fo:font-weight="bold" style:font-weight-asian="bold" style:font-weight-complex="bold"/>
    </style:style>
    <style:style style:name="T752" style:family="text">
      <style:text-properties fo:color="#fd050c" style:text-underline-style="none" fo:font-weight="bold" officeooo:rsid="01ea3814" style:font-weight-asian="bold" style:font-weight-complex="bold"/>
    </style:style>
    <style:style style:name="T753" style:family="text">
      <style:text-properties fo:color="#fd050c" style:font-name="Liberation Mono" style:text-underline-style="none" fo:font-weight="bold" officeooo:rsid="01ea3814" style:font-weight-asian="bold" style:font-weight-complex="bold"/>
    </style:style>
    <style:style style:name="T754" style:family="text">
      <style:text-properties officeooo:rsid="0103e5aa"/>
    </style:style>
    <style:style style:name="T755" style:family="text">
      <style:text-properties officeooo:rsid="01064b74"/>
    </style:style>
    <style:style style:name="T756" style:family="text">
      <style:text-properties officeooo:rsid="010be377"/>
    </style:style>
    <style:style style:name="T757" style:family="text">
      <style:text-properties officeooo:rsid="01ede68d"/>
    </style:style>
    <style:style style:name="T758" style:family="text">
      <style:text-properties officeooo:rsid="010d8f4e"/>
    </style:style>
    <style:style style:name="T759" style:family="text">
      <style:text-properties officeooo:rsid="01118355"/>
    </style:style>
    <style:style style:name="T760" style:family="text">
      <style:text-properties style:font-name-asian="Noto Sans Mono CJK SC" style:font-name-complex="Liberation Mono"/>
    </style:style>
    <style:style style:name="T761" style:family="text">
      <style:text-properties officeooo:rsid="0116b88c"/>
    </style:style>
    <style:style style:name="T762" style:family="text">
      <style:text-properties officeooo:rsid="01183db2"/>
    </style:style>
    <style:style style:name="T763" style:family="text">
      <style:text-properties officeooo:rsid="0120a43d"/>
    </style:style>
    <style:style style:name="T764" style:family="text">
      <style:text-properties officeooo:rsid="012244c8"/>
    </style:style>
    <style:style style:name="T765" style:family="text">
      <style:text-properties officeooo:rsid="012341c9"/>
    </style:style>
    <style:style style:name="T766" style:family="text">
      <style:text-properties officeooo:rsid="0129aa61"/>
    </style:style>
    <style:style style:name="T767" style:family="text">
      <style:text-properties officeooo:rsid="012b4d31"/>
    </style:style>
    <style:style style:name="T768" style:family="text">
      <style:text-properties officeooo:rsid="0133aa24"/>
    </style:style>
    <style:style style:name="T769" style:family="text">
      <style:text-properties officeooo:rsid="01374ef7"/>
    </style:style>
    <style:style style:name="T770" style:family="text">
      <style:text-properties officeooo:rsid="013a9e99"/>
    </style:style>
    <style:style style:name="T771" style:family="text">
      <style:text-properties officeooo:rsid="01425cd6"/>
    </style:style>
    <style:style style:name="T772" style:family="text">
      <style:text-properties officeooo:rsid="014416cf"/>
    </style:style>
    <style:style style:name="T773" style:family="text">
      <style:text-properties officeooo:rsid="0144980c"/>
    </style:style>
    <style:style style:name="T774" style:family="text">
      <style:text-properties officeooo:rsid="01520fe1"/>
    </style:style>
    <style:style style:name="T775" style:family="text">
      <style:text-properties officeooo:rsid="0154bf0f"/>
    </style:style>
    <style:style style:name="T776" style:family="text">
      <style:text-properties officeooo:rsid="0155953a"/>
    </style:style>
    <style:style style:name="T777" style:family="text">
      <style:text-properties officeooo:rsid="015de53f"/>
    </style:style>
    <style:style style:name="T778" style:family="text">
      <style:text-properties officeooo:rsid="015fc575"/>
    </style:style>
    <style:style style:name="T779" style:family="text">
      <style:text-properties officeooo:rsid="0161b3d0"/>
    </style:style>
    <style:style style:name="T780" style:family="text">
      <style:text-properties officeooo:rsid="022e4779"/>
    </style:style>
    <style:style style:name="T781" style:family="text">
      <style:text-properties officeooo:rsid="0162e775"/>
    </style:style>
    <style:style style:name="T782" style:family="text">
      <style:text-properties officeooo:rsid="016c8e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++ personal cheat sheet</text:p>
      <text:p text:style-name="Preformatted_20_Text"/>
      <text:p text:style-name="P8">0) general:</text:p>
      <text:p text:style-name="P5"/>
      <text:p text:style-name="P257"><text:span text:style-name="T16">-</text:span><text:span text:style-name="T17">&gt; </text:span><text:span text:style-name="T16">// </text:span>- single line comments</text:p>
      <text:p text:style-name="P257"><text:span text:style-name="T16">-</text:span><text:span text:style-name="T17">&gt; </text:span><text:span text:style-name="T16">/*</text:span><text:span text:style-name="T15"> … </text:span><text:span text:style-name="T16">*/</text:span><text:span text:style-name="T15"> </text:span>- multiple line comments </text:p>
      <text:p text:style-name="P257"><text:span text:style-name="T16">-</text:span><text:span text:style-name="T19">&gt; int main() {... </text:span><text:span text:style-name="T20">return 0;</text:span><text:span text:style-name="T19">} </text:span><text:span text:style-name="T211">- starting point of program execution.</text:span></text:p>
      <text:p text:style-name="P6"><text:span text:style-name="T18">-&gt; sizeof() </text:span><text:span text:style-name="T1">- </text:span>Yields the size in bytes of the object representation of type</text:p>
      <text:p text:style-name="Preformatted_20_Text"><text:tab/><text:span text:style-name="T220">sizeof(int)<text:tab/></text:span><text:span text:style-name="T463"><text:tab/><text:tab/><text:tab/><text:tab/><text:tab/><text:tab/><text:tab/><text:tab/># out: 4</text:span></text:p>
      <text:p text:style-name="Preformatted_20_Text"><text:span text:style-name="T16">-</text:span><text:span text:style-name="T21">&gt; using namespace …;</text:span><text:span text:style-name="T212"> - defining namespace</text:span></text:p>
      <text:p text:style-name="Preformatted_20_Text"><text:tab/><text:span text:style-name="T219">using namespace std;</text:span></text:p>
      <text:p text:style-name="P17"><text:span text:style-name="T21">-</text:span><text:span text:style-name="T22">&gt; using …;</text:span><text:span text:style-name="T354"> - enable to specify only what you need</text:span></text:p>
      <text:p text:style-name="Preformatted_20_Text"><text:span text:style-name="T478"><text:tab/></text:span><text:span text:style-name="T221">using std::cin;</text:span></text:p>
      <text:p text:style-name="Preformatted_20_Text"><text:span text:style-name="T16">-</text:span><text:span text:style-name="T23">&gt; </text:span><text:span text:style-name="T108">&lt;&lt;</text:span><text:span text:style-name="T23"> </text:span><text:span text:style-name="T355">- insertion operator</text:span></text:p>
      <text:p text:style-name="Preformatted_20_Text"><text:span text:style-name="T16">-</text:span><text:span text:style-name="T23">&gt; &gt;&gt;</text:span><text:span text:style-name="T355"> - extraction operator</text:span></text:p>
      <text:p text:style-name="Preformatted_20_Text"><text:span text:style-name="T16">-</text:span><text:span text:style-name="T30">&gt; const</text:span><text:span text:style-name="T670"> – declare constant variable, function</text:span></text:p>
      <text:p text:style-name="Preformatted_20_Text"><text:tab/><text:span text:style-name="T218">const int months_in_year {12};</text:span></text:p>
      <text:p text:style-name="P259"><text:span text:style-name="T88">-</text:span><text:span text:style-name="T89">&gt; </text:span><text:span text:style-name="T90">static_cast&lt;data_type&gt;(variable)</text:span><text:span text:style-name="T673"> - </text:span>e<text:span text:style-name="T673">xplicit type casting, </text:span><text:span text:style-name="T782">can be also used <text:tab/>for pointer casting but no safety check is performed</text:span></text:p>
      <text:p text:style-name="P259"><text:tab/><text:span text:style-name="T213">num3 = </text:span><text:span text:style-name="T214">static_cast&lt;double&gt;(num1)</text:span><text:span text:style-name="T213"> / num2</text:span></text:p>
      <text:p text:style-name="P293"><text:span text:style-name="T155">-&gt; dynamic_cast</text:span><text:span text:style-name="Teletype"><text:span text:style-name="T155">&lt;new_type&gt; (expression) </text:span></text:span><text:span text:style-name="Teletype"><text:span text:style-name="T561">- </text:span></text:span><text:span text:style-name="Teletype"><text:span text:style-name="T665">can be used </text:span></text:span><text:span text:style-name="Teletype"><text:span text:style-name="T667">only with pointers and <text:tab/>references to objects</text:span></text:span><text:span text:style-name="Teletype"><text:span text:style-name="T665">. </text:span></text:span><text:span text:style-name="Teletype"><text:span text:style-name="T666">P</text:span></text:span><text:span text:style-name="Teletype"><text:span text:style-name="T665">erforms </text:span></text:span><text:span text:style-name="Teletype"><text:span text:style-name="T667">a special checking during runtime</text:span></text:span><text:span text:style-name="Teletype"><text:span text:style-name="T665"> to <text:tab/>ensure that the expression yields a valid complete object of the requested <text:tab/>class. Always</text:span></text:span><text:span text:style-name="Teletype"><text:span text:style-name="T667"> successful when we cast a class to one of its base classes</text:span></text:span><text:span text:style-name="Teletype"><text:span text:style-name="T665">. <text:tab/></text:span></text:span><text:span text:style-name="Teletype"><text:span text:style-name="T666">B</text:span></text:span><text:span text:style-name="Teletype"><text:span text:style-name="T665">ase-to-derived conversions are not allowed with dynamic_cast unless the <text:tab/>base class is polymorphic and it provides a complete object of class <text:tab/>derived.</text:span></text:span></text:p>
      <text:p text:style-name="P255"><text:span text:style-name="T16">-</text:span><text:span text:style-name="T34">&gt; !, &amp;&amp;, ||</text:span><text:span text:style-name="T681"> - logical operators: not, and, or</text:span></text:p>
      <text:p text:style-name="P19"><text:tab/><text:span text:style-name="T239">w</text:span><text:span text:style-name="T240">ithin_bounds = (num &gt; lower &amp;&amp; num &lt; upper)</text:span><text:span text:style-name="T383"> -</text:span><text:span text:style-name="T384"> important parenthesis </text:span><text:span text:style-name="T385">for <text:tab/><text:tab/>logical expressions</text:span></text:p>
      <text:p text:style-name="P19"><text:span text:style-name="T118">-</text:span><text:span text:style-name="T139">&gt; &amp;&amp; &gt; || </text:span><text:span text:style-name="T396">- &amp;&amp; has precedence over ||, this means that parentheses are placed <text:tab/>to evaluate what would be evaluated together.</text:span></text:p>
      <text:p text:style-name="P22"/>
      <text:p text:style-name="P19"><text:span text:style-name="T118">-</text:span><text:span text:style-name="T120">&gt; if, else if, else</text:span><text:span text:style-name="T387"> – conditionals</text:span></text:p>
      <text:p text:style-name="P89"><text:tab/>if (expr) {...;}</text:p>
      <text:p text:style-name="P89"><text:tab/>else if (expr) {...;}</text:p>
      <text:p text:style-name="P90"><text:tab/>else {...;}</text:p>
      <text:p text:style-name="P161"><text:span text:style-name="T120">-</text:span><text:span text:style-name="T140">&gt; goto </text:span><text:span text:style-name="T553">- </text:span><text:span text:style-name="T397">A </text:span><text:span text:style-name="T370">goto</text:span><text:span text:style-name="T397"> statement provides an unconditional jump from the goto to a </text:span><text:span text:style-name="T531"><text:tab/>labeled statement in the same function. It is discouraged to used.</text:span></text:p>
      <text:p text:style-name="P104"><text:tab/>if (n &gt; 10) goto label; </text:p>
      <text:p text:style-name="P104"><text:tab/>...</text:p>
      <text:p text:style-name="P104"><text:tab/>label: std::cout &lt;&lt; “Breaking out of nest for loops.” &lt;&lt; std::endl;</text:p>
      <text:p text:style-name="P27"><text:span text:style-name="T16">-&gt; (cond_expr) ? expr1 : expr2 </text:span>- short form of ‘if’ statement</text:p>
      <text:p text:style-name="P86"><text:span text:style-name="T390"><text:tab/></text:span><text:span text:style-name="T389">cout &lt;&lt; num &lt;&lt; " is " &lt;&lt; ( (num %2 ==0) ? "even" : "odd" <text:s/>) &lt;&lt; endl;</text:span></text:p>
      <text:p text:style-name="P20"><text:span text:style-name="T118">-</text:span><text:span text:style-name="T121">&gt; switch </text:span><text:span text:style-name="T369">–</text:span><text:span text:style-name="T388"> used for multiply if statements</text:span></text:p>
      <text:p text:style-name="P191"><text:span text:style-name="T5"><text:tab/>switch</text:span>(expression) {</text:p>
      <text:p text:style-name="P193"><text:tab/> <text:s text:c="2"/><text:tab/><text:span text:style-name="T5">case</text:span> constant-expression:</text:p>
      <text:p text:style-name="P193"><text:s text:c="6"/><text:tab/><text:tab/>statement(s);</text:p>
      <text:p text:style-name="P193"><text:s text:c="6"/><text:tab/><text:tab/><text:span text:style-name="T5">break</text:span>; <text:tab/>//optional</text:p>
      <text:p text:style-name="P193"><text:s text:c="3"/><text:tab/><text:tab/>// you can have any number of case statements.</text:p>
      <text:p text:style-name="P193"><text:s text:c="3"/><text:tab/><text:tab/><text:span text:style-name="T5">default</text:span>: <text:tab/><text:tab/>//Optional</text:p>
      <text:p text:style-name="P193"><text:s text:c="6"/><text:tab/><text:tab/>statement(s);<text:tab/>}</text:p>
      <text:p text:style-name="P20"><text:span text:style-name="T118">-</text:span><text:span text:style-name="T119">&gt; for (int i = 0; i &lt; n; </text:span><text:span text:style-name="T141">++</text:span><text:span text:style-name="T119">i){...;}</text:span><text:span text:style-name="T386"> - basic for loop</text:span></text:p>
      <text:p text:style-name="P227"><text:tab/>for (int i {1}<text:span text:style-name="T5">,</text:span> j {5} ; i &lt;= 5; ++i<text:span text:style-name="T5">,</text:span> ++j) {</text:p>
      <text:p text:style-name="P227"><text:tab/><text:tab/>cout &lt;&lt; i &lt;&lt; “ * “ &lt;&lt; j &lt;&lt; “ : “ &lt;&lt; (i * j) &lt;&lt; endl;</text:p>
      <text:p text:style-name="P229"><text:tab/>}</text:p>
      <text:p text:style-name="P122"><text:span text:style-name="T122">-</text:span><text:span text:style-name="T123">&gt; </text:span><text:span text:style-name="T124">for (var_type var_name: sequence) {...;</text:span><text:span text:style-name="T109">}</text:span><text:span text:style-name="T358"> - range-based for loops</text:span></text:p>
      <text:p text:style-name="P87"><text:span text:style-name="T358"><text:tab/></text:span><text:span text:style-name="T359">for (</text:span><text:span text:style-name="T366">auto</text:span><text:span text:style-name="T360">/</text:span><text:span text:style-name="T367">int</text:span><text:span text:style-name="T359"> score : scores) </text:span></text:p>
      <text:p text:style-name="P106"><text:tab/><text:tab/>cout &lt;&lt; score &lt;&lt; endl;</text:p>
      <text:p text:style-name="P50"><text:tab/>If the values stored in the range are expensive to copy, you may want to <text:soft-page-break/><text:tab/>use const auto &amp;val.</text:p>
      <text:p text:style-name="P118"><text:span text:style-name="T358"><text:tab/></text:span><text:span text:style-name="T359">for (</text:span><text:span text:style-name="T368">const</text:span><text:span text:style-name="T362"> </text:span><text:span text:style-name="T366">auto</text:span><text:span text:style-name="T359"> </text:span><text:span text:style-name="T363">&amp;</text:span><text:span text:style-name="T362">val</text:span><text:span text:style-name="T359"> : </text:span><text:span text:style-name="T362">values</text:span><text:span text:style-name="T359">) </text:span></text:p>
      <text:p text:style-name="P107"><text:tab/><text:tab/>cout &lt;&lt; <text:span text:style-name="T708">val</text:span> &lt;&lt; endl;<text:tab/></text:p>
      <text:p text:style-name="P123"><text:span text:style-name="T122">-</text:span><text:span text:style-name="T125">&gt; </text:span><text:span text:style-name="T126">while (expression) {...;</text:span><text:span text:style-name="T125">}</text:span><text:span text:style-name="T435"> </text:span><text:span text:style-name="T538">- basic while loop</text:span></text:p>
      <text:p text:style-name="P123"><text:span text:style-name="T125">-&gt; </text:span><text:span text:style-name="T127">do {...;</text:span><text:span text:style-name="T125">} while (expression);</text:span><text:span text:style-name="T538"> - basic do-while loop</text:span></text:p>
      <text:p text:style-name="P88"><text:span text:style-name="T383"><text:tab/></text:span><text:span text:style-name="T391">int number {};</text:span></text:p>
      <text:p text:style-name="P228"><text:tab/><text:tab/>do {</text:p>
      <text:p text:style-name="P228"><text:tab/><text:tab/><text:tab/>cout &lt;&lt; “Enter an integer between 1 and 5: “;</text:p>
      <text:p text:style-name="P228"><text:tab/><text:tab/><text:tab/>cin &gt;&gt; number;</text:p>
      <text:p text:style-name="P91"><text:tab/><text:tab/>} while (number &lt;= 1 || number &gt;= 5);</text:p>
      <text:p text:style-name="P21"><text:span text:style-name="T16">-</text:span><text:span text:style-name="T36">&gt; abs()</text:span><text:span text:style-name="T684"> - return absolute value</text:span></text:p>
      <text:p text:style-name="P21"><text:tab/><text:span text:style-name="T329">int n = std::abs(-10);</text:span></text:p>
      <text:p text:style-name="P21"><text:span text:style-name="T16">-</text:span><text:span text:style-name="T40">&gt; (int)c / (char)n </text:span><text:span text:style-name="T688">– conversion betwee</text:span><text:span text:style-name="T422">n int and char </text:span><text:span text:style-name="T423">for letters eg. ‘a’, </text:span><text:span text:style-name="T678">this <text:tab/>is a c-style conversion</text:span></text:p>
      <text:p text:style-name="P295"><text:tab/>int n = (int)arr[i] + 1;</text:p>
      <text:p text:style-name="P299"><text:tab/>char c = (char)n;</text:p>
      <text:p text:style-name="P29"><text:span text:style-name="T16">-</text:span><text:span text:style-name="T46">&gt; (int)a – int(‘0’)</text:span><text:span text:style-name="T694"> – conversion from character digits to int (trick), if ‘a’ <text:tab/>is a digit between 0-9</text:span></text:p>
      <text:p text:style-name="P59"><text:span text:style-name="T735">-</text:span><text:span text:style-name="T744">&gt; </text:span><text:span text:style-name="T11">lower letters</text:span><text:span text:style-name="T769"> are greater then </text:span><text:span text:style-name="T11">uppercase letters</text:span><text:span text:style-name="T769">!</text:span></text:p>
      <text:p text:style-name="P38"><text:span text:style-name="T348"><text:tab/></text:span><text:span text:style-name="T213">std::cout &lt;&lt; ('a' &gt; 'A') &lt;&lt; std::endl;<text:tab/><text:tab/><text:tab/><text:tab/></text:span>// <text:span text:style-name="T769">out: true</text:span></text:p>
      <text:p text:style-name="P38"><text:span text:style-name="T347"><text:s/><text:tab/></text:span><text:span text:style-name="T213">std::cout &lt;&lt; (int)'a' &lt;&lt; " " &lt;&lt; (int)'A' &lt;&lt; std::endl;</text:span><text:tab/><text:span text:style-name="T769">// out: 97 65</text:span></text:p>
      <text:p text:style-name="P199"><text:span text:style-name="T166">-</text:span><text:span text:style-name="T167">&gt; decltype() </text:span><text:span text:style-name="T576">- i</text:span>nspects the declared type of an entity or the type and value <text:tab/>cat<text:span text:style-name="T357">egory of an expression. </text:span></text:p>
      <text:p text:style-name="P231"><text:tab/>const int x = 123;</text:p>
      <text:p text:style-name="P230"><text:tab/><text:span text:style-name="T213">a</text:span><text:span text:style-name="T337">u</text:span><text:span text:style-name="T213">to y = x;</text:span><text:tab/><text:tab/><text:tab/>// y has type int</text:p>
      <text:p text:style-name="P230"><text:tab/><text:span text:style-name="T213">decltype(auto) z = x; <text:tab/></text:span>// z has type const int, the declared type of x</text:p>
      <text:p text:style-name="P82"><text:span text:style-name="T674">-</text:span><text:span text:style-name="T675">&gt; </text:span><text:span text:style-name="T676">r</text:span><text:span text:style-name="T677">eturn_type</text:span><text:span text:style-name="T676"> function_name(parameters) </text:span><text:span text:style-name="T703">{<text:tab/><text:tab/></text:span><text:span text:style-name="T502">- </text:span><text:span text:style-name="T503">regular function</text:span></text:p>
      <text:p text:style-name="P321"><text:tab/>statements(s);</text:p>
      <text:p text:style-name="P320"><text:tab/>return 0;<text:span text:style-name="T674">}</text:span></text:p>
      <text:p text:style-name="P141"><text:span text:style-name="T122">-</text:span><text:span text:style-name="T130">&gt; </text:span><text:span text:style-name="T131">void function_name(</text:span><text:span text:style-name="T130">parameters</text:span><text:span text:style-name="T131">) {<text:tab/><text:tab/><text:tab/><text:tab/></text:span><text:span text:style-name="T541">- </text:span><text:span text:style-name="T528">void</text:span><text:span text:style-name="T542"> function</text:span></text:p>
      <text:p text:style-name="P320"><text:tab/>statements(s);</text:p>
      <text:p text:style-name="P320"><text:tab/>return; // optional}</text:p>
      <text:p text:style-name="P323"><text:span text:style-name="T131">-</text:span><text:span text:style-name="T135">&gt; int multiply(int a, int b = 1); </text:span><text:span text:style-name="T575">default values must be specified in function <text:tab/>declaration </text:span><text:span text:style-name="T581">only, no need to do it in function definition again. The same <text:tab/>applies to classes, default values are provided in header file (.h), but <text:tab/>omitted in implementation file (.cpp).</text:span></text:p>
      <text:p text:style-name="P322"><text:span text:style-name="T16">-</text:span><text:span text:style-name="T55">&gt; </text:span><text:span text:style-name="T16">int function_name(</text:span><text:span text:style-name="T56">int a</text:span><text:span text:style-name="T16">);</text:span> - <text:span text:style-name="T704">function prototype</text:span></text:p>
      <text:p text:style-name="P64"><text:span text:style-name="T15">-</text:span><text:span text:style-name="T202">&gt; </text:span><text:span text:style-name="T176">void scale_number(int &amp;num);</text:span><text:span text:style-name="T392"> - </text:span><text:span text:style-name="T393">pass by reference</text:span></text:p>
      <text:p text:style-name="P11"><text:span text:style-name="T15">-</text:span><text:span text:style-name="T203">&gt; static:</text:span><text:span text:style-name="T469"> </text:span></text:p>
      <text:p text:style-name="P223"><text:span text:style-name="T472">a) when a </text:span><text:span text:style-name="T469">variable </text:span><text:span text:style-name="T472">is </text:span><text:span text:style-name="T469">declared with keyword static </text:span><text:span text:style-name="T472">in a function it </text:span><text:span text:style-name="T469">preserves its value between function calls</text:span></text:p>
      <text:p text:style-name="P224"><text:span text:style-name="Source_20_Text"><text:span text:style-name="T213"><text:tab/></text:span></text:span><text:span text:style-name="Source_20_Text"><text:span text:style-name="T217">using namespace std;</text:span></text:span></text:p>
      <text:p text:style-name="P225"><text:span text:style-name="Source_20_Text"><text:span text:style-name="T213"><text:tab/>void showstat( int curr ) {</text:span></text:span></text:p>
      <text:p text:style-name="P225"><text:span text:style-name="Source_20_Text"><text:span text:style-name="T213"><text:tab/> <text:s text:c="2"/></text:span></text:span><text:span text:style-name="Source_20_Text"><text:span text:style-name="T214">static</text:span></text:span><text:span text:style-name="Source_20_Text"><text:span text:style-name="T213"> int nStatic; <text:s text:c="3"/>// Value of nStatic is retained</text:span></text:span></text:p>
      <text:p text:style-name="P225"><text:span text:style-name="Source_20_Text"><text:span text:style-name="T213"><text:tab/> <text:s text:c="25"/>// between each function call</text:span></text:span></text:p>
      <text:p text:style-name="P225"><text:span text:style-name="Source_20_Text"><text:span text:style-name="T213"><text:tab/> <text:s text:c="2"/>nStatic += curr;</text:span></text:span></text:p>
      <text:p text:style-name="P225"><text:span text:style-name="Source_20_Text"><text:span text:style-name="T213"><text:tab/>}</text:span></text:span></text:p>
      <text:p text:style-name="P226"><text:span text:style-name="T559">b</text:span><text:span text:style-name="T560">) </text:span><text:span text:style-name="T536">When you declare a data member in a class declaration, the </text:span><text:span text:style-name="Strong_20_Emphasis"><text:span text:style-name="T586">static</text:span></text:span><text:span text:style-name="T536"> keyword </text:span><text:span text:style-name="T520"><text:tab/>specifies that one copy of the member is shared by all instances of the <text:tab/>class. A static data member must be defined at file scope.</text:span></text:p>
      <text:p text:style-name="P187"><text:span text:style-name="T535">c) </text:span><text:span text:style-name="T520">When you declare a member function in a class declaration, the </text:span><text:span text:style-name="Strong_20_Emphasis"><text:span text:style-name="T520">static</text:span></text:span><text:span text:style-name="T520"> keyword <text:tab/>specifies that the function is shared by all instances of the class. A <text:tab/>static member function cannot access an instance member because the <text:tab/>function does not have an implicit </text:span><text:span text:style-name="Strong_20_Emphasis"><text:span text:style-name="T520">this</text:span></text:span><text:span text:style-name="T520"> pointer. To access an instance <text:tab/>member, declare the function with a parameter that is an instance pointer <text:tab/>or reference.</text:span></text:p>
      <text:p text:style-name="P10"><text:span text:style-name="T15">-</text:span><text:span text:style-name="T204">&gt; inline </text:span><text:span text:style-name="T470">- </text:span><text:span text:style-name="T394">suggest to the compiler to compile </text:span><text:span text:style-name="T395">function</text:span><text:span text:style-name="T394"> ‘inline’</text:span></text:p>
      <text:p text:style-name="P10"><text:soft-page-break/><text:tab/><text:span text:style-name="T277">inline</text:span><text:span text:style-name="T241"> int add_number(int a, int b) {...;</text:span><text:span text:style-name="T242">}</text:span><text:tab/></text:p>
      <text:p text:style-name="P324"><text:span text:style-name="T136">-</text:span><text:span text:style-name="T137">&gt; </text:span><text:span text:style-name="T138">nullptr</text:span><text:span text:style-name="T136">;</text:span><text:span text:style-name="T550"> - </text:span><text:span text:style-name="T552">a</text:span><text:span text:style-name="T551"> keyword denoting a null pointer constant. It can be converted to <text:tab/>any pointer or pointer-to-member type, yielding a null pointer of the <text:tab/>resulting type.</text:span></text:p>
      <text:p text:style-name="P324"><text:span text:style-name="T137">-</text:span><text:span text:style-name="T153">&gt; int main(int argc, char* argv[])</text:span><text:span text:style-name="T557"> - parsing command line arguments to script. <text:tab/>First argument ([0]) is a command starting script.</text:span></text:p>
      <text:p text:style-name="P121"><text:span text:style-name="T471"><text:tab/>int main</text:span><text:span text:style-name="T398">(int argc, char* argv[]) {</text:span></text:p>
      <text:p text:style-name="P94"><text:tab/>if (argc &gt; 1)<text:tab/></text:p>
      <text:p text:style-name="P94"><text:tab/><text:tab/>std::cout &lt;&lt; “My name is “ &lt;&lt; argv[1] &lt;&lt; std::endl;<text:tab/></text:p>
      <text:p text:style-name="P94"><text:tab/>return 0;</text:p>
      <text:p text:style-name="P94"><text:tab/>}</text:p>
      <text:p text:style-name="P9"><text:tab/><text:span text:style-name="T462">// </text:span><text:span text:style-name="T471">running a script from shell</text:span></text:p>
      <text:p text:style-name="P116"><text:tab/>-&gt; ./exec.o Pawel</text:p>
      <text:p text:style-name="P9"/>
      <text:p text:style-name="P65">0) class:</text:p>
      <text:p text:style-name="P15"><text:span text:style-name="T15">-&gt; this </text:span><text:span text:style-name="T462">- is a pointer to the instance of the class on which the</text:span></text:p>
      <text:p text:style-name="P153"><text:tab/>function was called. <text:span text:style-name="T5">this</text:span> cannot be used in a static member function.</text:p>
      <text:p text:style-name="P9"/>
      <text:p text:style-name="P9">1) variables:</text:p>
      <text:p text:style-name="P69"/>
      <text:p text:style-name="P245"><text:span text:style-name="T26">-</text:span><text:span text:style-name="T27">&gt; </text:span><text:span text:style-name="T26">int age;</text:span><text:span text:style-name="T454"> - uninitiliazed </text:span><text:span text:style-name="T455">(not a good practice, </text:span><text:span text:style-name="T457">declaration without <text:tab/>definition</text:span><text:span text:style-name="T455">)</text:span></text:p>
      <text:p text:style-name="P243"><text:span text:style-name="T27">-&gt; </text:span><text:span text:style-name="T26">int age = 21; </text:span><text:span text:style-name="T454">- C-like initilization</text:span></text:p>
      <text:p text:style-name="P243"><text:span text:style-name="T26">-</text:span><text:span text:style-name="T27">&gt; </text:span><text:span text:style-name="T26">int age (21); </text:span><text:span text:style-name="T454">- Constructor initilization</text:span></text:p>
      <text:p text:style-name="P244"><text:span text:style-name="T26">-</text:span><text:span text:style-name="T27">&gt; </text:span><text:span text:style-name="T26">int age {21}; </text:span><text:span text:style-name="T454">- c++11 list initilization syntax; helps to catch an error, <text:tab/></text:span><text:span text:style-name="T237">recommended</text:span><text:span text:style-name="T454"> </text:span></text:p>
      <text:p text:style-name="P315"><text:span text:style-name="T458">-</text:span><text:span text:style-name="T459">&gt;* all variables sized for 64bits system</text:span><text:span text:style-name="T454"><text:tab/></text:span></text:p>
      <text:p text:style-name="P251"><text:span text:style-name="T16">-</text:span><text:span text:style-name="T27">&gt; </text:span><text:span text:style-name="T16">unsigned</text:span><text:span text:style-name="T15">/signed </text:span><text:span text:style-name="T16">short</text:span><text:span text:style-name="T15"> int</text:span> # at least 16 bits / <text:span text:style-name="T6">2 bytes </text:span></text:p>
      <text:p text:style-name="P251"><text:span text:style-name="T16">-</text:span><text:span text:style-name="T27">&gt; </text:span><text:span text:style-name="T16">unsigned</text:span><text:span text:style-name="T15">/signed </text:span><text:span text:style-name="T16">int</text:span><text:span text:style-name="T15"> </text:span># at least 16 bits /<text:span text:style-name="T761"> </text:span><text:span text:style-name="T6">4 bytes</text:span></text:p>
      <text:p text:style-name="P251"><text:span text:style-name="T16">-</text:span><text:span text:style-name="T27">&gt; </text:span><text:span text:style-name="T16">unsigned</text:span><text:span text:style-name="T15">/signed </text:span><text:span text:style-name="T16">long</text:span><text:span text:style-name="T15"> int</text:span> # at least 32 bits / <text:span text:style-name="T7">8 bytes</text:span></text:p>
      <text:p text:style-name="P252"><text:span text:style-name="T16">-</text:span><text:span text:style-name="T27">&gt; </text:span><text:span text:style-name="T16">unsigned/signed long long int </text:span><text:span text:style-name="T478"># at least 64 bits / </text:span><text:span text:style-name="T652">8 bytes</text:span></text:p>
      <text:p text:style-name="P249"><text:span text:style-name="T16">-</text:span><text:span text:style-name="T27">&gt; </text:span><text:span text:style-name="T16">float</text:span> – 7 decimal digits <text:span text:style-name="T505">/ </text:span><text:span text:style-name="T652">8 bytes</text:span></text:p>
      <text:p text:style-name="P246"><text:span text:style-name="T28">-</text:span><text:span text:style-name="T27">&gt; </text:span><text:span text:style-name="T28">double</text:span><text:span text:style-name="T668"> – 15 decimal digits </text:span><text:span text:style-name="T505">/ </text:span><text:span text:style-name="T652">8 bytes</text:span></text:p>
      <text:p text:style-name="P250"><text:span text:style-name="T16">-</text:span><text:span text:style-name="T27">&gt; </text:span><text:span text:style-name="T16">long double</text:span><text:span text:style-name="T15"> </text:span>– 19 decimal digits / <text:span text:style-name="T8">16 bytes</text:span></text:p>
      <text:p text:style-name="P248"><text:span text:style-name="T16">-</text:span><text:span text:style-name="T29">&gt; bool </text:span><text:span text:style-name="T669">– true/false / </text:span><text:span text:style-name="T8">1 byte</text:span></text:p>
      <text:p text:style-name="Preformatted_20_Text"><text:span text:style-name="T16">-</text:span><text:span text:style-name="T80">&gt; raw pointer</text:span><text:span text:style-name="T763"> – </text:span><text:span text:style-name="T8">8 bytes</text:span></text:p>
      <text:p text:style-name="Preformatted_20_Text"><text:span text:style-name="T16">-</text:span><text:span text:style-name="T80">&gt; unique_ptr</text:span><text:span text:style-name="T763"> – </text:span><text:span text:style-name="T8">8 bytes</text:span></text:p>
      <text:p text:style-name="Preformatted_20_Text"><text:span text:style-name="T16">-</text:span><text:span text:style-name="T80">&gt; shared_ptr</text:span><text:span text:style-name="T763"> – </text:span><text:span text:style-name="T8">16 bytes</text:span></text:p>
      <text:p text:style-name="Preformatted_20_Text"><text:span text:style-name="T16">-</text:span><text:span text:style-name="T80">&gt; weak_ptr</text:span><text:span text:style-name="T8"> </text:span><text:span text:style-name="T763">– </text:span><text:span text:style-name="T8">16 bytes</text:span></text:p>
      <text:p text:style-name="Preformatted_20_Text"/>
      <text:p text:style-name="P14">2) pointers:</text:p>
      <text:p text:style-name="Preformatted_20_Text"/>
      <text:p text:style-name="P142"><text:span text:style-name="T16">-</text:span><text:span text:style-name="T78">&gt; </text:span><text:span text:style-name="Source_20_Text"><text:span text:style-name="T142">type *name </text:span></text:span><text:span text:style-name="Source_20_Text"><text:span text:style-name="T143">{nullptr}</text:span></text:span><text:span text:style-name="Source_20_Text"><text:span text:style-name="T142">;</text:span></text:span><text:span text:style-name="Source_20_Text"><text:span text:style-name="T243"> </text:span></text:span><text:span text:style-name="Source_20_Text"><text:span text:style-name="T555">- </text:span></text:span><text:span text:style-name="Source_20_Text"><text:span text:style-name="T554">pointer declaration</text:span></text:span></text:p>
      <text:p text:style-name="P142"><text:span text:style-name="Source_20_Text"><text:span text:style-name="T245"><text:tab/></text:span></text:span><text:span text:style-name="Variable"><text:span text:style-name="T245">char</text:span></text:span><text:span text:style-name="Source_20_Text"><text:span text:style-name="T245"> *</text:span></text:span><text:span text:style-name="Source_20_Text"><text:span text:style-name="T270">c</text:span></text:span><text:span text:style-name="Source_20_Text"><text:span text:style-name="T245"> </text:span></text:span><text:span text:style-name="Source_20_Text"><text:span text:style-name="T244">{</text:span></text:span><text:span text:style-name="Source_20_Text"><text:span text:style-name="T311">nullptr</text:span></text:span><text:span text:style-name="Source_20_Text"><text:span text:style-name="T244">}</text:span></text:span><text:span text:style-name="Source_20_Text"><text:span text:style-name="T245">;</text:span></text:span><text:span text:style-name="Source_20_Text"><text:span text:style-name="T436"> </text:span></text:span><text:span text:style-name="Source_20_Text"><text:span text:style-name="T554">- points to nowhere</text:span></text:span></text:p>
      <text:p text:style-name="P142"><text:span text:style-name="Source_20_Text"><text:span text:style-name="T436"><text:tab/></text:span></text:span><text:span text:style-name="Source_20_Text"><text:span text:style-name="T245">int *num;</text:span></text:span><text:span text:style-name="Source_20_Text"><text:span text:style-name="T436"> - </text:span></text:span><text:span text:style-name="Source_20_Text"><text:span text:style-name="T545">uninitiliazed pointer points to ‘garbage data’</text:span></text:span></text:p>
      <text:p text:style-name="P142"><text:span text:style-name="Source_20_Text"><text:span text:style-name="T545"><text:tab/></text:span></text:span><text:span text:style-name="Variable"><text:span text:style-name="T248">double</text:span></text:span><text:span text:style-name="Source_20_Text"><text:span text:style-name="T248"> *decimals </text:span></text:span><text:span text:style-name="Source_20_Text"><text:span text:style-name="T244">{}</text:span></text:span><text:span text:style-name="Source_20_Text"><text:span text:style-name="T248">;</text:span></text:span><text:span text:style-name="Source_20_Text"><text:span text:style-name="T545"> - initialized pointer, points to 0</text:span></text:span></text:p>
      <text:p text:style-name="P143"><text:span text:style-name="Source_20_Text"><text:span text:style-name="T545"><text:tab/></text:span></text:span><text:span text:style-name="Source_20_Text"><text:span text:style-name="T247">int *num2_ptr {&amp;num2};<text:tab/></text:span></text:span><text:span text:style-name="Source_20_Text"><text:span text:style-name="T437"><text:tab/></text:span></text:span><text:span text:style-name="Source_20_Text"><text:span text:style-name="T546">// </text:span></text:span><text:span text:style-name="Source_20_Text"><text:span text:style-name="T545">pointer to num2</text:span></text:span></text:p>
      <text:p text:style-name="P142"><text:span text:style-name="Source_20_Text"><text:span text:style-name="T144">-&gt; *ptr; - pointer dereferencing</text:span></text:span></text:p>
      <text:p text:style-name="P143"><text:span text:style-name="Source_20_Text"><text:span text:style-name="T245"><text:tab/></text:span></text:span><text:span text:style-name="Source_20_Text"><text:span text:style-name="T249">(*ptr).at(0) = 5;</text:span></text:span></text:p>
      <text:p text:style-name="P143"><text:span text:style-name="Source_20_Text"><text:span text:style-name="T249"><text:tab/>ptr-&gt;at(1) = 10;</text:span></text:span></text:p>
      <text:p text:style-name="P143"><text:span text:style-name="Source_20_Text"><text:span text:style-name="T144">-</text:span></text:span><text:span text:style-name="Source_20_Text"><text:span text:style-name="T145">&gt; </text:span></text:span><text:span text:style-name="Source_20_Text"><text:span text:style-name="T146">num2_ptr = nullptr; <text:s/></text:span></text:span><text:span text:style-name="Source_20_Text"><text:span text:style-name="T546"><text:s text:c="10"/>// 'nulling out' the pointer</text:span></text:span></text:p>
      <text:p text:style-name="P142"><text:span text:style-name="Source_20_Text"><text:span text:style-name="T144">-</text:span></text:span><text:span text:style-name="Source_20_Text"><text:span text:style-name="T145">&gt; dynamic memory allocation with ‘new’ and ‘delete’</text:span></text:span></text:p>
      <text:p text:style-name="P143"><text:span text:style-name="Source_20_Text"><text:span text:style-name="T246"><text:tab/></text:span></text:span><text:span text:style-name="Source_20_Text"><text:span text:style-name="T250">int *int_ptr {nullptr};<text:tab/></text:span></text:span><text:span text:style-name="Source_20_Text"><text:span text:style-name="T438"><text:tab/></text:span></text:span></text:p>
      <text:p text:style-name="P143"><text:span text:style-name="Source_20_Text"><text:span text:style-name="T250"><text:tab/>int_ptr = </text:span></text:span><text:span text:style-name="Source_20_Text"><text:span text:style-name="T312">new</text:span></text:span><text:span text:style-name="Source_20_Text"><text:span text:style-name="T250"> int;<text:tab/></text:span></text:span><text:span text:style-name="Source_20_Text"><text:span text:style-name="T438"><text:tab/><text:tab/></text:span></text:span><text:span text:style-name="Source_20_Text"><text:span text:style-name="T547">// allocating an int on the heap</text:span></text:span></text:p>
      <text:p text:style-name="P143"><text:span text:style-name="T213"><text:tab/></text:span><text:span text:style-name="T313">delete</text:span><text:span text:style-name="T251"> int_ptr;<text:tab/></text:span><text:span text:style-name="T548"><text:tab/><text:tab/><text:tab/>// frees the allocated storage</text:span></text:p>
      <text:p text:style-name="P144"><text:span text:style-name="T147">-</text:span><text:span text:style-name="T148">&gt; </text:span><text:span text:style-name="Source_20_Text"><text:span text:style-name="T145">dynamic memory allocation </text:span></text:span><text:span text:style-name="Source_20_Text"><text:span text:style-name="T112">for an array</text:span></text:span></text:p>
      <text:p text:style-name="P144"><text:span text:style-name="Source_20_Text"><text:span text:style-name="T269"><text:tab/></text:span></text:span><text:span text:style-name="Source_20_Text"><text:span text:style-name="T271">int *array_ptr {nullptr};</text:span></text:span></text:p>
      <text:p text:style-name="P144"><text:span text:style-name="Source_20_Text"><text:span text:style-name="T440"><text:tab/></text:span></text:span><text:span text:style-name="Source_20_Text"><text:span text:style-name="T316">array_ptr = new int[size]</text:span></text:span><text:span text:style-name="Source_20_Text"><text:span text:style-name="T271">;</text:span></text:span><text:span text:style-name="Source_20_Text"><text:span text:style-name="T529"><text:tab/><text:tab/>// allocate array on the heap</text:span></text:span></text:p>
      <text:p text:style-name="P144"><text:span text:style-name="Source_20_Text"><text:span text:style-name="T434"><text:tab/></text:span></text:span><text:span text:style-name="Source_20_Text"><text:span text:style-name="T317">delete</text:span></text:span><text:span text:style-name="Source_20_Text"><text:span text:style-name="T272"> </text:span></text:span><text:span text:style-name="Source_20_Text"><text:span text:style-name="T317">[]</text:span></text:span><text:span text:style-name="Source_20_Text"><text:span text:style-name="T272"> </text:span></text:span><text:span text:style-name="Source_20_Text"><text:span text:style-name="T317">array_ptr</text:span></text:span><text:span text:style-name="Source_20_Text"><text:span text:style-name="T272">;<text:tab/></text:span></text:span><text:span text:style-name="Source_20_Text"><text:span text:style-name="T530"><text:tab/><text:tab/>// frees allocated storage</text:span></text:span></text:p>
      <text:p text:style-name="P145"><text:span text:style-name="T147">-</text:span><text:span text:style-name="T149">&gt; </text:span><text:span text:style-name="T150">const int *score_ptr {&amp;high_score};</text:span><text:span text:style-name="T439"> - </text:span><text:span text:style-name="T603">pointers to constant</text:span></text:p>
      <text:p text:style-name="P146"><text:soft-page-break/><text:span text:style-name="T189">-</text:span><text:span text:style-name="T190">&gt; </text:span><text:span text:style-name="T189">int *const score_ptr {&amp;high_score};</text:span><text:span text:style-name="T441"> </text:span><text:span text:style-name="T601">- </text:span><text:span text:style-name="T602">constant pointer </text:span></text:p>
      <text:p text:style-name="P143"><text:span text:style-name="T548">-</text:span><text:span text:style-name="T549">&gt; passing pointers to a function (pass-by reference)</text:span></text:p>
      <text:p text:style-name="P145"><text:span text:style-name="T549"><text:tab/></text:span><text:span text:style-name="T252">void double_data(</text:span><text:span text:style-name="T314">int *int_ptr</text:span><text:span text:style-name="T252">) {</text:span><text:span text:style-name="T314">*int_ptr</text:span><text:span text:style-name="T252"> *= 2;</text:span><text:span text:style-name="T253">}</text:span></text:p>
      <text:p text:style-name="P143"><text:span text:style-name="T548">-</text:span><text:span text:style-name="T549">&gt; return a pointer from a function</text:span></text:p>
      <text:p text:style-name="P145"><text:span text:style-name="T549"><text:tab/></text:span><text:span text:style-name="T315">int *</text:span><text:span text:style-name="T254">create_array(size_t size, int init_value = 0);</text:span></text:p>
      <text:p text:style-name="P23">-<text:span text:style-name="T764">&gt; pointers can be nested – example showing pointer to pointer to achieve 2D </text:span><text:span text:style-name="T679"><text:tab/>array</text:span></text:p>
      <text:p text:style-name="P300"><text:tab/><text:span text:style-name="T5">int **</text:span>twoDarray(const int r, const int c){</text:p>
      <text:p text:style-name="P301"><text:tab/><text:tab/><text:span text:style-name="T5">int**</text:span> arr {nullptr};</text:p>
      <text:p text:style-name="P301"><text:tab/><text:tab/>arr = <text:span text:style-name="T5">new int* [r]</text:span>;</text:p>
      <text:p text:style-name="P301"><text:tab/><text:tab/>for (int i = 0; i &lt; r; ++i)</text:p>
      <text:p text:style-name="P301"><text:tab/><text:tab/><text:tab/>arr[i] = <text:span text:style-name="T5">new int[c]</text:span>;</text:p>
      <text:p text:style-name="P301"><text:tab/><text:tab/>return arr;</text:p>
      <text:p text:style-name="P301"><text:tab/>}</text:p>
      <text:p text:style-name="P143"><text:span text:style-name="T147">-</text:span><text:span text:style-name="T154">&gt;</text:span><text:span text:style-name="T147"> </text:span><text:span text:style-name="T154">constexpr</text:span><text:span text:style-name="T558"> - </text:span><text:span text:style-name="T382">can be applied to </text:span><text:span text:style-name="T399">variables, </text:span><text:span text:style-name="T382">functions and class constructors. <text:tab/></text:span><text:span text:style-name="Strong_20_Emphasis"><text:span text:style-name="T382">constexpr</text:span></text:span><text:span text:style-name="T382"> indicates that the value, or return value, is constant and, <text:tab/>where possible, is computed at compile time. </text:span><text:span text:style-name="T399">T</text:span><text:span text:style-name="T382">he C++14 standard requires <text:tab/>the types in constant expressions to be literal types. </text:span><text:span text:style-name="T400">Return: </text:span><text:span text:style-name="T382">A </text:span><text:span text:style-name="Strong_20_Emphasis"><text:span text:style-name="T382">constexpr</text:span></text:span><text:span text:style-name="T382"> <text:tab/>variable or function must return a literal type.</text:span></text:p>
      <text:p text:style-name="P23"><text:tab/><text:span text:style-name="T722">Syntax</text:span><text:span text:style-name="T775">:</text:span></text:p>
      <text:p text:style-name="P143"><text:span text:style-name="T147"><text:tab/></text:span><text:span text:style-name="Strong_20_Emphasis"><text:span text:style-name="T113">constexpr</text:span></text:span><text:span text:style-name="T113"> </text:span><text:span text:style-name="Emphasis"><text:span text:style-name="T113">literal-type</text:span></text:span><text:span text:style-name="T113"> </text:span><text:span text:style-name="Emphasis"><text:span text:style-name="T113">identifier</text:span></text:span><text:span text:style-name="T113"> </text:span><text:span text:style-name="Strong_20_Emphasis"><text:span text:style-name="T113">=</text:span></text:span><text:span text:style-name="T113"> </text:span><text:span text:style-name="Emphasis"><text:span text:style-name="T113">constant-expression</text:span></text:span><text:span text:style-name="T113"> </text:span><text:span text:style-name="Strong_20_Emphasis"><text:span text:style-name="T113">;</text:span></text:span><text:span text:style-name="T113"><text:line-break/><text:tab/></text:span><text:span text:style-name="Strong_20_Emphasis"><text:span text:style-name="T113">constexpr</text:span></text:span><text:span text:style-name="T113"> </text:span><text:span text:style-name="Emphasis"><text:span text:style-name="T113">literal-type</text:span></text:span><text:span text:style-name="T113"> </text:span><text:span text:style-name="Emphasis"><text:span text:style-name="T113">identifier</text:span></text:span><text:span text:style-name="T113"> </text:span><text:span text:style-name="Strong_20_Emphasis"><text:span text:style-name="T113">{</text:span></text:span><text:span text:style-name="T113"> </text:span><text:span text:style-name="Emphasis"><text:span text:style-name="T113">constant-expression</text:span></text:span><text:span text:style-name="T113"> </text:span><text:span text:style-name="Strong_20_Emphasis"><text:span text:style-name="T113">}</text:span></text:span><text:span text:style-name="T113"> </text:span><text:span text:style-name="Strong_20_Emphasis"><text:span text:style-name="T113">;</text:span></text:span><text:span text:style-name="T113"><text:line-break/><text:tab/></text:span><text:span text:style-name="Strong_20_Emphasis"><text:span text:style-name="T113">constexpr</text:span></text:span><text:span text:style-name="T113"> </text:span><text:span text:style-name="Emphasis"><text:span text:style-name="T113">literal-type</text:span></text:span><text:span text:style-name="T113"> </text:span><text:span text:style-name="Emphasis"><text:span text:style-name="T113">identifier</text:span></text:span><text:span text:style-name="T113"> </text:span><text:span text:style-name="Strong_20_Emphasis"><text:span text:style-name="T113">(</text:span></text:span><text:span text:style-name="T113"> </text:span><text:span text:style-name="Emphasis"><text:span text:style-name="T113">params</text:span></text:span><text:span text:style-name="T113"> </text:span><text:span text:style-name="Strong_20_Emphasis"><text:span text:style-name="T113">)</text:span></text:span><text:span text:style-name="T113"> </text:span><text:span text:style-name="Strong_20_Emphasis"><text:span text:style-name="T113">;</text:span></text:span><text:span text:style-name="T113"><text:line-break/><text:tab/></text:span><text:span text:style-name="Strong_20_Emphasis"><text:span text:style-name="T113">constexpr</text:span></text:span><text:span text:style-name="T113"> </text:span><text:span text:style-name="Emphasis"><text:span text:style-name="T113">ctor</text:span></text:span><text:span text:style-name="T113"> </text:span><text:span text:style-name="Strong_20_Emphasis"><text:span text:style-name="T113">(</text:span></text:span><text:span text:style-name="T113"> </text:span><text:span text:style-name="Emphasis"><text:span text:style-name="T113">params</text:span></text:span><text:span text:style-name="T113"> </text:span><text:span text:style-name="Strong_20_Emphasis"><text:span text:style-name="T113">)</text:span></text:span><text:span text:style-name="T113"> </text:span><text:span text:style-name="Strong_20_Emphasis"><text:span text:style-name="T113">;</text:span></text:span></text:p>
      <text:p text:style-name="P23"><text:tab/><text:span text:style-name="T723">Examples</text:span><text:span text:style-name="T776">:</text:span></text:p>
      <text:p text:style-name="P143"><text:span text:style-name="T251"><text:tab/></text:span><text:span text:style-name="Source_20_Text"><text:span text:style-name="T238">constexpr float x = 42.0;</text:span></text:span></text:p>
      <text:p text:style-name="P93"><text:tab/>constexpr float exp(float x, int n){</text:p>
      <text:p text:style-name="P93"><text:tab/><text:tab/>return n == 0 ? 1 :</text:p>
      <text:p text:style-name="P93"><text:s text:c="8"/><text:tab/><text:tab/>n % 2 == 0 ? exp(x * x, n / 2) :</text:p>
      <text:p text:style-name="P93"><text:s text:c="8"/><text:tab/><text:tab/>exp(x * x, (n - 1) / 2) * x;</text:p>
      <text:p text:style-name="P26"><text:span text:style-name="T213"><text:tab/>};</text:span><text:tab/></text:p>
      <text:p text:style-name="P23"/>
      <text:p text:style-name="P205">3) smart pointers:</text:p>
      <text:p text:style-name="P201"/>
      <text:p text:style-name="P201"><text:span text:style-name="T16">-&gt; include &lt;memory&gt; </text:span>- library for smart pointers</text:p>
      <text:p text:style-name="P202"><text:span text:style-name="T16">-&gt; </text:span><text:span text:style-name="T79">std::smart_pointer&lt;Some_Class&gt; ptr = ...;</text:span><text:span text:style-name="T731"> <text:s/>- </text:span><text:span text:style-name="T717">g</text:span><text:span text:style-name="T735">eneral declaration</text:span><text:tab/></text:p>
      <text:p text:style-name="P217"><text:span text:style-name="T151">-</text:span><text:span text:style-name="T152">&gt; unique pointer</text:span><text:span text:style-name="T556"> - </text:span>smart pointer with unique object ownership semantics </text:p>
      <text:p text:style-name="P201">-<text:span text:style-name="T732">&gt; </text:span><text:span text:style-name="T719">unique pointer initialization</text:span><text:span text:style-name="T732">:</text:span></text:p>
      <text:p text:style-name="P203"><text:tab/>a) list initialization: </text:p>
      <text:p text:style-name="P203"><text:span text:style-name="T736"><text:tab/><text:tab/></text:span><text:span text:style-name="T338">std::unique_ptr&lt;int&gt; p1 {new int {100} };</text:span></text:p>
      <text:p text:style-name="P233"><text:tab/><text:span text:style-name="T732">b) with construction:</text:span></text:p>
      <text:p text:style-name="P236"><text:span text:style-name="T634"><text:tab/><text:tab/></text:span><text:span text:style-name="T278">std::unique_ptr&lt;std::string&gt; s_p(new std::string("Hello, world!"))</text:span><text:span text:style-name="T432">;</text:span></text:p>
      <text:p text:style-name="P232"><text:span text:style-name="T207">-&gt; unique_ptr.get()</text:span><text:span text:style-name="T738"> - </text:span><text:span text:style-name="T732">Returns a pointer to the managed object or nullptr if no <text:tab/>object is owned. </text:span></text:p>
      <text:p text:style-name="P238"><text:tab/>std::unique_ptr&lt;std::string&gt; s_p(new std::string("Hello, world!"));</text:p>
      <text:p text:style-name="P190"><text:s text:c="4"/><text:tab/>std::string *s = s_p.get();</text:p>
      <text:p text:style-name="P200"><text:span text:style-name="T16">-</text:span><text:span text:style-name="T72">&gt; unique_ptr.reset() </text:span><text:span text:style-name="T733">- </text:span>replaces the managed object. <text:span text:style-name="T762">W</text:span><text:span text:style-name="T733">ith no parameters it <text:tab/>redirects pointer to nullptr.</text:span></text:p>
      <text:p text:style-name="P232"><text:span text:style-name="T207">-</text:span><text:span text:style-name="T208">&gt; std::move() </text:span><text:span text:style-name="T739">- to move ownership of unique_ptr to another object since <text:tab/>unique_ptr cannot be copied</text:span></text:p>
      <text:p text:style-name="P192"><text:tab/><text:span text:style-name="T737">std::vector&lt;std::unique_ptr&lt;int&gt;&gt; vec;</text:span></text:p>
      <text:p text:style-name="P237"><text:tab/>std::unique_ptr&lt;int&gt; ptr {new int{100}};</text:p>
      <text:p text:style-name="P234"><text:tab/><text:span text:style-name="T750">vec.push_back(ptr);</text:span><text:tab/><text:tab/><text:tab/><text:span text:style-name="T751">// Error – copy not allowed</text:span></text:p>
      <text:p text:style-name="P215"><text:tab/><text:span text:style-name="T213">vec.push_back(std::move(ptr));</text:span></text:p>
      <text:p text:style-name="P204"><text:span text:style-name="T73">-</text:span><text:span text:style-name="T74">&gt; make_unique&lt;type&gt;(value); </text:span><text:span text:style-name="T734">- </text:span>creates a unique pointer that manages a new <text:tab/>object </text:p>
      <text:p text:style-name="P204"><text:s text:c="4"/><text:tab/><text:span text:style-name="T754">a)</text:span> Use the default constructor <text:span text:style-name="T734">of class Vec3</text:span></text:p>
      <text:p text:style-name="P190"><text:s text:c="4"/><text:tab/>std::unique_ptr&lt;Vec3&gt; v1 = std::make_unique&lt;Vec3&gt;();</text:p>
      <text:p text:style-name="P200"><text:s text:c="4"/><text:tab/><text:span text:style-name="T754">b)</text:span> Use the constructor that matches these arguments</text:p>
      <text:p text:style-name="P214"><text:span text:style-name="T586"><text:s text:c="4"/><text:tab/></text:span><text:span text:style-name="T274">std::unique_ptr&lt;Vec3&gt; v2 = std::make_unique&lt;Vec3&gt;(0, 1, 2);</text:span></text:p>
      <text:p text:style-name="P200"><text:soft-page-break/><text:s text:c="4"/><text:tab/><text:span text:style-name="T754">c)</text:span> Create a unique_ptr to an array of 5 elements</text:p>
      <text:p text:style-name="P188"><text:span text:style-name="T536"><text:s text:c="4"/><text:tab/></text:span><text:span text:style-name="T238">std::unique_ptr&lt;Vec3[]&gt; v3 = std::make_unique&lt;Vec3[]&gt;(5);</text:span></text:p>
      <text:p text:style-name="P24">-<text:span text:style-name="T734">&gt; </text:span><text:span text:style-name="T752">Don't use </text:span><text:span text:style-name="Source_20_Text"><text:span text:style-name="T753">make_unique</text:span></text:span><text:span text:style-name="T736"> if you need </text:span><text:span text:style-name="T752">a custom deleter</text:span><text:span text:style-name="T736"> or are adopting a raw pointer from elsewhere. </text:span></text:p>
      <text:p text:style-name="P60"><text:span text:style-name="T209">-</text:span><text:span text:style-name="T210">&gt; shared pointer</text:span><text:span text:style-name="T748"> - </text:span><text:span text:style-name="T741">smart pointer with shared object ownership semantics </text:span></text:p>
      <text:p text:style-name="P23">-<text:span text:style-name="T755">&gt; </text:span><text:span text:style-name="T720">shared pointer initialization</text:span><text:span text:style-name="T755">:</text:span></text:p>
      <text:p text:style-name="P92"><text:tab/><text:span text:style-name="T736">std::s</text:span><text:span text:style-name="T740">hared</text:span><text:span text:style-name="T736">_ptr&lt;int&gt; p1 {new int {100} };</text:span></text:p>
      <text:p text:style-name="P25"><text:span text:style-name="T213"><text:tab/></text:span><text:span text:style-name="T338">std::s</text:span><text:span text:style-name="T339">hared</text:span><text:span text:style-name="T338">_ptr&lt;int&gt; p2 {p</text:span><text:span text:style-name="T339">1</text:span><text:span text:style-name="T338">};<text:tab/></text:span><text:span text:style-name="T736"><text:tab/><text:tab/><text:tab/>// </text:span><text:span text:style-name="T740">shared ownership</text:span></text:p>
      <text:p text:style-name="P83"><text:span text:style-name="T191">-</text:span><text:span text:style-name="T192">&gt; shared_ptr.use_count() </text:span><text:span text:style-name="T638">- </text:span><text:span text:style-name="T637">returns the number of </text:span><text:span text:style-name="Source_20_Text"><text:span text:style-name="T637">shared_ptr</text:span></text:span><text:span text:style-name="T637"> objects referring <text:tab/>to the same managed object </text:span></text:p>
      <text:p text:style-name="P114"><text:span text:style-name="T424"><text:tab/></text:span><text:span text:style-name="T356">std::cout &lt;&lt; "fun: sp.use_count() == " &lt;&lt; sp.use_count() &lt;&lt; '\n'; </text:span></text:p>
      <text:p text:style-name="P61"><text:span text:style-name="T75">-</text:span><text:span text:style-name="T77">&gt; make_shared&lt;type&gt;(value)</text:span><text:span text:style-name="T756"> </text:span><text:span text:style-name="T746">- </text:span><text:span text:style-name="T747">creates a new </text:span><text:span text:style-name="T749">shared</text:span><text:span text:style-name="T747"> pointer</text:span></text:p>
      <text:p text:style-name="P264"><text:span text:style-name="T450"><text:tab/></text:span><text:span text:style-name="T340">std::s</text:span><text:span text:style-name="T341">hared</text:span><text:span text:style-name="T340">_ptr&lt;int&gt; p1 = make_s</text:span><text:span text:style-name="T341">hared</text:span><text:span text:style-name="T340">&lt;int&gt;(100);</text:span><text:span text:style-name="T742"><text:tab/></text:span><text:span text:style-name="T743">// use_count 1</text:span></text:p>
      <text:p text:style-name="P264"><text:span text:style-name="T450"><text:tab/></text:span><text:span text:style-name="T340">std::s</text:span><text:span text:style-name="T341">hared</text:span><text:span text:style-name="T340">_ptr&lt;i</text:span><text:span text:style-name="T341">nt</text:span><text:span text:style-name="T340">&gt; p2 = p</text:span><text:span text:style-name="T341">2 {p1}</text:span><text:span text:style-name="T340">;<text:tab/></text:span><text:span text:style-name="T742"><text:tab/><text:tab/><text:tab/></text:span><text:span text:style-name="T743">// use_count 2</text:span></text:p>
      <text:p text:style-name="P278"><text:tab/><text:span text:style-name="T213">std::s</text:span><text:span text:style-name="T345">hared</text:span><text:span text:style-name="T213">_ptr&lt;i</text:span><text:span text:style-name="T345">nt</text:span><text:span text:style-name="T213">&gt; p</text:span><text:span text:style-name="T345">3;</text:span></text:p>
      <text:p text:style-name="P278"><text:span text:style-name="T345"><text:tab/>p3 = p1;</text:span><text:span text:style-name="T453"><text:tab/></text:span><text:span text:style-name="T757"><text:tab/><text:tab/><text:tab/><text:tab/><text:tab/><text:tab/><text:tab/>// use_count 3</text:span></text:p>
      <text:p text:style-name="P235"><text:span text:style-name="T5">-</text:span><text:span text:style-name="T12">&gt; custom deleter</text:span><text:span text:style-name="T770"> – when needed to release some additional resources or do </text:span><text:span text:style-name="T428"><text:tab/>specific closing action it’s possible to use custom deleter. However, than <text:tab/>make_unique and make_shared cannot be used.</text:span></text:p>
      <text:p text:style-name="P241"><text:span text:style-name="T659"><text:tab/></text:span><text:span text:style-name="T662">// </text:span><text:span text:style-name="T663">simple example</text:span></text:p>
      <text:p text:style-name="P239"><text:span text:style-name="T294"><text:tab/></text:span><text:span text:style-name="Source_20_Text"><text:span text:style-name="T294">std::shared_ptr&lt;int&gt; pIntPtr(new int(10), </text:span></text:span></text:p>
      <text:p text:style-name="P239"><text:span text:style-name="Source_20_Text"><text:span text:style-name="T274"><text:tab/></text:span></text:span><text:span text:style-name="Source_20_Text"><text:span text:style-name="T294"><text:tab/></text:span></text:span><text:span text:style-name="Source_20_Text"><text:span text:style-name="T274">[](int *pi) { delete pi; });</text:span></text:span><text:span text:style-name="Source_20_Text"><text:span text:style-name="T371"> // deleter </text:span></text:span></text:p>
      <text:p text:style-name="P239"><text:span text:style-name="Source_20_Text"><text:span text:style-name="T613"><text:tab/></text:span></text:span><text:span text:style-name="Source_20_Text"><text:span text:style-name="T626">// </text:span></text:span><text:span text:style-name="Source_20_Text"><text:span text:style-name="T627">example using customized function</text:span></text:span></text:p>
      <text:p text:style-name="P239"><text:span text:style-name="Source_20_Text"><text:span text:style-name="T274"><text:tab/>void DeleteLegacyList(LegacyList* p) {</text:span></text:span></text:p>
      <text:p text:style-name="P188"><text:span text:style-name="Source_20_Text"><text:span text:style-name="T274"><text:s text:c="4"/><text:tab/><text:tab/>p-&gt;ReleaseElements(); </text:span></text:span></text:p>
      <text:p text:style-name="P188"><text:span text:style-name="Source_20_Text"><text:span text:style-name="T274"><text:s text:c="4"/><text:tab/><text:tab/>delete p;</text:span></text:span></text:p>
      <text:p text:style-name="P188"><text:span text:style-name="Source_20_Text"><text:span text:style-name="T274"><text:tab/>}</text:span></text:span></text:p>
      <text:p text:style-name="P240"><text:span text:style-name="T294"><text:tab/></text:span><text:span text:style-name="Source_20_Text"><text:span text:style-name="T274">std::shared_ptr&lt;LegacyList&gt; ptr(new LegacyList(),</text:span></text:span></text:p>
      <text:p text:style-name="P188"><text:span text:style-name="Source_20_Text"><text:span text:style-name="T274"><text:s text:c="32"/>DeleteLegacyList);</text:span></text:span></text:p>
      <text:p text:style-name="P62"><text:span text:style-name="T75">-</text:span><text:span text:style-name="T76">&gt; weak pointer </text:span><text:span text:style-name="T758">- </text:span>weak reference to an object managed by std::shared_ptr</text:p>
      <text:p text:style-name="P115"><text:span text:style-name="T424"><text:tab/></text:span><text:span text:style-name="T356">std::weak_ptr&lt;Foo&gt; w_ptr;</text:span></text:p>
      <text:p text:style-name="P115"><text:span text:style-name="T424"><text:tab/></text:span><text:span text:style-name="T356">auto ptr = std::make_shared&lt;Foo&gt;();</text:span></text:p>
      <text:p text:style-name="P110"><text:tab/>w_ptr = ptr;</text:p>
      <text:p text:style-name="P12"/>
      <text:p text:style-name="P12"/>
      <text:p text:style-name="P12">a) climits:</text:p>
      <text:p text:style-name="P70"/>
      <text:p text:style-name="P72">-<text:span text:style-name="T671">&gt; #include &lt;climits&gt;</text:span></text:p>
      <text:p text:style-name="P70"><text:span text:style-name="T16">-&gt; INT_MIN / INT_MAX </text:span>– minimum, maximum value of variable. Other popular <text:tab/>possibilities: CHAR, SHRT, LONG)</text:p>
      <text:p text:style-name="P83"/>
      <text:p text:style-name="P83"/>
      <text:p text:style-name="P7">a) cmath:</text:p>
      <text:p text:style-name="Preformatted_20_Text"/>
      <text:p text:style-name="P71">-<text:span text:style-name="T685">&gt; #include &lt;cmath&gt;</text:span></text:p>
      <text:p text:style-name="Preformatted_20_Text"><text:span text:style-name="T110">-&gt; pow(val, pow)</text:span><text:span text:style-name="T683"> – raises to a given power</text:span></text:p>
      <text:p text:style-name="P103"><text:tab/>res += std::pow(num % 10, 2);</text:p>
      <text:p text:style-name="Preformatted_20_Text"><text:span text:style-name="T16">-</text:span><text:span text:style-name="T38">&gt; round(val)</text:span><text:span text:style-name="T685"> – rounds to t</text:span><text:span text:style-name="T595">he nearest int value</text:span></text:p>
      <text:p text:style-name="P39"><text:tab/><text:span text:style-name="T216">mean_val = round(mean_val * 100) / 100;</text:span></text:p>
      <text:p text:style-name="Preformatted_20_Text"><text:span text:style-name="T162">-&gt; log2</text:span><text:span text:style-name="T259"> </text:span><text:span text:style-name="T568">- </text:span><text:span text:style-name="T519">base 2 logarithm of the given number</text:span></text:p>
      <text:p text:style-name="P103"><text:span text:style-name="T695"><text:tab/></text:span>std::ceil(std::log2(a) - std::log2(b) -1);</text:p>
      <text:p text:style-name="Preformatted_20_Text"><text:span text:style-name="T162">-&gt; sqrt </text:span><text:span text:style-name="T569">-</text:span><text:span text:style-name="T162"> </text:span>computes square root</text:p>
      <text:p text:style-name="P99"><text:tab/>double cross = std::sqrt(w*w + h*h); </text:p>
      <text:p text:style-name="Preformatted_20_Text"><text:span text:style-name="T162">-&gt; ceil </text:span><text:span text:style-name="T478">- </text:span><text:span text:style-name="T504">n</text:span><text:span text:style-name="T478">earest integer not less than the given value</text:span></text:p>
      <text:p text:style-name="P99"><text:tab/>int exit_number = std::ceil(final_pos * siz / 360);</text:p>
      <text:p text:style-name="P171"><text:span text:style-name="T16">-&gt; floor </text:span><text:span text:style-name="T478">- </text:span><text:span text:style-name="T504">n</text:span><text:span text:style-name="T478">earest integer not </text:span><text:span text:style-name="T532">more</text:span><text:span text:style-name="T478"> than the given value</text:span></text:p>
      <text:p text:style-name="P101"><text:tab/>int bh = std::floor(boundary_high);</text:p>
      <text:p text:style-name="P174"><text:span text:style-name="T16">-&gt; sin</text:span><text:span text:style-name="T81">(arg)</text:span><text:span text:style-name="T16"> –</text:span><text:span text:style-name="T478"> </text:span><text:span text:style-name="T506">computes sine of an argument, </text:span><text:span text:style-name="T653">arg </text:span><text:span text:style-name="T506">- value representing angle in <text:tab/>radians. If no errors occur, the sine of </text:span><text:span text:style-name="Source_20_Text"><text:span text:style-name="T506">arg</text:span></text:span><text:span text:style-name="T506"> (sin(arg)) in the range [-1 ; <text:tab/>+1], is returned. </text:span></text:p>
      <text:p text:style-name="P174"><text:span text:style-name="T506"><text:tab/></text:span><text:span text:style-name="T230">std::sin(pi/6) <text:tab/><text:tab/><text:tab/><text:tab/><text:tab/><text:tab/><text:tab/><text:tab/></text:span><text:span text:style-name="T231"># out: 0.5</text:span></text:p>
      <text:p text:style-name="P79"><text:soft-page-break/>-&gt; cos<text:span text:style-name="T765">(arg) </text:span><text:span text:style-name="T507">- </text:span><text:span text:style-name="T506">computes </text:span><text:span text:style-name="T507">co</text:span><text:span text:style-name="T506">sine of an argument</text:span></text:p>
      <text:p text:style-name="P175"><text:span text:style-name="T16">-&gt; tan </text:span><text:span text:style-name="T507">- </text:span><text:span text:style-name="T506">computes </text:span><text:span text:style-name="T533">tangent</text:span><text:span text:style-name="T506"> of an argument</text:span></text:p>
      <text:p text:style-name="Preformatted_20_Text"><text:span text:style-name="T16">-&gt; abs</text:span><text:span text:style-name="T49">() </text:span><text:span text:style-name="T700">- return absolute value from expression</text:span></text:p>
      <text:p text:style-name="Preformatted_20_Text"><text:tab/><text:span text:style-name="T330">std::abs(a-b);</text:span></text:p>
      <text:p text:style-name="P176"><text:span text:style-name="T16">-</text:span><text:span text:style-name="T82">&gt; acos(arg) </text:span><text:span text:style-name="T508">- c</text:span><text:span text:style-name="T509">omputes the principal value of the arc cosine of </text:span><text:span text:style-name="Source_20_Text"><text:span text:style-name="T509">arg. </text:span></text:span><text:span text:style-name="Source_20_Text"><text:span text:style-name="T508">Arg is a <text:tab/>floating point or integral type. If no errors occur, the arc cosine of arg <text:tab/>(arccos(arg)) in the range [0 , π], is returned.</text:span></text:span></text:p>
      <text:p text:style-name="P176"><text:span text:style-name="Source_20_Text"><text:span text:style-name="T508"><text:tab/></text:span></text:span><text:span text:style-name="Source_20_Text"><text:span text:style-name="T232">const double pi = std::acos(-1);<text:tab/></text:span></text:span><text:span text:style-name="Source_20_Text"><text:span text:style-name="T233"># out: PI </text:span></text:span><text:span text:style-name="Source_20_Text"><text:span text:style-name="T215">(useful trick! :))</text:span></text:span></text:p>
      <text:p text:style-name="P170"><text:span text:style-name="T16">-</text:span><text:span text:style-name="T59">&gt; min(a, b) </text:span><text:span text:style-name="T706">– return min of two </text:span><text:span text:style-name="T364">int</text:span><text:span text:style-name="T729"> </text:span><text:span text:style-name="T706">values</text:span></text:p>
      <text:p text:style-name="P154"><text:span text:style-name="T15"><text:tab/></text:span><text:span text:style-name="T333">std::min(5, 10) <text:tab/><text:tab/><text:tab/><text:tab/><text:tab/><text:tab/><text:tab/><text:tab/># out: 5</text:span></text:p>
      <text:p text:style-name="P170"><text:span text:style-name="T16">-</text:span><text:span text:style-name="T59">&gt; </text:span><text:span text:style-name="T111">max</text:span><text:span text:style-name="T59">(a, b) </text:span><text:span text:style-name="T706">– return min of two </text:span><text:span text:style-name="T364">int</text:span><text:span text:style-name="T729"> </text:span><text:span text:style-name="T706">values</text:span></text:p>
      <text:p text:style-name="P154"><text:span text:style-name="T16"><text:tab/></text:span><text:span text:style-name="T333">std::min(5, 10) <text:tab/><text:tab/><text:tab/><text:tab/><text:tab/><text:tab/><text:tab/><text:tab/># out: </text:span><text:span text:style-name="T336">10</text:span></text:p>
      <text:p text:style-name="Preformatted_20_Text"><text:span text:style-name="T16">-</text:span><text:span text:style-name="T59">&gt; fmin(a, b) </text:span><text:span text:style-name="T706">– return min of two </text:span><text:span text:style-name="T729">floating </text:span><text:span text:style-name="T706">values</text:span></text:p>
      <text:p text:style-name="Preformatted_20_Text"><text:tab/><text:span text:style-name="T333">std::fmin(5.</text:span><text:span text:style-name="T336">2</text:span><text:span text:style-name="T333">, 10.</text:span><text:span text:style-name="T336">5</text:span><text:span text:style-name="T333">) <text:tab/><text:tab/><text:tab/><text:tab/><text:tab/><text:tab/><text:tab/># out: 5.</text:span><text:span text:style-name="T336">2</text:span></text:p>
      <text:p text:style-name="P169"><text:span text:style-name="T16">-</text:span><text:span text:style-name="T59">&gt; fmax(a, b)</text:span><text:span text:style-name="T706"> – return max of two </text:span><text:span text:style-name="T729">floating </text:span><text:span text:style-name="T706">values</text:span></text:p>
      <text:p text:style-name="Preformatted_20_Text"><text:tab/><text:span text:style-name="T333">std::fmax(5.</text:span><text:span text:style-name="T336">2</text:span><text:span text:style-name="T333">, 10.</text:span><text:span text:style-name="T336">5</text:span><text:span text:style-name="T333">)<text:tab/><text:tab/><text:tab/><text:tab/><text:tab/><text:tab/><text:tab/># out: 10.</text:span><text:span text:style-name="T336">5</text:span></text:p>
      <text:p text:style-name="Preformatted_20_Text"/>
      <text:p text:style-name="Preformatted_20_Text"/>
      <text:p text:style-name="Preformatted_20_Text"/>
      <text:p text:style-name="P7">b) iostream:</text:p>
      <text:p text:style-name="P84"/>
      <text:p text:style-name="P74">-<text:span text:style-name="T680">&gt; #include &lt;iostream&gt;</text:span></text:p>
      <text:p text:style-name="Preformatted_20_Text"><text:span text:style-name="T16">-</text:span><text:span text:style-name="T25">&gt;</text:span><text:span text:style-name="T16"> cout</text:span> – <text:span text:style-name="T2">print output to the console</text:span></text:p>
      <text:p text:style-name="Preformatted_20_Text"><text:span text:style-name="T16">-</text:span><text:span text:style-name="T25">&gt;</text:span><text:span text:style-name="T16"> cin </text:span>– <text:span text:style-name="T2">take input from the keyboard</text:span></text:p>
      <text:p text:style-name="Preformatted_20_Text"><text:span text:style-name="T16">-</text:span><text:span text:style-name="T24">&gt; endl </text:span><text:span text:style-name="T429">– insert “\n”</text:span></text:p>
      <text:p text:style-name="Preformatted_20_Text"><text:span text:style-name="T88">-</text:span><text:span text:style-name="T103">&gt; getchar()</text:span><text:span text:style-name="T14"> </text:span><text:span text:style-name="T727">- to get only a one char input from a user</text:span></text:p>
      <text:p text:style-name="Preformatted_20_Text"><text:tab/><text:span text:style-name="T335">char c = getchar();</text:span></text:p>
      <text:p text:style-name="Preformatted_20_Text"/>
      <text:p text:style-name="P13">c) iomanip:</text:p>
      <text:p text:style-name="P256"><text:span text:style-name="T16">-</text:span><text:span text:style-name="T33">&gt; </text:span><text:span text:style-name="T16">std::boolalpha</text:span> # will display true/false</text:p>
      <text:p text:style-name="P256"><text:span text:style-name="T16">-</text:span><text:span text:style-name="T33">&gt; </text:span><text:span text:style-name="T16">std::noboolalpha</text:span><text:span text:style-name="T3"> </text:span># will display 1/0</text:p>
      <text:p text:style-name="P256"><text:span text:style-name="T16">-</text:span><text:span text:style-name="T62">&gt; std::showpos </text:span><text:span text:style-name="T709"># show plus with positive numbers</text:span></text:p>
      <text:p text:style-name="P148"><text:span text:style-name="T16">-</text:span><text:span text:style-name="T61">&gt; </text:span><text:span text:style-name="T178">std::resetiosflags</text:span><text:span text:style-name="T179">()</text:span><text:span text:style-name="T442"> </text:span><text:span text:style-name="T624">#</text:span><text:span text:style-name="T443"> </text:span><text:span text:style-name="T604">reset to default</text:span></text:p>
      <text:p text:style-name="P113"><text:span text:style-name="T407"><text:tab/></text:span><text:span text:style-name="T408">std::cout.</text:span><text:span text:style-name="T410">resetiosflags</text:span><text:span text:style-name="T408">(std::ios::</text:span><text:span text:style-name="T409">boolalpha</text:span><text:span text:style-name="T408">);</text:span></text:p>
      <text:p text:style-name="P151"><text:span text:style-name="T180">-</text:span><text:span text:style-name="T179">&gt; std::cout.setf()</text:span><text:span text:style-name="T605"> # set format flags</text:span></text:p>
      <text:p text:style-name="P149"><text:span text:style-name="T604"><text:tab/></text:span><text:span text:style-name="T280">std::cout.setf(std::ios::showpos);</text:span></text:p>
      <text:p text:style-name="P150"><text:span text:style-name="T180">-</text:span><text:span text:style-name="T179">&gt; std::cout.</text:span><text:span text:style-name="T181">un</text:span><text:span text:style-name="T179">setf()</text:span><text:span text:style-name="T605"> # </text:span><text:span text:style-name="T608">un</text:span><text:span text:style-name="T605">set format flags</text:span></text:p>
      <text:p text:style-name="P119"><text:span text:style-name="T412"><text:tab/></text:span><text:span text:style-name="T419">std::cout.unsetf(std::ios::scientific | std::ios::fixed);</text:span></text:p>
      <text:p text:style-name="Preformatted_20_Text"><text:span text:style-name="T16">-</text:span><text:span text:style-name="T62">&gt; std::dec, std::hex, std::oct </text:span><text:span text:style-name="T709">– displaying using different basis</text:span></text:p>
      <text:p text:style-name="P152"><text:tab/><text:span text:style-name="T280">std::cout &lt;&lt; std::hex &lt;&lt; num &lt;&lt; std::endl;</text:span></text:p>
      <text:p text:style-name="P155"><text:span text:style-name="T16">-</text:span><text:span text:style-name="T63">&gt; std::setprecision()</text:span><text:span text:style-name="T710"> # </text:span><text:span text:style-name="T606">number of digits displayed, </text:span><text:span text:style-name="T607">default </text:span><text:span text:style-name="T606">6 </text:span><text:span text:style-name="T607">for floats</text:span></text:p>
      <text:p text:style-name="P155"><text:span text:style-name="T182">-&gt; std::fixed </text:span><text:span text:style-name="T607">#</text:span><text:span text:style-name="T623"> fixed to a specific number o</text:span><text:span text:style-name="T621">f digits after the decimal point</text:span></text:p>
      <text:p text:style-name="P284"><text:tab/><text:span text:style-name="T214">float f = 123.123756789101112131415;</text:span></text:p>
      <text:p text:style-name="P286"><text:tab/><text:span text:style-name="T213">std::cout &lt;&lt; "Float f without modification: " &lt;&lt; f &lt;&lt; std::endl;</text:span> </text:p>
      <text:p text:style-name="P286"><text:tab/><text:tab/>// out: 123.124</text:p>
      <text:p text:style-name="P285"><text:tab/><text:span text:style-name="T213">std::cout &lt;&lt; </text:span><text:span text:style-name="T214">std::setprecision(8)</text:span><text:span text:style-name="T213">;</text:span></text:p>
      <text:p text:style-name="P286"><text:tab/><text:span text:style-name="T213">std::cout &lt;&lt; "Float f after setting precision: " &lt;&lt; f &lt;&lt; std::endl;</text:span> </text:p>
      <text:p text:style-name="P286"><text:tab/><text:tab/>// out: 123.12376</text:p>
      <text:p text:style-name="P303"><text:tab/>std::cout &lt;&lt; <text:span text:style-name="T5">std::fixed</text:span>;</text:p>
      <text:p text:style-name="P304"><text:tab/>std::cout &lt;&lt; "Float f after fixing: " &lt;&lt; f &lt;&lt; std::endl; </text:p>
      <text:p text:style-name="P286"><text:tab/><text:tab/>// out: 123.12375641</text:p>
      <text:p text:style-name="P55"/>
      <text:p text:style-name="P16">c) files I/O:</text:p>
      <text:p text:style-name="P156"><text:span text:style-name="T16">-&gt; #include &lt;fstream&gt;</text:span> - <text:span text:style-name="T609">provides definitions for formatted input and output <text:tab/>from/to </text:span><text:span text:style-name="T625">files</text:span><text:span text:style-name="T609"> streams</text:span></text:p>
      <text:p text:style-name="P157"><text:span text:style-name="T609"><text:tab/></text:span><text:span text:style-name="T287">std::fstream </text:span><text:span text:style-name="T288">out</text:span><text:span text:style-name="T287">_file {“myfile.txt”, std::ios::</text:span><text:span text:style-name="T288">out</text:span><text:span text:style-name="T287">};</text:span></text:p>
      <text:p text:style-name="P158"><text:span text:style-name="T16">-</text:span><text:span text:style-name="T64">&gt; #include &lt;ifstream&gt; </text:span><text:span text:style-name="T711">- i</text:span>nput stream class to operate on files.</text:p>
      <text:p text:style-name="P158"><text:tab/><text:span text:style-name="T287">std::ifstream in_file {“myfile.txt”, std::ios::in};</text:span><text:line-break/><text:span text:style-name="T16">-</text:span><text:span text:style-name="T64">&gt; </text:span><text:span text:style-name="T65">#</text:span><text:span text:style-name="T64">include &lt;ofstream&gt; </text:span><text:span text:style-name="T711">- </text:span><text:span text:style-name="T365">output</text:span><text:span text:style-name="T711"> stream class to operate on files.</text:span></text:p>
      <text:p text:style-name="P160"><text:soft-page-break/><text:tab/><text:span text:style-name="T287">std::</text:span><text:span text:style-name="T288">o</text:span><text:span text:style-name="T287">fstream </text:span><text:span text:style-name="T288">out</text:span><text:span text:style-name="T287">_file {“myfile.txt”};</text:span><text:span text:style-name="T445"> </text:span></text:p>
      <text:p text:style-name="P158"><text:span text:style-name="T16">-</text:span><text:span text:style-name="T65">&gt; file.open() </text:span><text:span text:style-name="T712">- open a file</text:span></text:p>
      <text:p text:style-name="P158"><text:tab/><text:span text:style-name="T285">std::ifstream in_file; in_file.open(“</text:span><text:span text:style-name="T286">test.txt</text:span><text:span text:style-name="T285">”);</text:span></text:p>
      <text:p text:style-name="Preformatted_20_Text">-<text:span text:style-name="T713">&gt; </text:span><text:span text:style-name="T718">check if file was opened successfully</text:span><text:span text:style-name="T713">:</text:span></text:p>
      <text:p text:style-name="Preformatted_20_Text"><text:tab/><text:span text:style-name="T713">a) </text:span><text:span text:style-name="T334">if (file.is_open()){...;}</text:span></text:p>
      <text:p text:style-name="Preformatted_20_Text"><text:tab/><text:span text:style-name="T713">b) </text:span><text:span text:style-name="T334">if (file){...;}</text:span></text:p>
      <text:p text:style-name="Preformatted_20_Text"><text:span text:style-name="T16">-</text:span><text:span text:style-name="T66">&gt; file.close(</text:span><text:span text:style-name="T714">) - close a file</text:span></text:p>
      <text:p text:style-name="Preformatted_20_Text"><text:span text:style-name="T16">-</text:span><text:span text:style-name="T67">&gt; std::getline(file, line)</text:span><text:span text:style-name="T715"> – read a line at each time</text:span></text:p>
      <text:p text:style-name="P159"><text:tab/><text:span text:style-name="T281">while </text:span><text:span text:style-name="T303">(std::getline(in_file, line))</text:span><text:span text:style-name="T281"> </text:span><text:span text:style-name="T282">{std::cout &lt;&lt; line &lt;&lt; std::endl;}</text:span></text:p>
      <text:p text:style-name="P159"><text:span text:style-name="T183">-&gt; file.get(c) </text:span><text:span text:style-name="T446">– </text:span><text:span text:style-name="T610">reading a character at each time</text:span></text:p>
      <text:p text:style-name="P66"><text:span text:style-name="T413"><text:tab/></text:span><text:span text:style-name="T298">char c; w</text:span><text:span text:style-name="T281">hile </text:span><text:span text:style-name="T303">(in_file.</text:span><text:span text:style-name="T304">get(c)</text:span><text:span text:style-name="T303">)</text:span><text:span text:style-name="T281"> </text:span><text:span text:style-name="T282">{std::cout &lt;&lt; </text:span><text:span text:style-name="T295">c</text:span><text:span text:style-name="T282"> &lt;&lt; std::endl;}</text:span></text:p>
      <text:p text:style-name="Preformatted_20_Text"><text:span text:style-name="T16">-</text:span><text:span text:style-name="T68">&gt; &lt;&lt;</text:span><text:span text:style-name="T716"> - write to file using insertion operator</text:span></text:p>
      <text:p text:style-name="P160"><text:tab/><text:span text:style-name="T305">out_file &lt;&lt; line</text:span><text:span text:style-name="T283"> </text:span><text:span text:style-name="T305">&lt;&lt; std::endl</text:span><text:span text:style-name="T283">;</text:span></text:p>
      <text:p text:style-name="P160"><text:span text:style-name="T184">-</text:span><text:span text:style-name="T185">&gt; std::ostream::put(c)</text:span><text:span text:style-name="T447"> </text:span><text:span text:style-name="T611">- inserts character </text:span><text:span text:style-name="Variable"><text:span text:style-name="T611">c</text:span></text:span><text:span text:style-name="T611"> into the stream.;</text:span></text:p>
      <text:p text:style-name="P160"><text:span text:style-name="T447"><text:tab/></text:span><text:span text:style-name="T444"> <text:s text:c="3"/></text:span><text:span text:style-name="T305">char c; while (in_file.get(c)) </text:span><text:span text:style-name="T284">out_file.put(c);</text:span></text:p>
      <text:p text:style-name="P67"><text:span text:style-name="T184">-</text:span><text:span text:style-name="T186">&gt; file.bad()</text:span><text:span text:style-name="T415"> - checking if insertion to stream failed for any reasons</text:span></text:p>
      <text:p text:style-name="P67"><text:span text:style-name="T415"><text:tab/></text:span><text:span text:style-name="T290">if (file.bad()) std::cerr &lt;&lt; “Failed to write to the file.” &lt;&lt; std::endl;</text:span></text:p>
      <text:p text:style-name="P67"><text:span text:style-name="T414">-</text:span><text:span text:style-name="T416">&gt; using </text:span><text:span text:style-name="T420">raw string literals</text:span><text:span text:style-name="T416"> for escaping backslashes</text:span></text:p>
      <text:p text:style-name="P56"><text:tab/>// Open the file 'c:\\folder\\foo.txt' on Windows.</text:p>
      <text:p text:style-name="P67"><text:span text:style-name="T416"><text:tab/></text:span><text:span text:style-name="T289">std::ifstream ifs(R"(c:\\folder\\foo.txt)"); </text:span><text:span text:style-name="T416">// using raw literal</text:span></text:p>
      <text:p text:style-name="P67"><text:span text:style-name="T184">-</text:span><text:span text:style-name="T187">&gt; file.read()</text:span><text:span text:style-name="T417"> - read a fixed number of characters</text:span></text:p>
      <text:p text:style-name="P67"><text:span text:style-name="T417"><text:tab/></text:span><text:span text:style-name="T291">std::ifstream </text:span><text:span text:style-name="T296">file</text:span><text:span text:style-name="T291">("foo.txt"); char str[4]; file.read(str, 4);</text:span></text:p>
      <text:p text:style-name="P68"><text:span text:style-name="T184">-</text:span><text:span text:style-name="T177">&gt; file.fail()</text:span><text:span text:style-name="T411"> - check whether the reading operation failed</text:span></text:p>
      <text:p text:style-name="P68"><text:span text:style-name="T411"><text:tab/></text:span><text:span text:style-name="T279">in_file.read(str, 4); </text:span><text:span text:style-name="T411">// This operation might fail for any reason.</text:span></text:p>
      <text:p text:style-name="P68"><text:span text:style-name="T411"><text:tab/></text:span><text:span text:style-name="T279">if (in_file.fail()) </text:span><text:span text:style-name="T411">// Failed to read!</text:span></text:p>
      <text:p text:style-name="P67"><text:span text:style-name="T184">-</text:span><text:span text:style-name="T188">&gt; std::flush </text:span><text:span text:style-name="T418">– to flush the stream (eg. save stream to file directly)</text:span></text:p>
      <text:p text:style-name="P160"><text:span text:style-name="T612"><text:tab/></text:span><text:span text:style-name="T297">output_file</text:span><text:span text:style-name="T292"> &lt;&lt; "Hello World!" &lt;&lt; std::flush;</text:span></text:p>
      <text:p text:style-name="P51"/>
      <text:p text:style-name="P58">c) string streams</text:p>
      <text:p text:style-name="P277"><text:span text:style-name="T16">-&gt; #include &lt;sstream&gt;</text:span> - Header providing string stream classes</text:p>
      <text:p text:style-name="P51"><text:span text:style-name="T16">-&gt; istringstream </text:span>- Input string stream</text:p>
      <text:p text:style-name="P52"><text:tab/><text:span text:style-name="T213">std::string info {"Moe 100 1234.5"}; std::istringstream iss {info};</text:span></text:p>
      <text:p text:style-name="P51"><text:span text:style-name="T16">-&gt; ostringstream </text:span>- Output string stream</text:p>
      <text:p text:style-name="P52"><text:tab/><text:span text:style-name="T213">std::ostringstream oss {};</text:span> </text:p>
      <text:p text:style-name="P52"><text:tab/><text:span text:style-name="T213">oss &lt;&lt; std::setw(10) &lt;&lt; std::left &lt;&lt; name &lt;&lt; std::endl;</text:span></text:p>
      <text:p text:style-name="P52"><text:span text:style-name="T16">-&gt; instance.str()</text:span> - to print ostringstream</text:p>
      <text:p text:style-name="P52"><text:tab/><text:span text:style-name="T213">std::cout &lt;&lt; oss.str() &lt;&lt; std::endl;</text:span></text:p>
      <text:p text:style-name="P53">-&gt; <text:span text:style-name="T717">discard the input buffer</text:span></text:p>
      <text:p text:style-name="P53"><text:tab/><text:span text:style-name="T213">#include &lt;limits&gt;</text:span></text:p>
      <text:p text:style-name="P53"><text:tab/><text:span text:style-name="T213">std::cin.ignore(std::numeric_limits&lt;std::streamsize&gt;::max(),'\n');</text:span></text:p>
      <text:p text:style-name="P54"><text:span text:style-name="T16">-&gt; stringstream</text:span> - Input/Output string stream </text:p>
      <text:p text:style-name="P51"><text:span text:style-name="T16">-</text:span><text:span text:style-name="T69">&gt; std::ostream_iterator </text:span><text:span text:style-name="T726">- allows to print contents of an STL container to any <text:tab/>output stream without explicit loops. </text:span>The second argument of <text:tab/>std::ostream_iterator constructor sets the delimiter.</text:p>
      <text:p text:style-name="P108"><text:tab/>std::vector&lt;int&gt; v = {1,2,3,4};</text:p>
      <text:p text:style-name="P108"><text:tab/>std::copy(v.begin(), v.end(), std::ostream_iterator&lt;int&gt;(std::cout, " ! <text:tab/><text:tab/>"));</text:p>
      <text:p text:style-name="P51"/>
      <text:p text:style-name="P7">c) cctype:</text:p>
      <text:p text:style-name="P7"/>
      <text:p text:style-name="P71">-<text:span text:style-name="T691">&gt; #include &lt;cctype&gt;</text:span></text:p>
      <text:p text:style-name="P77">-&gt; isalnum <text:span text:style-name="T478">- </text:span><text:span text:style-name="T501">c</text:span><text:span text:style-name="T540">hecks if character is alphanumeric</text:span></text:p>
      <text:p text:style-name="Preformatted_20_Text"><text:span text:style-name="T16">-&gt; isalpha </text:span><text:span text:style-name="T478">- </text:span><text:span text:style-name="T498">ch</text:span><text:span text:style-name="T543">ecks whether </text:span><text:span text:style-name="T600">c</text:span><text:span text:style-name="T543"> is an alphabetic letter</text:span></text:p>
      <text:p text:style-name="P97"><text:tab/>std::isalpha(str[i]))</text:p>
      <text:p text:style-name="P81">-&gt; isdigit –<text:span text:style-name="T478"> </text:span><text:span text:style-name="T487">checking if char is a digit, return bool</text:span></text:p>
      <text:p text:style-name="P71"><text:span text:style-name="T371">-&gt; islower –</text:span><text:span text:style-name="T536"> </text:span><text:span text:style-name="T544">checking if</text:span><text:span text:style-name="T485"> char is lowercase, return bool</text:span></text:p>
      <text:p text:style-name="P77">-&gt; ispunct <text:span text:style-name="T478">- </text:span><text:span text:style-name="T501">c</text:span><text:span text:style-name="T540">heck if character is a punctuation character</text:span></text:p>
      <text:p text:style-name="P129"><text:span text:style-name="T16">-&gt; isspace </text:span><text:span text:style-name="T478">-</text:span><text:span text:style-name="T16"> </text:span><text:span text:style-name="T485">checking if char is </text:span><text:span text:style-name="T527">a white-space</text:span><text:span text:style-name="T485">, return bool</text:span></text:p>
      <text:p text:style-name="P77">-&gt; isupper <text:span text:style-name="T478">- </text:span><text:span text:style-name="T501">c</text:span><text:span text:style-name="T536">heck</text:span><text:span text:style-name="T540">s</text:span><text:span text:style-name="T536"> if character is uppercase letter</text:span></text:p>
      <text:p text:style-name="P71">-&gt; tolower –<text:span text:style-name="T478"> </text:span><text:span text:style-name="T484">converts given char to lowercase</text:span></text:p>
      <text:p text:style-name="P71"><text:span text:style-name="T484"><text:tab/></text:span><text:span text:style-name="T223">std::tolower(‘A’)<text:tab/></text:span><text:span text:style-name="T484"><text:tab/><text:tab/><text:tab/><text:tab/><text:tab/><text:tab/><text:tab/># out: ‘a’</text:span></text:p>
      <text:p text:style-name="P133"><text:soft-page-break/><text:span text:style-name="T16">-&gt; toupper </text:span><text:span text:style-name="T478">- </text:span><text:span text:style-name="T484">converts given char to </text:span><text:span text:style-name="T524">uppercase</text:span></text:p>
      <text:p text:style-name="Preformatted_20_Text"/>
      <text:p text:style-name="P7">d) string:</text:p>
      <text:p text:style-name="Preformatted_20_Text"/>
      <text:p text:style-name="P71">-<text:span text:style-name="T698">&gt; #include &lt;string&gt;</text:span></text:p>
      <text:p text:style-name="Preformatted_20_Text"><text:span text:style-name="T16">-</text:span><text:span text:style-name="T57">&gt; std::string s1 {s2};</text:span><text:span text:style-name="T698"><text:tab/>- creating string s1 as a copy of s2</text:span></text:p>
      <text:p text:style-name="P140"><text:span text:style-name="T58">-</text:span><text:span text:style-name="T57">&gt; std::string s1 {s2, </text:span><text:span text:style-name="T58">3</text:span><text:span text:style-name="T57">}; </text:span><text:span text:style-name="T698">- </text:span><text:span text:style-name="T702">s1 = s2[0:3]</text:span></text:p>
      <text:p text:style-name="P63"><text:span text:style-name="T132">-</text:span><text:span text:style-name="T133">&gt; std::string s1 {s2, </text:span><text:span text:style-name="T134">1, 2</text:span><text:span text:style-name="T133">};</text:span><text:span text:style-name="T377"> - </text:span><text:span text:style-name="T376">s1 = s2[</text:span><text:span text:style-name="T378">1</text:span><text:span text:style-name="T376">:3]</text:span></text:p>
      <text:p text:style-name="Preformatted_20_Text"><text:span text:style-name="T16">-</text:span><text:span text:style-name="T57">&gt; std::string s1 = s2.substr(3, 2);</text:span><text:span text:style-name="T698"> - creating string as substring of s2</text:span></text:p>
      <text:p text:style-name="P137">-<text:span text:style-name="T16">&gt; at</text:span><text:span text:style-name="T50">() </text:span><text:span text:style-name="T497">- accesses the specified character with bounds checking </text:span></text:p>
      <text:p text:style-name="Preformatted_20_Text"><text:span text:style-name="T16">-&gt; front</text:span><text:span text:style-name="T50">() </text:span><text:span text:style-name="T497">- accesses the first character </text:span></text:p>
      <text:p text:style-name="Preformatted_20_Text"><text:span text:style-name="T16">-&gt; back() </text:span><text:span text:style-name="T650">- </text:span><text:span text:style-name="T477">accesses the </text:span><text:span text:style-name="T599">last</text:span><text:span text:style-name="T477"> character </text:span></text:p>
      <text:p text:style-name="P71">-&gt; empty<text:span text:style-name="T701">() </text:span><text:span text:style-name="T492">- check whether string is empty, return true or false</text:span></text:p>
      <text:p text:style-name="P71">-&gt; length/size<text:span text:style-name="T698">() </text:span><text:span text:style-name="T488">- return size of string</text:span></text:p>
      <text:p text:style-name="P76">-&gt; clear<text:span text:style-name="T699">()</text:span> –<text:span text:style-name="T488"> </text:span><text:span text:style-name="T490">removes content of string object</text:span></text:p>
      <text:p text:style-name="Preformatted_20_Text"><text:span text:style-name="T16">-</text:span><text:span text:style-name="T47">&gt; assign</text:span><text:span text:style-name="T48">()</text:span><text:span text:style-name="T47"> </text:span><text:span text:style-name="T489">- assign characters to a string</text:span></text:p>
      <text:p text:style-name="Preformatted_20_Text"><text:span text:style-name="T489"><text:tab/></text:span><text:span text:style-name="T226">s.assign(4, '=');<text:tab/></text:span><text:span text:style-name="T489"><text:tab/><text:tab/><text:tab/><text:tab/><text:tab/><text:tab/># out: “====”</text:span></text:p>
      <text:p text:style-name="Preformatted_20_Text"><text:span text:style-name="T489"><text:tab/></text:span><text:span text:style-name="T226">std::string const c("Exemplary");</text:span></text:p>
      <text:p text:style-name="Preformatted_20_Text"><text:span text:style-name="T489"><text:tab/></text:span><text:span text:style-name="T226">s.assign(c, 0, c.length()-1);<text:tab/></text:span><text:span text:style-name="T489"><text:tab/><text:tab/><text:tab/><text:tab/># out: "Exemplar"</text:span></text:p>
      <text:p text:style-name="Preformatted_20_Text"><text:span text:style-name="T16">-&gt; insert </text:span><text:span text:style-name="T478">- inserts characters</text:span></text:p>
      <text:p text:style-name="Preformatted_20_Text"><text:span text:style-name="T478"><text:tab/></text:span><text:span text:style-name="T217">s.insert(6, "a");</text:span></text:p>
      <text:p text:style-name="P75">-&gt; erase<text:span text:style-name="T375">(size_t pos = 0, size_t len = npos) </text:span><text:span text:style-name="T539">- </text:span><text:span text:style-name="T536">Erases part of the string, <text:tab/>reducing its length.</text:span></text:p>
      <text:p text:style-name="P75"><text:span text:style-name="T238"><text:tab/></text:span><text:span text:style-name="Source_20_Text"><text:span text:style-name="T238">str.erase (10,8);</text:span></text:span></text:p>
      <text:p text:style-name="P75"><text:span text:style-name="Source_20_Text"><text:span text:style-name="T238"><text:tab/>str.erase (str.begin()+5, str.end()-9);</text:span></text:span></text:p>
      <text:p text:style-name="Preformatted_20_Text"><text:span text:style-name="T16">-&gt; push_back –</text:span><text:span text:style-name="T478"> </text:span><text:span text:style-name="T493">append </text:span><text:span text:style-name="T525">character</text:span><text:span text:style-name="T493"> to </text:span><text:span text:style-name="T494">the end of</text:span><text:span text:style-name="T493"> string</text:span></text:p>
      <text:p text:style-name="Preformatted_20_Text"><text:span text:style-name="T16">-&gt; pop_back() </text:span><text:span text:style-name="T478">- removes the last character, </text:span><text:span text:style-name="T500">return none value</text:span><text:span text:style-name="T478"> </text:span></text:p>
      <text:p text:style-name="Preformatted_20_Text"><text:span text:style-name="T16">-&gt; append</text:span><text:span text:style-name="T52">(str) </text:span><text:span text:style-name="T496">-</text:span><text:span text:style-name="T574"> appends characters to the end</text:span></text:p>
      <text:p text:style-name="P98"><text:tab/>str.append("-inator ");</text:p>
      <text:p text:style-name="P136"><text:span text:style-name="T16">-&gt; replace</text:span><text:span text:style-name="T54">(size_type pos, size_type count, const basic_string&amp; str)</text:span><text:span text:style-name="T16"> </text:span><text:span text:style-name="T478">- replaces <text:tab/>specified portion of a string</text:span></text:p>
      <text:p text:style-name="P112"><text:tab/>str.replace(10, 5, "red");</text:p>
      <text:p text:style-name="P127"><text:span text:style-name="T16">-&gt; substr</text:span><text:span text:style-name="T42">(</text:span><text:span text:style-name="T128">size_t pos = 0, size_t len = npos)</text:span><text:span text:style-name="T15"> </text:span>- <text:span text:style-name="T371">Returns a newly constructed <text:tab/></text:span><text:span text:style-name="Example"><text:span text:style-name="T371">string</text:span></text:span><text:span text:style-name="T371"> object with its value initialized to a copy of a substring of this <text:tab/>object. The substring is the portion of the object that starts at <text:tab/>character position </text:span><text:span text:style-name="Variable"><text:span text:style-name="T371">pos</text:span></text:span><text:span text:style-name="T371"> and spans </text:span><text:span text:style-name="Variable"><text:span text:style-name="T371">len</text:span></text:span><text:span text:style-name="T371"> characters (or until the end of the <text:tab/>string, whichever comes first).</text:span></text:p>
      <text:p text:style-name="P127"><text:span text:style-name="T274"><text:tab/></text:span><text:span text:style-name="Source_20_Text"><text:span text:style-name="T276">std::string str=</text:span></text:span><text:span text:style-name="User_20_Entry"><text:span text:style-name="T276">"We think in generalities, but we live in details."</text:span></text:span><text:span text:style-name="Source_20_Text"><text:span text:style-name="T276">;</text:span></text:span></text:p>
      <text:p text:style-name="P127"><text:span text:style-name="Source_20_Text"><text:span text:style-name="T276"><text:tab/>std::string str2 = str.substr (3,5); <text:s text:c="4"/><text:tab/><text:tab/><text:tab/></text:span></text:span><text:span text:style-name="Source_20_Text"><text:span text:style-name="T590"># out:</text:span></text:span><text:span text:style-name="Citation"><text:span text:style-name="T591"> "think"</text:span></text:span></text:p>
      <text:p text:style-name="P127"><text:span text:style-name="T16">-&gt; find</text:span><text:span text:style-name="T42">(substr)</text:span><text:span text:style-name="T16"> </text:span>- <text:span text:style-name="T371">Searches the string for the first occurrence of the sequence <text:tab/>specified by </text:span><text:span text:style-name="T373">i</text:span><text:span text:style-name="T371">ts arguments, </text:span><text:span text:style-name="T374">return size_t or std::string::npos</text:span></text:p>
      <text:p text:style-name="P127"><text:span text:style-name="T374"><text:tab/></text:span><text:span text:style-name="Source_20_Text"><text:span text:style-name="T275">std::size_t found = str.find(str2);</text:span></text:span></text:p>
      <text:p text:style-name="P127"><text:span text:style-name="T16">-</text:span><text:span text:style-name="T53">&gt; find_last_of() </text:span><text:span text:style-name="T499">- finds the last character equal to one of characters in the <text:tab/>given character sequence</text:span><text:span text:style-name="T515">.</text:span></text:p>
      <text:p text:style-name="P96"><text:tab/>link.find_last_of("/");</text:p>
      <text:p text:style-name="P127"><text:span text:style-name="T16">-&gt; rfind </text:span><text:span text:style-name="T536">- </text:span><text:span text:style-name="T522">f</text:span><text:span text:style-name="T536">ind last occurrence of content in string.</text:span></text:p>
      <text:p text:style-name="P128"><text:span text:style-name="T16">-&gt; std::string::npos </text:span><text:span text:style-name="T478">- </text:span><text:span text:style-name="T523">m</text:span><text:span text:style-name="T536">aximum value for size_t.</text:span></text:p>
      <text:p text:style-name="P71">-&gt; stoi –<text:span text:style-name="T478"> </text:span><text:span text:style-name="T491">converts string to integer</text:span></text:p>
      <text:p text:style-name="P71"><text:span text:style-name="T227"><text:tab/>std::stoi(“123”);<text:tab/></text:span><text:span text:style-name="T491"><text:tab/><text:tab/><text:tab/><text:tab/><text:tab/><text:tab/># out: 123</text:span></text:p>
      <text:p text:style-name="P177"><text:span text:style-name="T16">-&gt; stol –</text:span><text:span text:style-name="T478"> </text:span><text:span text:style-name="T491">converts string to </text:span><text:span text:style-name="T534">long</text:span></text:p>
      <text:p text:style-name="P139"><text:span text:style-name="T16">-&gt; stof –</text:span><text:span text:style-name="T478"> </text:span><text:span text:style-name="T491">converts string to </text:span><text:span text:style-name="T526">float</text:span></text:p>
      <text:p text:style-name="P177"><text:span text:style-name="T16">-&gt; stod –</text:span><text:span text:style-name="T478"> </text:span><text:span text:style-name="T491">converts string to </text:span><text:span text:style-name="T534">double</text:span></text:p>
      <text:p text:style-name="Preformatted_20_Text"><text:span text:style-name="T16">-&gt; to_string </text:span><text:span text:style-name="T478">- converts an integral or floating point value to </text:span><text:span text:style-name="Source_20_Text"><text:span text:style-name="T478">string</text:span></text:span></text:p>
      <text:p text:style-name="Preformatted_20_Text"><text:span text:style-name="Source_20_Text"><text:span text:style-name="T478"><text:tab/></text:span></text:span><text:span text:style-name="Source_20_Text"><text:span text:style-name="T225">std::to_string(15);</text:span></text:span></text:p>
      <text:p text:style-name="P18"><text:span text:style-name="T16">-&gt; getline</text:span><text:span text:style-name="T129">(std::cin, name, [delimiter]) </text:span><text:span text:style-name="T379">- Get line from stream into string</text:span></text:p>
      <text:p text:style-name="P111"><text:span text:style-name="T379"><text:tab/></text:span><text:span text:style-name="T380">std::</text:span><text:span text:style-name="T381">getline(cin, s1)</text:span></text:p>
      <text:p text:style-name="P117"/>
      <text:p text:style-name="P7">e) iterator:</text:p>
      <text:p text:style-name="Preformatted_20_Text"/>
      <text:p text:style-name="P78">-<text:span text:style-name="T698">&gt; #include &lt;</text:span><text:span text:style-name="T705">iterator</text:span><text:span text:style-name="T698">&gt;</text:span></text:p>
      <text:p text:style-name="Preformatted_20_Text"><text:span text:style-name="T16">-</text:span><text:span text:style-name="T39">&gt;</text:span><text:span text:style-name="T16"> begin/rbegin</text:span> – <text:span text:style-name="T687">iterator pointing at the first element or first reversed</text:span></text:p>
      <text:p text:style-name="P178"><text:soft-page-break/><text:span text:style-name="T16">-</text:span><text:span text:style-name="T39">&gt;</text:span><text:span text:style-name="T16"> end/rend</text:span><text:span text:style-name="T214"> </text:span>- <text:span text:style-name="T687">iterator pointing at the </text:span><text:span text:style-name="T361">last</text:span><text:span text:style-name="T687"> element or last reversed</text:span></text:p>
      <text:p text:style-name="P178"><text:span text:style-name="T16">-</text:span><text:span text:style-name="T83">&gt; cbegin/cend</text:span><text:span text:style-name="T767"> – const iterators pointing to first or last element. The value </text:span><text:span text:style-name="T658"><text:tab/>pointing by cons</text:span><text:span text:style-name="T598">t iter cannot be changed, an error is raised.</text:span></text:p>
      <text:p text:style-name="P109"><text:tab/><text:span text:style-name="T461">auto cit = str1.cbegin();</text:span></text:p>
      <text:p text:style-name="P109"><text:tab/><text:span text:style-name="T461">*cit = 'X';<text:tab/></text:span><text:span text:style-name="T460">// ERROR!!!</text:span></text:p>
      <text:p text:style-name="P147"><text:span text:style-name="T16">-&gt; advance</text:span><text:span text:style-name="T60">(</text:span><text:span text:style-name="T16">InputIt&amp; it, Distance n</text:span><text:span text:style-name="T60">)</text:span><text:span text:style-name="T16"> </text:span>- <text:span text:style-name="T707">i</text:span>ncrements given iterator <text:span text:style-name="Source_20_Text">it</text:span> by <text:span text:style-name="Source_20_Text">n</text:span> <text:span text:style-name="T596"><text:tab/>elements. </text:span></text:p>
      <text:p text:style-name="P43"><text:tab/><text:span text:style-name="T216">std::advance(first, 2); </text:span><text:span text:style-name="T461">// advance the iterator 2 position</text:span></text:p>
      <text:p text:style-name="P41"><text:span text:style-name="T16">-&gt; next </text:span>-<text:span text:style-name="T687"> return the nth successor of iterator it.</text:span></text:p>
      <text:p text:style-name="P42"><text:span text:style-name="T461"><text:tab/></text:span><text:span text:style-name="T216">auto nx = std::next(it, 2);</text:span></text:p>
      <text:p text:style-name="P147"><text:span text:style-name="T16">-&gt; prev</text:span> – <text:span text:style-name="T766">return the nth predecessor of iterator it </text:span></text:p>
      <text:p text:style-name="P147"><text:tab/><text:span text:style-name="T213">auto pv = std::prev(it, 2); </text:span></text:p>
      <text:p text:style-name="Preformatted_20_Text"><text:span text:style-name="T16">-&gt; back_inserter –</text:span> <text:span text:style-name="T693">returns an iterator </text:span>which can be used to add elements to the <text:tab/>end of the container</text:p>
      <text:p text:style-name="P39"><text:tab/><text:span text:style-name="T216">std::copy(arr.begin(), arr.end(), std::back_inserter(sortedArr));</text:span></text:p>
      <text:p text:style-name="Preformatted_20_Text"><text:span text:style-name="T159">-&gt; front_inserter</text:span><text:span text:style-name="T405"> - Constructs a </text:span><text:span text:style-name="T406">front-insert iterator</text:span><text:span text:style-name="T405"> that inserts new elements <text:tab/>at the beginning of </text:span><text:span text:style-name="Variable"><text:span text:style-name="T405">x</text:span></text:span><text:span text:style-name="T405">. The type of </text:span><text:span text:style-name="Variable"><text:span text:style-name="T405">x</text:span></text:span><text:span text:style-name="T405"> needs to have a </text:span><text:span text:style-name="Example"><text:span text:style-name="T405">push_front</text:span></text:span><text:span text:style-name="T405"> member </text:span><text:span text:style-name="T597"><text:tab/>function (such as the standard containers </text:span><text:a xlink:type="simple" xlink:href="http://www.cplusplus.com/deque" text:style-name="Internet_20_link" text:visited-style-name="Visited_20_Internet_20_Link"><text:span text:style-name="Example"><text:span text:style-name="T597">deque</text:span></text:span></text:a><text:span text:style-name="T597"> and </text:span><text:a xlink:type="simple" xlink:href="http://www.cplusplus.com/list" text:style-name="Internet_20_link" text:visited-style-name="Visited_20_Internet_20_Link"><text:span text:style-name="Example"><text:span text:style-name="T597">list</text:span></text:span></text:a><text:span text:style-name="T597">).</text:span></text:p>
      <text:p text:style-name="P44"><text:tab/><text:span text:style-name="T216">std::copy(nums.begin(), nums.end(), std::front_inserter(deq));</text:span></text:p>
      <text:p text:style-name="P4"/>
      <text:p text:style-name="Preformatted_20_Text"/>
      <text:p text:style-name="P7">f) algorithm</text:p>
      <text:p text:style-name="Preformatted_20_Text"/>
      <text:p text:style-name="Preformatted_20_Text"><text:span text:style-name="T16">-</text:span><text:span text:style-name="T45">&gt; any_of(</text:span><text:span text:style-name="T16">InputIt first, InputIt last, UnaryPredicate p</text:span><text:span text:style-name="T45">)</text:span><text:span text:style-name="T692"> - </text:span>checks if a predicate <text:tab/>is true for any of the elements in a range </text:p>
      <text:p text:style-name="P85"><text:span text:style-name="T404"><text:tab/></text:span><text:span text:style-name="T401">if(std::any_of(temp.begin(), temp.end(), [](int i){return i == 1;}))</text:span></text:p>
      <text:p text:style-name="Preformatted_20_Text"><text:span text:style-name="T16">-</text:span><text:span text:style-name="T43">&gt; copy(</text:span><text:span text:style-name="T16">InputIt first, InputIt last, OutputIt d_first</text:span><text:span text:style-name="T43">) </text:span><text:span text:style-name="T690">- </text:span>Copies the elements in <text:tab/>the range, defined by <text:span text:style-name="Source_20_Text">[first, last)</text:span>, to another range beginning at <text:tab/><text:span text:style-name="Source_20_Text">d_first</text:span>.</text:p>
      <text:p text:style-name="P85"><text:tab/>std::copy(from_vector.begin(), from_vector.end(), <text:tab/><text:tab/><text:tab/><text:tab/><text:tab/><text:tab/>std::back_inserter(to_vector));</text:p>
      <text:p text:style-name="P124"><text:span text:style-name="T16">-</text:span><text:span text:style-name="T35">&gt;</text:span><text:span text:style-name="T16"> </text:span><text:span text:style-name="T35">count(InputIt first, InputIt last, const T &amp;value)</text:span><text:span text:style-name="T682"> - </text:span>Returns the number of <text:span text:style-name="T674"><text:tab/>elements in the range </text:span><text:span text:style-name="Source_20_Text"><text:span text:style-name="T674">[first, last) </text:span></text:span><text:span text:style-name="T674">satisfying <text:tab/>specific criteria.</text:span></text:p>
      <text:p text:style-name="P3"><text:tab/><text:span text:style-name="T216">total += std::count(t.begin(), t</text:span><text:span text:style-name="T214">.end(), 1)</text:span></text:p>
      <text:p text:style-name="P126"><text:span text:style-name="T88">-</text:span><text:span text:style-name="T96">&gt; includes(</text:span><text:span text:style-name="T44">InputIt1 first1, InputIt1 last1, </text:span><text:span text:style-name="T16">InputIt2 first2, InputIt2 last2</text:span><text:span text:style-name="T44">) </text:span><text:span text:style-name="T467">- <text:tab/>Returns true if the sorted range </text:span><text:span text:style-name="Source_20_Text"><text:span text:style-name="T467">[first2, last2)</text:span></text:span><text:span text:style-name="T467"> is a subsequence of the <text:tab/>sorted range </text:span><text:span text:style-name="Source_20_Text"><text:span text:style-name="T467">[first1, last1)</text:span></text:span><text:span text:style-name="T467">. </text:span><text:span text:style-name="T9">It must be SORTED </text:span><text:span text:style-name="T10">SEQUENCE</text:span><text:span text:style-name="T9">.</text:span></text:p>
      <text:p text:style-name="P95"><text:tab/>std::includes(arr2.begin(), arr2.end(), arr1.begin(), arr1.end());</text:p>
      <text:p text:style-name="P130"><text:span text:style-name="T88">-</text:span><text:span text:style-name="T97">&gt; find</text:span><text:span text:style-name="T98">(InputIt first, InputIt last, const T &amp;value) –</text:span><text:span text:style-name="T513"> </text:span><text:span text:style-name="T514">returns i</text:span><text:span text:style-name="T486">terator to the <text:tab/>first element satisfying the condition or </text:span><text:span text:style-name="Source_20_Text"><text:span text:style-name="T486">last</text:span></text:span><text:span text:style-name="T486"> if no such element is <text:tab/>found. </text:span></text:p>
      <text:p text:style-name="P130"><text:span text:style-name="T486"><text:tab/></text:span><text:span text:style-name="T224">auto result1 = std::find(std::begin(v), std::end(v), n1);</text:span></text:p>
      <text:p text:style-name="P138"><text:span text:style-name="T88">-</text:span><text:span text:style-name="T101">&gt; for_each(InputIt first, InputIt last, UnaryFunction f) </text:span><text:span text:style-name="T516">- applies a function <text:tab/>to a range of elements.</text:span></text:p>
      <text:p text:style-name="P40"><text:span text:style-name="T468"><text:tab/></text:span><text:span text:style-name="T229">std::for_each(str1.begin(), str1.end(),[](char&amp; c)</text:span><text:span text:style-name="T216">{c= std::tolower(c);});</text:span></text:p>
      <text:p text:style-name="P328"><text:span text:style-name="T88">-</text:span><text:span text:style-name="T107">&gt; lower_bound(ForwardIterator first, ForwardIterator last</text:span><text:span text:style-name="T161">, const T&amp; val)</text:span><text:span text:style-name="T567"> - <text:tab/>Returns an iterator pointing to the first element in the range <text:tab/></text:span><text:span text:style-name="Source_20_Text"><text:span text:style-name="T567">[first,last)</text:span></text:span><text:span text:style-name="T567"> which does not compare less than </text:span><text:span text:style-name="Variable"><text:span text:style-name="T567">val</text:span></text:span><text:span text:style-name="T567">. If all the element in <text:tab/>the range compare less than </text:span><text:span text:style-name="Variable"><text:span text:style-name="T567">val</text:span></text:span><text:span text:style-name="T567">, the function returns </text:span><text:span text:style-name="Variable"><text:span text:style-name="T567">last</text:span></text:span><text:span text:style-name="T567">.</text:span></text:p>
      <text:p text:style-name="P329"><text:span text:style-name="Source_20_Text"><text:span text:style-name="T328"><text:tab/>std::vector&lt;</text:span></text:span><text:span text:style-name="Source_20_Text"><text:span text:style-name="Variable"><text:span text:style-name="T353">int</text:span></text:span></text:span><text:span text:style-name="Source_20_Text"><text:span text:style-name="T328">&gt;::iterator low;</text:span></text:span></text:p>
      <text:p text:style-name="P225"><text:span text:style-name="Source_20_Text"><text:span text:style-name="T319"><text:s text:c="2"/><text:tab/>low=std::lower_bound (v.begin(), v.end(), 20);</text:span></text:span></text:p>
      <text:p text:style-name="P328"><text:span text:style-name="T88">-</text:span><text:span text:style-name="T91">&gt; </text:span><text:span text:style-name="T156">max_element</text:span><text:span text:style-name="T91">(</text:span><text:span text:style-name="T98">InputIt first, InputIt last</text:span><text:span text:style-name="T91">) –</text:span><text:span text:style-name="T511"> </text:span><text:span text:style-name="T562">returns an iterator to max element <text:tab/>in a container</text:span></text:p>
      <text:p text:style-name="P131"><text:span text:style-name="T511"><text:tab/></text:span><text:span text:style-name="T236">auto it = </text:span><text:span text:style-name="T235">std::</text:span><text:span text:style-name="T255">max_element</text:span><text:span text:style-name="T235">(arr.begin(), arr.end());</text:span></text:p>
      <text:p text:style-name="P172"><text:span text:style-name="T88">-</text:span><text:span text:style-name="T104">&gt; next_permutation(BidirectionalIterator first, BidirectionalIterator second) </text:span><text:span text:style-name="T517">- <text:tab/>Rearranges the elements in the range </text:span><text:span text:style-name="Source_20_Text"><text:span text:style-name="T517">[first,last)</text:span></text:span><text:span text:style-name="T517"> into the next <text:tab/></text:span><text:span text:style-name="T657">lexicographically greater</text:span><text:span text:style-name="T517"> permutation.</text:span></text:p>
      <text:p text:style-name="P172"><text:span text:style-name="T517"><text:tab/></text:span><text:span text:style-name="T262">std::next_permutation(d.begin(), d.end());</text:span><text:span text:style-name="T517"> </text:span></text:p>
      <text:p text:style-name="P134"><text:span text:style-name="T88">-</text:span><text:span text:style-name="T100">&gt; remove(</text:span><text:span text:style-name="T51">ForwardIt first, ForwardIt last, const T&amp; value) </text:span><text:span text:style-name="T495">- Removes all <text:tab/>elements satisfying specific criteria from the range </text:span><text:span text:style-name="Source_20_Text"><text:span text:style-name="T495">[first, last)</text:span></text:span><text:span text:style-name="T495"> and </text:span><text:soft-page-break/><text:span text:style-name="T495"><text:tab/>returns a past-the-end iterator for the new end of the range.</text:span></text:p>
      <text:p text:style-name="P135"><text:span text:style-name="T495"><text:tab/></text:span><text:span text:style-name="T654">Example of </text:span><text:span text:style-name="T655">erase-remove idiom !!!</text:span></text:p>
      <text:p text:style-name="P198"><text:span text:style-name="T651"><text:tab/></text:span><text:span text:style-name="T228">str1.erase(std::remove(str1.begin(), str1.end(), ' '), </text:span><text:span text:style-name="T217">str1.end());</text:span></text:p>
      <text:p text:style-name="P220"><text:span text:style-name="T88">-</text:span><text:span text:style-name="T100">&gt; remove_</text:span><text:span text:style-name="T105">if</text:span><text:span text:style-name="T100">(</text:span><text:span text:style-name="T51">ForwardIt first, ForwardIt last, class UnaryPredicate) </text:span><text:span text:style-name="T495">- Removes <text:tab/>all elements satisfying specific criteria from the range </text:span><text:span text:style-name="Source_20_Text"><text:span text:style-name="T495">[first, last)</text:span></text:span><text:span text:style-name="T495"> and <text:tab/>returns a past-the-end iterator for the new end of the range.</text:span></text:p>
      <text:p text:style-name="P222"><text:span text:style-name="T495"><text:tab/></text:span><text:span text:style-name="T654">Example of </text:span><text:span text:style-name="T655">erase-remove_</text:span><text:span text:style-name="T656">if</text:span><text:span text:style-name="T655"> idiom !!!</text:span></text:p>
      <text:p text:style-name="P197"><text:span text:style-name="T674"><text:tab/></text:span>std::string str2 = "Text\n with\tsome \t <text:s/>whitespaces\n\n";</text:p>
      <text:p text:style-name="P196"><text:s text:c="4"/><text:tab/>str2.erase(std::remove_if(str2.begin(), str2.end(),</text:p>
      <text:p text:style-name="P196"><text:s text:c="30"/>[](unsigned char x){return std::isspace(x);}),</text:p>
      <text:p text:style-name="P196"><text:s text:c="15"/>str2.end());</text:p>
      <text:p text:style-name="P221"><text:span text:style-name="T16">-</text:span><text:span text:style-name="T37">&gt; reverse(</text:span><text:span text:style-name="T35">InputIt first, InputIt last</text:span><text:span text:style-name="T37">) –</text:span><text:span text:style-name="T482"> returns a reversed container</text:span></text:p>
      <text:p text:style-name="P125"><text:span text:style-name="T482"><text:tab/></text:span><text:span text:style-name="T222">std::reverse(arr.begin(), arr.end());</text:span></text:p>
      <text:p text:style-name="P126"><text:span text:style-name="T91">-&gt; </text:span><text:span text:style-name="T92">rotate(</text:span><text:span text:style-name="T41">ForwardIt first, ForwardIt n_first, ForwardIt last)</text:span><text:span text:style-name="T483"> – performs a left </text:span><text:span text:style-name="T573"><text:tab/>rotation on a range of elements.</text:span></text:p>
      <text:p text:style-name="P179"><text:span text:style-name="T573"><text:tab/></text:span><text:span text:style-name="T266">std::string str (“developer”);</text:span></text:p>
      <text:p text:style-name="P179"><text:span text:style-name="T573"><text:tab/></text:span><text:span text:style-name="T261">std::rotate(</text:span><text:span text:style-name="T258">str</text:span><text:span text:style-name="T261">.begin(), </text:span><text:span text:style-name="T258">str</text:span><text:span text:style-name="T261">.begin() + </text:span><text:span text:style-name="T256">3</text:span><text:span text:style-name="T261">, </text:span><text:span text:style-name="T258">str</text:span><text:span text:style-name="T261">.end()); </text:span><text:span text:style-name="T266"># out: eloperdev</text:span></text:p>
      <text:p text:style-name="Preformatted_20_Text"><text:span text:style-name="T88">-</text:span><text:span text:style-name="T99">&gt; set_intersection(InputIt1 first1, InputIt1 last1, InputIt2 first2, InputIt2 <text:tab/>last2,</text:span><text:span text:style-name="T157"> OutputIt d_first</text:span><text:span text:style-name="T158">) </text:span><text:span text:style-name="T563">- computes the intersection of two sorted <text:tab/>containers </text:span><text:span text:style-name="T565">and saves it somewhere else.</text:span></text:p>
      <text:p text:style-name="P100"><text:tab/>std::set_intersection(v1.begin(), v1.end(),</text:p>
      <text:p text:style-name="P85"><text:s text:c="26"/>v2.begin(), v2.end(),</text:p>
      <text:p text:style-name="P189"><text:s text:c="26"/>std::back_inserter(v_intersection));</text:p>
      <text:p text:style-name="P188"><text:span text:style-name="T88">-</text:span><text:span text:style-name="T96">&gt; sort((RandomIt first, RandomIt last, Compare comp) </text:span><text:span text:style-name="T512">- Sorts the elements in <text:tab/>the range </text:span><text:span text:style-name="Source_20_Text"><text:span text:style-name="T512">[first, last)</text:span></text:span><text:span text:style-name="T512"> in non-descending order. The order of equal <text:tab/>elements is not guaranteed to be preserved. A sequence is sorted with <text:tab/>respect to a comparator </text:span><text:span text:style-name="Source_20_Text"><text:span text:style-name="T512">comp</text:span></text:span><text:span text:style-name="Source_20_Text"><text:span text:style-name="T200">.</text:span></text:span></text:p>
      <text:p text:style-name="Preformatted_20_Text"><text:span text:style-name="Source_20_Text"><text:span text:style-name="T200"><text:tab/></text:span></text:span><text:span text:style-name="Source_20_Text"><text:span text:style-name="T234">std::sort(s.begin(), s.end(), [](int a, int b) {</text:span></text:span><text:span text:style-name="T213">return a &gt; b;});</text:span></text:p>
      <text:p text:style-name="Preformatted_20_Text"><text:span text:style-name="Source_20_Text"><text:span text:style-name="T580"><text:tab/></text:span></text:span><text:span text:style-name="Source_20_Text"><text:span text:style-name="T635">sort using a custom function object</text:span></text:span></text:p>
      <text:p text:style-name="P313"><text:span text:style-name="Source_20_Text"><text:span text:style-name="T263"><text:tab/>struct {</text:span></text:span></text:p>
      <text:p text:style-name="P299"><text:tab/><text:tab/>bool operator()(char a, char b) const</text:p>
      <text:p text:style-name="P299"><text:tab/><text:tab/>{</text:p>
      <text:p text:style-name="P299"><text:tab/><text:tab/>if (std::tolower(a) == std::tolower(b))</text:p>
      <text:p text:style-name="P299"><text:tab/><text:tab/><text:tab/>return a &gt; b;</text:p>
      <text:p text:style-name="P299"><text:tab/><text:tab/>else</text:p>
      <text:p text:style-name="P299"><text:tab/><text:tab/><text:tab/>return std::tolower(a) &lt; std::tolower(b);</text:p>
      <text:p text:style-name="P299"><text:tab/><text:tab/>}</text:p>
      <text:p text:style-name="P299"><text:tab/>} lettersLess;</text:p>
      <text:p text:style-name="P299"><text:tab/>std::sort(letters.begin(), letters.end(), lettersLess);</text:p>
      <text:p text:style-name="Preformatted_20_Text"><text:span text:style-name="Source_20_Text"><text:span text:style-name="T200"/></text:span></text:p>
      <text:p text:style-name="Preformatted_20_Text"><text:span text:style-name="T88">-</text:span><text:span text:style-name="T93">&gt; transform(</text:span><text:span text:style-name="T16">InputIt first1, InputIt last1, OutputIt d_first,UnaryOperation <text:tab/>unary_op)</text:span> - applies the given function to a range and stores the result in <text:tab/>another range, beginning at <text:span text:style-name="Source_20_Text">d_first</text:span>. <text:span text:style-name="T689">S</text:span><text:span text:style-name="Source_20_Text">td::transform</text:span> <text:span text:style-name="T456">does not guarantee</text:span> in-<text:span text:style-name="T594"><text:tab/>order application of </text:span><text:span text:style-name="Source_20_Text"><text:span text:style-name="T594">unary_op</text:span></text:span><text:span text:style-name="T594"> or </text:span><text:span text:style-name="Source_20_Text"><text:span text:style-name="T594">binary_op</text:span></text:span><text:span text:style-name="T594">. </text:span></text:p>
      <text:p text:style-name="P299"><text:tab/>std::transform(arr.begin(), arr.end(), std::back_inserter(v_str),</text:p>
      <text:p text:style-name="P299"><text:tab/><text:tab/>[](int num) -&gt; std::string {return std::to_string(num);});</text:p>
      <text:p text:style-name="P254"><text:span text:style-name="T88">-</text:span><text:span text:style-name="T102">&gt; unique(ForwardIt first, ForwardIt last) </text:span><text:span text:style-name="T518">- </text:span>removes consecutive duplicate <text:span text:style-name="T356"><text:tab/>elements in a range </text:span></text:p>
      <text:p text:style-name="P254"><text:tab/><text:span text:style-name="T654">Example of </text:span><text:span text:style-name="T655">erase-remove idiom !!!</text:span></text:p>
      <text:p text:style-name="P314"><text:span text:style-name="T582"><text:tab/></text:span><text:span text:style-name="T274">v.erase(std::unique(v.begin(), v.end()), v.end());</text:span></text:p>
      <text:p text:style-name="Preformatted_20_Text"/>
      <text:p text:style-name="P7">g) vector</text:p>
      <text:p text:style-name="P7"/>
      <text:p text:style-name="P71">-<text:span text:style-name="T671">&gt; #include &lt;vector&gt;</text:span></text:p>
      <text:p text:style-name="P73">-<text:span text:style-name="T672">&gt; std::vector&lt;int&gt; v {10, 0}; </text:span><text:span text:style-name="T479">- l</text:span><text:span text:style-name="T521">ist</text:span><text:span text:style-name="T479"> initialization, out: 2 elements {10, 0}</text:span></text:p>
      <text:p text:style-name="P173"><text:span text:style-name="T16">-</text:span><text:span text:style-name="T31">&gt; std::vector&lt;int&gt; v (10, 0); </text:span><text:span text:style-name="T479">- constructor initialization, out: 10 elements <text:tab/>initialized to 0</text:span></text:p>
      <text:p text:style-name="P271"><text:soft-page-break/><text:span text:style-name="T16">-&gt; std::vector&lt;std::vector &lt;int&gt; &gt; dp (5, std::vector&lt;int&gt;(</text:span><text:span text:style-name="T71">10</text:span><text:span text:style-name="T16">, 0));</text:span> - <text:tab/><text:span text:style-name="T730">constructing of 2D vector</text:span></text:p>
      <text:p text:style-name="P289"><text:span text:style-name="T114">-</text:span><text:span text:style-name="T115">&gt; v</text:span><text:span text:style-name="T114">.at(element_index)</text:span><text:span text:style-name="T4"> -</text:span><text:span text:style-name="T372"> method to access a vector element</text:span></text:p>
      <text:p text:style-name="P289"><text:span text:style-name="T114">-</text:span><text:span text:style-name="T115">&gt; v</text:span><text:span text:style-name="T114">.front()</text:span><text:span text:style-name="T431"> -</text:span><text:span text:style-name="T587"> </text:span><text:span text:style-name="T588">r</text:span><text:span text:style-name="T587">eference to the first element in the vector</text:span></text:p>
      <text:p text:style-name="P289"><text:span text:style-name="T114">-</text:span><text:span text:style-name="T115">&gt; v</text:span><text:span text:style-name="T114">.b</text:span><text:span text:style-name="T116">ack</text:span><text:span text:style-name="T114">()</text:span><text:span text:style-name="T433"> </text:span><text:span text:style-name="T431">-</text:span><text:span text:style-name="T587"> </text:span><text:span text:style-name="T588">r</text:span><text:span text:style-name="T587">eference to the l</text:span><text:span text:style-name="T589">ast</text:span><text:span text:style-name="T587"> element in the vector</text:span></text:p>
      <text:p text:style-name="P290"><text:span text:style-name="T592">-</text:span><text:span text:style-name="T117">&gt; </text:span><text:span text:style-name="T114">v.size()</text:span><text:span text:style-name="T4"> </text:span><text:span text:style-name="T537">- return length of the vector as size_type</text:span></text:p>
      <text:p text:style-name="P253"><text:span text:style-name="T16">-</text:span><text:span text:style-name="T32">&gt; </text:span><text:span text:style-name="T16">v.empty()</text:span><text:span text:style-name="T3"> -</text:span><text:span text:style-name="T478"> </text:span><text:span text:style-name="T480">c</text:span><text:span text:style-name="T478">hecks if the container has no elements</text:span></text:p>
      <text:p text:style-name="P265"><text:span text:style-name="T16">-&gt; v.erase(iterator pos) </text:span>- <text:span text:style-name="T759">e</text:span>rases the specified elements from the container. <text:tab/>Returns iterator <text:tab/>following the last removed element.</text:p>
      <text:p text:style-name="P302"><text:tab/>v.erase(v.begin());</text:p>
      <text:p text:style-name="P302"><text:tab/>v.erase(v.begin()+2, v.begin()+5);</text:p>
      <text:p text:style-name="P253"><text:span text:style-name="T16">-</text:span><text:span text:style-name="T32">&gt; </text:span><text:span text:style-name="T16">v.push_back(element)</text:span><text:span text:style-name="T478"> - add a new element to the end of the list</text:span></text:p>
      <text:p text:style-name="P253"><text:span text:style-name="T16">-</text:span><text:span text:style-name="T32">&gt; </text:span><text:span text:style-name="T16">v.pop_back() -</text:span><text:span text:style-name="T478"> </text:span><text:span text:style-name="T481">r</text:span><text:span text:style-name="T478">emoves the last element in the vector, effectively <text:tab/>reducing <text:tab/>the container size by one. </text:span><text:span text:style-name="T510">Returns nothing.</text:span></text:p>
      <text:p text:style-name="P294"><text:span text:style-name="T15">-</text:span><text:span text:style-name="T197">&gt; </text:span><text:span text:style-name="T15">v.clear()</text:span><text:span text:style-name="T478"> - erase all elements from the container.</text:span></text:p>
      <text:p text:style-name="P260"/>
      <text:p text:style-name="P260"/>
      <text:p text:style-name="P275">h) map</text:p>
      <text:p text:style-name="P261"/>
      <text:p text:style-name="P311">-&gt; #include &lt;map&gt;</text:p>
      <text:p text:style-name="P291"><text:span text:style-name="T171">-&gt; </text:span><text:span text:style-name="T162">std::map&lt;char, int&gt; </text:span><text:span text:style-name="T171">m </text:span><text:span text:style-name="T162">{};</text:span><text:span text:style-name="T173"> </text:span><text:span text:style-name="T569">- </text:span><text:span text:style-name="T570">initialization</text:span></text:p>
      <text:p text:style-name="P272"><text:span text:style-name="T15">-</text:span><text:span text:style-name="T205">&gt; </text:span><text:span text:style-name="T206">m.</text:span><text:span text:style-name="T205">find()</text:span><text:span text:style-name="T201"> </text:span><text:span text:style-name="T464">- return it to the element, if not found returns m.end() iterator</text:span></text:p>
      <text:p text:style-name="P296"><text:tab/>auto it = m.find(‘l’); <text:span text:style-name="T728">if (it != m.end){</text:span>it-&gt;first = ‘l’; it-&gt;second = 1;<text:span text:style-name="T728">}</text:span></text:p>
      <text:p text:style-name="P266"><text:span text:style-name="T16">-&gt; </text:span><text:span text:style-name="T70">n.</text:span><text:span text:style-name="T16">emplace()</text:span> - construct elements in-place</text:p>
      <text:p text:style-name="P266"><text:tab/><text:span text:style-name="T213">m.emplace(std::make_pair(char('{'), char('}')));</text:span></text:p>
      <text:p text:style-name="P266"/>
      <text:p text:style-name="P266"/>
      <text:p text:style-name="P273"><text:span text:style-name="T686">i</text:span>) set</text:p>
      <text:p text:style-name="P267"/>
      <text:p text:style-name="P310">-&gt; #include &lt;set&gt;</text:p>
      <text:p text:style-name="P274"><text:span text:style-name="T199">-&gt; </text:span><text:span text:style-name="T198">std::set&lt;char&gt; s;</text:span><text:span text:style-name="T462"> - </text:span><text:span text:style-name="T465">set initialization</text:span></text:p>
      <text:p text:style-name="P292"><text:span text:style-name="T174">-</text:span><text:span text:style-name="T164">&gt; size()</text:span><text:span text:style-name="T175"> </text:span><text:span text:style-name="T572">- returns number of elements;</text:span></text:p>
      <text:p text:style-name="P292"><text:span text:style-name="T571">-</text:span><text:span text:style-name="T163">&gt; insert()</text:span><text:span text:style-name="T571"> - </text:span><text:span text:style-name="T572">insert</text:span><text:span text:style-name="T571"> element to set. </text:span><text:span text:style-name="T579">Return std::pair, first – element inserted, <text:tab/>second true/false whether it was inserted</text:span></text:p>
      <text:p text:style-name="P297"><text:tab/>auto result = pattern.insert(c2); </text:p>
      <text:p text:style-name="P297"><text:tab/>if (result.second == false) return false;</text:p>
      <text:p text:style-name="P298"><text:tab/></text:p>
      <text:p text:style-name="P258"><text:span text:style-name="T94">-</text:span><text:span text:style-name="T95">&gt; count()</text:span><text:span text:style-name="T473"> - </text:span><text:span text:style-name="T466">returns the number of elements matching specific key</text:span></text:p>
      <text:p text:style-name="P262"/>
      <text:p text:style-name="P276"><text:span text:style-name="T697">j</text:span>) numeric</text:p>
      <text:p text:style-name="P263"/>
      <text:p text:style-name="P312"><text:span text:style-name="T695">-&gt; #include &lt;</text:span><text:span text:style-name="T696">numeric&gt;</text:span></text:p>
      <text:p text:style-name="P132"><text:span text:style-name="T162">-</text:span><text:span text:style-name="T165">&gt; accumulate(</text:span><text:span text:style-name="T16">( InputIt first, InputIt last, T init, BinaryOperation op)</text:span> - <text:tab/>Computes the sum of the given value <text:span text:style-name="Source_20_Text">init</text:span> and the elements in the range <text:tab/><text:span text:style-name="Source_20_Text">[first, last)</text:span>.</text:p>
      <text:p text:style-name="P105"><text:tab/>int product = std::accumulate(v.begin(), v.end(), 1, <text:tab/><text:tab/><text:tab/><text:tab/><text:tab/><text:tab/>std::multiplies&lt;int&gt;());</text:p>
      <text:p text:style-name="P218"><text:span text:style-name="T308">-</text:span><text:span text:style-name="T172">&gt; void iota( ForwardIt first, ForwardIt last, T value) </text:span><text:span text:style-name="T309">- </text:span>fills a range with <text:span text:style-name="T357"><text:tab/>successive increments of the starting value </text:span></text:p>
      <text:p text:style-name="P194"><text:span text:style-name="T760"><text:s text:c="4"/><text:tab/></text:span><text:span text:style-name="T476">std::list&lt;int&gt; l(10);</text:span></text:p>
      <text:p text:style-name="P219"><text:span text:style-name="T213"><text:s text:c="4"/><text:tab/>std::iota(l.begin(), l.end(), -4); </text:span><text:span text:style-name="T477">// -4 -3 -2 -1 0 1 2 3 4 5</text:span></text:p>
      <text:p text:style-name="P195"/>
      <text:p text:style-name="P45">k) cassert</text:p>
      <text:p text:style-name="P80"/>
      <text:p text:style-name="P80">-<text:span text:style-name="T356">&gt; #include &lt;cassert&gt;</text:span></text:p>
      <text:p text:style-name="P48"><text:span text:style-name="T332">-&gt; </text:span><text:span text:style-name="T331">assert((switchNotation(assert_inp_2, "tally") == assert_res_2));</text:span><text:span text:style-name="T461"> // </text:span><text:span text:style-name="T474">important <text:tab/>double </text:span><text:span text:style-name="T475">parenthesis</text:span></text:p>
      <text:p text:style-name="P45"/>
      <text:p text:style-name="P46">l) return several arguments from function</text:p>
      <text:p text:style-name="P28"><text:span text:style-name="T16">-&gt; #include &lt;utility&gt; </text:span>- necessary for std::pair</text:p>
      <text:p text:style-name="P28"><text:span text:style-name="T16">-&gt; std::pair&lt;int, std::string&gt; </text:span>- defining an object of class pair</text:p>
      <text:p text:style-name="P28"><text:soft-page-break/><text:tab/><text:span text:style-name="T346">std::pair&lt;int, float&gt; p (10, 0.5);</text:span></text:p>
      <text:p text:style-name="P28"><text:span text:style-name="T16">-&gt; std::make_pair</text:span> – to instantiate object of class pair</text:p>
      <text:p text:style-name="P28"><text:tab/><text:span text:style-name="T213">return std::make_pair(10, “c++”);</text:span></text:p>
      <text:p text:style-name="P162"><text:span text:style-name="T168">-</text:span><text:span text:style-name="T170">&gt; object.first / object.second –</text:span><text:span text:style-name="T578"> accessing elements of the pair</text:span></text:p>
      <text:p text:style-name="P120"><text:span text:style-name="T402"><text:tab/>std::cout &lt;&lt; </text:span><text:span text:style-name="T403">p</text:span><text:span text:style-name="T402">.first &lt;&lt; std::endl;</text:span></text:p>
      <text:p text:style-name="P162"><text:span text:style-name="T168">-&gt; #include &lt;</text:span><text:span text:style-name="T160">tuple</text:span><text:span text:style-name="T168">&gt; </text:span><text:span text:style-name="T577">- necessary for std::</text:span><text:span text:style-name="T564">tuple</text:span></text:p>
      <text:p text:style-name="P162"><text:span text:style-name="T168">-&gt; std::</text:span><text:span text:style-name="T160">tuple</text:span><text:span text:style-name="T168">&lt;int, </text:span><text:span text:style-name="T169">float,</text:span><text:span text:style-name="T168"> std::string&gt; </text:span><text:span text:style-name="T577">- defining an object of class </text:span><text:span text:style-name="T564">tuple</text:span></text:p>
      <text:p text:style-name="P162"><text:span text:style-name="T168">-&gt; std::make_</text:span><text:span text:style-name="T160">tuple</text:span><text:span text:style-name="T577"> – to instantiate object of class </text:span><text:span text:style-name="T564">tuple</text:span></text:p>
      <text:p text:style-name="P162"><text:span text:style-name="T577"><text:tab/></text:span><text:span text:style-name="T264">return std::make_</text:span><text:span text:style-name="T257">tuple</text:span><text:span text:style-name="T264">(10, </text:span><text:span text:style-name="T265">2.5, </text:span><text:span text:style-name="T264">“c++”);</text:span></text:p>
      <text:p text:style-name="P34"><text:span text:style-name="T16">-&gt; std::get</text:span> – to access elements of the tuple</text:p>
      <text:p text:style-name="P102"><text:tab/><text:span text:style-name="T768">std::tuple&lt;int, float, std::string&gt; </text:span>tuple_results <text:span text:style-name="T768">{1, 0.5, “test”};</text:span></text:p>
      <text:p text:style-name="P270"><text:tab/><text:span text:style-name="T213">std::cout &lt;&lt; std::get&lt;1&gt;(tuple_results) &lt;&lt; std::endl;<text:tab/><text:tab/></text:span><text:span text:style-name="T768"># out: 0.5</text:span></text:p>
      <text:p text:style-name="P33"><text:span text:style-name="T16">-&gt; std::tie </text:span>– to tie variables to tuple, can be used for tuple unpacking</text:p>
      <text:p text:style-name="P33"><text:tab/><text:span text:style-name="T213">int a; float b; std::string str; std::tie(a, b, str) = tuple_test();</text:span> </text:p>
      <text:p text:style-name="P33"/>
      <text:p text:style-name="P36"/>
      <text:p text:style-name="P36"/>
      <text:p text:style-name="P49">m) generic programming <text:span text:style-name="T772">(meta-programming)</text:span> – templates</text:p>
      <text:p text:style-name="P37"/>
      <text:p text:style-name="P163"><text:span text:style-name="T593">-&gt; using macros </text:span><text:span text:style-name="T566">– not recommend since it’s plain conversion, it can create <text:tab/>errors. Another disadvantage is that it doesn’t have a scope (it can <text:tab/>change code in other connected files).</text:span></text:p>
      <text:p text:style-name="P35"><text:tab/><text:span text:style-name="T342">#define SQUARE(a) a*a</text:span></text:p>
      <text:p text:style-name="P35"><text:tab/><text:span text:style-name="T342">result = 100/SQUARE(5);<text:tab/></text:span><text:span text:style-name="T745"><text:tab/><text:tab/>// expect 4</text:span></text:p>
      <text:p text:style-name="P57"><text:span text:style-name="T213"><text:tab/>result = 100/5*5;<text:tab/></text:span><text:tab/><text:tab/><text:tab/>// <text:span text:style-name="T456">Get 100!</text:span></text:p>
      <text:p text:style-name="P47">-<text:span text:style-name="T771">&gt; </text:span><text:span text:style-name="T773">function template:</text:span></text:p>
      <text:p text:style-name="P30">a) pattern:</text:p>
      <text:p text:style-name="P30"><text:span text:style-name="T15"><text:tab/></text:span><text:span text:style-name="Teletype"><text:span text:style-name="T195">template &lt;typename identifier&gt; </text:span></text:span></text:p>
      <text:p text:style-name="P31"><text:span text:style-name="Teletype"><text:span text:style-name="T194"><text:tab/>function_declaration;</text:span></text:span></text:p>
      <text:p text:style-name="P31"><text:span text:style-name="Teletype"><text:span text:style-name="T425">b) example with parameters of the same type:</text:span></text:span></text:p>
      <text:p text:style-name="P31"><text:span text:style-name="Teletype"><text:span text:style-name="T320"><text:tab/></text:span></text:span><text:span text:style-name="Teletype"><text:span text:style-name="T321">template &lt;typename T&gt;</text:span></text:span></text:p>
      <text:p text:style-name="P288"><text:span text:style-name="Teletype"><text:span text:style-name="T293"><text:tab/>T min(T a, T b) {</text:span></text:span></text:p>
      <text:p text:style-name="P288"><text:span text:style-name="Teletype"><text:span text:style-name="T293"><text:tab/> <text:s text:c="3"/>return (a &lt; b) ? a : b;</text:span></text:span></text:p>
      <text:p text:style-name="P31"><text:span text:style-name="Teletype"><text:span text:style-name="T322"><text:tab/>}</text:span></text:span></text:p>
      <text:p text:style-name="P31"><text:span text:style-name="Teletype"><text:span text:style-name="T322"/></text:span></text:p>
      <text:p text:style-name="P32"><text:span text:style-name="Teletype"><text:span text:style-name="T322"><text:tab/>std::cout &lt;&lt; min&lt;int&gt;(2,3) &lt;&lt; std::endl; <text:s/></text:span></text:span><text:span text:style-name="Teletype"><text:span text:style-name="T449"><text:s text:c="6"/></text:span></text:span><text:span text:style-name="Teletype"><text:span text:style-name="T426">// </text:span></text:span><text:span text:style-name="Teletype"><text:span text:style-name="T427">out: </text:span></text:span><text:span text:style-name="Teletype"><text:span text:style-name="T426">2</text:span></text:span></text:p>
      <text:p text:style-name="P164"><text:span text:style-name="Teletype"><text:span text:style-name="T614">c) example with parameters of the </text:span></text:span><text:span text:style-name="Teletype"><text:span text:style-name="T622">different</text:span></text:span><text:span text:style-name="Teletype"><text:span text:style-name="T614"> types:</text:span></text:span></text:p>
      <text:p text:style-name="P164"><text:span text:style-name="Teletype"><text:span text:style-name="T306"><text:tab/></text:span></text:span><text:span text:style-name="Teletype"><text:span text:style-name="T307">template &lt;typename T1, typename T2&gt;</text:span></text:span></text:p>
      <text:p text:style-name="P288"><text:span text:style-name="Teletype"><text:span text:style-name="T293"><text:tab/>void func(T1 a, T2 b) {</text:span></text:span></text:p>
      <text:p text:style-name="P288"><text:span text:style-name="Teletype"><text:span text:style-name="T293"><text:tab/> <text:s text:c="3"/>std::cout &lt;&lt; a &lt;&lt; " " &lt;&lt; b &lt;&lt; std::endl;</text:span></text:span></text:p>
      <text:p text:style-name="P164"><text:span text:style-name="Teletype"><text:span text:style-name="T300"><text:tab/>}</text:span></text:span></text:p>
      <text:p text:style-name="P164"><text:span text:style-name="Teletype"><text:span text:style-name="T300"/></text:span></text:p>
      <text:p text:style-name="P166"><text:span text:style-name="Teletype"><text:span text:style-name="T300"><text:tab/>func&lt;char, double&gt;('A', 12.4); </text:span></text:span><text:span text:style-name="Teletype"><text:span text:style-name="T448"><text:tab/><text:tab/><text:tab/></text:span></text:span><text:span text:style-name="Teletype"><text:span text:style-name="T617">// </text:span></text:span><text:span text:style-name="Teletype"><text:span text:style-name="T618">out: A 12.4</text:span></text:span></text:p>
      <text:p text:style-name="P165"><text:span text:style-name="Teletype"><text:span text:style-name="T628">-</text:span></text:span><text:span text:style-name="Teletype"><text:span text:style-name="T629">&gt; </text:span></text:span><text:span text:style-name="Teletype"><text:span text:style-name="T633">class</text:span></text:span><text:span text:style-name="Teletype"><text:span text:style-name="T630"> template </text:span></text:span><text:span text:style-name="Teletype"><text:span text:style-name="T614">- </text:span></text:span><text:span text:style-name="Teletype"><text:span text:style-name="T615">t</text:span></text:span><text:span text:style-name="Teletype"><text:span text:style-name="T616">emplate classes are typically completely contained in <text:tab/>header files</text:span></text:span></text:p>
      <text:p text:style-name="P309"><text:tab/>template &lt;typename T&gt;</text:p>
      <text:p text:style-name="P306"><text:span text:style-name="T5"><text:tab/>class Item </text:span>{</text:p>
      <text:p text:style-name="P306"><text:tab/>private:</text:p>
      <text:p text:style-name="P306"><text:tab/> <text:s text:c="3"/>std::string name;</text:p>
      <text:p text:style-name="P306"><text:tab/> <text:s text:c="3"/>T <text:s text:c="2"/>value;</text:p>
      <text:p text:style-name="P306"><text:tab/>public:</text:p>
      <text:p text:style-name="P306"><text:tab/> <text:s text:c="3"/>Item(std::string name, T value) : name{name}, value{value} </text:p>
      <text:p text:style-name="P306"><text:tab/> <text:s text:c="3"/>{}</text:p>
      <text:p text:style-name="P306"><text:tab/> <text:s text:c="3"/>std::string get_name() const {return name; }</text:p>
      <text:p text:style-name="P306"><text:tab/> <text:s text:c="3"/>T get_value() const { return value; }</text:p>
      <text:p text:style-name="P316"><text:span text:style-name="Teletype"><text:span text:style-name="T323"><text:tab/>};</text:span></text:span></text:p>
      <text:p text:style-name="P316"><text:span text:style-name="Teletype"><text:span text:style-name="T299"/></text:span></text:p>
      <text:p text:style-name="P317"><text:span text:style-name="Teletype"><text:span text:style-name="T323"><text:tab/>Item&lt;int&gt; item1 {"Frank", 100};</text:span></text:span><text:span text:style-name="Teletype"><text:span text:style-name="T421"><text:tab/></text:span></text:span><text:span text:style-name="Teletype"><text:span text:style-name="T639">// </text:span></text:span><text:span text:style-name="Teletype"><text:span text:style-name="T640">object initialization</text:span></text:span></text:p>
      <text:p text:style-name="P317"><text:span text:style-name="Teletype"><text:span text:style-name="T644">-</text:span></text:span><text:span text:style-name="Teletype"><text:span text:style-name="T645">&gt; template specialization</text:span></text:span><text:span text:style-name="Teletype"><text:span text:style-name="T641">:</text:span></text:span></text:p>
      <text:p text:style-name="P318"><text:span text:style-name="Teletype"><text:span text:style-name="T641">a) pattern:</text:span></text:span></text:p>
      <text:p text:style-name="P318"><text:span text:style-name="Teletype"><text:span text:style-name="T196"><text:tab/></text:span></text:span><text:span text:style-name="Variable"><text:span text:style-name="T106">template</text:span></text:span><text:span text:style-name="Source_20_Text"><text:span text:style-name="T193"> &lt;&gt; </text:span></text:span></text:p>
      <text:p text:style-name="P318"><text:soft-page-break/><text:span text:style-name="Source_20_Text"><text:span text:style-name="T193"><text:tab/></text:span></text:span><text:span text:style-name="Variable"><text:span text:style-name="T106">class</text:span></text:span><text:span text:style-name="Source_20_Text"><text:span text:style-name="T193"> mycontainer &lt;</text:span></text:span><text:span text:style-name="Variable"><text:span text:style-name="T106">char</text:span></text:span><text:span text:style-name="Source_20_Text"><text:span text:style-name="T193">&gt; { ... };</text:span></text:span></text:p>
      <text:p text:style-name="P318"><text:span text:style-name="Source_20_Text"><text:span text:style-name="T641">b) example:</text:span></text:span></text:p>
      <text:p text:style-name="P185"><text:span text:style-name="Citation"><text:span text:style-name="T586"><text:tab/>// class template:</text:span></text:span></text:p>
      <text:p text:style-name="P185"><text:span text:style-name="Variable"><text:span text:style-name="T310"><text:tab/>template</text:span></text:span><text:span text:style-name="Source_20_Text"><text:span text:style-name="T310"> &lt;</text:span></text:span><text:span text:style-name="Variable"><text:span text:style-name="T310">class</text:span></text:span><text:span text:style-name="Source_20_Text"><text:span text:style-name="T310"> T&gt;</text:span></text:span></text:p>
      <text:p text:style-name="P185"><text:span text:style-name="Variable"><text:span text:style-name="T310"><text:tab/>class</text:span></text:span><text:span text:style-name="Source_20_Text"><text:span text:style-name="T310"> mycontainer</text:span></text:span><text:span text:style-name="Source_20_Text"><text:span text:style-name="T274"> {</text:span></text:span></text:p>
      <text:p text:style-name="P185"><text:span text:style-name="Source_20_Text"><text:span text:style-name="T274"><text:s/><text:tab/> <text:s text:c="2"/>T element;</text:span></text:span></text:p>
      <text:p text:style-name="P185"><text:span text:style-name="Source_20_Text"><text:span text:style-name="T274"><text:s/><text:tab/> </text:span></text:span><text:span text:style-name="Variable"><text:span text:style-name="T274">public</text:span></text:span><text:span text:style-name="Source_20_Text"><text:span text:style-name="T274">:</text:span></text:span></text:p>
      <text:p text:style-name="P185"><text:span text:style-name="Source_20_Text"><text:span text:style-name="T274"><text:s/><text:tab/> <text:s text:c="2"/>mycontainer (T arg) {element=arg;}</text:span></text:span></text:p>
      <text:p text:style-name="P185"><text:span text:style-name="Source_20_Text"><text:span text:style-name="T274"><text:s/><text:tab/> <text:s text:c="2"/>T increase () {</text:span></text:span><text:span text:style-name="Variable"><text:span text:style-name="T274">return</text:span></text:span><text:span text:style-name="Source_20_Text"><text:span text:style-name="T274"> ++element;}</text:span></text:span></text:p>
      <text:p text:style-name="P185"><text:span text:style-name="Source_20_Text"><text:span text:style-name="T274"><text:tab/>};</text:span></text:span></text:p>
      <text:p text:style-name="P184"/>
      <text:p text:style-name="P185"><text:span text:style-name="Citation"><text:span text:style-name="T430"><text:tab/></text:span></text:span><text:span text:style-name="Citation"><text:span text:style-name="T586">// class template specialization:</text:span></text:span></text:p>
      <text:p text:style-name="P185"><text:span text:style-name="Variable"><text:span text:style-name="T310"><text:tab/>template</text:span></text:span><text:span text:style-name="Source_20_Text"><text:span text:style-name="T310"> &lt;&gt;</text:span></text:span></text:p>
      <text:p text:style-name="P185"><text:span text:style-name="Variable"><text:span text:style-name="T310"><text:tab/>class</text:span></text:span><text:span text:style-name="Source_20_Text"><text:span text:style-name="T310"> mycontainer &lt;</text:span></text:span><text:span text:style-name="Variable"><text:span text:style-name="T310">char</text:span></text:span><text:span text:style-name="Source_20_Text"><text:span text:style-name="T310">&gt; </text:span></text:span><text:span text:style-name="Source_20_Text"><text:span text:style-name="T274">{</text:span></text:span></text:p>
      <text:p text:style-name="P185"><text:span text:style-name="Source_20_Text"><text:span text:style-name="T274"><text:tab/> <text:s text:c="3"/></text:span></text:span><text:span text:style-name="Variable"><text:span text:style-name="T274">char</text:span></text:span><text:span text:style-name="Source_20_Text"><text:span text:style-name="T274"> element;</text:span></text:span></text:p>
      <text:p text:style-name="P185"><text:span text:style-name="Source_20_Text"><text:span text:style-name="T274"><text:tab/> <text:s/></text:span></text:span><text:span text:style-name="Variable"><text:span text:style-name="T274">public</text:span></text:span><text:span text:style-name="Source_20_Text"><text:span text:style-name="T274">:</text:span></text:span></text:p>
      <text:p text:style-name="P185"><text:span text:style-name="Source_20_Text"><text:span text:style-name="T274"><text:tab/> <text:s text:c="3"/>mycontainer (</text:span></text:span><text:span text:style-name="Variable"><text:span text:style-name="T274">char</text:span></text:span><text:span text:style-name="Source_20_Text"><text:span text:style-name="T274"> arg) {element=arg;}</text:span></text:span></text:p>
      <text:p text:style-name="P185"><text:span text:style-name="Source_20_Text"><text:span text:style-name="T274"><text:tab/> <text:s text:c="3"/></text:span></text:span><text:span text:style-name="Variable"><text:span text:style-name="T274">char</text:span></text:span><text:span text:style-name="Source_20_Text"><text:span text:style-name="T274"> uppercase ()<text:tab/> <text:s text:c="3"/>{</text:span></text:span></text:p>
      <text:p text:style-name="P185"><text:span text:style-name="Source_20_Text"><text:span text:style-name="T274"><text:tab/> <text:s text:c="5"/></text:span></text:span><text:span text:style-name="Variable"><text:span text:style-name="T274">if</text:span></text:span><text:span text:style-name="Source_20_Text"><text:span text:style-name="T274"> ((element&gt;=</text:span></text:span><text:span text:style-name="User_20_Entry"><text:span text:style-name="T274">'a'</text:span></text:span><text:span text:style-name="Source_20_Text"><text:span text:style-name="T274">)&amp;&amp;(element&lt;=</text:span></text:span><text:span text:style-name="User_20_Entry"><text:span text:style-name="T274">'z'</text:span></text:span><text:span text:style-name="Source_20_Text"><text:span text:style-name="T274">))</text:span></text:span></text:p>
      <text:p text:style-name="P185"><text:span text:style-name="Source_20_Text"><text:span text:style-name="T274"><text:tab/><text:tab/> <text:s text:c="5"/>element+=</text:span></text:span><text:span text:style-name="User_20_Entry"><text:span text:style-name="T274">'A'</text:span></text:span><text:span text:style-name="Source_20_Text"><text:span text:style-name="T274">-</text:span></text:span><text:span text:style-name="User_20_Entry"><text:span text:style-name="T274">'a'</text:span></text:span><text:span text:style-name="Source_20_Text"><text:span text:style-name="T274">;</text:span></text:span></text:p>
      <text:p text:style-name="P185"><text:span text:style-name="Source_20_Text"><text:span text:style-name="T274"><text:tab/> <text:s text:c="5"/></text:span></text:span><text:span text:style-name="Variable"><text:span text:style-name="T274">return</text:span></text:span><text:span text:style-name="Source_20_Text"><text:span text:style-name="T274"> element;</text:span></text:span></text:p>
      <text:p text:style-name="P185"><text:span text:style-name="Source_20_Text"><text:span text:style-name="T274"><text:s text:c="4"/>}</text:span></text:span></text:p>
      <text:p text:style-name="P180"><text:span text:style-name="Source_20_Text"><text:span text:style-name="T324">};</text:span></text:span></text:p>
      <text:p text:style-name="P180"><text:span text:style-name="Source_20_Text"><text:span text:style-name="T324"/></text:span></text:p>
      <text:p text:style-name="P181"><text:span text:style-name="Source_20_Text"><text:span text:style-name="T646">n) functors</text:span></text:span></text:p>
      <text:p text:style-name="P181"><text:span text:style-name="Source_20_Text"><text:span text:style-name="T646"/></text:span></text:p>
      <text:p text:style-name="P167"><text:span text:style-name="Source_20_Text"><text:span text:style-name="T631">-&gt; functor </text:span></text:span><text:span text:style-name="Source_20_Text"><text:span text:style-name="T619">- </text:span></text:span><text:span text:style-name="Source_20_Text"><text:span text:style-name="T583">Functors are objects that can be treated as though they are </text:span></text:span><text:span text:style-name="T582">a <text:tab/>function or function pointer. Functors are most commonly used along with <text:tab/>STLs </text:span><text:span text:style-name="T585">(check sorting example).</text:span></text:p>
      <text:p text:style-name="P167"><text:span text:style-name="T584">-&gt; </text:span><text:span text:style-name="T636">first example</text:span><text:span text:style-name="T584">:</text:span></text:p>
      <text:p text:style-name="P167"><text:span text:style-name="Source_20_Text"><text:span text:style-name="T301"><text:tab/></text:span></text:span><text:span text:style-name="Source_20_Text"><text:span text:style-name="T260">struct</text:span></text:span><text:span text:style-name="Source_20_Text"><text:span text:style-name="T268"> increment </text:span></text:span><text:span text:style-name="T267">{ </text:span></text:p>
      <text:p text:style-name="P299"><text:tab/><text:tab/>private: </text:p>
      <text:p text:style-name="P299"><text:tab/><text:tab/><text:tab/>int num; </text:p>
      <text:p text:style-name="P299"><text:tab/><text:tab/>public: </text:p>
      <text:p text:style-name="P299"><text:tab/><text:tab/><text:tab/>increment(int n) : num(n) { } </text:p>
      <text:p text:style-name="P269"><text:tab/><text:tab/><text:tab/>// This operator overloading enables calling </text:p>
      <text:p text:style-name="P268"><text:tab/><text:tab/><text:tab/>// operator function () on objects of increment </text:p>
      <text:p text:style-name="P299"><text:tab/><text:tab/><text:tab/><text:span text:style-name="T5">int operator ()</text:span> (int arr_num) const { </text:p>
      <text:p text:style-name="P299"><text:tab/><text:tab/><text:tab/><text:tab/>return num + arr_num; </text:p>
      <text:p text:style-name="P299"><text:tab/><text:tab/><text:tab/>} </text:p>
      <text:p text:style-name="P299"><text:tab/>}; </text:p>
      <text:p text:style-name="P181"><text:span text:style-name="Source_20_Text"><text:span text:style-name="T642">-</text:span></text:span><text:span text:style-name="Source_20_Text"><text:span text:style-name="T643">&gt; </text:span></text:span><text:span text:style-name="Source_20_Text"><text:span text:style-name="T649">second example</text:span></text:span><text:span text:style-name="Source_20_Text"><text:span text:style-name="T643">:</text:span></text:span></text:p>
      <text:p text:style-name="P167"><text:span text:style-name="Source_20_Text"><text:span text:style-name="T302"><text:tab/></text:span></text:span><text:span text:style-name="Source_20_Text"><text:span text:style-name="T349">class Functor </text:span></text:span><text:span text:style-name="Source_20_Text"><text:span text:style-name="T213">{</text:span></text:span></text:p>
      <text:p text:style-name="Preformatted_20_Text"><text:span text:style-name="Source_20_Text"><text:span text:style-name="T213"><text:tab/><text:tab/>public:</text:span></text:span></text:p>
      <text:p text:style-name="Preformatted_20_Text"><text:span text:style-name="Source_20_Text"><text:span text:style-name="T213"><text:tab/><text:tab/><text:tab/>int operator()(int a, int b</text:span></text:span><text:span text:style-name="Source_20_Text"><text:span text:style-name="T350">)</text:span></text:span><text:span text:style-name="Source_20_Text"><text:span text:style-name="T213">{</text:span></text:span></text:p>
      <text:p text:style-name="Preformatted_20_Text"><text:span text:style-name="Source_20_Text"><text:span text:style-name="T213"><text:s text:c="8"/><text:tab/><text:tab/>return a &lt; b;</text:span></text:span></text:p>
      <text:p text:style-name="Preformatted_20_Text"><text:span text:style-name="Source_20_Text"><text:span text:style-name="T213"><text:s text:c="3"/><text:tab/><text:tab/><text:tab/>}</text:span></text:span></text:p>
      <text:p text:style-name="Preformatted_20_Text"><text:span text:style-name="Source_20_Text"><text:span text:style-name="T213"><text:tab/>};</text:span></text:span></text:p>
      <text:p text:style-name="P85"/>
      <text:p text:style-name="Preformatted_20_Text"><text:span text:style-name="Source_20_Text"><text:span text:style-name="T213"><text:tab/>int main(){</text:span></text:span></text:p>
      <text:p text:style-name="Preformatted_20_Text"><text:span text:style-name="Source_20_Text"><text:span text:style-name="T213"><text:tab/> <text:s text:c="3"/>Functor f;</text:span></text:span></text:p>
      <text:p text:style-name="Preformatted_20_Text"><text:span text:style-name="Source_20_Text"><text:span text:style-name="T213"><text:tab/> <text:s text:c="3"/>int a = 5;</text:span></text:span></text:p>
      <text:p text:style-name="Preformatted_20_Text"><text:span text:style-name="Source_20_Text"><text:span text:style-name="T213"><text:tab/> <text:s text:c="3"/>int b = 7;</text:span></text:span></text:p>
      <text:p text:style-name="Preformatted_20_Text"><text:span text:style-name="Source_20_Text"><text:span text:style-name="T213"><text:tab/> <text:s text:c="3"/>int ans = f(a, b);</text:span></text:span></text:p>
      <text:p text:style-name="P325"><text:span text:style-name="Source_20_Text"><text:span text:style-name="T213"><text:tab/>}</text:span></text:span></text:p>
      <text:p text:style-name="P182"><text:span text:style-name="Source_20_Text"><text:span text:style-name="T647">o) </text:span></text:span><text:span text:style-name="Source_20_Text"><text:span text:style-name="T648">lambda expressions</text:span></text:span></text:p>
      <text:p text:style-name="P182"><text:span text:style-name="Source_20_Text"><text:span text:style-name="T648"/></text:span></text:p>
      <text:p text:style-name="P168"><text:soft-page-break/><text:span text:style-name="Source_20_Text"><text:span text:style-name="T632">-&gt; very good source</text:span></text:span><text:span text:style-name="Source_20_Text"><text:span text:style-name="T620"> - </text:span></text:span><text:a xlink:type="simple" xlink:href="https://docs.microsoft.com/en-us/cpp/cpp/lambda-expressions-in-cpp?view=vs-2019" text:style-name="Internet_20_link" text:visited-style-name="Visited_20_Internet_20_Link"><text:span text:style-name="Source_20_Text">https://docs.microsoft.com/en-us/cpp/cpp/lambda-expressions-in-cpp?view=vs-2019</text:span></text:a></text:p>
      <text:p text:style-name="P182"><text:span text:style-name="Source_20_Text"><text:span text:style-name="T325"/></text:span></text:p>
      <text:p text:style-name="P326"/>
      <text:list xml:id="list3877404121" text:style-name="L1">
        <text:list-item>
          <text:p text:style-name="P330"><text:span text:style-name="Emphasis"><text:span text:style-name="T371">capture clause</text:span></text:span><text:span text:style-name="T371"> (Also known as the </text:span><text:span text:style-name="Emphasis"><text:span text:style-name="T371">lambda-introducer</text:span></text:span><text:span text:style-name="T371"> in the C++ specification.)</text:span></text:p>
        </text:list-item>
        <text:list-item>
          <text:p text:style-name="P330"><text:span text:style-name="Emphasis"><text:span text:style-name="T371">parameter list</text:span></text:span><text:span text:style-name="T371"> Optional. (Also known as the </text:span><text:span text:style-name="Emphasis"><text:span text:style-name="T371">lambda declarator</text:span></text:span><text:span text:style-name="T371">)</text:span></text:p>
        </text:list-item>
        <text:list-item>
          <text:p text:style-name="P330"><text:span text:style-name="Emphasis"><text:span text:style-name="T371">mutable specification</text:span></text:span><text:span text:style-name="T371"> Optional.</text:span></text:p>
        </text:list-item>
        <text:list-item>
          <text:p text:style-name="P330"><text:span text:style-name="Emphasis"><text:span text:style-name="T371">exception-specification</text:span></text:span><text:span text:style-name="T371"> Optional.</text:span></text:p>
        </text:list-item>
        <text:list-item>
          <text:p text:style-name="P330"><text:span text:style-name="Emphasis"><text:span text:style-name="T371">trailing-return-type</text:span></text:span><text:span text:style-name="T371"> Optional.</text:span></text:p>
        </text:list-item>
        <text:list-item>
          <text:p text:style-name="P330"><text:span text:style-name="Emphasis"><text:span text:style-name="T371">lambda body</text:span></text:span><text:span text:style-name="T371">.</text:span></text:p>
        </text:list-item>
      </text:list>
      <text:p text:style-name="P216"/>
      <text:p text:style-name="P211">-<text:span text:style-name="T774">&gt; </text:span><text:span text:style-name="T721">example</text:span><text:span text:style-name="T774">:</text:span></text:p>
      <text:p text:style-name="P206"><text:span text:style-name="Source_20_Text"><text:s text:c="3"/>// Count the number of even numbers in the vector by</text:span></text:p>
      <text:p text:style-name="Preformatted_20_Text"><text:span text:style-name="Source_20_Text"><text:s text:c="3"/>// using the for_each function and a lambda.</text:span></text:p>
      <text:p text:style-name="Preformatted_20_Text"><text:span text:style-name="Source_20_Text"><text:span text:style-name="T213"><text:s text:c="3"/>int evenCount = 0;</text:span></text:span></text:p>
      <text:p text:style-name="Preformatted_20_Text"><text:span text:style-name="Source_20_Text"><text:span text:style-name="T213"><text:s text:c="3"/>for_each(v.begin(), v.end(), [&amp;evenCount] (int n) {</text:span></text:span></text:p>
      <text:p text:style-name="Preformatted_20_Text"><text:span text:style-name="Source_20_Text"><text:span text:style-name="T213"><text:s text:c="6"/>cout &lt;&lt; n;</text:span></text:span></text:p>
      <text:p text:style-name="Preformatted_20_Text"><text:span text:style-name="Source_20_Text"><text:span text:style-name="T213"><text:s text:c="6"/>if (n % 2 == 0) {</text:span></text:span></text:p>
      <text:p text:style-name="Preformatted_20_Text"><text:span text:style-name="Source_20_Text"><text:span text:style-name="T213"><text:s text:c="9"/>cout &lt;&lt; " is even " &lt;&lt; endl;</text:span></text:span></text:p>
      <text:p text:style-name="Preformatted_20_Text"><text:span text:style-name="Source_20_Text"><text:span text:style-name="T213"><text:s text:c="9"/>++evenCount;</text:span></text:span></text:p>
      <text:p text:style-name="Preformatted_20_Text"><text:span text:style-name="Source_20_Text"><text:span text:style-name="T213"><text:s text:c="6"/>} else {</text:span></text:span></text:p>
      <text:p text:style-name="Preformatted_20_Text"><text:span text:style-name="Source_20_Text"><text:span text:style-name="T213"><text:s text:c="9"/>cout &lt;&lt; " is odd " &lt;&lt; endl;</text:span></text:span></text:p>
      <text:p text:style-name="Preformatted_20_Text"><text:span text:style-name="Source_20_Text"><text:span text:style-name="T213"><text:s text:c="6"/>}</text:span></text:span></text:p>
      <text:p text:style-name="P325"><text:span text:style-name="Source_20_Text"><text:span text:style-name="T213"><text:s text:c="3"/>});</text:span></text:span></text:p>
      <text:p text:style-name="P212"/>
      <text:p text:style-name="P212"/>
      <text:p text:style-name="P212"/>
      <text:p text:style-name="P212">p) choosing STL container</text:p>
      <text:p text:style-name="P207"/>
      <text:p text:style-name="P207"><draw:frame draw:style-name="fr3" draw:name="Image3" text:anchor-type="char" svg:width="6.6929in" svg:height="1.1091in" draw:z-index="1"><draw:image xlink:href="Pictures/10000201000002BC00000074257E3A333A218FA4.png" xlink:type="simple" xlink:show="embed" xlink:actuate="onLoad" loext:mime-type="image/png"/></draw:frame></text:p>
      <text:p text:style-name="P207"/>
      <text:p text:style-name="P208"/>
      <text:p text:style-name="P208"><draw:frame draw:style-name="fr2" draw:name="Image1" text:anchor-type="char" svg:width="6.4811in" svg:height="6.6992in" draw:z-index="0"><draw:image xlink:href="Pictures/10000201000002AC000002C39B9E980DC403669F.png" xlink:type="simple" xlink:show="embed" xlink:actuate="onLoad" loext:mime-type="image/png"/></draw:frame><text:soft-page-break/></text:p>
      <text:p text:style-name="P209"/>
      <text:h text:style-name="P242" text:outline-level="2"/>
      <text:h text:style-name="P242" text:outline-level="2"><draw:frame draw:style-name="fr1" draw:name="Image4" text:anchor-type="char" svg:x="0in" svg:y="0in" svg:width="6.6929in" svg:height="2.2083in" draw:z-index="2"><draw:image xlink:href="Pictures/10000201000002BC000000E7CD53359308467BD8.png" xlink:type="simple" xlink:show="embed" xlink:actuate="onLoad" loext:mime-type="image/png"/></draw:frame><text:soft-page-break/></text:h>
      <text:h text:style-name="P242" text:outline-level="2"><text:bookmark text:name="b27f"/>Rules of Thumb</text:h>
      <text:list xml:id="list2010426600" text:style-name="L2">
        <text:list-item>
          <text:p text:style-name="P331"><text:bookmark text:name="4789"/>use sequential containers to access elements by positions and associative when access by key</text:p>
        </text:list-item>
        <text:list-item>
          <text:p text:style-name="P331"><text:bookmark text:name="17b4"/>use vector as default sequential containers</text:p>
        </text:list-item>
        <text:list-item>
          <text:p text:style-name="P331"><text:bookmark text:name="84a8"/>if the size is immutable choose std::array</text:p>
        </text:list-item>
        <text:list-item>
          <text:p text:style-name="P331"><text:bookmark text:name="286e"/>use std::list for remove and add elements at middle o sequence</text:p>
        </text:list-item>
        <text:list-item>
          <text:p text:style-name="P331"><text:bookmark text:name="e48c"/>use std::unordered_map or std::unordered_set unless order matters and use std::map or std::set</text:p>
        </text:list-item>
        <text:list-item>
          <text:p text:style-name="P331"><text:bookmark text:name="7470"/>associative containers have logarithmic access time</text:p>
        </text:list-item>
      </text:list>
      <text:p text:style-name="P209"/>
      <text:p text:style-name="P213">r) exception handling</text:p>
      <text:p text:style-name="P210"/>
      <text:p text:style-name="P279"><text:span text:style-name="T16">-</text:span><text:span text:style-name="T84">&gt;</text:span><text:span text:style-name="T16"> throw </text:span>- throws an exception followed by an argument</text:p>
      <text:p text:style-name="P279"><text:span text:style-name="T16">-</text:span><text:span text:style-name="T84">&gt;</text:span><text:span text:style-name="T16"> try { code that may throw an exception }</text:span><text:span text:style-name="T214"> </text:span>- you place code that may throw an <text:tab/>exception in a try block. <text:span text:style-name="T777">I</text:span>f the code throws an exception the try block is <text:tab/>exited. <text:span text:style-name="T777">T</text:span>he thrown exception is handled by a catch handler. <text:span text:style-name="T777">I</text:span>f no catch <text:tab/>handler exists the program terminates.</text:p>
      <text:p text:style-name="P279"><text:span text:style-name="T16">-</text:span><text:span text:style-name="T84">&gt;</text:span><text:span text:style-name="T16"> catch(Exception ex) {code to handle the exception} </text:span>- code that handles the <text:tab/>exception. <text:span text:style-name="T777">C</text:span>an have multiply catch handlers. <text:span text:style-name="T777">M</text:span>ay or may not cause the <text:tab/>program to terminated.</text:p>
      <text:p text:style-name="P279">-<text:span text:style-name="T781">&gt; catching all exceptions:</text:span></text:p>
      <text:p text:style-name="P183"><text:span text:style-name="Source_20_Text"><text:span text:style-name="T15"><text:tab/>try{</text:span></text:span></text:p>
      <text:p text:style-name="P186"><text:span text:style-name="Source_20_Text"><text:span text:style-name="T15"><text:tab/> <text:s text:c="3"/>// ...</text:span></text:span></text:p>
      <text:p text:style-name="P186"><text:span text:style-name="Source_20_Text"><text:span text:style-name="T15"><text:tab/>} </text:span></text:span><text:span text:style-name="Source_20_Text"><text:span text:style-name="T16">catch (...) </text:span></text:span><text:span text:style-name="Source_20_Text"><text:span text:style-name="T15">{</text:span></text:span></text:p>
      <text:p text:style-name="P186"><text:span text:style-name="Source_20_Text"><text:span text:style-name="T15"><text:tab/> <text:s text:c="3"/>// ...</text:span></text:span></text:p>
      <text:p text:style-name="P280"><text:span text:style-name="Source_20_Text"><text:span text:style-name="T15"><text:tab/>}</text:span></text:span></text:p>
      <text:p text:style-name="P279"><text:span text:style-name="T16">-</text:span><text:span text:style-name="T84">&gt;</text:span><text:span text:style-name="T16"> std::cerr</text:span> - standard C error output stream</text:p>
      <text:p text:style-name="P279">-<text:span text:style-name="T778">&gt; </text:span><text:span text:style-name="T724">simple example</text:span><text:span text:style-name="T778">:</text:span></text:p>
      <text:p text:style-name="P307"><text:s text:c="4"/><text:span text:style-name="T5">try</text:span> <text:span text:style-name="T5">{<text:tab/><text:tab/><text:tab/></text:span></text:p>
      <text:p text:style-name="P307"><text:s text:c="8"/>if (gallons == 0)</text:p>
      <text:p text:style-name="P319"><text:span text:style-name="T213"><text:s text:c="12"/></text:span><text:span text:style-name="T214">throw 0;</text:span><text:span text:style-name="T5"><text:tab/></text:span><text:span text:style-name="T477">// throwing exception</text:span></text:p>
      <text:p text:style-name="P307"><text:s text:c="8"/>miles_per_gallon = static_cast&lt;double&gt;(miles) / gallons;</text:p>
      <text:p text:style-name="P307"><text:s text:c="8"/>std::cout &lt;&lt; "Result: " &lt;&lt; miles_per_gallon &lt;&lt; std::endl;</text:p>
      <text:p text:style-name="P307"><text:s text:c="3"/><text:span text:style-name="T5"><text:s/>}</text:span></text:p>
      <text:p text:style-name="P247"><text:span text:style-name="T451"><text:s/></text:span><text:span text:style-name="T343"><text:s text:c="3"/></text:span><text:span text:style-name="T344">catch (int &amp;ex) {</text:span><text:span text:style-name="T452"><text:tab/></text:span><text:span text:style-name="T660">// c</text:span><text:span text:style-name="T661">atching</text:span><text:span text:style-name="T660"> exception </text:span><text:span text:style-name="T661">with reference to it</text:span></text:p>
      <text:p text:style-name="P307"><text:s text:c="8"/><text:span text:style-name="T5">std::cerr</text:span> &lt;&lt; "Sorry, you can't divide by zero" &lt;&lt; std::endl;</text:p>
      <text:p text:style-name="P319"><text:span text:style-name="T213"><text:s text:c="4"/></text:span><text:span text:style-name="T214">} </text:span><text:span text:style-name="T5"><text:tab/><text:tab/><text:tab/></text:span><text:span text:style-name="T477">// </text:span><text:span text:style-name="T664">std::cerr – displaying error on the console</text:span></text:p>
      <text:p text:style-name="P283"><text:span text:style-name="T16">-&gt; what()</text:span> - Ret<text:span text:style-name="T421">urns the explanatory string. </text:span></text:p>
      <text:p text:style-name="P305"><text:span text:style-name="T5">try</text:span> {</text:p>
      <text:p text:style-name="P299"><text:tab/>for (int i=0; i&lt; 100; i++)</text:p>
      <text:p text:style-name="P299"><text:tab/>std::string *s = new std::string[9999999];</text:p>
      <text:p text:style-name="P299">}</text:p>
      <text:p text:style-name="P299"><text:tab/><text:span text:style-name="T5">catch (const std::bad_alloc &amp;ex)</text:span> {</text:p>
      <text:p text:style-name="P299"><text:soft-page-break/><text:tab/>std::cerr &lt;&lt; <text:span text:style-name="T5">ex.what()</text:span> &lt;&lt; std::endl;</text:p>
      <text:p text:style-name="P299">}</text:p>
      <text:p text:style-name="P287"/>
      <text:p text:style-name="P282"><text:span text:style-name="T85">-</text:span><text:span text:style-name="T86">&gt; </text:span><text:span text:style-name="T87">#include &lt;exception&gt; </text:span><text:span text:style-name="T780">- </text:span><text:span text:style-name="T779">for standard exceptions, customized exception class <text:tab/>should be derived from exception class and should implement method </text:span><text:span text:style-name="T13">what()</text:span><text:span text:style-name="T779"> </text:span></text:p>
      <text:p text:style-name="P281">-<text:span text:style-name="T778">&gt; </text:span><text:span text:style-name="T724">example </text:span><text:span text:style-name="T725">of customized exception class</text:span><text:span text:style-name="T778">:</text:span></text:p>
      <text:p text:style-name="P308">class IllegalBalanceException: <text:span text:style-name="T5">public std::exception</text:span> </text:p>
      <text:p text:style-name="P308">{</text:p>
      <text:p text:style-name="P308">public:</text:p>
      <text:p text:style-name="P308"><text:s text:c="4"/>IllegalBalanceException() <text:span text:style-name="T5">noexcept</text:span> = <text:span text:style-name="T5">default</text:span>;</text:p>
      <text:p text:style-name="P308"><text:s text:c="4"/>~IllegalBalanceException() = <text:span text:style-name="T5">default</text:span>;</text:p>
      <text:p text:style-name="P308"><text:s text:c="4"/>virtual const char <text:span text:style-name="T5">*what()</text:span> const <text:span text:style-name="T5">noexcept</text:span> {</text:p>
      <text:p text:style-name="P308"><text:s text:c="8"/>return "Illegal balance exception";</text:p>
      <text:p text:style-name="P308"><text:s text:c="4"/>}</text:p>
      <text:p text:style-name="P308">};</text:p>
      <text:p text:style-name="P28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19T16:10:26.308127583</dc:date>
    <meta:editing-duration>P2DT2H11M17S</meta:editing-duration>
    <meta:editing-cycles>268</meta:editing-cycles>
    <meta:generator>LibreOffice/6.4.3.2$Linux_X86_64 LibreOffice_project/40$Build-2</meta:generator>
    <meta:document-statistic meta:table-count="0" meta:image-count="3" meta:object-count="0" meta:page-count="17" meta:paragraph-count="672" meta:word-count="5118" meta:character-count="33797" meta:non-whitespace-character-count="28022"/>
  </office:meta>
</office:document-meta>
</file>